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" svg:font-family="Calibri, sans-serif"/>
    <style:font-face style:name="Consolas1" svg:font-family="Consolas, Monaco, 'Andale Mono', 'Ubuntu Mono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S Mincho" svg:font-family="'MS Mincho'" style:font-family-generic="roman" style:font-pitch="variable"/>
    <style:font-face style:name="Menlo" svg:font-family="Menlo" style:font-family-generic="roman" style:font-pitch="variable"/>
    <style:font-face style:name="Monaco" svg:font-family="Monaco" style:font-family-generic="roman" style:font-pitch="variable"/>
    <style:font-face style:name="OpenSans" svg:font-family="OpenSans" style:font-family-generic="roman" style:font-pitch="variable"/>
    <style:font-face style:name="PT Serif" svg:font-family="'PT Serif'" style:font-family-generic="roman" style:font-pitch="variable"/>
    <style:font-face style:name="Palatino" svg:font-family="Palatino" style:font-family-generic="roman" style:font-pitch="variable"/>
    <style:font-face style:name="Segoe UI Symbol" svg:font-family="'Segoe UI Symbol'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MS Mincho1" svg:font-family="'MS Mincho'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5.375in"/>
    </style:style>
    <style:style style:name="Table3.C" style:family="table-column">
      <style:table-column-properties style:column-width="0.8854in"/>
    </style:style>
    <style:style style:name="Table3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3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3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3.2535in"/>
    </style:style>
    <style:style style:name="Table5.C" style:family="table-column">
      <style:table-column-properties style:column-width="2.9444in"/>
    </style:style>
    <style:style style:name="Table5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5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5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5.3542in"/>
    </style:style>
    <style:style style:name="Table7.C" style:family="table-column">
      <style:table-column-properties style:column-width="0.9063in"/>
    </style:style>
    <style:style style:name="Table7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7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7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7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7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7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7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6979in" fo:margin-left="0in" table:align="left"/>
    </style:style>
    <style:style style:name="Table38.A" style:family="table-column">
      <style:table-column-properties style:column-width="0.4375in"/>
    </style:style>
    <style:style style:name="Table38.B" style:family="table-column">
      <style:table-column-properties style:column-width="5.3188in"/>
    </style:style>
    <style:style style:name="Table38.C" style:family="table-column">
      <style:table-column-properties style:column-width="0.9417in"/>
    </style:style>
    <style:style style:name="Table38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38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38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8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5.316in"/>
    </style:style>
    <style:style style:name="Table10.C" style:family="table-column">
      <style:table-column-properties style:column-width="0.9444in"/>
    </style:style>
    <style:style style:name="Table10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10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10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0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875in" table:align="left"/>
    </style:style>
    <style:style style:name="Table12.A" style:family="table-column">
      <style:table-column-properties style:column-width="0.5in"/>
    </style:style>
    <style:style style:name="Table12.B" style:family="table-column">
      <style:table-column-properties style:column-width="4.625in"/>
    </style:style>
    <style:style style:name="Table12.C" style:family="table-column">
      <style:table-column-properties style:column-width="1.5625in"/>
    </style:style>
    <style:style style:name="Table12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12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12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2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2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2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2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2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2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875in" table:align="left"/>
    </style:style>
    <style:style style:name="Table14.A" style:family="table-column">
      <style:table-column-properties style:column-width="0.5in"/>
    </style:style>
    <style:style style:name="Table14.B" style:family="table-column">
      <style:table-column-properties style:column-width="4.9375in"/>
    </style:style>
    <style:style style:name="Table14.C" style:family="table-column">
      <style:table-column-properties style:column-width="1.25in"/>
    </style:style>
    <style:style style:name="Table14.A1" style:family="table-cell">
      <style:table-cell-properties style:vertical-align="middle" fo:background-color="#f0f0f0" fo:padding-left="0.0729in" fo:padding-right="0.0729in" fo:padding-top="0.0208in" fo:padding-bottom="0.0208in" fo:border="0.05pt solid #dddddd">
        <style:background-image/>
      </style:table-cell-properties>
    </style:style>
    <style:style style:name="Table14.A2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B2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C2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A3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B3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C3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A4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B4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C4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A5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B5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4.C5" style:family="table-cell">
      <style:table-cell-properties style:vertical-align="middle" fo:padding-left="0.0729in" fo:padding-right="0.0729in" fo:padding-top="0.0208in" fo:padding-bottom="0.0208in" fo:border="0.05pt solid #dddddd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0.4375in"/>
    </style:style>
    <style:style style:name="Table17.B" style:family="table-column">
      <style:table-column-properties style:column-width="5.3792in"/>
    </style:style>
    <style:style style:name="Table17.C" style:family="table-column">
      <style:table-column-properties style:column-width="0.8813in"/>
    </style:style>
    <style:style style:name="Table17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17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17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7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7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875in" table:align="left"/>
    </style:style>
    <style:style style:name="Table19.A" style:family="table-column">
      <style:table-column-properties style:column-width="0.5625in"/>
    </style:style>
    <style:style style:name="Table19.B" style:family="table-column">
      <style:table-column-properties style:column-width="4.9375in"/>
    </style:style>
    <style:style style:name="Table19.C" style:family="table-column">
      <style:table-column-properties style:column-width="1.1875in"/>
    </style:style>
    <style:style style:name="Table19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19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19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19.C3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3.3465in" style:rel-column-width="32767*"/>
    </style:style>
    <style:style style:name="Table20.B" style:family="table-column">
      <style:table-column-properties style:column-width="3.3465in" style:rel-column-width="32768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875in" table:align="left"/>
    </style:style>
    <style:style style:name="Table22.A" style:family="table-column">
      <style:table-column-properties style:column-width="0.4375in"/>
    </style:style>
    <style:style style:name="Table22.B" style:family="table-column">
      <style:table-column-properties style:column-width="5.1875in"/>
    </style:style>
    <style:style style:name="Table22.C" style:family="table-column">
      <style:table-column-properties style:column-width="1.0625in"/>
    </style:style>
    <style:style style:name="Table22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22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22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3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2.C4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4.0625in"/>
    </style:style>
    <style:style style:name="Table23.B" style:family="table-column">
      <style:table-column-properties style:column-width="2.6354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3.3465in" style:rel-column-width="32767*"/>
    </style:style>
    <style:style style:name="Table24.B" style:family="table-column">
      <style:table-column-properties style:column-width="3.3465in" style:rel-column-width="32768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6875in" table:align="left"/>
    </style:style>
    <style:style style:name="Table25.A" style:family="table-column">
      <style:table-column-properties style:column-width="0.625in"/>
    </style:style>
    <style:style style:name="Table25.B" style:family="table-column">
      <style:table-column-properties style:column-width="5.125in"/>
    </style:style>
    <style:style style:name="Table25.C" style:family="table-column">
      <style:table-column-properties style:column-width="0.9375in"/>
    </style:style>
    <style:style style:name="Table25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25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25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3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4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5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5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5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5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5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5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5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5.C5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3.3465in" style:rel-column-width="32767*"/>
    </style:style>
    <style:style style:name="Table26.B" style:family="table-column">
      <style:table-column-properties style:column-width="3.3465in" style:rel-column-width="32768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3.3465in" style:rel-column-width="32767*"/>
    </style:style>
    <style:style style:name="Table27.B" style:family="table-column">
      <style:table-column-properties style:column-width="3.3465in" style:rel-column-width="32768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875in" table:align="left"/>
    </style:style>
    <style:style style:name="Table28.A" style:family="table-column">
      <style:table-column-properties style:column-width="0.5in"/>
    </style:style>
    <style:style style:name="Table28.B" style:family="table-column">
      <style:table-column-properties style:column-width="4.9083in"/>
    </style:style>
    <style:style style:name="Table28.C" style:family="table-column">
      <style:table-column-properties style:column-width="1.2792in"/>
    </style:style>
    <style:style style:name="Table28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28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28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3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3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3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3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8.C3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3.3465in" style:rel-column-width="32767*"/>
    </style:style>
    <style:style style:name="Table29.B" style:family="table-column">
      <style:table-column-properties style:column-width="3.3465in" style:rel-column-width="32768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3.3465in" style:rel-column-width="32767*"/>
    </style:style>
    <style:style style:name="Table30.B" style:family="table-column">
      <style:table-column-properties style:column-width="3.3465in" style:rel-column-width="32768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0.4375in"/>
    </style:style>
    <style:style style:name="Table31.B" style:family="table-column">
      <style:table-column-properties style:column-width="5.3743in"/>
    </style:style>
    <style:style style:name="Table31.C" style:family="table-column">
      <style:table-column-properties style:column-width="0.8861in"/>
    </style:style>
    <style:style style:name="Table31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31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31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3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4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4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4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4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4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1.C4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3.3465in" style:rel-column-width="32767*"/>
    </style:style>
    <style:style style:name="Table32.B" style:family="table-column">
      <style:table-column-properties style:column-width="3.3465in" style:rel-column-width="32768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3.3465in" style:rel-column-width="32767*"/>
    </style:style>
    <style:style style:name="Table33.B" style:family="table-column">
      <style:table-column-properties style:column-width="3.3465in" style:rel-column-width="32768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875in" table:align="left"/>
    </style:style>
    <style:style style:name="Table34.A" style:family="table-column">
      <style:table-column-properties style:column-width="0.4375in"/>
    </style:style>
    <style:style style:name="Table34.B" style:family="table-column">
      <style:table-column-properties style:column-width="5.3125in"/>
    </style:style>
    <style:style style:name="Table34.C" style:family="table-column">
      <style:table-column-properties style:column-width="0.9375in"/>
    </style:style>
    <style:style style:name="Table34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34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34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3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4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4.C5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3.3465in" style:rel-column-width="32767*"/>
    </style:style>
    <style:style style:name="Table35.B" style:family="table-column">
      <style:table-column-properties style:column-width="3.3465in" style:rel-column-width="32768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3.3465in" style:rel-column-width="32767*"/>
    </style:style>
    <style:style style:name="Table36.B" style:family="table-column">
      <style:table-column-properties style:column-width="3.3465in" style:rel-column-width="32768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6875in" table:align="left"/>
    </style:style>
    <style:style style:name="Table37.A" style:family="table-column">
      <style:table-column-properties style:column-width="0.4375in"/>
    </style:style>
    <style:style style:name="Table37.B" style:family="table-column">
      <style:table-column-properties style:column-width="5.3125in"/>
    </style:style>
    <style:style style:name="Table37.C" style:family="table-column">
      <style:table-column-properties style:column-width="0.9375in"/>
    </style:style>
    <style:style style:name="Table37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37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37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3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4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5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7.C5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3.3465in" style:rel-column-width="32767*"/>
    </style:style>
    <style:style style:name="Table39.B" style:family="table-column">
      <style:table-column-properties style:column-width="3.3465in" style:rel-column-width="32768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3.3465in" style:rel-column-width="32767*"/>
    </style:style>
    <style:style style:name="Table40.B" style:family="table-column">
      <style:table-column-properties style:column-width="3.3465in" style:rel-column-width="32768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6979in" fo:margin-left="0in" table:align="left"/>
    </style:style>
    <style:style style:name="Table41.A" style:family="table-column">
      <style:table-column-properties style:column-width="0.5in"/>
    </style:style>
    <style:style style:name="Table41.B" style:family="table-column">
      <style:table-column-properties style:column-width="5.291in"/>
    </style:style>
    <style:style style:name="Table41.C" style:family="table-column">
      <style:table-column-properties style:column-width="0.9069in"/>
    </style:style>
    <style:style style:name="Table41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41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41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3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4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4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1.C4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3.3465in" style:rel-column-width="32767*"/>
    </style:style>
    <style:style style:name="Table42.B" style:family="table-column">
      <style:table-column-properties style:column-width="3.3465in" style:rel-column-width="32768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6931in" table:align="margins"/>
    </style:style>
    <style:style style:name="Table43.A" style:family="table-column">
      <style:table-column-properties style:column-width="3.3465in" style:rel-column-width="32767*"/>
    </style:style>
    <style:style style:name="Table43.B" style:family="table-column">
      <style:table-column-properties style:column-width="3.3465in" style:rel-column-width="32768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6875in" table:align="left"/>
    </style:style>
    <style:style style:name="Table44.A" style:family="table-column">
      <style:table-column-properties style:column-width="0.4375in"/>
    </style:style>
    <style:style style:name="Table44.B" style:family="table-column">
      <style:table-column-properties style:column-width="4.8125in"/>
    </style:style>
    <style:style style:name="Table44.C" style:family="table-column">
      <style:table-column-properties style:column-width="1.4375in"/>
    </style:style>
    <style:style style:name="Table44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44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44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3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4.C3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5" style:family="table">
      <style:table-properties style:width="6.6931in" table:align="margins"/>
    </style:style>
    <style:style style:name="Table45.A" style:family="table-column">
      <style:table-column-properties style:column-width="3.3465in" style:rel-column-width="32767*"/>
    </style:style>
    <style:style style:name="Table45.B" style:family="table-column">
      <style:table-column-properties style:column-width="3.3465in" style:rel-column-width="32768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B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6979in" fo:margin-left="0in" table:align="left"/>
    </style:style>
    <style:style style:name="Table46.A" style:family="table-column">
      <style:table-column-properties style:column-width="0.4375in"/>
    </style:style>
    <style:style style:name="Table46.B" style:family="table-column">
      <style:table-column-properties style:column-width="5.375in"/>
    </style:style>
    <style:style style:name="Table46.C" style:family="table-column">
      <style:table-column-properties style:column-width="0.8854in"/>
    </style:style>
    <style:style style:name="Table46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46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46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2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2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2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2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2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2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2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2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2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3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4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5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5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5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6.C5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7" style:family="table">
      <style:table-properties style:width="6.6931in" table:align="margins"/>
    </style:style>
    <style:style style:name="Table47.A" style:family="table-column">
      <style:table-column-properties style:column-width="3.3465in" style:rel-column-width="32767*"/>
    </style:style>
    <style:style style:name="Table47.B" style:family="table-column">
      <style:table-column-properties style:column-width="3.3465in" style:rel-column-width="32768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B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6931in" table:align="margins"/>
    </style:style>
    <style:style style:name="Table48.A" style:family="table-column">
      <style:table-column-properties style:column-width="3.3465in" style:rel-column-width="32767*"/>
    </style:style>
    <style:style style:name="Table48.B" style:family="table-column">
      <style:table-column-properties style:column-width="3.3465in" style:rel-column-width="32768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B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6875in" table:align="left"/>
    </style:style>
    <style:style style:name="Table49.A" style:family="table-column">
      <style:table-column-properties style:column-width="0.4375in"/>
    </style:style>
    <style:style style:name="Table49.B" style:family="table-column">
      <style:table-column-properties style:column-width="4.875in"/>
    </style:style>
    <style:style style:name="Table49.C" style:family="table-column">
      <style:table-column-properties style:column-width="1.375in"/>
    </style:style>
    <style:style style:name="Table49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49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49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1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1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49.C2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0" style:family="table">
      <style:table-properties style:width="6.6931in" table:align="margins"/>
    </style:style>
    <style:style style:name="Table50.A" style:family="table-column">
      <style:table-column-properties style:column-width="3.3465in" style:rel-column-width="32767*"/>
    </style:style>
    <style:style style:name="Table50.B" style:family="table-column">
      <style:table-column-properties style:column-width="3.3465in" style:rel-column-width="32768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6875in" table:align="left"/>
    </style:style>
    <style:style style:name="Table51.A" style:family="table-column">
      <style:table-column-properties style:column-width="0.5in"/>
    </style:style>
    <style:style style:name="Table51.B" style:family="table-column">
      <style:table-column-properties style:column-width="4.8125in"/>
    </style:style>
    <style:style style:name="Table51.C" style:family="table-column">
      <style:table-column-properties style:column-width="1.375in"/>
    </style:style>
    <style:style style:name="Table51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51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51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1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1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1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1.C1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2" style:family="table">
      <style:table-properties style:width="6.6931in" table:align="margins"/>
    </style:style>
    <style:style style:name="Table52.A" style:family="table-column">
      <style:table-column-properties style:column-width="3.3465in" style:rel-column-width="32767*"/>
    </style:style>
    <style:style style:name="Table52.B" style:family="table-column">
      <style:table-column-properties style:column-width="3.3465in" style:rel-column-width="32768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B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6875in" table:align="left"/>
    </style:style>
    <style:style style:name="Table53.A" style:family="table-column">
      <style:table-column-properties style:column-width="0.5625in"/>
    </style:style>
    <style:style style:name="Table53.B" style:family="table-column">
      <style:table-column-properties style:column-width="4.8125in"/>
    </style:style>
    <style:style style:name="Table53.C" style:family="table-column">
      <style:table-column-properties style:column-width="1.3125in"/>
    </style:style>
    <style:style style:name="Table53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53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53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3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3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3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3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3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4" style:family="table">
      <style:table-properties style:width="6.6931in" table:align="margins"/>
    </style:style>
    <style:style style:name="Table54.A" style:family="table-column">
      <style:table-column-properties style:column-width="3.3465in" style:rel-column-width="32767*"/>
    </style:style>
    <style:style style:name="Table54.B" style:family="table-column">
      <style:table-column-properties style:column-width="3.3465in" style:rel-column-width="32768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6931in" table:align="margins"/>
    </style:style>
    <style:style style:name="Table55.A" style:family="table-column">
      <style:table-column-properties style:column-width="3.3465in" style:rel-column-width="32767*"/>
    </style:style>
    <style:style style:name="Table55.B" style:family="table-column">
      <style:table-column-properties style:column-width="3.3465in" style:rel-column-width="32768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B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6875in" table:align="left"/>
    </style:style>
    <style:style style:name="Table56.A" style:family="table-column">
      <style:table-column-properties style:column-width="0.5625in"/>
    </style:style>
    <style:style style:name="Table56.B" style:family="table-column">
      <style:table-column-properties style:column-width="5.0625in"/>
    </style:style>
    <style:style style:name="Table56.C" style:family="table-column">
      <style:table-column-properties style:column-width="1.0625in"/>
    </style:style>
    <style:style style:name="Table56.A1" style:family="table-cell">
      <style:table-cell-properties style:vertical-align="middle" fo:background-color="#f0f0f0" fo:padding-left="0.0729in" fo:padding-right="0.1563in" fo:padding-top="0.0208in" fo:padding-bottom="0.0208in" fo:border="0.05pt solid #dddddd">
        <style:background-image/>
      </style:table-cell-properties>
    </style:style>
    <style:style style:name="Table56.A2" style:family="table-cell">
      <style:table-cell-properties style:vertical-align="middle" fo:background-color="#ebebeb" fo:padding-left="0.0729in" fo:padding-right="0.0729in" fo:padding-top="0.0208in" fo:padding-bottom="0.0208in" fo:border="0.05pt solid #808080">
        <style:background-image/>
      </style:table-cell-properties>
    </style:style>
    <style:style style:name="Table56.C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4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5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6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7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8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9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10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11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12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Table56.C13" style:family="table-cell">
      <style:table-cell-properties style:vertical-align="middle" fo:padding-left="0.0729in" fo:padding-right="0.0729in" fo:padding-top="0.0208in" fo:padding-bottom="0.0208in" fo:border="0.05pt solid #808080"/>
    </style:style>
    <style:style style:name="P1" style:family="paragraph" style:parent-style-name="Table_20_Contents">
      <style:text-properties officeooo:rsid="001d72de" officeooo:paragraph-rsid="001d72de"/>
    </style:style>
    <style:style style:name="P2" style:family="paragraph" style:parent-style-name="Table_20_Contents">
      <style:text-properties officeooo:rsid="00201ca9" officeooo:paragraph-rsid="00201ca9"/>
    </style:style>
    <style:style style:name="P3" style:family="paragraph" style:parent-style-name="Table_20_Contents">
      <style:text-properties officeooo:rsid="0022c6e4" officeooo:paragraph-rsid="0022c6e4"/>
    </style:style>
    <style:style style:name="P4" style:family="paragraph" style:parent-style-name="Table_20_Contents">
      <style:text-properties officeooo:rsid="00233337" officeooo:paragraph-rsid="00233337"/>
    </style:style>
    <style:style style:name="P5" style:family="paragraph" style:parent-style-name="Table_20_Contents">
      <style:text-properties fo:color="#000000"/>
    </style:style>
    <style:style style:name="P6" style:family="paragraph" style:parent-style-name="Table_20_Contents">
      <style:text-properties officeooo:rsid="00236ec6" officeooo:paragraph-rsid="00236ec6"/>
    </style:style>
    <style:style style:name="P7" style:family="paragraph" style:parent-style-name="Table_20_Contents">
      <style:paragraph-properties fo:line-height="142%"/>
    </style:style>
    <style:style style:name="P8" style:family="paragraph" style:parent-style-name="Table_20_Contents">
      <style:text-properties officeooo:rsid="00274b5d" officeooo:paragraph-rsid="00274b5d"/>
    </style:style>
    <style:style style:name="P9" style:family="paragraph" style:parent-style-name="Table_20_Contents">
      <style:text-properties officeooo:rsid="002b4ba5" officeooo:paragraph-rsid="002b4ba5"/>
    </style:style>
    <style:style style:name="P10" style:family="paragraph" style:parent-style-name="Table_20_Contents">
      <style:text-properties officeooo:rsid="002c9511" officeooo:paragraph-rsid="002c9511"/>
    </style:style>
    <style:style style:name="P11" style:family="paragraph" style:parent-style-name="Table_20_Contents">
      <style:text-properties officeooo:rsid="0032a6ea" officeooo:paragraph-rsid="0032a6ea"/>
    </style:style>
    <style:style style:name="P12" style:family="paragraph" style:parent-style-name="Table_20_Contents">
      <style:text-properties officeooo:rsid="0033047e" officeooo:paragraph-rsid="0033047e"/>
    </style:style>
    <style:style style:name="P13" style:family="paragraph" style:parent-style-name="Table_20_Contents">
      <style:text-properties officeooo:rsid="0033047e" officeooo:paragraph-rsid="0126657b"/>
    </style:style>
    <style:style style:name="P14" style:family="paragraph" style:parent-style-name="Table_20_Contents">
      <style:paragraph-properties style:line-height-at-least="0.1563in"/>
    </style:style>
    <style:style style:name="P15" style:family="paragraph" style:parent-style-name="Table_20_Contents">
      <style:text-properties officeooo:rsid="003966ae" officeooo:paragraph-rsid="003966ae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Arial1" fo:language="en" fo:country="US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</style:style>
    <style:style style:name="P20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color="#ffffff" loext:padding="0in" loext:border="none"/>
    </style:style>
    <style:style style:name="P21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color="#333333" fo:font-weight="bold"/>
    </style:style>
    <style:style style:name="P22" style:family="paragraph" style:parent-style-name="Text_20_body">
      <style:paragraph-properties fo:margin-left="0in" fo:margin-right="0in" fo:margin-top="0.1043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23" style:family="paragraph" style:parent-style-name="Text_20_body">
      <style:paragraph-properties fo:margin-left="0in" fo:margin-right="0in" fo:margin-top="0.1043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officeooo:paragraph-rsid="004c5276"/>
    </style:style>
    <style:style style:name="P2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Liberation Sans" fo:font-size="12pt" fo:letter-spacing="normal" fo:font-style="normal" fo:font-weight="normal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Liberation Sans" fo:font-size="12pt" fo:letter-spacing="normal" fo:font-style="normal" fo:font-weight="normal" officeooo:paragraph-rsid="008706a8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Liberation Sans" fo:font-size="12pt" fo:letter-spacing="normal" fo:font-style="normal" fo:font-weight="normal" officeooo:rsid="008aae25" officeooo:paragraph-rsid="008aae25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Liberation Sans" fo:font-size="12pt" fo:letter-spacing="normal" fo:font-style="normal" fo:font-weight="normal" officeooo:rsid="008d8d7a" officeooo:paragraph-rsid="008d8d7a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Liberation Sans" fo:font-size="12pt" fo:letter-spacing="normal" fo:font-style="normal" fo:font-weight="bold" officeooo:rsid="008aae25" officeooo:paragraph-rsid="008aae25" style:font-weight-asian="bold" style:font-weight-complex="bold"/>
    </style:style>
    <style:style style:name="P2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Liberation Sans" fo:font-size="12pt" fo:letter-spacing="normal" fo:font-style="normal" fo:font-weight="bold" officeooo:rsid="008d8d7a" officeooo:paragraph-rsid="008d8d7a" style:font-weight-asian="bold" style:font-weight-complex="bold"/>
    </style:style>
    <style:style style:name="P30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officeooo:rsid="008aae25" officeooo:paragraph-rsid="008aae25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Verdana" fo:font-size="8pt" officeooo:paragraph-rsid="00d35639" style:font-size-asian="8pt" style:font-size-complex="8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paragraph-rsid="00d35639"/>
    </style:style>
    <style:style style:name="P33" style:family="paragraph" style:parent-style-name="Text_20_body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  <style:text-properties fo:font-variant="normal" fo:text-transform="none" fo:color="#333333" style:font-name="Liberation Sans" fo:font-size="12pt" fo:letter-spacing="normal" fo:font-style="normal" fo:font-weight="normal"/>
    </style:style>
    <style:style style:name="P34" style:family="paragraph" style:parent-style-name="Text_20_body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</style:style>
    <style:style style:name="P35" style:family="paragraph" style:parent-style-name="Text_20_body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  <style:text-properties officeooo:paragraph-rsid="00d3f365"/>
    </style:style>
    <style:style style:name="P36" style:family="paragraph" style:parent-style-name="Standard">
      <style:text-properties officeooo:rsid="001bc3ac" officeooo:paragraph-rsid="001bc3ac"/>
    </style:style>
    <style:style style:name="P37" style:family="paragraph" style:parent-style-name="Standard">
      <style:text-properties officeooo:rsid="001bc3ac" officeooo:paragraph-rsid="001d72de"/>
    </style:style>
    <style:style style:name="P38" style:family="paragraph" style:parent-style-name="Standard">
      <style:text-properties officeooo:rsid="001bc3ac" officeooo:paragraph-rsid="001e04f2"/>
    </style:style>
    <style:style style:name="P39" style:family="paragraph" style:parent-style-name="Standard">
      <style:text-properties officeooo:rsid="001e2348" officeooo:paragraph-rsid="00201ca9"/>
    </style:style>
    <style:style style:name="P40" style:family="paragraph" style:parent-style-name="Standard">
      <style:text-properties officeooo:rsid="001e2348" officeooo:paragraph-rsid="001e2348"/>
    </style:style>
    <style:style style:name="P41" style:family="paragraph" style:parent-style-name="Standard">
      <style:text-properties officeooo:paragraph-rsid="0022c6e4"/>
    </style:style>
    <style:style style:name="P42" style:family="paragraph" style:parent-style-name="Standard">
      <style:text-properties officeooo:paragraph-rsid="00233337"/>
    </style:style>
    <style:style style:name="P43" style:family="paragraph" style:parent-style-name="Standard">
      <style:text-properties officeooo:rsid="00236ec6" officeooo:paragraph-rsid="00236ec6"/>
    </style:style>
    <style:style style:name="P44" style:family="paragraph" style:parent-style-name="Standard">
      <style:text-properties officeooo:rsid="00240b63" officeooo:paragraph-rsid="00240b63"/>
    </style:style>
    <style:style style:name="P45" style:family="paragraph" style:parent-style-name="Standard">
      <style:text-properties officeooo:rsid="00240b63" officeooo:paragraph-rsid="0025d7bb"/>
    </style:style>
    <style:style style:name="P46" style:family="paragraph" style:parent-style-name="Standard">
      <style:text-properties officeooo:rsid="0025d7bb" officeooo:paragraph-rsid="0025d7bb"/>
    </style:style>
    <style:style style:name="P47" style:family="paragraph" style:parent-style-name="Standard">
      <style:text-properties officeooo:paragraph-rsid="00274b5d"/>
    </style:style>
    <style:style style:name="P48" style:family="paragraph" style:parent-style-name="Standard">
      <style:text-properties officeooo:paragraph-rsid="0027a253"/>
    </style:style>
    <style:style style:name="P49" style:family="paragraph" style:parent-style-name="Standard">
      <style:text-properties officeooo:rsid="00296e85" officeooo:paragraph-rsid="00296e85"/>
    </style:style>
    <style:style style:name="P50" style:family="paragraph" style:parent-style-name="Standard">
      <style:text-properties officeooo:rsid="002b4ba5" officeooo:paragraph-rsid="002b4ba5"/>
    </style:style>
    <style:style style:name="P51" style:family="paragraph" style:parent-style-name="Standard">
      <style:text-properties officeooo:rsid="002c9511" officeooo:paragraph-rsid="002c9511"/>
    </style:style>
    <style:style style:name="P52" style:family="paragraph" style:parent-style-name="Standard">
      <style:text-properties officeooo:rsid="002c9511" officeooo:paragraph-rsid="002e163a"/>
    </style:style>
    <style:style style:name="P53" style:family="paragraph" style:parent-style-name="Standard">
      <style:text-properties officeooo:paragraph-rsid="002c9511"/>
    </style:style>
    <style:style style:name="P54" style:family="paragraph" style:parent-style-name="Standard">
      <style:text-properties officeooo:paragraph-rsid="0032a6ea"/>
    </style:style>
    <style:style style:name="P55" style:family="paragraph" style:parent-style-name="Standard">
      <style:text-properties officeooo:paragraph-rsid="0033047e"/>
    </style:style>
    <style:style style:name="P56" style:family="paragraph" style:parent-style-name="Standard">
      <style:text-properties officeooo:rsid="0033107f"/>
    </style:style>
    <style:style style:name="P57" style:family="paragraph" style:parent-style-name="Standard">
      <style:text-properties officeooo:rsid="0033107f" officeooo:paragraph-rsid="003966ae"/>
    </style:style>
    <style:style style:name="P58" style:family="paragraph" style:parent-style-name="Standard">
      <style:text-properties officeooo:rsid="0033107f" officeooo:paragraph-rsid="0033107f"/>
    </style:style>
    <style:style style:name="P59" style:family="paragraph" style:parent-style-name="Standard">
      <style:text-properties officeooo:rsid="0033107f" officeooo:paragraph-rsid="003d45db"/>
    </style:style>
    <style:style style:name="P60" style:family="paragraph" style:parent-style-name="Standard">
      <style:text-properties officeooo:paragraph-rsid="00388c9a"/>
    </style:style>
    <style:style style:name="P61" style:family="paragraph" style:parent-style-name="Standard">
      <style:text-properties officeooo:paragraph-rsid="003966ae"/>
    </style:style>
    <style:style style:name="P62" style:family="paragraph" style:parent-style-name="Standard">
      <style:text-properties officeooo:paragraph-rsid="003ad7dc"/>
    </style:style>
    <style:style style:name="P63" style:family="paragraph" style:parent-style-name="Standard">
      <style:text-properties officeooo:paragraph-rsid="003d45db"/>
    </style:style>
    <style:style style:name="P64" style:family="paragraph" style:parent-style-name="Standard">
      <style:text-properties officeooo:paragraph-rsid="003dedbe"/>
    </style:style>
    <style:style style:name="P65" style:family="paragraph" style:parent-style-name="Standard">
      <style:text-properties officeooo:rsid="0034a489"/>
    </style:style>
    <style:style style:name="P66" style:family="paragraph" style:parent-style-name="Standard">
      <style:text-properties officeooo:rsid="0034a489" officeooo:paragraph-rsid="0034a489"/>
    </style:style>
    <style:style style:name="P67" style:family="paragraph" style:parent-style-name="Standard">
      <style:text-properties officeooo:rsid="0034a489" officeooo:paragraph-rsid="003fc001"/>
    </style:style>
    <style:style style:name="P68" style:family="paragraph" style:parent-style-name="Standard">
      <style:text-properties officeooo:rsid="0034a489" officeooo:paragraph-rsid="003fdcd7"/>
    </style:style>
    <style:style style:name="P69" style:family="paragraph" style:parent-style-name="Standard">
      <style:text-properties officeooo:rsid="003f1a5b" officeooo:paragraph-rsid="003f1a5b"/>
    </style:style>
    <style:style style:name="P70" style:family="paragraph" style:parent-style-name="Standard">
      <style:text-properties officeooo:paragraph-rsid="003fc001"/>
    </style:style>
    <style:style style:name="P71" style:family="paragraph" style:parent-style-name="Standard">
      <style:text-properties officeooo:paragraph-rsid="003fdcd7"/>
    </style:style>
    <style:style style:name="P72" style:family="paragraph" style:parent-style-name="Standard">
      <style:text-properties officeooo:paragraph-rsid="00453fc7"/>
    </style:style>
    <style:style style:name="P73" style:family="paragraph" style:parent-style-name="Standard">
      <style:text-properties officeooo:paragraph-rsid="00469fea"/>
    </style:style>
    <style:style style:name="P74" style:family="paragraph" style:parent-style-name="Standard">
      <style:text-properties officeooo:paragraph-rsid="00479a2d"/>
    </style:style>
    <style:style style:name="P75" style:family="paragraph" style:parent-style-name="Standard">
      <style:text-properties officeooo:paragraph-rsid="0048da9f"/>
    </style:style>
    <style:style style:name="P76" style:family="paragraph" style:parent-style-name="Standard">
      <style:text-properties officeooo:paragraph-rsid="004a6539"/>
    </style:style>
    <style:style style:name="P77" style:family="paragraph" style:parent-style-name="Standard">
      <style:text-properties officeooo:rsid="004dc764" officeooo:paragraph-rsid="004dc764"/>
    </style:style>
    <style:style style:name="P78" style:family="paragraph" style:parent-style-name="Standard">
      <style:text-properties officeooo:rsid="004dc764" officeooo:paragraph-rsid="0055cd3d"/>
    </style:style>
    <style:style style:name="P79" style:family="paragraph" style:parent-style-name="Standard">
      <style:text-properties officeooo:rsid="004dc764" officeooo:paragraph-rsid="005741fb"/>
    </style:style>
    <style:style style:name="P80" style:family="paragraph" style:parent-style-name="Standard">
      <style:text-properties style:font-name="Courier 10 Pitch" officeooo:rsid="004dc764" officeooo:paragraph-rsid="0055cd3d"/>
    </style:style>
    <style:style style:name="P81" style:family="paragraph" style:parent-style-name="Standard">
      <style:text-properties style:font-name="Courier 10 Pitch" officeooo:rsid="004dc764" officeooo:paragraph-rsid="005741fb"/>
    </style:style>
    <style:style style:name="P82" style:family="paragraph" style:parent-style-name="Standard">
      <style:text-properties style:font-name="Courier 10 Pitch" officeooo:rsid="0058737b" officeooo:paragraph-rsid="0058737b"/>
    </style:style>
    <style:style style:name="P83" style:family="paragraph" style:parent-style-name="Standard">
      <style:text-properties officeooo:rsid="0058737b" officeooo:paragraph-rsid="0058737b"/>
    </style:style>
    <style:style style:name="P84" style:family="paragraph" style:parent-style-name="Standard">
      <style:text-properties officeooo:paragraph-rsid="006c7e79"/>
    </style:style>
    <style:style style:name="P85" style:family="paragraph" style:parent-style-name="Standard">
      <style:paragraph-properties fo:text-align="center" style:justify-single-word="false"/>
      <style:text-properties officeooo:paragraph-rsid="007d8860"/>
    </style:style>
    <style:style style:name="P86" style:family="paragraph" style:parent-style-name="Standard">
      <style:paragraph-properties fo:text-align="center" style:justify-single-word="false"/>
      <style:text-properties officeooo:paragraph-rsid="00959c60"/>
    </style:style>
    <style:style style:name="P87" style:family="paragraph" style:parent-style-name="Standard">
      <style:paragraph-properties fo:text-align="center" style:justify-single-word="false"/>
      <style:text-properties officeooo:paragraph-rsid="0096e56e"/>
    </style:style>
    <style:style style:name="P88" style:family="paragraph" style:parent-style-name="Standard">
      <style:paragraph-properties fo:text-align="center" style:justify-single-word="false"/>
      <style:text-properties officeooo:paragraph-rsid="00ac1d42"/>
    </style:style>
    <style:style style:name="P89" style:family="paragraph" style:parent-style-name="Standard">
      <style:paragraph-properties fo:text-align="center" style:justify-single-word="false"/>
      <style:text-properties officeooo:paragraph-rsid="00adf30c"/>
    </style:style>
    <style:style style:name="P90" style:family="paragraph" style:parent-style-name="Standard">
      <style:paragraph-properties fo:text-align="center" style:justify-single-word="false"/>
      <style:text-properties officeooo:paragraph-rsid="00aea823"/>
    </style:style>
    <style:style style:name="P91" style:family="paragraph" style:parent-style-name="Standard">
      <style:paragraph-properties fo:text-align="center" style:justify-single-word="false"/>
      <style:text-properties officeooo:paragraph-rsid="00b42746"/>
    </style:style>
    <style:style style:name="P92" style:family="paragraph" style:parent-style-name="Standard">
      <style:paragraph-properties fo:text-align="center" style:justify-single-word="false"/>
      <style:text-properties officeooo:paragraph-rsid="00c5cd73"/>
    </style:style>
    <style:style style:name="P93" style:family="paragraph" style:parent-style-name="Standard">
      <style:paragraph-properties fo:text-align="center" style:justify-single-word="false"/>
      <style:text-properties officeooo:paragraph-rsid="01717164"/>
    </style:style>
    <style:style style:name="P94" style:family="paragraph" style:parent-style-name="Standard">
      <style:text-properties style:font-name="Verdana" fo:font-size="8pt" officeooo:paragraph-rsid="00b42746" style:font-size-asian="8pt" style:font-size-complex="8pt"/>
    </style:style>
    <style:style style:name="P95" style:family="paragraph" style:parent-style-name="Standard">
      <style:text-properties style:font-name="Verdana" fo:font-size="8pt" officeooo:paragraph-rsid="00bd49ac" style:font-size-asian="8pt" style:font-size-complex="8pt"/>
    </style:style>
    <style:style style:name="P96" style:family="paragraph" style:parent-style-name="Standard">
      <style:text-properties style:font-name="Verdana" fo:font-size="8pt" officeooo:paragraph-rsid="00c3ac36" style:font-size-asian="8pt" style:font-size-complex="8pt"/>
    </style:style>
    <style:style style:name="P97" style:family="paragraph" style:parent-style-name="Standard">
      <style:text-properties style:font-name="Verdana" fo:font-size="8pt" officeooo:paragraph-rsid="00c5cd73" style:font-size-asian="8pt" style:font-size-complex="8pt"/>
    </style:style>
    <style:style style:name="P98" style:family="paragraph" style:parent-style-name="Standard">
      <style:text-properties style:font-name="Verdana" fo:font-size="8pt" officeooo:paragraph-rsid="00caacb0" style:font-size-asian="8pt" style:font-size-complex="8pt"/>
    </style:style>
    <style:style style:name="P99" style:family="paragraph" style:parent-style-name="Standard">
      <style:text-properties style:font-name="Verdana" fo:font-size="8pt" officeooo:paragraph-rsid="00cc8f02" style:font-size-asian="8pt" style:font-size-complex="8pt"/>
    </style:style>
    <style:style style:name="P100" style:family="paragraph" style:parent-style-name="Standard">
      <style:text-properties style:font-name="Verdana" fo:font-size="8pt" officeooo:paragraph-rsid="00ccce1e" style:font-size-asian="8pt" style:font-size-complex="8pt"/>
    </style:style>
    <style:style style:name="P101" style:family="paragraph" style:parent-style-name="Standard">
      <style:text-properties style:font-name="Verdana" fo:font-size="8pt" officeooo:paragraph-rsid="00ce2310" style:font-size-asian="8pt" style:font-size-complex="8pt"/>
    </style:style>
    <style:style style:name="P102" style:family="paragraph" style:parent-style-name="Standard">
      <style:text-properties style:font-name="Verdana" fo:font-size="8pt" officeooo:paragraph-rsid="00d35639" style:font-size-asian="8pt" style:font-size-complex="8pt"/>
    </style:style>
    <style:style style:name="P103" style:family="paragraph" style:parent-style-name="Standard">
      <style:text-properties style:font-name="Verdana" fo:font-size="8pt" officeooo:paragraph-rsid="00da1d4c" style:font-size-asian="8pt" style:font-size-complex="8pt"/>
    </style:style>
    <style:style style:name="P104" style:family="paragraph" style:parent-style-name="Standard">
      <style:text-properties style:font-name="Verdana" fo:font-size="8pt" officeooo:paragraph-rsid="00dd311f" style:font-size-asian="8pt" style:font-size-complex="8pt"/>
    </style:style>
    <style:style style:name="P105" style:family="paragraph" style:parent-style-name="Standard">
      <style:text-properties style:font-name="Verdana" fo:font-size="8pt" officeooo:paragraph-rsid="0156f8c0" style:font-size-asian="8pt" style:font-size-complex="8pt"/>
    </style:style>
    <style:style style:name="P106" style:family="paragraph" style:parent-style-name="Standard">
      <style:text-properties style:font-name="Verdana" fo:font-size="9pt" officeooo:paragraph-rsid="00d5d5b9" style:font-size-asian="9pt" style:font-size-complex="9pt"/>
    </style:style>
    <style:style style:name="P107" style:family="paragraph" style:parent-style-name="Standard">
      <style:text-properties style:font-name="Verdana" fo:font-size="9pt" officeooo:paragraph-rsid="00d88fe2" style:font-size-asian="9pt" style:font-size-complex="9pt"/>
    </style:style>
    <style:style style:name="P108" style:family="paragraph" style:parent-style-name="Standard">
      <loext:graphic-properties draw:fill="solid" draw:fill-color="#ffffff"/>
      <style:paragraph-properties fo:background-color="#ffffff"/>
      <style:text-properties fo:color="#333333" style:font-name="Arial" fo:font-size="13.5pt" officeooo:paragraph-rsid="00d35639" style:font-name-asian="Times New Roman" style:font-size-asian="13.5pt" style:font-name-complex="Arial2" style:font-size-complex="13.5pt"/>
    </style:style>
    <style:style style:name="P109" style:family="paragraph" style:parent-style-name="Standard">
      <style:text-properties fo:color="#333333" style:font-name="Arial" fo:font-size="10.5pt" fo:language="uk" fo:country="UA" officeooo:paragraph-rsid="00e08a38" fo:background-color="#ebebeb" style:font-name-asian="Times New Roman" style:font-size-asian="10.5pt" style:font-name-complex="Arial2" style:font-size-complex="10.5pt"/>
    </style:style>
    <style:style style:name="P110" style:family="paragraph" style:parent-style-name="Standard">
      <style:text-properties fo:color="#333333" style:font-name="Lucida Grande" fo:font-size="10.5pt" officeooo:paragraph-rsid="0156f8c0" fo:background-color="#ffffff" style:font-name-asian="Times New Roman" style:font-size-asian="10.5pt" style:font-name-complex="Lucida Grande1" style:font-size-complex="10.5pt"/>
    </style:style>
    <style:style style:name="P111" style:family="paragraph" style:parent-style-name="Standard">
      <loext:graphic-properties draw:fill="solid" draw:fill-color="#f6f8fa"/>
      <style:paragraph-properties fo:background-color="#f6f8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d311f"/>
    </style:style>
    <style:style style:name="P112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160ed"/>
    </style:style>
    <style:style style:name="P113" style:family="paragraph" style:parent-style-name="Standard">
      <style:text-properties fo:font-size="10pt" officeooo:paragraph-rsid="00e08a38" style:font-name-asian="Times New Roman" style:font-size-asian="10pt" style:font-size-complex="10pt"/>
    </style:style>
    <style:style style:name="P114" style:family="paragraph" style:parent-style-name="Standard">
      <style:text-properties fo:color="#000000" style:font-name="Courier" officeooo:paragraph-rsid="0156f8c0" fo:background-color="#f8f8ff" style:font-name-asian="Times New Roman"/>
    </style:style>
    <style:style style:name="P115" style:family="paragraph" style:parent-style-name="Standard">
      <style:text-properties fo:color="#000000" style:font-name="Consolas" officeooo:paragraph-rsid="00e08a38" fo:background-color="#ffffff" style:font-name-asian="Times New Roman"/>
    </style:style>
    <style:style style:name="P116" style:family="paragraph" style:parent-style-name="Standard">
      <style:text-properties officeooo:paragraph-rsid="009d7d43"/>
    </style:style>
    <style:style style:name="P117" style:family="paragraph" style:parent-style-name="Standard">
      <style:text-properties officeooo:paragraph-rsid="00ab2d4a"/>
    </style:style>
    <style:style style:name="P118" style:family="paragraph" style:parent-style-name="Standard">
      <style:text-properties officeooo:paragraph-rsid="00ac1d42"/>
    </style:style>
    <style:style style:name="P119" style:family="paragraph" style:parent-style-name="Standard">
      <style:text-properties officeooo:paragraph-rsid="00aea823"/>
    </style:style>
    <style:style style:name="P120" style:family="paragraph" style:parent-style-name="Standard">
      <style:text-properties officeooo:paragraph-rsid="00b42746"/>
    </style:style>
    <style:style style:name="P121" style:family="paragraph" style:parent-style-name="Standard">
      <style:text-properties officeooo:paragraph-rsid="00bd49ac"/>
    </style:style>
    <style:style style:name="P122" style:family="paragraph" style:parent-style-name="Standard">
      <style:text-properties officeooo:paragraph-rsid="00c37a0b"/>
    </style:style>
    <style:style style:name="P123" style:family="paragraph" style:parent-style-name="Standard">
      <style:text-properties fo:color="#538135" officeooo:paragraph-rsid="00c3ac36"/>
    </style:style>
    <style:style style:name="P124" style:family="paragraph" style:parent-style-name="Standard">
      <style:text-properties fo:color="#c45911" officeooo:paragraph-rsid="00c3ac36"/>
    </style:style>
    <style:style style:name="P125" style:family="paragraph" style:parent-style-name="Standard">
      <style:text-properties officeooo:paragraph-rsid="00c3ac36"/>
    </style:style>
    <style:style style:name="P126" style:family="paragraph" style:parent-style-name="Standard">
      <style:text-properties officeooo:paragraph-rsid="00c5cd73"/>
    </style:style>
    <style:style style:name="P127" style:family="paragraph" style:parent-style-name="Standard">
      <style:text-properties officeooo:paragraph-rsid="00ca1466" style:font-name-asian="Times New Roman"/>
    </style:style>
    <style:style style:name="P128" style:family="paragraph" style:parent-style-name="Standard">
      <style:text-properties officeooo:paragraph-rsid="00dd311f" style:font-name-asian="Times New Roman"/>
    </style:style>
    <style:style style:name="P129" style:family="paragraph" style:parent-style-name="Standard">
      <style:text-properties officeooo:paragraph-rsid="00ca1466"/>
    </style:style>
    <style:style style:name="P130" style:family="paragraph" style:parent-style-name="Standard">
      <loext:graphic-properties draw:fill="solid" draw:fill-color="#ffffff"/>
      <style:paragraph-properties fo:background-color="#ffffff"/>
      <style:text-properties fo:font-size="12pt" officeooo:paragraph-rsid="00ca1466" style:font-size-asian="12pt" style:font-size-complex="12pt"/>
    </style:style>
    <style:style style:name="P131" style:family="paragraph" style:parent-style-name="Standard">
      <style:text-properties officeooo:paragraph-rsid="00ca32a0"/>
    </style:style>
    <style:style style:name="P132" style:family="paragraph" style:parent-style-name="Standard">
      <style:text-properties officeooo:paragraph-rsid="00caacb0"/>
    </style:style>
    <style:style style:name="P133" style:family="paragraph" style:parent-style-name="Standard">
      <style:text-properties officeooo:paragraph-rsid="00ccce1e"/>
    </style:style>
    <style:style style:name="P134" style:family="paragraph" style:parent-style-name="Standard">
      <style:text-properties officeooo:paragraph-rsid="00ce2310"/>
    </style:style>
    <style:style style:name="P135" style:family="paragraph" style:parent-style-name="Standard">
      <style:text-properties officeooo:paragraph-rsid="00d1986b"/>
    </style:style>
    <style:style style:name="P136" style:family="paragraph" style:parent-style-name="Standard">
      <style:text-properties officeooo:paragraph-rsid="00d35639"/>
    </style:style>
    <style:style style:name="P137" style:family="paragraph" style:parent-style-name="Standard">
      <loext:graphic-properties draw:fill="solid" draw:fill-color="#ffffff"/>
      <style:paragraph-properties fo:background-color="#ffffff"/>
      <style:text-properties officeooo:paragraph-rsid="00d35639"/>
    </style:style>
    <style:style style:name="P138" style:family="paragraph" style:parent-style-name="Standard">
      <style:text-properties officeooo:paragraph-rsid="00d5d5b9"/>
    </style:style>
    <style:style style:name="P139" style:family="paragraph" style:parent-style-name="Standard">
      <style:text-properties officeooo:paragraph-rsid="00d7237b"/>
    </style:style>
    <style:style style:name="P140" style:family="paragraph" style:parent-style-name="Standard">
      <style:text-properties officeooo:paragraph-rsid="00d88fe2"/>
    </style:style>
    <style:style style:name="P141" style:family="paragraph" style:parent-style-name="Standard">
      <style:text-properties officeooo:paragraph-rsid="00d97f63"/>
    </style:style>
    <style:style style:name="P142" style:family="paragraph" style:parent-style-name="Standard">
      <style:text-properties officeooo:paragraph-rsid="00da1d4c"/>
    </style:style>
    <style:style style:name="P143" style:family="paragraph" style:parent-style-name="Standard">
      <style:text-properties officeooo:paragraph-rsid="00dab1e4"/>
    </style:style>
    <style:style style:name="P144" style:family="paragraph" style:parent-style-name="Standard">
      <style:text-properties officeooo:paragraph-rsid="00dd311f"/>
    </style:style>
    <style:style style:name="P145" style:family="paragraph" style:parent-style-name="Standard">
      <loext:graphic-properties draw:fill="solid" draw:fill-color="#f6f8fa"/>
      <style:paragraph-properties fo:background-color="#f6f8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4292e" style:font-name="Consolas" fo:font-size="10pt" officeooo:paragraph-rsid="00dd311f" style:font-size-asian="10pt" style:font-name-complex="Courier New1" style:font-size-complex="10pt"/>
    </style:style>
    <style:style style:name="P146" style:family="paragraph" style:parent-style-name="Standard">
      <style:text-properties officeooo:paragraph-rsid="00dd7aad"/>
    </style:style>
    <style:style style:name="P147" style:family="paragraph" style:parent-style-name="Standard">
      <style:text-properties officeooo:paragraph-rsid="00e08a38"/>
    </style:style>
    <style:style style:name="P148" style:family="paragraph" style:parent-style-name="Standard">
      <style:text-properties officeooo:paragraph-rsid="00e160ed"/>
    </style:style>
    <style:style style:name="P149" style:family="paragraph" style:parent-style-name="Standard">
      <style:text-properties fo:color="#637c84" style:font-name="Menlo" fo:font-size="10pt" officeooo:paragraph-rsid="00e160ed" fo:background-color="#f8f5ec" style:font-name-asian="Times New Roman" style:font-size-asian="10pt" style:font-name-complex="Menlo1" style:font-size-complex="10pt" loext:padding="0in" loext:border="none"/>
    </style:style>
    <style:style style:name="P150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637c84" style:font-name="Menlo" fo:font-size="10pt" officeooo:paragraph-rsid="00e160ed" style:font-size-asian="10pt" style:font-name-complex="Menlo1" style:font-size-complex="10pt" loext:padding="0in" loext:border="none"/>
    </style:style>
    <style:style style:name="P151" style:family="paragraph" style:parent-style-name="Standard">
      <style:text-properties officeooo:paragraph-rsid="00f2621a"/>
    </style:style>
    <style:style style:name="P152" style:family="paragraph" style:parent-style-name="Standard">
      <style:text-properties officeooo:paragraph-rsid="00f4b39c"/>
    </style:style>
    <style:style style:name="P153" style:family="paragraph" style:parent-style-name="Standard">
      <style:text-properties officeooo:paragraph-rsid="00f72bcf"/>
    </style:style>
    <style:style style:name="P154" style:family="paragraph" style:parent-style-name="Standard">
      <style:text-properties officeooo:paragraph-rsid="011b0824"/>
    </style:style>
    <style:style style:name="P155" style:family="paragraph" style:parent-style-name="Standard">
      <style:text-properties officeooo:paragraph-rsid="0126657b"/>
    </style:style>
    <style:style style:name="P156" style:family="paragraph" style:parent-style-name="Standard">
      <style:text-properties officeooo:paragraph-rsid="0156f8c0"/>
    </style:style>
    <style:style style:name="P157" style:family="paragraph" style:parent-style-name="Standard">
      <style:text-properties officeooo:paragraph-rsid="015bff84"/>
    </style:style>
    <style:style style:name="P158" style:family="paragraph" style:parent-style-name="Standard">
      <style:text-properties officeooo:paragraph-rsid="004dc764"/>
    </style:style>
    <style:style style:name="P159" style:family="paragraph" style:parent-style-name="Standard">
      <style:text-properties officeooo:paragraph-rsid="017285a6"/>
    </style:style>
    <style:style style:name="P160" style:family="paragraph" style:parent-style-name="Text_20_body">
      <style:text-properties officeooo:rsid="0032a6ea" officeooo:paragraph-rsid="0032a6ea"/>
    </style:style>
    <style:style style:name="P161" style:family="paragraph" style:parent-style-name="Text_20_body">
      <style:text-properties fo:font-variant="normal" fo:text-transform="none" fo:color="#000000" style:font-name="Arial1" fo:font-size="10.5pt" fo:letter-spacing="normal" fo:font-style="normal" fo:font-weight="bold" officeooo:rsid="00236ec6" officeooo:paragraph-rsid="00236ec6"/>
    </style:style>
    <style:style style:name="P162" style:family="paragraph" style:parent-style-name="Text_20_body">
      <style:text-properties fo:font-variant="normal" fo:text-transform="none" fo:color="#000000" style:font-name="Arial1" fo:font-size="10.5pt" fo:letter-spacing="normal" fo:font-style="normal" fo:font-weight="bold" officeooo:paragraph-rsid="00233337"/>
    </style:style>
    <style:style style:name="P163" style:family="paragraph" style:parent-style-name="Text_20_body">
      <style:text-properties fo:font-variant="normal" fo:text-transform="none" fo:color="#000000" style:font-name="Arial1" fo:font-size="10.5pt" fo:letter-spacing="normal" fo:font-style="normal" fo:font-weight="bold" officeooo:rsid="0032a6ea" officeooo:paragraph-rsid="0032a6ea"/>
    </style:style>
    <style:style style:name="P164" style:family="paragraph" style:parent-style-name="Text_20_body">
      <style:text-properties fo:font-variant="normal" fo:text-transform="none" fo:color="#000000" style:font-name="Arial1" fo:font-size="10.5pt" fo:letter-spacing="normal" fo:font-style="normal" fo:font-weight="normal" officeooo:rsid="0033047e" officeooo:paragraph-rsid="0033047e"/>
    </style:style>
    <style:style style:name="P165" style:family="paragraph" style:parent-style-name="Text_20_body">
      <style:text-properties fo:font-variant="normal" fo:text-transform="none" fo:color="#000000" style:font-name="Arial1" fo:font-size="10.5pt" fo:letter-spacing="normal" fo:font-style="normal" fo:font-weight="normal" officeooo:rsid="0033047e" officeooo:paragraph-rsid="0126657b"/>
    </style:style>
    <style:style style:name="P166" style:family="paragraph" style:parent-style-name="Text_20_body">
      <style:text-properties fo:font-variant="normal" fo:text-transform="none" fo:color="#000000" style:font-name="Arial1" fo:font-size="10.5pt" fo:letter-spacing="normal" fo:font-style="normal" fo:font-weight="normal" officeooo:rsid="0033107f" officeooo:paragraph-rsid="0033107f"/>
    </style:style>
    <style:style style:name="P167" style:family="paragraph" style:parent-style-name="Text_20_body">
      <style:text-properties fo:font-variant="normal" fo:text-transform="none" fo:color="#000000" style:font-name="Arial1" fo:font-size="10.5pt" fo:letter-spacing="normal" fo:font-style="normal" fo:font-weight="normal" officeooo:rsid="0034a489" officeooo:paragraph-rsid="0034a489"/>
    </style:style>
    <style:style style:name="P168" style:family="paragraph" style:parent-style-name="Text_20_body">
      <style:text-properties fo:font-variant="normal" fo:text-transform="none" fo:color="#000000" fo:letter-spacing="normal" officeooo:paragraph-rsid="0034a489"/>
    </style:style>
    <style:style style:name="P169" style:family="paragraph" style:parent-style-name="Text_20_body">
      <style:text-properties fo:font-variant="normal" fo:text-transform="none" fo:color="#222222" style:font-name="Liberation Sans" fo:font-size="12pt" fo:letter-spacing="normal" fo:font-style="normal" fo:font-weight="normal"/>
    </style:style>
    <style:style style:name="P170" style:family="paragraph" style:parent-style-name="Text_20_body">
      <style:text-properties fo:font-variant="normal" fo:text-transform="none" fo:color="#222222" style:font-name="Liberation Sans" fo:font-size="12pt" fo:letter-spacing="normal" fo:font-style="normal" fo:font-weight="normal" officeooo:rsid="008706a8" officeooo:paragraph-rsid="008706a8"/>
    </style:style>
    <style:style style:name="P171" style:family="paragraph" style:parent-style-name="Text_20_body">
      <style:text-properties officeooo:paragraph-rsid="0033107f"/>
    </style:style>
    <style:style style:name="P172" style:family="paragraph" style:parent-style-name="Text_20_body">
      <style:text-properties fo:font-weight="bold" style:font-weight-asian="bold" style:font-weight-complex="bold"/>
    </style:style>
    <style:style style:name="P173" style:family="paragraph" style:parent-style-name="Text_20_body">
      <style:text-properties fo:font-weight="bold" officeooo:rsid="006585f0" officeooo:paragraph-rsid="006585f0" style:font-weight-asian="bold" style:font-weight-complex="bold"/>
    </style:style>
    <style:style style:name="P174" style:family="paragraph" style:parent-style-name="Text_20_body">
      <style:text-properties fo:font-weight="bold" officeooo:rsid="0066b706" officeooo:paragraph-rsid="0066b706" style:font-weight-asian="bold" style:font-weight-complex="bold"/>
    </style:style>
    <style:style style:name="P175" style:family="paragraph" style:parent-style-name="Text_20_body">
      <style:text-properties fo:font-weight="bold" officeooo:rsid="0067c943" officeooo:paragraph-rsid="0067c943" style:font-weight-asian="bold" style:font-weight-complex="bold"/>
    </style:style>
    <style:style style:name="P176" style:family="paragraph" style:parent-style-name="Text_20_body">
      <style:text-properties fo:font-weight="bold" officeooo:rsid="00686675" officeooo:paragraph-rsid="00686675" style:font-weight-asian="bold" style:font-weight-complex="bold"/>
    </style:style>
    <style:style style:name="P177" style:family="paragraph" style:parent-style-name="Text_20_body">
      <style:text-properties fo:font-weight="bold" officeooo:paragraph-rsid="00686675" style:font-weight-asian="bold" style:font-weight-complex="bold"/>
    </style:style>
    <style:style style:name="P178" style:family="paragraph" style:parent-style-name="Text_20_body">
      <style:text-properties fo:font-weight="bold" officeooo:rsid="0071ee84" officeooo:paragraph-rsid="0071ee84" style:font-weight-asian="bold" style:font-weight-complex="bold"/>
    </style:style>
    <style:style style:name="P179" style:family="paragraph" style:parent-style-name="Text_20_body">
      <style:text-properties fo:font-weight="bold" officeooo:rsid="0071ee84" officeooo:paragraph-rsid="00771aba" style:font-weight-asian="bold" style:font-weight-complex="bold"/>
    </style:style>
    <style:style style:name="P180" style:family="paragraph" style:parent-style-name="Text_20_body">
      <style:text-properties fo:font-weight="bold" officeooo:rsid="0071ee84" officeooo:paragraph-rsid="0077bda2" style:font-weight-asian="bold" style:font-weight-complex="bold"/>
    </style:style>
    <style:style style:name="P181" style:family="paragraph" style:parent-style-name="Text_20_body">
      <style:text-properties fo:font-weight="bold" officeooo:rsid="0071ee84" officeooo:paragraph-rsid="007a294c" style:font-weight-asian="bold" style:font-weight-complex="bold"/>
    </style:style>
    <style:style style:name="P182" style:family="paragraph" style:parent-style-name="Text_20_body">
      <style:text-properties fo:font-weight="bold" officeooo:rsid="00771aba" officeooo:paragraph-rsid="00771aba" style:font-weight-asian="bold" style:font-weight-complex="bold"/>
    </style:style>
    <style:style style:name="P183" style:family="paragraph" style:parent-style-name="Text_20_body">
      <style:text-properties fo:font-weight="bold" officeooo:rsid="007a294c" officeooo:paragraph-rsid="007a294c" style:font-weight-asian="bold" style:font-weight-complex="bold"/>
    </style:style>
    <style:style style:name="P184" style:family="paragraph" style:parent-style-name="Text_20_body">
      <style:text-properties fo:font-weight="bold" officeooo:rsid="007c5f86" officeooo:paragraph-rsid="007c5f86" style:font-weight-asian="bold" style:font-weight-complex="bold"/>
    </style:style>
    <style:style style:name="P185" style:family="paragraph" style:parent-style-name="Text_20_body">
      <style:text-properties fo:font-weight="bold" officeooo:rsid="007d8860" officeooo:paragraph-rsid="007d8860" style:font-weight-asian="bold" style:font-weight-complex="bold"/>
    </style:style>
    <style:style style:name="P186" style:family="paragraph" style:parent-style-name="Text_20_body">
      <style:text-properties fo:font-weight="bold" officeooo:rsid="007fd106" officeooo:paragraph-rsid="007fd106" style:font-weight-asian="bold" style:font-weight-complex="bold"/>
    </style:style>
    <style:style style:name="P187" style:family="paragraph" style:parent-style-name="Text_20_body">
      <style:text-properties fo:font-weight="bold" officeooo:rsid="0081a1be" officeooo:paragraph-rsid="0081a1be" style:font-weight-asian="bold" style:font-weight-complex="bold"/>
    </style:style>
    <style:style style:name="P188" style:family="paragraph" style:parent-style-name="Text_20_body">
      <style:text-properties fo:font-weight="bold" officeooo:rsid="00929e9d" officeooo:paragraph-rsid="00929e9d" style:font-weight-asian="bold" style:font-weight-complex="bold"/>
    </style:style>
    <style:style style:name="P189" style:family="paragraph" style:parent-style-name="Text_20_body">
      <style:text-properties fo:font-weight="bold" officeooo:rsid="00a21f13" officeooo:paragraph-rsid="00a21f13" style:font-weight-asian="bold" style:font-weight-complex="bold"/>
    </style:style>
    <style:style style:name="P190" style:family="paragraph" style:parent-style-name="Text_20_body">
      <style:text-properties fo:font-weight="bold" officeooo:rsid="00a8896c" officeooo:paragraph-rsid="00a8896c" style:font-weight-asian="bold" style:font-weight-complex="bold"/>
    </style:style>
    <style:style style:name="P191" style:family="paragraph" style:parent-style-name="Text_20_body">
      <style:text-properties fo:font-weight="bold" officeooo:rsid="00aab0ba" officeooo:paragraph-rsid="00aab0ba" style:font-weight-asian="bold" style:font-weight-complex="bold"/>
    </style:style>
    <style:style style:name="P192" style:family="paragraph" style:parent-style-name="Text_20_body">
      <style:text-properties fo:font-weight="bold" officeooo:rsid="00b08615" officeooo:paragraph-rsid="00b08615" style:font-weight-asian="bold" style:font-weight-complex="bold"/>
    </style:style>
    <style:style style:name="P19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94" style:family="paragraph" style:parent-style-name="Text_20_body">
      <style:text-properties fo:font-weight="bold" officeooo:rsid="017d1fec" officeooo:paragraph-rsid="017d1fec" style:font-weight-asian="bold" style:font-weight-complex="bold"/>
    </style:style>
    <style:style style:name="P195" style:family="paragraph" style:parent-style-name="Text_20_body">
      <style:text-properties fo:language="uk" fo:country="UA" officeooo:rsid="005c1608" officeooo:paragraph-rsid="005c1608" style:font-size-asian="10.5pt"/>
    </style:style>
    <style:style style:name="P196" style:family="paragraph" style:parent-style-name="Text_20_body">
      <style:text-properties fo:language="uk" fo:country="UA" officeooo:rsid="005cd063" officeooo:paragraph-rsid="005cd063" style:font-size-asian="10.5pt"/>
    </style:style>
    <style:style style:name="P197" style:family="paragraph" style:parent-style-name="Text_20_body">
      <style:text-properties fo:language="uk" fo:country="UA" officeooo:rsid="005d67d1" officeooo:paragraph-rsid="005d67d1" style:font-size-asian="10.5pt"/>
    </style:style>
    <style:style style:name="P198" style:family="paragraph" style:parent-style-name="Text_20_body">
      <style:text-properties fo:language="uk" fo:country="UA" officeooo:rsid="00607edb" officeooo:paragraph-rsid="00607edb" style:font-size-asian="10.5pt"/>
    </style:style>
    <style:style style:name="P199" style:family="paragraph" style:parent-style-name="Text_20_body">
      <style:text-properties fo:language="uk" fo:country="UA" officeooo:rsid="0061c17f" officeooo:paragraph-rsid="0061c17f" style:font-size-asian="10.5pt"/>
    </style:style>
    <style:style style:name="P200" style:family="paragraph" style:parent-style-name="Text_20_body">
      <style:text-properties fo:language="uk" fo:country="UA" fo:font-weight="bold" officeooo:rsid="005c1608" officeooo:paragraph-rsid="005c1608" style:font-size-asian="10.5pt" style:font-weight-asian="bold" style:font-weight-complex="bold"/>
    </style:style>
    <style:style style:name="P201" style:family="paragraph" style:parent-style-name="Text_20_body">
      <style:text-properties fo:language="uk" fo:country="UA" fo:font-weight="bold" officeooo:rsid="005cd063" officeooo:paragraph-rsid="005cd063" style:font-size-asian="10.5pt" style:font-weight-asian="bold" style:font-weight-complex="bold"/>
    </style:style>
    <style:style style:name="P202" style:family="paragraph" style:parent-style-name="Text_20_body">
      <style:text-properties fo:language="uk" fo:country="UA" fo:font-weight="bold" officeooo:rsid="005d67d1" officeooo:paragraph-rsid="005da62a" style:font-size-asian="10.5pt" style:font-weight-asian="bold" style:font-weight-complex="bold"/>
    </style:style>
    <style:style style:name="P203" style:family="paragraph" style:parent-style-name="Text_20_body">
      <style:text-properties fo:language="uk" fo:country="UA" fo:font-weight="bold" officeooo:rsid="00607edb" officeooo:paragraph-rsid="00607edb" style:font-size-asian="10.5pt" style:font-weight-asian="bold" style:font-weight-complex="bold"/>
    </style:style>
    <style:style style:name="P204" style:family="paragraph" style:parent-style-name="Text_20_body">
      <style:text-properties fo:language="uk" fo:country="UA" fo:font-weight="bold" officeooo:rsid="0061c17f" officeooo:paragraph-rsid="0061c17f" style:font-size-asian="10.5pt" style:font-weight-asian="bold" style:font-weight-complex="bold"/>
    </style:style>
    <style:style style:name="P205" style:family="paragraph" style:parent-style-name="Text_20_body">
      <style:text-properties officeooo:rsid="006585f0" officeooo:paragraph-rsid="006585f0"/>
    </style:style>
    <style:style style:name="P206" style:family="paragraph" style:parent-style-name="Text_20_body">
      <style:text-properties officeooo:rsid="0066b706" officeooo:paragraph-rsid="0066b706"/>
    </style:style>
    <style:style style:name="P207" style:family="paragraph" style:parent-style-name="Text_20_body">
      <style:text-properties officeooo:rsid="0067c943" officeooo:paragraph-rsid="0067c943"/>
    </style:style>
    <style:style style:name="P208" style:family="paragraph" style:parent-style-name="Text_20_body">
      <style:text-properties officeooo:rsid="007061c8" officeooo:paragraph-rsid="007061c8"/>
    </style:style>
    <style:style style:name="P209" style:family="paragraph" style:parent-style-name="Text_20_body">
      <style:text-properties officeooo:rsid="0071ee84" officeooo:paragraph-rsid="0071ee84"/>
    </style:style>
    <style:style style:name="P210" style:family="paragraph" style:parent-style-name="Text_20_body">
      <style:text-properties officeooo:rsid="0071ee84" officeooo:paragraph-rsid="00751e5a"/>
    </style:style>
    <style:style style:name="P211" style:family="paragraph" style:parent-style-name="Text_20_body">
      <style:text-properties officeooo:rsid="0071ee84" officeooo:paragraph-rsid="00771aba"/>
    </style:style>
    <style:style style:name="P212" style:family="paragraph" style:parent-style-name="Text_20_body">
      <style:text-properties officeooo:rsid="0071ee84" officeooo:paragraph-rsid="0077bda2"/>
    </style:style>
    <style:style style:name="P213" style:family="paragraph" style:parent-style-name="Text_20_body">
      <style:text-properties officeooo:rsid="0071ee84" officeooo:paragraph-rsid="007a294c"/>
    </style:style>
    <style:style style:name="P214" style:family="paragraph" style:parent-style-name="Text_20_body">
      <style:text-properties fo:font-weight="normal" officeooo:rsid="00751e5a" officeooo:paragraph-rsid="00751e5a" style:font-weight-asian="normal" style:font-weight-complex="normal"/>
    </style:style>
    <style:style style:name="P215" style:family="paragraph" style:parent-style-name="Text_20_body">
      <style:text-properties officeooo:rsid="00751e5a" officeooo:paragraph-rsid="00751e5a"/>
    </style:style>
    <style:style style:name="P216" style:family="paragraph" style:parent-style-name="Text_20_body">
      <style:text-properties officeooo:rsid="00771aba" officeooo:paragraph-rsid="00771aba"/>
    </style:style>
    <style:style style:name="P217" style:family="paragraph" style:parent-style-name="Text_20_body">
      <style:text-properties officeooo:rsid="0078b704" officeooo:paragraph-rsid="0078b704"/>
    </style:style>
    <style:style style:name="P218" style:family="paragraph" style:parent-style-name="Text_20_body">
      <style:text-properties officeooo:rsid="007a294c" officeooo:paragraph-rsid="007a294c"/>
    </style:style>
    <style:style style:name="P219" style:family="paragraph" style:parent-style-name="Text_20_body">
      <style:text-properties officeooo:rsid="007c5f86" officeooo:paragraph-rsid="007c5f86"/>
    </style:style>
    <style:style style:name="P220" style:family="paragraph" style:parent-style-name="Text_20_body">
      <style:text-properties officeooo:rsid="007d8860" officeooo:paragraph-rsid="007d8860"/>
    </style:style>
    <style:style style:name="P221" style:family="paragraph" style:parent-style-name="Text_20_body">
      <style:text-properties style:font-name="Liberation Sans"/>
    </style:style>
    <style:style style:name="P222" style:family="paragraph" style:parent-style-name="Text_20_body">
      <style:text-properties style:font-name="Liberation Sans" fo:font-size="12pt" style:font-size-asian="12pt" style:font-size-complex="12pt"/>
    </style:style>
    <style:style style:name="P223" style:family="paragraph" style:parent-style-name="Text_20_body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24" style:family="paragraph" style:parent-style-name="Text_20_body">
      <style:text-properties style:font-name="Liberation Sans" fo:font-weight="bold" style:font-weight-asian="bold" style:font-weight-complex="bold"/>
    </style:style>
    <style:style style:name="P225" style:family="paragraph" style:parent-style-name="Text_20_body">
      <style:text-properties style:font-name="Liberation Sans" officeooo:paragraph-rsid="00ee13ac"/>
    </style:style>
    <style:style style:name="P226" style:family="paragraph" style:parent-style-name="Text_20_body">
      <style:text-properties style:font-name="Liberation Sans" fo:font-size="10pt" style:font-size-asian="10pt" style:font-size-complex="10pt"/>
    </style:style>
    <style:style style:name="P227" style:family="paragraph" style:parent-style-name="Text_20_body">
      <style:paragraph-properties fo:text-align="center" style:justify-single-word="false"/>
    </style:style>
    <style:style style:name="P228" style:family="paragraph" style:parent-style-name="Text_20_body">
      <style:text-properties officeooo:rsid="007fd106" officeooo:paragraph-rsid="007fd106"/>
    </style:style>
    <style:style style:name="P229" style:family="paragraph" style:parent-style-name="Text_20_body">
      <style:text-properties officeooo:paragraph-rsid="008630bb"/>
    </style:style>
    <style:style style:name="P230" style:family="paragraph" style:parent-style-name="Text_20_body">
      <style:text-properties officeooo:rsid="00929e9d" officeooo:paragraph-rsid="00929e9d"/>
    </style:style>
    <style:style style:name="P231" style:family="paragraph" style:parent-style-name="Text_20_body">
      <style:paragraph-properties>
        <style:tab-stops>
          <style:tab-stop style:position="1.2882in"/>
        </style:tab-stops>
      </style:paragraph-properties>
    </style:style>
    <style:style style:name="P232" style:family="paragraph" style:parent-style-name="Text_20_body">
      <style:text-properties officeooo:paragraph-rsid="00980641"/>
    </style:style>
    <style:style style:name="P233" style:family="paragraph" style:parent-style-name="Text_20_body">
      <style:text-properties officeooo:rsid="0099d9ea" officeooo:paragraph-rsid="0099d9ea"/>
    </style:style>
    <style:style style:name="P234" style:family="paragraph" style:parent-style-name="Text_20_body">
      <style:text-properties officeooo:rsid="009d7d43" officeooo:paragraph-rsid="009d7d43"/>
    </style:style>
    <style:style style:name="P235" style:family="paragraph" style:parent-style-name="Text_20_body">
      <style:text-properties officeooo:rsid="00a21f13" officeooo:paragraph-rsid="00a21f13"/>
    </style:style>
    <style:style style:name="P236" style:family="paragraph" style:parent-style-name="Text_20_body">
      <style:text-properties officeooo:paragraph-rsid="00a21f13"/>
    </style:style>
    <style:style style:name="P237" style:family="paragraph" style:parent-style-name="Text_20_body">
      <style:text-properties officeooo:rsid="00a8896c" officeooo:paragraph-rsid="00a8896c"/>
    </style:style>
    <style:style style:name="P238" style:family="paragraph" style:parent-style-name="Text_20_body">
      <style:text-properties officeooo:rsid="00aab0ba" officeooo:paragraph-rsid="00aab0ba"/>
    </style:style>
    <style:style style:name="P239" style:family="paragraph" style:parent-style-name="Text_20_body">
      <style:text-properties officeooo:paragraph-rsid="00a8896c"/>
    </style:style>
    <style:style style:name="P240" style:family="paragraph" style:parent-style-name="Text_20_body">
      <style:text-properties officeooo:rsid="00aaf8a6" officeooo:paragraph-rsid="00aaf8a6"/>
    </style:style>
    <style:style style:name="P241" style:family="paragraph" style:parent-style-name="Text_20_body">
      <style:text-properties officeooo:paragraph-rsid="00adf30c"/>
    </style:style>
    <style:style style:name="P242" style:family="paragraph" style:parent-style-name="Text_20_body">
      <style:text-properties officeooo:rsid="00b08615" officeooo:paragraph-rsid="00b08615"/>
    </style:style>
    <style:style style:name="P243" style:family="paragraph" style:parent-style-name="Text_20_body">
      <style:text-properties fo:font-style="italic" style:font-style-asian="italic" style:font-style-complex="italic"/>
    </style:style>
    <style:style style:name="P244" style:family="paragraph" style:parent-style-name="Text_20_body">
      <style:text-properties officeooo:rsid="00c30c4e" officeooo:paragraph-rsid="00c30c4e"/>
    </style:style>
    <style:style style:name="P245" style:family="paragraph" style:parent-style-name="Text_20_body">
      <style:text-properties officeooo:rsid="00c5884a" officeooo:paragraph-rsid="00c5884a"/>
    </style:style>
    <style:style style:name="P246" style:family="paragraph" style:parent-style-name="Text_20_body">
      <style:text-properties officeooo:rsid="00c894e7" officeooo:paragraph-rsid="00c894e7"/>
    </style:style>
    <style:style style:name="P247" style:family="paragraph" style:parent-style-name="Text_20_body">
      <style:text-properties style:font-name="Liberation Mono" fo:font-size="8pt" officeooo:rsid="00c894e7" officeooo:paragraph-rsid="00c894e7" style:font-size-asian="8pt" style:font-size-complex="8pt"/>
    </style:style>
    <style:style style:name="P248" style:family="paragraph" style:parent-style-name="Text_20_body">
      <style:text-properties style:font-name="Liberation Mono" fo:font-size="10pt" officeooo:rsid="017d1fec" officeooo:paragraph-rsid="017d1fec" style:font-size-asian="10pt" style:font-size-complex="10pt"/>
    </style:style>
    <style:style style:name="P249" style:family="paragraph" style:parent-style-name="Text_20_body">
      <style:text-properties fo:font-size="12pt" style:font-size-asian="12pt" style:font-size-complex="12pt"/>
    </style:style>
    <style:style style:name="P250" style:family="paragraph" style:parent-style-name="Text_20_body">
      <style:text-properties officeooo:rsid="00ca32a0" officeooo:paragraph-rsid="00ca32a0" style:font-name-asian="Times New Roman"/>
    </style:style>
    <style:style style:name="P251" style:family="paragraph" style:parent-style-name="Text_20_body">
      <style:text-properties officeooo:paragraph-rsid="00d3f365"/>
    </style:style>
    <style:style style:name="P252" style:family="paragraph" style:parent-style-name="Text_20_body">
      <style:text-properties officeooo:rsid="0100a07a" officeooo:paragraph-rsid="0100a07a"/>
    </style:style>
    <style:style style:name="P253" style:family="paragraph" style:parent-style-name="Text_20_body">
      <style:text-properties officeooo:paragraph-rsid="015310ab"/>
    </style:style>
    <style:style style:name="P254" style:family="paragraph" style:parent-style-name="Text_20_body">
      <style:text-properties officeooo:paragraph-rsid="015aa19b"/>
    </style:style>
    <style:style style:name="P255" style:family="paragraph" style:parent-style-name="Text_20_body">
      <style:text-properties fo:font-size="10pt" style:font-size-asian="10pt" style:font-size-complex="10pt"/>
    </style:style>
    <style:style style:name="P256" style:family="paragraph" style:parent-style-name="Text_20_body">
      <style:text-properties fo:font-size="10pt" officeooo:rsid="017d1fec" officeooo:paragraph-rsid="017d1fec" style:font-size-asian="10pt" style:font-size-complex="10pt"/>
    </style:style>
    <style:style style:name="P257" style:family="paragraph" style:parent-style-name="Text_20_body">
      <style:text-properties officeooo:rsid="017d1fec" officeooo:paragraph-rsid="017d1fec"/>
    </style:style>
    <style:style style:name="P258" style:family="paragraph" style:parent-style-name="Text_20_body">
      <style:text-properties officeooo:paragraph-rsid="017d1fec"/>
    </style:style>
    <style:style style:name="P259" style:family="paragraph" style:parent-style-name="Standard">
      <style:paragraph-properties fo:margin-top="0in" fo:margin-bottom="0in" loext:contextual-spacing="false" fo:line-height="100%"/>
      <style:text-properties officeooo:paragraph-rsid="009f3bf8"/>
    </style:style>
    <style:style style:name="P26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weight="bold" officeooo:paragraph-rsid="009d7d43" style:font-name-asian="Times New Roman" style:font-weight-asian="bold" style:font-weight-complex="bold"/>
    </style:style>
    <style:style style:name="P261" style:family="paragraph" style:parent-style-name="Standard">
      <style:paragraph-properties fo:margin-top="0in" fo:margin-bottom="0in" loext:contextual-spacing="false" fo:line-height="100%"/>
      <style:text-properties fo:color="#000000" fo:font-weight="bold" officeooo:paragraph-rsid="009d7d43" style:font-name-asian="Times New Roman" style:font-weight-asian="bold" style:font-weight-complex="bold"/>
    </style:style>
    <style:style style:name="P262" style:family="paragraph" style:parent-style-name="Standard">
      <style:paragraph-properties fo:margin-top="0in" fo:margin-bottom="0in" loext:contextual-spacing="false" fo:line-height="100%"/>
      <style:text-properties fo:color="#000000" fo:font-weight="bold" officeooo:paragraph-rsid="009f3bf8" style:font-name-asian="Times New Roman" style:font-weight-asian="bold" style:font-name-complex="Arial2" style:font-weight-complex="bold"/>
    </style:style>
    <style:style style:name="P263" style:family="paragraph" style:parent-style-name="Standard">
      <style:paragraph-properties fo:margin-top="0in" fo:margin-bottom="0in" loext:contextual-spacing="false" fo:line-height="100%"/>
      <style:text-properties fo:color="#000000" officeooo:paragraph-rsid="009d7d43" style:font-name-asian="Times New Roman"/>
    </style:style>
    <style:style style:name="P264" style:family="paragraph" style:parent-style-name="Standard">
      <style:paragraph-properties fo:margin-top="0in" fo:margin-bottom="0in" loext:contextual-spacing="false" fo:line-height="100%"/>
      <style:text-properties fo:color="#000000" officeooo:paragraph-rsid="009f3bf8" style:font-name-asian="Times New Roman" style:font-name-complex="Arial2"/>
    </style:style>
    <style:style style:name="P265" style:family="paragraph" style:parent-style-name="Standard">
      <style:paragraph-properties fo:margin-top="0in" fo:margin-bottom="0in" loext:contextual-spacing="false" fo:line-height="100%"/>
      <style:text-properties fo:color="#000000" officeooo:paragraph-rsid="009f3bf8" style:font-name-asian="Times New Roman" style:font-name-complex="Courier New1"/>
    </style:style>
    <style:style style:name="P266" style:family="paragraph" style:parent-style-name="Standard">
      <style:paragraph-properties fo:margin-top="0in" fo:margin-bottom="0in" loext:contextual-spacing="false" fo:line-height="100%"/>
      <style:text-properties fo:font-weight="bold" officeooo:paragraph-rsid="009f3bf8" style:font-weight-asian="bold" style:font-weight-complex="bold"/>
    </style:style>
    <style:style style:name="P267" style:family="paragraph" style:parent-style-name="Normal_20__28_Web_29_">
      <loext:graphic-properties draw:fill="solid" draw:fill-color="#ffffff"/>
      <style:paragraph-properties fo:margin-top="0in" fo:margin-bottom="0in" loext:contextual-spacing="false" fo:background-color="#ffffff"/>
      <style:text-properties fo:color="#333333" style:font-name="Arial" fo:font-size="10pt" officeooo:paragraph-rsid="00dd7aad" style:font-name-asian="Calibri2" style:font-size-asian="10pt" style:font-name-complex="Arial2" style:font-size-complex="10pt"/>
    </style:style>
    <style:style style:name="P268" style:family="paragraph" style:parent-style-name="Normal_20__28_Web_29_">
      <loext:graphic-properties draw:fill="solid" draw:fill-color="#ffffff"/>
      <style:paragraph-properties fo:margin-top="0in" fo:margin-bottom="0in" loext:contextual-spacing="false" fo:background-color="#ffffff"/>
      <style:text-properties officeooo:paragraph-rsid="00dd7aad"/>
    </style:style>
    <style:style style:name="P269" style:family="paragraph" style:parent-style-name="Normal_20__28_Web_29_">
      <loext:graphic-properties draw:fill="solid" draw:fill-color="#fff3d4"/>
      <style:paragraph-properties fo:margin-top="0in" fo:margin-bottom="0in" loext:contextual-spacing="false" fo:background-color="#fff3d4"/>
      <style:text-properties officeooo:paragraph-rsid="00dd7aad"/>
    </style:style>
    <style:style style:name="P270" style:family="paragraph" style:parent-style-name="Normal_20__28_Web_29_">
      <loext:graphic-properties draw:fill="solid" draw:fill-color="#ffffff"/>
      <style:paragraph-properties fo:margin-top="0in" fo:margin-bottom="0in" loext:contextual-spacing="false" fo:text-align="justify" style:justify-single-word="false" fo:background-color="#ffffff"/>
      <style:text-properties officeooo:paragraph-rsid="00e160ed"/>
    </style:style>
    <style:style style:name="P271" style:family="paragraph" style:parent-style-name="Normal_20__28_Web_29_">
      <loext:graphic-properties draw:fill="solid" draw:fill-color="#ffffff"/>
      <style:paragraph-properties fo:margin-top="0in" fo:margin-bottom="0in" loext:contextual-spacing="false" fo:background-color="#ffffff"/>
      <style:text-properties officeooo:paragraph-rsid="00e46dde"/>
    </style:style>
    <style:style style:name="P272" style:family="paragraph" style:parent-style-name="Normal_20__28_Web_29_">
      <loext:graphic-properties draw:fill="solid" draw:fill-color="#ffffff"/>
      <style:paragraph-properties fo:margin-top="0in" fo:margin-bottom="0in" loext:contextual-spacing="false" fo:background-color="#ffffff"/>
      <style:text-properties fo:color="#282828" style:font-name="Georgia" fo:font-size="10pt" officeooo:paragraph-rsid="00f72bcf" style:font-size-asian="10pt" style:font-size-complex="10pt"/>
    </style:style>
    <style:style style:name="P273" style:family="paragraph" style:parent-style-name="section-content">
      <loext:graphic-properties draw:fill="solid" draw:fill-color="#ffffff"/>
      <style:paragraph-properties fo:margin-top="0in" fo:margin-bottom="0in" loext:contextual-spacing="false" style:line-height-at-least="0.2917in" fo:background-color="#ffffff" style:vertical-align="baseline"/>
      <style:text-properties fo:color="#3b444e" style:font-name="Arial" officeooo:paragraph-rsid="00f72bcf" style:font-name-complex="Arial2"/>
    </style:style>
    <style:style style:name="P274" style:family="paragraph" style:parent-style-name="HTML_20_Preformatted">
      <style:text-properties fo:color="#637c84" style:font-name="Menlo" officeooo:paragraph-rsid="00e46dde" style:font-name-complex="Menlo1" loext:padding="0in" loext:border="none"/>
    </style:style>
    <style:style style:name="P275" style:family="paragraph" style:parent-style-name="HTML_20_Preformatted">
      <loext:graphic-properties draw:fill="solid" draw:fill-color="#f5f2f0"/>
      <style:paragraph-properties fo:background-color="#f5f2f0"/>
      <style:text-properties fo:color="#000000" style:font-name="Consolas" fo:letter-spacing="0.002in" officeooo:paragraph-rsid="00e46dde" loext:padding="0in" loext:border="none"/>
    </style:style>
    <style:style style:name="P276" style:family="paragraph" style:parent-style-name="HTML_20_Preformatted">
      <loext:graphic-properties draw:fill="solid" draw:fill-color="#f5f2f0"/>
      <style:paragraph-properties fo:background-color="#f5f2f0"/>
      <style:text-properties fo:color="#000000" style:font-name="Consolas" fo:font-size="8.5pt" fo:letter-spacing="0.002in" officeooo:paragraph-rsid="00e46dde" style:font-size-asian="8.5pt" style:font-size-complex="8.5pt" loext:padding="0in" loext:border="none"/>
    </style:style>
    <style:style style:name="P277" style:family="paragraph" style:parent-style-name="HTML_20_Preformatted">
      <loext:graphic-properties draw:fill="solid" draw:fill-color="#f8f8f8"/>
      <style:paragraph-properties fo:background-color="#f8f8f8"/>
      <style:text-properties fo:color="#000000" style:font-name="Monaco" fo:font-size="9pt" officeooo:paragraph-rsid="00e46dde" fo:background-color="#f8f8f8" style:font-size-asian="9pt" style:font-size-complex="9pt" loext:padding="0in" loext:border="none"/>
    </style:style>
    <style:style style:name="P278" style:family="paragraph" style:parent-style-name="HTML_20_Preformatted">
      <style:text-properties officeooo:paragraph-rsid="00e46dde"/>
    </style:style>
    <style:style style:name="P279" style:family="paragraph" style:parent-style-name="HTML_20_Preformatted">
      <loext:graphic-properties draw:fill="solid" draw:fill-color="#f5f2f0"/>
      <style:paragraph-properties fo:background-color="#f5f2f0"/>
      <style:text-properties officeooo:paragraph-rsid="00e46dde"/>
    </style:style>
    <style:style style:name="P280" style:family="paragraph" style:parent-style-name="HTML_20_Preformatted">
      <loext:graphic-properties draw:fill="solid" draw:fill-color="#f8f8f8"/>
      <style:paragraph-properties fo:background-color="#f8f8f8"/>
      <style:text-properties officeooo:paragraph-rsid="00e46dde"/>
    </style:style>
    <style:style style:name="P281" style:family="paragraph" style:parent-style-name="Normal_20__28_Web_29_">
      <loext:graphic-properties draw:fill="solid" draw:fill-color="#ffffff"/>
      <style:paragraph-properties fo:margin-top="0.1665in" fo:margin-bottom="0.1665in" loext:contextual-spacing="false" fo:text-align="justify" style:justify-single-word="false" fo:background-color="#ffffff"/>
      <style:text-properties style:font-name="Liberation Sans" fo:font-size="12pt" officeooo:paragraph-rsid="00e160ed" style:font-size-asian="12pt" style:font-size-complex="12pt"/>
    </style:style>
    <style:style style:name="P28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  <style:text-properties style:font-name="Verdana" fo:font-size="8pt" officeooo:paragraph-rsid="0156f8c0" style:font-size-asian="8pt" style:font-size-complex="8pt"/>
    </style:style>
    <style:style style:name="P28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  <style:text-properties officeooo:paragraph-rsid="00d1986b"/>
    </style:style>
    <style:style style:name="P28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  <style:text-properties officeooo:paragraph-rsid="0156f8c0"/>
    </style:style>
    <style:style style:name="P285" style:family="paragraph" style:parent-style-name="Standard">
      <loext:graphic-properties draw:fill="solid" draw:fill-color="#f2f2f2"/>
      <style:paragraph-properties fo:margin-left="0.1665in" fo:margin-right="0.1665in" style:line-height-at-least="0.25in" fo:text-indent="0in" style:auto-text-indent="false" fo:background-color="#f2f2f2" style:vertical-align="top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6f8c0"/>
    </style:style>
    <style:style style:name="P286" style:family="paragraph" style:parent-style-name="Standard">
      <loext:graphic-properties draw:fill="solid" draw:fill-color="#f2f2f2"/>
      <style:paragraph-properties fo:margin-left="0.1665in" fo:margin-right="0.1665in" style:line-height-at-least="0.25in" fo:text-indent="0in" style:auto-text-indent="false" fo:background-color="#f2f2f2" style:vertical-align="top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666666" style:font-name="Monaco" fo:font-size="8pt" officeooo:paragraph-rsid="0156f8c0" fo:background-color="#f2f2f2" style:font-size-asian="8pt" style:font-name-complex="Courier New1" style:font-size-complex="8pt"/>
    </style:style>
    <style:style style:name="P287" style:family="paragraph" style:parent-style-name="Heading_20_3">
      <style:text-properties officeooo:paragraph-rsid="00ab2d4a"/>
    </style:style>
    <style:style style:name="P288" style:family="paragraph" style:parent-style-name="Heading_20_3">
      <style:text-properties officeooo:paragraph-rsid="00ac1d42"/>
    </style:style>
    <style:style style:name="P289" style:family="paragraph" style:parent-style-name="Heading_20_3">
      <style:text-properties officeooo:paragraph-rsid="00bd49ac"/>
    </style:style>
    <style:style style:name="P290" style:family="paragraph" style:parent-style-name="Heading_20_3">
      <style:text-properties officeooo:paragraph-rsid="00d35639"/>
    </style:style>
    <style:style style:name="P291" style:family="paragraph" style:parent-style-name="Heading_20_3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92" style:family="paragraph" style:parent-style-name="No_20_Spacing">
      <style:text-properties officeooo:paragraph-rsid="0156f8c0" fo:background-color="#c0c0c0"/>
    </style:style>
    <style:style style:name="P293" style:family="paragraph" style:parent-style-name="No_20_Spacing">
      <style:text-properties fo:color="#767171" style:font-name="Verdana" fo:font-size="8pt" officeooo:paragraph-rsid="00f2621a" style:font-size-asian="8pt" style:font-size-complex="8pt"/>
    </style:style>
    <style:style style:name="P294" style:family="paragraph" style:parent-style-name="No_20_Spacing">
      <style:text-properties officeooo:paragraph-rsid="00f2621a"/>
    </style:style>
    <style:style style:name="P295" style:family="paragraph" style:parent-style-name="No_20_Spacing">
      <style:text-properties officeooo:paragraph-rsid="0156f8c0"/>
    </style:style>
    <style:style style:name="P296" style:family="paragraph" style:parent-style-name="No_20_Spacing">
      <style:text-properties officeooo:paragraph-rsid="015bff84"/>
    </style:style>
    <style:style style:name="P297" style:family="paragraph" style:parent-style-name="Standard">
      <loext:graphic-properties draw:fill="solid" draw:fill-color="#ffffff"/>
      <style:paragraph-properties fo:margin-left="0.4165in" fo:margin-right="0in" fo:margin-top="0in" fo:margin-bottom="0.0311in" loext:contextual-spacing="false" style:line-height-at-least="0.25in" fo:text-align="center" style:justify-single-word="false" fo:text-indent="0in" style:auto-text-indent="false" fo:background-color="#ffffff"/>
      <style:text-properties officeooo:paragraph-rsid="0096e56e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00%" fo:text-indent="0.1665in" style:auto-text-indent="false"/>
      <style:text-properties fo:color="#000000" fo:font-weight="bold" officeooo:paragraph-rsid="009d7d43" style:font-name-asian="Times New Roman" style:font-weight-asian="bold" style:font-weight-complex="bold"/>
    </style:style>
    <style:style style:name="P299" style:family="paragraph" style:parent-style-name="HTML_20_Preformatted">
      <loext:graphic-properties draw:fill="solid" draw:fill-color="#eeeeee"/>
      <style:paragraph-properties fo:margin-left="0.0626in" fo:margin-right="0in" fo:margin-top="0.2083in" fo:margin-bottom="0.2083in" loext:contextual-spacing="false" fo:text-indent="0in" style:auto-text-indent="false" fo:background-color="#eeeeee" fo:padding-left="0.0835in" fo:padding-right="0.0835in" fo:padding-top="0.028in" fo:padding-bottom="0.028in" fo:border="0.74pt solid #d9d9d9" style:vertical-align="baseline"/>
      <style:text-properties fo:color="#000000" fo:font-size="9.5pt" officeooo:paragraph-rsid="009af8bf" style:font-size-asian="9.5pt" style:font-size-complex="9.5pt"/>
    </style:style>
    <style:style style:name="P300" style:family="paragraph" style:parent-style-name="Standard">
      <style:paragraph-properties fo:margin-top="0.1945in" fo:margin-bottom="0.1945in" loext:contextual-spacing="false"/>
      <style:text-properties officeooo:paragraph-rsid="00f72bcf"/>
    </style:style>
    <style:style style:name="P301" style:family="paragraph" style:parent-style-name="Standard">
      <style:paragraph-properties fo:margin-left="0.25in" fo:margin-right="0in" fo:text-indent="0in" style:auto-text-indent="false"/>
      <style:text-properties officeooo:paragraph-rsid="00d7237b"/>
    </style:style>
    <style:style style:name="P302" style:family="paragraph" style:parent-style-name="Standard">
      <style:paragraph-properties fo:margin-left="0.5in" fo:margin-right="0in" fo:text-indent="0in" style:auto-text-indent="false"/>
      <style:text-properties style:font-name="Verdana" fo:font-size="8pt" officeooo:paragraph-rsid="00bd49ac" style:font-size-asian="8pt" style:font-size-complex="8pt"/>
    </style:style>
    <style:style style:name="P303" style:family="paragraph" style:parent-style-name="Standard">
      <style:paragraph-properties fo:margin-left="0.5in" fo:margin-right="0in" fo:text-indent="0.5in" style:auto-text-indent="false"/>
      <style:text-properties style:font-name="Verdana" fo:font-size="8pt" officeooo:paragraph-rsid="00bd49ac" style:font-size-asian="8pt" style:font-size-complex="8pt"/>
    </style:style>
    <style:style style:name="P304" style:family="paragraph" style:parent-style-name="Standard">
      <loext:graphic-properties draw:fill="solid" draw:fill-color="#eeeeee"/>
      <style:paragraph-properties fo:background-color="#eeeeee" fo:padding-left="0.4307in" fo:padding-right="0in" fo:padding-top="0in" fo:padding-bottom="0in" fo:border-left="4.51pt solid #3f87a6" fo:border-right="none" fo:border-top="none" fo:border-bottom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a1466"/>
    </style:style>
    <style:style style:name="P305" style:family="paragraph" style:parent-style-name="Standard">
      <loext:graphic-properties draw:fill="solid" draw:fill-color="#eeeeee"/>
      <style:paragraph-properties fo:background-color="#eeeeee" fo:padding-left="0.4307in" fo:padding-right="0in" fo:padding-top="0in" fo:padding-bottom="0in" fo:border-left="4.51pt solid #3f87a6" fo:border-right="none" fo:border-top="none" fo:border-bottom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a32a0"/>
    </style:style>
    <style:style style:name="P306" style:family="paragraph" style:parent-style-name="Standard">
      <loext:graphic-properties draw:fill="solid" draw:fill-color="#eeeeee"/>
      <style:paragraph-properties fo:background-color="#eeeeee" fo:padding-left="0.4307in" fo:padding-right="0in" fo:padding-top="0in" fo:padding-bottom="0in" fo:border-left="4.51pt solid #3f87a6" fo:border-right="none" fo:border-top="none" fo:border-bottom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35639"/>
    </style:style>
    <style:style style:name="P307" style:family="paragraph" style:parent-style-name="Standard">
      <loext:graphic-properties draw:fill="solid" draw:fill-color="#eeeeee"/>
      <style:paragraph-properties fo:background-color="#eeeeee" fo:padding-left="0.4307in" fo:padding-right="0in" fo:padding-top="0in" fo:padding-bottom="0in" fo:border-left="4.51pt solid #3f87a6" fo:border-right="none" fo:border-top="none" fo:border-bottom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999999" style:font-name="Consolas" fo:font-size="10pt" officeooo:paragraph-rsid="00ca1466" style:font-size-asian="10pt" style:font-name-complex="Courier New1" style:font-size-complex="10pt" loext:padding="0in" loext:border="none"/>
    </style:style>
    <style:style style:name="P308" style:family="paragraph" style:parent-style-name="Standard">
      <loext:graphic-properties draw:fill="solid" draw:fill-color="#eeeeee"/>
      <style:paragraph-properties fo:background-color="#eeeeee" fo:padding-left="0.4307in" fo:padding-right="0in" fo:padding-top="0in" fo:padding-bottom="0in" fo:border-left="4.51pt solid #3f87a6" fo:border-right="none" fo:border-top="none" fo:border-bottom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999999" style:font-name="Consolas" fo:font-size="10pt" officeooo:paragraph-rsid="00ca32a0" style:font-size-asian="10pt" style:font-name-complex="Courier New1" style:font-size-complex="10pt" loext:padding="0in" loext:border="none"/>
    </style:style>
    <style:style style:name="P309" style:family="paragraph" style:parent-style-name="Standard">
      <loext:graphic-properties draw:fill="solid" draw:fill-color="#eeeeee"/>
      <style:paragraph-properties fo:background-color="#eeeeee" fo:padding-left="0.4307in" fo:padding-right="0in" fo:padding-top="0in" fo:padding-bottom="0in" fo:border-left="4.51pt solid #3f87a6" fo:border-right="none" fo:border-top="none" fo:border-bottom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999999" style:font-name="Consolas" fo:font-size="10pt" officeooo:paragraph-rsid="00d35639" style:font-size-asian="10pt" style:font-name-complex="Courier New1" style:font-size-complex="10pt" loext:padding="0in" loext:border="none"/>
    </style:style>
    <style:style style:name="P310" style:family="paragraph" style:parent-style-name="Standard">
      <loext:graphic-properties draw:fill="solid" draw:fill-color="#eeeeee"/>
      <style:paragraph-properties fo:background-color="#eeeeee" fo:padding-left="0.4307in" fo:padding-right="0in" fo:padding-top="0in" fo:padding-bottom="0in" fo:border-left="4.51pt solid #3f87a6" fo:border-right="none" fo:border-top="none" fo:border-bottom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paragraph-rsid="00ca1466" style:font-size-asian="10pt" style:font-name-complex="Courier New1" style:font-size-complex="10pt" loext:padding="0in" loext:border="none"/>
    </style:style>
    <style:style style:name="P311" style:family="paragraph" style:parent-style-name="Standard">
      <loext:graphic-properties draw:fill="solid" draw:fill-color="#eeeeee"/>
      <style:paragraph-properties fo:background-color="#eeeeee" fo:padding-left="0.4307in" fo:padding-right="0in" fo:padding-top="0in" fo:padding-bottom="0in" fo:border-left="4.51pt solid #3f87a6" fo:border-right="none" fo:border-top="none" fo:border-bottom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paragraph-rsid="00d35639" style:font-size-asian="10pt" style:font-name-complex="Courier New1" style:font-size-complex="10pt" loext:padding="0in" loext:border="none"/>
    </style:style>
    <style:style style:name="P312" style:family="paragraph" style:parent-style-name="Standard">
      <loext:graphic-properties draw:fill="solid" draw:fill-color="#eeeeee"/>
      <style:paragraph-properties fo:background-color="#eeeeee" fo:padding-left="0.4307in" fo:padding-right="0in" fo:padding-top="0in" fo:padding-bottom="0in" fo:border-left="4.51pt solid #3f87a6" fo:border-right="none" fo:border-top="none" fo:border-bottom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708090" style:font-name="Consolas" fo:font-size="10pt" officeooo:paragraph-rsid="00ca1466" style:font-size-asian="10pt" style:font-name-complex="Courier New1" style:font-size-complex="10pt" loext:padding="0in" loext:border="none"/>
    </style:style>
    <style:style style:name="P313" style:family="paragraph" style:parent-style-name="Standard">
      <loext:graphic-properties draw:fill="solid" draw:fill-color="#ffffff"/>
      <style:paragraph-properties fo:margin-top="0in" fo:margin-bottom="0.25in" loext:contextual-spacing="false" fo:background-color="#ffffff"/>
      <style:text-properties fo:color="#333333" style:font-name="Arial" fo:font-size="13.5pt" officeooo:paragraph-rsid="00ca1466" style:font-size-asian="13.5pt" style:font-name-complex="Arial2" style:font-size-complex="13.5pt"/>
    </style:style>
    <style:style style:name="P314" style:family="paragraph" style:parent-style-name="Standard">
      <loext:graphic-properties draw:fill="solid" draw:fill-color="#ffffff"/>
      <style:paragraph-properties fo:margin-top="0in" fo:margin-bottom="0.25in" loext:contextual-spacing="false" fo:background-color="#ffffff"/>
      <style:text-properties fo:color="#333333" style:font-name="Arial" fo:font-size="12pt" officeooo:paragraph-rsid="00ca1466" style:font-size-asian="12pt" style:font-name-complex="Arial2" style:font-size-complex="12pt"/>
    </style:style>
    <style:style style:name="P315" style:family="paragraph" style:parent-style-name="Normal_20__28_Web_29_">
      <loext:graphic-properties draw:fill="solid" draw:fill-color="#ffffff"/>
      <style:paragraph-properties fo:margin-top="0in" fo:margin-bottom="0.25in" loext:contextual-spacing="false" fo:background-color="#ffffff"/>
      <style:text-properties fo:color="#333333" style:font-name="Arial" fo:font-size="10pt" officeooo:paragraph-rsid="00dd7aad" style:font-size-asian="10pt" style:font-name-complex="Arial2" style:font-size-complex="10pt"/>
    </style:style>
    <style:style style:name="P316" style:family="paragraph" style:parent-style-name="Standard">
      <loext:graphic-properties draw:fill="solid" draw:fill-color="#e4f0f5"/>
      <style:paragraph-properties fo:margin-top="0in" fo:margin-bottom="0.2083in" loext:contextual-spacing="false" style:line-height-at-least="0.198in" fo:background-color="#e4f0f5" fo:padding-left="0.1528in" fo:padding-right="0in" fo:padding-top="0in" fo:padding-bottom="0in" fo:border-left="4.51pt solid #3f87a6" fo:border-right="none" fo:border-top="none" fo:border-bottom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3.5pt" officeooo:paragraph-rsid="00ca1466" style:font-size-asian="13.5pt" style:font-name-complex="Courier New1" style:font-size-complex="13.5pt"/>
    </style:style>
    <style:style style:name="P317" style:family="paragraph" style:parent-style-name="summary">
      <loext:graphic-properties draw:fill="solid" draw:fill-color="#ffffff"/>
      <style:paragraph-properties fo:margin-top="0in" fo:margin-bottom="0.2083in" loext:contextual-spacing="false" fo:background-color="#ffffff" fo:padding-left="0in" fo:padding-right="0in" fo:padding-top="0.2083in" fo:padding-bottom="0.2083in" fo:border-left="0.26pt solid #83d0f2" fo:border-right="0.26pt solid #83d0f2" fo:border-top="4.51pt solid #83d0f2" fo:border-bottom="4.51pt solid #83d0f2"/>
      <style:text-properties fo:color="#333333" style:font-name="Arial" fo:font-size="10pt" officeooo:paragraph-rsid="00dd7aad" style:font-size-asian="10pt" style:font-name-complex="Arial2" style:font-size-complex="10pt"/>
    </style:style>
    <style:style style:name="P318" style:family="paragraph" style:parent-style-name="Normal_20__28_Web_29_">
      <loext:graphic-properties draw:fill="solid" draw:fill-color="#ffffff"/>
      <style:paragraph-properties fo:margin-top="0in" fo:margin-bottom="0.1417in" loext:contextual-spacing="false" fo:background-color="#ffffff"/>
      <style:text-properties fo:color="#333333" style:font-name="Helvetica Neue" fo:letter-spacing="0.002in" officeooo:paragraph-rsid="00e46dde"/>
    </style:style>
    <style:style style:name="P319" style:family="paragraph" style:parent-style-name="Normal_20__28_Web_29_">
      <loext:graphic-properties draw:fill="solid" draw:fill-color="#ffffff"/>
      <style:paragraph-properties fo:margin-top="0in" fo:margin-bottom="0.1417in" loext:contextual-spacing="false" fo:background-color="#ffffff"/>
      <style:text-properties officeooo:paragraph-rsid="00e46dde"/>
    </style:style>
    <style:style style:name="P320" style:family="paragraph" style:parent-style-name="comments-section">
      <loext:graphic-properties draw:fill="solid" draw:fill-color="#ffffff"/>
      <style:paragraph-properties fo:margin-top="0in" fo:margin-bottom="0.1417in" loext:contextual-spacing="false" fo:background-color="#ffffff"/>
      <style:text-properties fo:color="#333333" style:font-name="Helvetica Neue" fo:letter-spacing="0.002in" officeooo:paragraph-rsid="00e46dde"/>
    </style:style>
    <style:style style:name="P321" style:family="paragraph" style:parent-style-name="comments-section">
      <loext:graphic-properties draw:fill="solid" draw:fill-color="#ffffff"/>
      <style:paragraph-properties fo:margin-top="0in" fo:margin-bottom="0.1417in" loext:contextual-spacing="false" fo:background-color="#ffffff"/>
      <style:text-properties officeooo:paragraph-rsid="00e46dde"/>
    </style:style>
    <style:style style:name="P322" style:family="paragraph" style:parent-style-name="List_20_Paragraph">
      <style:text-properties fo:color="#637c84" style:font-name="Menlo" fo:font-size="10pt" officeooo:paragraph-rsid="00e160ed" fo:background-color="#f8f5ec" style:font-name-asian="Times New Roman" style:font-size-asian="10pt" style:font-name-complex="Menlo1" style:font-size-complex="10pt" loext:padding="0in" loext:border="none"/>
    </style:style>
    <style:style style:name="P323" style:family="paragraph" style:parent-style-name="Normal_20__28_Web_29_">
      <loext:graphic-properties draw:fill="solid" draw:fill-color="#f9f9f9"/>
      <style:paragraph-properties fo:margin-top="0.1043in" fo:margin-bottom="0.1043in" loext:contextual-spacing="false" fo:background-color="#f9f9f9"/>
      <style:text-properties fo:color="#484848" style:font-name="Helvetica Neue" fo:font-size="13.5pt" officeooo:paragraph-rsid="00e46dde" style:font-size-asian="13.5pt" style:font-size-complex="13.5pt"/>
    </style:style>
    <style:style style:name="P324" style:family="paragraph" style:parent-style-name="HTML_20_Preformatted">
      <loext:graphic-properties draw:fill="solid" draw:fill-color="#efefef"/>
      <style:paragraph-properties fo:text-align="justify" style:justify-single-word="false" fo:background-color="#efefef" fo:padding="0.0693in" fo:border="0.74pt solid #dddddd"/>
      <style:text-properties officeooo:paragraph-rsid="00e160ed"/>
    </style:style>
    <style:style style:name="P325" style:family="paragraph" style:parent-style-name="HTML_20_Preformatted">
      <style:paragraph-properties fo:margin-left="-0.1457in" fo:margin-right="-0.1457in" fo:text-indent="0in" style:auto-text-indent="false"/>
      <style:text-properties officeooo:paragraph-rsid="00e46dde"/>
    </style:style>
    <style:style style:name="P326" style:family="paragraph" style:parent-style-name="HTML_20_Preformatted">
      <loext:graphic-properties draw:fill="solid" draw:fill-color="#fffef7"/>
      <style:paragraph-properties fo:background-color="#fffef7" fo:padding="0.1665in" fo:border="0.74pt solid #ece9d1"/>
      <style:text-properties fo:color="#000000" style:font-name="Consolas" fo:font-size="12pt" officeooo:paragraph-rsid="00e46dde" style:font-size-asian="12pt" style:font-size-complex="12pt" loext:padding="0in" loext:border="none"/>
    </style:style>
    <style:style style:name="P327" style:family="paragraph" style:parent-style-name="HTML_20_Preformatted">
      <loext:graphic-properties draw:fill="solid" draw:fill-color="#fffef7"/>
      <style:paragraph-properties fo:background-color="#fffef7" fo:padding="0.1665in" fo:border="0.74pt solid #ece9d1"/>
      <style:text-properties officeooo:paragraph-rsid="00e46dde"/>
    </style:style>
    <style:style style:name="P3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1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4" style:family="paragraph" style:parent-style-name="HTML_20_Preformatted" style:list-style-name="WWNum56">
      <loext:graphic-properties draw:fill="solid" draw:fill-color="#f3f5f6"/>
      <style:paragraph-properties fo:line-height="115%" fo:background-color="#f3f5f6"/>
      <style:text-properties officeooo:paragraph-rsid="00da1d4c"/>
    </style:style>
    <style:style style:name="P335" style:family="paragraph" style:parent-style-name="HTML_20_Preformatted" style:list-style-name="WWNum56">
      <loext:graphic-properties draw:fill="solid" draw:fill-color="#f3f5f6"/>
      <style:paragraph-properties fo:line-height="115%" fo:background-color="#f3f5f6"/>
      <style:text-properties fo:color="#39464e" style:font-name="Andale Mono" fo:font-size="10.5pt" officeooo:paragraph-rsid="00da1d4c" style:font-size-asian="10.5pt" style:font-size-complex="10.5pt"/>
    </style:style>
    <style:style style:name="P336" style:family="paragraph" style:parent-style-name="HTML_20_Preformatted" style:list-style-name="WWNum69">
      <loext:graphic-properties draw:fill="solid" draw:fill-color="#543729"/>
      <style:paragraph-properties fo:background-color="#543729"/>
      <style:text-properties officeooo:paragraph-rsid="00f2621a"/>
    </style:style>
    <style:style style:name="P337" style:family="paragraph" style:parent-style-name="HTML_20_Preformatted" style:list-style-name="WWNum61">
      <loext:graphic-properties draw:fill="solid" draw:fill-color="#f2f2f2"/>
      <style:paragraph-properties fo:margin-left="0.5in" fo:margin-right="0.1665in" style:line-height-at-least="0.25in" fo:text-indent="-0.25in" style:auto-text-indent="false" fo:background-color="#f2f2f2" style:vertical-align="top"/>
      <style:text-properties officeooo:paragraph-rsid="0156f8c0"/>
    </style:style>
    <style:style style:name="P338" style:family="paragraph" style:parent-style-name="HTML_20_Preformatted" style:list-style-name="WWNum61">
      <loext:graphic-properties draw:fill="solid" draw:fill-color="#f2f2f2"/>
      <style:paragraph-properties fo:margin-left="0.5in" fo:margin-right="0.1665in" style:line-height-at-least="0.25in" fo:text-indent="-0.25in" style:auto-text-indent="false" fo:background-color="#f2f2f2" style:vertical-align="top"/>
      <style:text-properties fo:color="#040404" style:font-name="Monaco" fo:font-size="9pt" officeooo:paragraph-rsid="0156f8c0" fo:background-color="#f2f2f2" style:font-size-asian="9pt" style:font-size-complex="9pt"/>
    </style:style>
    <style:style style:name="P339" style:family="paragraph" style:parent-style-name="Heading_20_1">
      <style:paragraph-properties fo:break-before="page"/>
    </style:style>
    <style:style style:name="P340" style:family="paragraph" style:parent-style-name="Heading_20_1">
      <style:paragraph-properties fo:break-before="page"/>
      <style:text-properties officeooo:rsid="004c92ab" officeooo:paragraph-rsid="004c92ab"/>
    </style:style>
    <style:style style:name="P341" style:family="paragraph" style:parent-style-name="Heading_20_2">
      <style:text-properties officeooo:paragraph-rsid="017285a6"/>
    </style:style>
    <style:style style:name="P342" style:family="paragraph" style:parent-style-name="Heading_20_2">
      <style:text-properties officeooo:paragraph-rsid="0062970e"/>
    </style:style>
    <style:style style:name="P343" style:family="paragraph" style:parent-style-name="Heading_20_2" style:list-style-name=""/>
    <style:style style:name="P344" style:family="paragraph" style:parent-style-name="Heading_20_2" style:list-style-name="">
      <style:text-properties officeooo:paragraph-rsid="004dc764"/>
    </style:style>
    <style:style style:name="P345" style:family="paragraph" style:parent-style-name="Heading_20_2">
      <style:text-properties officeooo:paragraph-rsid="0156f8c0"/>
    </style:style>
    <style:style style:name="P346" style:family="paragraph" style:parent-style-name="Heading_20_2">
      <style:paragraph-properties fo:break-before="page"/>
    </style:style>
    <style:style style:name="P347" style:family="paragraph" style:parent-style-name="Heading_20_2">
      <style:paragraph-properties fo:break-before="page"/>
      <style:text-properties officeooo:paragraph-rsid="007061c8"/>
    </style:style>
    <style:style style:name="P348" style:family="paragraph" style:parent-style-name="Heading_20_2">
      <style:paragraph-properties fo:break-before="page"/>
      <style:text-properties officeooo:paragraph-rsid="01079a43"/>
    </style:style>
    <style:style style:name="P349" style:family="paragraph" style:parent-style-name="Heading_20_2">
      <style:paragraph-properties fo:break-before="page"/>
      <style:text-properties officeooo:paragraph-rsid="01446914"/>
    </style:style>
    <style:style style:name="P350" style:family="paragraph" style:parent-style-name="Heading_20_2">
      <style:paragraph-properties fo:break-before="page"/>
      <style:text-properties officeooo:paragraph-rsid="004dc764"/>
    </style:style>
    <style:style style:name="P351" style:family="paragraph" style:parent-style-name="List_20_Paragraph" style:list-style-name="WWNum46">
      <style:text-properties officeooo:paragraph-rsid="00d1986b"/>
    </style:style>
    <style:style style:name="P352" style:family="paragraph" style:parent-style-name="List_20_Paragraph" style:list-style-name="WWNum49">
      <style:text-properties officeooo:paragraph-rsid="00d7237b"/>
    </style:style>
    <style:style style:name="P353" style:family="paragraph" style:parent-style-name="List_20_Paragraph" style:list-style-name="WWNum51">
      <style:text-properties officeooo:paragraph-rsid="00d7237b"/>
    </style:style>
    <style:style style:name="P354" style:family="paragraph" style:parent-style-name="List_20_Paragraph" style:list-style-name="WWNum50">
      <style:text-properties officeooo:paragraph-rsid="00d7237b"/>
    </style:style>
    <style:style style:name="P355" style:family="paragraph" style:parent-style-name="List_20_Paragraph" style:list-style-name="WWNum52">
      <style:text-properties officeooo:paragraph-rsid="00d7237b"/>
    </style:style>
    <style:style style:name="P356" style:family="paragraph" style:parent-style-name="List_20_Paragraph" style:list-style-name="WWNum53">
      <style:text-properties officeooo:paragraph-rsid="00d88fe2"/>
    </style:style>
    <style:style style:name="P357" style:family="paragraph" style:parent-style-name="List_20_Paragraph" style:list-style-name="WWNum54">
      <style:text-properties officeooo:paragraph-rsid="00d97f63"/>
    </style:style>
    <style:style style:name="P358" style:family="paragraph" style:parent-style-name="List_20_Paragraph" style:list-style-name="WWNum55">
      <style:text-properties style:font-name="Verdana" fo:font-size="8pt" officeooo:paragraph-rsid="00da1d4c" style:font-size-asian="8pt" style:font-size-complex="8pt"/>
    </style:style>
    <style:style style:name="P359" style:family="paragraph" style:parent-style-name="List_20_Paragraph" style:list-style-name="WWNum56">
      <style:text-properties style:font-name="Verdana" fo:font-size="8pt" officeooo:paragraph-rsid="00da1d4c" style:font-size-asian="8pt" style:font-size-complex="8pt"/>
    </style:style>
    <style:style style:name="P360" style:family="paragraph" style:parent-style-name="List_20_Paragraph" style:list-style-name="WWNum57">
      <style:text-properties officeooo:paragraph-rsid="00dd311f"/>
    </style:style>
    <style:style style:name="P361" style:family="paragraph" style:parent-style-name="List_20_Paragraph" style:list-style-name="WWNum102">
      <style:text-properties style:font-name="Arial" officeooo:paragraph-rsid="00e160ed" style:font-name-complex="Arial2"/>
    </style:style>
    <style:style style:name="P362" style:family="paragraph" style:parent-style-name="List_20_Paragraph" style:list-style-name="WWNum62">
      <style:text-properties officeooo:paragraph-rsid="015bff84"/>
    </style:style>
    <style:style style:name="P363" style:family="paragraph" style:parent-style-name="List_20_Paragraph" style:list-style-name="WWNum61">
      <style:text-properties officeooo:paragraph-rsid="0156f8c0"/>
    </style:style>
    <style:style style:name="P364" style:family="paragraph" style:parent-style-name="List_20_Paragraph" style:list-style-name="WWNum60">
      <style:text-properties officeooo:paragraph-rsid="0156f8c0"/>
    </style:style>
    <style:style style:name="P365" style:family="paragraph" style:parent-style-name="List_20_Paragraph" style:list-style-name="WWNum67">
      <style:text-properties officeooo:paragraph-rsid="00f2621a"/>
    </style:style>
    <style:style style:name="P366" style:family="paragraph" style:parent-style-name="List_20_Paragraph" style:list-style-name="WWNum68">
      <style:text-properties officeooo:paragraph-rsid="00f2621a"/>
    </style:style>
    <style:style style:name="P367" style:family="paragraph" style:parent-style-name="List_20_Paragraph" style:list-style-name="WWNum69">
      <style:text-properties officeooo:paragraph-rsid="00f2621a"/>
    </style:style>
    <style:style style:name="P368" style:family="paragraph" style:parent-style-name="List_20_Paragraph" style:list-style-name="WWNum70">
      <style:text-properties officeooo:paragraph-rsid="00f2621a"/>
    </style:style>
    <style:style style:name="P369" style:family="paragraph" style:parent-style-name="List_20_Paragraph" style:list-style-name="WWNum72">
      <style:text-properties officeooo:paragraph-rsid="00f4b39c"/>
    </style:style>
    <style:style style:name="P370" style:family="paragraph" style:parent-style-name="List_20_Paragraph" style:list-style-name="WWNum73">
      <style:text-properties officeooo:paragraph-rsid="00f4b39c"/>
    </style:style>
    <style:style style:name="P371" style:family="paragraph" style:parent-style-name="List_20_Paragraph" style:list-style-name="WWNum74">
      <style:text-properties officeooo:paragraph-rsid="00f4b39c"/>
    </style:style>
    <style:style style:name="P372" style:family="paragraph" style:parent-style-name="List_20_Paragraph" style:list-style-name="WWNum75">
      <style:text-properties officeooo:paragraph-rsid="00f4b39c"/>
    </style:style>
    <style:style style:name="P373" style:family="paragraph" style:parent-style-name="Preformatted_20_Text" style:list-style-name="L27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</style:style>
    <style:style style:name="P374" style:family="paragraph" style:parent-style-name="Preformatted_20_Text" style:list-style-name="L27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size="10pt" style:font-size-asian="10pt" style:font-size-complex="10pt"/>
    </style:style>
    <style:style style:name="P375" style:family="paragraph" style:parent-style-name="Standard" style:list-style-name="L1">
      <style:text-properties officeooo:rsid="001e2348" officeooo:paragraph-rsid="00201ca9"/>
    </style:style>
    <style:style style:name="P376" style:family="paragraph" style:parent-style-name="Standard" style:list-style-name="L2">
      <style:text-properties officeooo:rsid="001e2348" officeooo:paragraph-rsid="00201ca9"/>
    </style:style>
    <style:style style:name="P377" style:family="paragraph" style:parent-style-name="Standard" style:list-style-name="L3">
      <style:text-properties officeooo:rsid="0034a489" officeooo:paragraph-rsid="003fc001"/>
    </style:style>
    <style:style style:name="P378" style:family="paragraph" style:parent-style-name="Standard" style:list-style-name="L4">
      <style:text-properties officeooo:rsid="0034a489" officeooo:paragraph-rsid="003fc001"/>
    </style:style>
    <style:style style:name="P379" style:family="paragraph" style:parent-style-name="Standard" style:list-style-name="L33">
      <style:text-properties officeooo:rsid="004dc764" officeooo:paragraph-rsid="004dc764"/>
    </style:style>
    <style:style style:name="P380" style:family="paragraph" style:parent-style-name="Standard" style:list-style-name="L34">
      <style:text-properties officeooo:rsid="0058737b" officeooo:paragraph-rsid="0058737b"/>
    </style:style>
    <style:style style:name="P381" style:family="paragraph" style:parent-style-name="Standard" style:list-style-name="L35">
      <style:text-properties officeooo:rsid="0058737b" officeooo:paragraph-rsid="0058737b"/>
    </style:style>
    <style:style style:name="P382" style:family="paragraph" style:parent-style-name="Text_20_body" style:list-style-name="L5">
      <style:text-properties fo:language="uk" fo:country="UA" officeooo:rsid="005c1608" officeooo:paragraph-rsid="005c1608" style:font-size-asian="10.5pt"/>
    </style:style>
    <style:style style:name="P383" style:family="paragraph" style:parent-style-name="Text_20_body" style:list-style-name="L6">
      <style:text-properties fo:language="uk" fo:country="UA" officeooo:rsid="005cd063" officeooo:paragraph-rsid="005cd063" style:font-size-asian="10.5pt"/>
    </style:style>
    <style:style style:name="P384" style:family="paragraph" style:parent-style-name="Text_20_body" style:list-style-name="L7">
      <style:text-properties fo:language="uk" fo:country="UA" officeooo:rsid="00607edb" officeooo:paragraph-rsid="00607edb" style:font-size-asian="10.5pt"/>
    </style:style>
    <style:style style:name="P385" style:family="paragraph" style:parent-style-name="Text_20_body" style:list-style-name="L8">
      <style:text-properties fo:language="uk" fo:country="UA" officeooo:rsid="00607edb" officeooo:paragraph-rsid="00607edb" style:font-size-asian="10.5pt"/>
    </style:style>
    <style:style style:name="P386" style:family="paragraph" style:parent-style-name="Text_20_body" style:list-style-name="L9">
      <style:text-properties fo:language="uk" fo:country="UA" officeooo:rsid="00607edb" officeooo:paragraph-rsid="00607edb" style:font-size-asian="10.5pt"/>
    </style:style>
    <style:style style:name="P387" style:family="paragraph" style:parent-style-name="Text_20_body" style:list-style-name="L10">
      <style:text-properties fo:language="uk" fo:country="UA" officeooo:rsid="00607edb" officeooo:paragraph-rsid="00607edb" style:font-size-asian="10.5pt"/>
    </style:style>
    <style:style style:name="P388" style:family="paragraph" style:parent-style-name="Text_20_body" style:list-style-name="L11">
      <style:text-properties fo:language="uk" fo:country="UA" officeooo:rsid="00607edb" officeooo:paragraph-rsid="00607edb" style:font-size-asian="10.5pt"/>
    </style:style>
    <style:style style:name="P389" style:family="paragraph" style:parent-style-name="Text_20_body" style:list-style-name="L12">
      <style:text-properties fo:language="uk" fo:country="UA" officeooo:rsid="00607edb" officeooo:paragraph-rsid="00607edb" style:font-size-asian="10.5pt"/>
    </style:style>
    <style:style style:name="P390" style:family="paragraph" style:parent-style-name="Text_20_body" style:list-style-name="L7">
      <style:text-properties fo:language="uk" fo:country="UA" fo:font-weight="bold" officeooo:rsid="00607edb" officeooo:paragraph-rsid="00607edb" style:font-size-asian="10.5pt" style:font-weight-asian="bold" style:font-weight-complex="bold"/>
    </style:style>
    <style:style style:name="P391" style:family="paragraph" style:parent-style-name="Text_20_body" style:list-style-name="L13">
      <style:text-properties officeooo:rsid="0066b706" officeooo:paragraph-rsid="0066b706"/>
    </style:style>
    <style:style style:name="P392" style:family="paragraph" style:parent-style-name="Text_20_body" style:list-style-name="L14"/>
    <style:style style:name="P393" style:family="paragraph" style:parent-style-name="Text_20_body" style:list-style-name="L15"/>
    <style:style style:name="P394" style:family="paragraph" style:parent-style-name="Text_20_body" style:list-style-name="L16"/>
    <style:style style:name="P395" style:family="paragraph" style:parent-style-name="Text_20_body" style:list-style-name="L17"/>
    <style:style style:name="P396" style:family="paragraph" style:parent-style-name="Text_20_body" style:list-style-name="L18"/>
    <style:style style:name="P397" style:family="paragraph" style:parent-style-name="Text_20_body" style:list-style-name="L19"/>
    <style:style style:name="P398" style:family="paragraph" style:parent-style-name="Text_20_body" style:list-style-name="L20">
      <style:text-properties officeooo:rsid="0100a07a" officeooo:paragraph-rsid="0100a07a"/>
    </style:style>
    <style:style style:name="P399" style:family="paragraph" style:parent-style-name="Text_20_body" style:list-style-name="L21">
      <style:text-properties officeooo:rsid="0100a07a" officeooo:paragraph-rsid="0100a07a"/>
    </style:style>
    <style:style style:name="P400" style:family="paragraph" style:parent-style-name="Text_20_body" style:list-style-name="L22">
      <style:text-properties officeooo:rsid="0078b704" officeooo:paragraph-rsid="0078b704"/>
    </style:style>
    <style:style style:name="P401" style:family="paragraph" style:parent-style-name="Text_20_body" style:list-style-name="WWNum22">
      <style:text-properties style:font-name="Liberation Sans"/>
    </style:style>
    <style:style style:name="P402" style:family="paragraph" style:parent-style-name="Text_20_body" style:list-style-name="WWNum22">
      <style:text-properties style:font-name="Liberation Sans" officeooo:paragraph-rsid="007f2d2a"/>
    </style:style>
    <style:style style:name="P403" style:family="paragraph" style:parent-style-name="Text_20_body" style:list-style-name="WWNum105">
      <style:text-properties style:font-name="Liberation Sans" fo:font-size="12pt" style:font-size-asian="12pt" style:font-size-complex="12pt"/>
    </style:style>
    <style:style style:name="P404" style:family="paragraph" style:parent-style-name="Text_20_body" style:list-style-name="WWNum108">
      <style:text-properties style:font-name="Liberation Sans" fo:font-size="12pt" style:font-size-asian="12pt" style:font-size-complex="12pt"/>
    </style:style>
    <style:style style:name="P405" style:family="paragraph" style:parent-style-name="Text_20_body" style:list-style-name="WWNum110">
      <style:text-properties style:font-name="Liberation Sans" fo:font-size="12pt" style:font-size-asian="12pt" style:font-size-complex="12pt"/>
    </style:style>
    <style:style style:name="P406" style:family="paragraph" style:parent-style-name="Text_20_body" style:list-style-name="WWNum112">
      <style:text-properties style:font-name="Liberation Sans"/>
    </style:style>
    <style:style style:name="P407" style:family="paragraph" style:parent-style-name="Text_20_body" style:list-style-name="WWNum116">
      <style:text-properties style:font-name="Liberation Sans"/>
    </style:style>
    <style:style style:name="P408" style:family="paragraph" style:parent-style-name="Text_20_body" style:list-style-name="WWNum59">
      <style:text-properties style:font-name="Liberation Sans"/>
    </style:style>
    <style:style style:name="P409" style:family="paragraph" style:parent-style-name="Text_20_body" style:list-style-name="WWNum122">
      <style:text-properties style:font-name="Liberation Sans"/>
    </style:style>
    <style:style style:name="P410" style:family="paragraph" style:parent-style-name="Text_20_body" style:list-style-name="WWNum123">
      <style:text-properties style:font-name="Liberation Sans"/>
    </style:style>
    <style:style style:name="P411" style:family="paragraph" style:parent-style-name="Text_20_body" style:list-style-name="L28">
      <style:text-properties style:font-name="Liberation Sans"/>
    </style:style>
    <style:style style:name="P412" style:family="paragraph" style:parent-style-name="Text_20_body" style:list-style-name="L29">
      <style:text-properties style:font-name="Liberation Sans"/>
    </style:style>
    <style:style style:name="P413" style:family="paragraph" style:parent-style-name="Text_20_body" style:list-style-name="L30">
      <style:text-properties style:font-name="Liberation Sans"/>
    </style:style>
    <style:style style:name="P414" style:family="paragraph" style:parent-style-name="Text_20_body" style:list-style-name="L31">
      <style:text-properties style:font-name="Liberation Sans"/>
    </style:style>
    <style:style style:name="P415" style:family="paragraph" style:parent-style-name="Text_20_body" style:list-style-name="L32">
      <style:text-properties style:font-name="Liberation Sans"/>
    </style:style>
    <style:style style:name="P416" style:family="paragraph" style:parent-style-name="Text_20_body" style:list-style-name="WWNum22">
      <style:paragraph-properties fo:text-align="center" style:justify-single-word="false"/>
      <style:text-properties officeooo:paragraph-rsid="007f2d2a"/>
    </style:style>
    <style:style style:name="P417" style:family="paragraph" style:parent-style-name="Text_20_body" style:list-style-name="WWNum23"/>
    <style:style style:name="P418" style:family="paragraph" style:parent-style-name="Text_20_body" style:list-style-name="WWNum24"/>
    <style:style style:name="P419" style:family="paragraph" style:parent-style-name="Text_20_body" style:list-style-name="L23"/>
    <style:style style:name="P420" style:family="paragraph" style:parent-style-name="Text_20_body" style:list-style-name="L24"/>
    <style:style style:name="P421" style:family="paragraph" style:parent-style-name="Text_20_body" style:list-style-name="WWNum25"/>
    <style:style style:name="P422" style:family="paragraph" style:parent-style-name="Text_20_body" style:list-style-name="WWNum31"/>
    <style:style style:name="P423" style:family="paragraph" style:parent-style-name="Text_20_body" style:list-style-name="WWNum31">
      <style:text-properties officeooo:paragraph-rsid="00adf30c"/>
    </style:style>
    <style:style style:name="P424" style:family="paragraph" style:parent-style-name="Text_20_body" style:list-style-name="WWNum32"/>
    <style:style style:name="P425" style:family="paragraph" style:parent-style-name="Text_20_body" style:list-style-name="WWNum33"/>
    <style:style style:name="P426" style:family="paragraph" style:parent-style-name="Text_20_body" style:list-style-name="WWNum99"/>
    <style:style style:name="P427" style:family="paragraph" style:parent-style-name="Text_20_body" style:list-style-name="WWNum36"/>
    <style:style style:name="P428" style:family="paragraph" style:parent-style-name="Text_20_body" style:list-style-name="WWNum37"/>
    <style:style style:name="P429" style:family="paragraph" style:parent-style-name="Text_20_body" style:list-style-name="WWNum38"/>
    <style:style style:name="P430" style:family="paragraph" style:parent-style-name="Text_20_body" style:list-style-name="WWNum41"/>
    <style:style style:name="P431" style:family="paragraph" style:parent-style-name="Text_20_body" style:list-style-name="WWNum42"/>
    <style:style style:name="P432" style:family="paragraph" style:parent-style-name="Text_20_body" style:list-style-name="WWNum43"/>
    <style:style style:name="P433" style:family="paragraph" style:parent-style-name="Text_20_body" style:list-style-name="WWNum44"/>
    <style:style style:name="P434" style:family="paragraph" style:parent-style-name="Text_20_body" style:list-style-name="WWNum45"/>
    <style:style style:name="P435" style:family="paragraph" style:parent-style-name="Text_20_body" style:list-style-name="WWNum47"/>
    <style:style style:name="P436" style:family="paragraph" style:parent-style-name="Text_20_body" style:list-style-name="WWNum48"/>
    <style:style style:name="P437" style:family="paragraph" style:parent-style-name="Text_20_body" style:list-style-name="WWNum117"/>
    <style:style style:name="P438" style:family="paragraph" style:parent-style-name="Text_20_body" style:list-style-name="WWNum103"/>
    <style:style style:name="P439" style:family="paragraph" style:parent-style-name="Text_20_body" style:list-style-name="WWNum104"/>
    <style:style style:name="P440" style:family="paragraph" style:parent-style-name="Text_20_body" style:list-style-name="WWNum97"/>
    <style:style style:name="P441" style:family="paragraph" style:parent-style-name="Text_20_body" style:list-style-name="WWNum106"/>
    <style:style style:name="P442" style:family="paragraph" style:parent-style-name="Text_20_body" style:list-style-name="WWNum107"/>
    <style:style style:name="P443" style:family="paragraph" style:parent-style-name="Text_20_body" style:list-style-name="WWNum108"/>
    <style:style style:name="P444" style:family="paragraph" style:parent-style-name="Text_20_body" style:list-style-name="WWNum110"/>
    <style:style style:name="P445" style:family="paragraph" style:parent-style-name="Text_20_body" style:list-style-name="WWNum111"/>
    <style:style style:name="P446" style:family="paragraph" style:parent-style-name="Text_20_body" style:list-style-name="WWNum112"/>
    <style:style style:name="P447" style:family="paragraph" style:parent-style-name="Text_20_body" style:list-style-name="WWNum113"/>
    <style:style style:name="P448" style:family="paragraph" style:parent-style-name="Text_20_body" style:list-style-name="L27"/>
    <style:style style:name="P449" style:family="paragraph" style:parent-style-name="Text_20_body" style:list-style-name="WWNum97">
      <style:text-properties fo:color="#333333" style:font-name="Liberation Sans" fo:font-size="12pt" fo:letter-spacing="0.002in" officeooo:paragraph-rsid="0152300e" style:font-name-asian="Times New Roman" style:font-size-asian="12pt" style:font-size-complex="12pt"/>
    </style:style>
    <style:style style:name="P450" style:family="paragraph" style:parent-style-name="Text_20_body" style:list-style-name="WWNum114"/>
    <style:style style:name="P451" style:family="paragraph" style:parent-style-name="Text_20_body" style:list-style-name="WWNum115"/>
    <style:style style:name="P452" style:family="paragraph" style:parent-style-name="Text_20_body" style:list-style-name="WWNum63"/>
    <style:style style:name="P453" style:family="paragraph" style:parent-style-name="Text_20_body" style:list-style-name="WWNum64"/>
    <style:style style:name="P454" style:family="paragraph" style:parent-style-name="Text_20_body" style:list-style-name="WWNum65"/>
    <style:style style:name="P455" style:family="paragraph" style:parent-style-name="Text_20_body" style:list-style-name="WWNum66"/>
    <style:style style:name="P456" style:family="paragraph" style:parent-style-name="Text_20_body" style:list-style-name="WWNum100"/>
    <style:style style:name="P457" style:family="paragraph" style:parent-style-name="Text_20_body" style:list-style-name="WWNum95"/>
    <style:style style:name="P458" style:family="paragraph" style:parent-style-name="Text_20_body" style:list-style-name="WWNum71"/>
    <style:style style:name="P459" style:family="paragraph" style:parent-style-name="Text_20_body" style:list-style-name="WWNum120"/>
    <style:style style:name="P460" style:family="paragraph" style:parent-style-name="Text_20_body" style:list-style-name="WWNum121"/>
    <style:style style:name="P461" style:family="paragraph" style:parent-style-name="Text_20_body" style:list-style-name="L29"/>
    <style:style style:name="P462" style:family="paragraph" style:parent-style-name="Text_20_body" style:list-style-name="WWNum76"/>
    <style:style style:name="P463" style:family="paragraph" style:parent-style-name="Text_20_body" style:list-style-name="WWNum77"/>
    <style:style style:name="P464" style:family="paragraph" style:parent-style-name="Text_20_body" style:list-style-name="WWNum78"/>
    <style:style style:name="P465" style:family="paragraph" style:parent-style-name="Text_20_body" style:list-style-name="WWNum79"/>
    <style:style style:name="P466" style:family="paragraph" style:parent-style-name="Text_20_body" style:list-style-name="WWNum80"/>
    <style:style style:name="P467" style:family="paragraph" style:parent-style-name="Text_20_body" style:list-style-name="WWNum81"/>
    <style:style style:name="P468" style:family="paragraph" style:parent-style-name="Text_20_body" style:list-style-name="L25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222222" style:font-name="Liberation Sans" fo:font-size="12pt" fo:letter-spacing="normal" fo:font-style="normal" fo:font-weight="normal"/>
    </style:style>
    <style:style style:name="P469" style:family="paragraph" style:parent-style-name="Text_20_body" style:list-style-name="L26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222222" style:font-name="Liberation Sans" fo:font-size="12pt" fo:letter-spacing="normal" fo:font-style="normal" fo:font-weight="normal"/>
    </style:style>
    <style:style style:name="P470" style:family="paragraph" style:parent-style-name="Text_20_body" style:list-style-name="L25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222222" style:font-name="Liberation Sans" fo:font-size="12pt" fo:letter-spacing="normal" fo:font-style="normal" fo:font-weight="normal"/>
    </style:style>
    <style:style style:name="P471" style:family="paragraph" style:parent-style-name="Text_20_body" style:list-style-name="L26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222222" style:font-name="Liberation Sans" fo:font-size="12pt" fo:letter-spacing="normal" fo:font-style="normal" fo:font-weight="normal"/>
    </style:style>
    <style:style style:name="P472" style:family="paragraph" style:parent-style-name="Text_20_body" style:list-style-name="L29">
      <style:paragraph-properties fo:margin-top="0in" fo:margin-bottom="0.1665in" loext:contextual-spacing="false" fo:orphans="2" fo:widows="2"/>
      <style:text-properties fo:font-variant="normal" fo:text-transform="none" fo:color="#24292e" style:font-name="Liberation Sans" fo:font-size="12pt" fo:letter-spacing="normal" fo:font-style="normal" fo:font-weight="normal"/>
    </style:style>
    <style:style style:name="T1" style:family="text">
      <style:text-properties officeooo:rsid="00201ca9"/>
    </style:style>
    <style:style style:name="T2" style:family="text">
      <style:text-properties fo:color="#3b73af" style:text-line-through-style="none" style:text-line-through-type="none" style:text-underline-style="none" style:text-blinking="false"/>
    </style:style>
    <style:style style:name="T3" style:family="text">
      <style:text-properties fo:color="#3b73af" style:text-line-through-style="none" style:text-line-through-type="none" style:font-name="Calibri" fo:font-size="11pt" style:text-underline-style="none" style:text-blinking="false"/>
    </style:style>
    <style:style style:name="T4" style:family="text">
      <style:text-properties officeooo:rsid="0033107f"/>
    </style:style>
    <style:style style:name="T5" style:family="text">
      <style:text-properties style:font-name="Arial1" fo:font-size="10.5pt" fo:font-style="normal" fo:font-weight="normal" officeooo:rsid="0034a489"/>
    </style:style>
    <style:style style:name="T6" style:family="text">
      <style:text-properties fo:color="#333333"/>
    </style:style>
    <style:style style:name="T7" style:family="text">
      <style:text-properties fo:color="#333333" style:font-name="Arial" fo:font-size="13.5pt" fo:font-weight="bold" fo:background-color="#ffffff" loext:char-shading-value="0" style:font-name-asian="Times New Roman" style:font-size-asian="13.5pt" style:font-weight-asian="bold" style:font-name-complex="Arial2" style:font-size-complex="13.5pt" style:font-weight-complex="bold" loext:padding="0in" loext:border="none"/>
    </style:style>
    <style:style style:name="T8" style:family="text">
      <style:text-properties fo:color="#333333" style:font-name="Arial" fo:font-size="13.5pt" fo:background-color="#ffffff" loext:char-shading-value="0" style:font-name-asian="Times New Roman" style:font-size-asian="13.5pt" style:font-name-complex="Arial2" style:font-size-complex="13.5pt"/>
    </style:style>
    <style:style style:name="T9" style:family="text">
      <style:text-properties fo:color="#333333" style:font-name="Arial" fo:font-size="13.5pt" fo:background-color="#ffffff" loext:char-shading-value="0" style:font-name-asian="Times New Roman" style:font-size-asian="13.5pt" style:font-name-complex="Arial2" style:font-size-complex="13.5pt" loext:padding="0in" loext:border="none"/>
    </style:style>
    <style:style style:name="T10" style:family="text">
      <style:text-properties fo:color="#333333" style:font-name="Arial" fo:font-size="13.5pt" officeooo:rsid="00d35639" fo:background-color="#ffffff" loext:char-shading-value="0" style:font-name-asian="Times New Roman" style:font-size-asian="13.5pt" style:font-name-complex="Arial2" style:font-size-complex="13.5pt"/>
    </style:style>
    <style:style style:name="T11" style:family="text">
      <style:text-properties fo:color="#333333" style:font-name="Arial" fo:font-size="13.5pt" style:font-size-asian="13.5pt" style:font-name-complex="Arial2" style:font-size-complex="13.5pt"/>
    </style:style>
    <style:style style:name="T12" style:family="text">
      <style:text-properties fo:color="#333333" style:font-name="Arial" fo:font-size="13.5pt" fo:font-style="italic" style:font-size-asian="13.5pt" style:font-style-asian="italic" style:font-name-complex="Arial2" style:font-size-complex="13.5pt" style:font-style-complex="italic" loext:padding="0in" loext:border="none"/>
    </style:style>
    <style:style style:name="T13" style:family="text">
      <style:text-properties fo:color="#333333" style:font-name="Arial" fo:font-size="10.5pt" fo:background-color="#ebebeb" loext:char-shading-value="0" style:font-name-asian="Times New Roman" style:font-size-asian="10.5pt" style:font-name-complex="Arial2" style:font-size-complex="10.5pt"/>
    </style:style>
    <style:style style:name="T14" style:family="text">
      <style:text-properties fo:color="#333333" style:font-name="Arial" fo:font-size="10pt" style:font-size-asian="10pt" style:font-name-complex="Arial2" style:font-size-complex="10pt"/>
    </style:style>
    <style:style style:name="T15" style:family="text">
      <style:text-properties fo:color="#333333" style:font-name="Arial" style:font-name-complex="Arial2"/>
    </style:style>
    <style:style style:name="T16" style:family="text">
      <style:text-properties fo:color="#333333" style:font-name="Arial" fo:font-weight="bold" style:font-weight-asian="bold" style:font-name-complex="Arial2" style:font-weight-complex="bold" loext:padding="0in" loext:border="none"/>
    </style:style>
    <style:style style:name="T17" style:family="text">
      <style:text-properties fo:color="#333333" style:font-name="Arial" fo:font-weight="bold" fo:background-color="#ffffff" loext:char-shading-value="0" style:font-name-asian="Times New Roman" style:font-weight-asian="bold" style:font-name-complex="Arial2" style:font-weight-complex="bold" loext:padding="0in" loext:border="none"/>
    </style:style>
    <style:style style:name="T18" style:family="text">
      <style:text-properties fo:color="#333333" style:font-name="Arial" fo:background-color="#ffffff" loext:char-shading-value="0" style:font-name-asian="Times New Roman" style:font-name-complex="Arial2"/>
    </style:style>
    <style:style style:name="T19" style:family="text">
      <style:text-properties fo:color="#333333" style:font-name="Consolas" fo:font-size="10pt" style:font-size-asian="10pt" style:font-name-complex="Courier New1" style:font-size-complex="10pt" loext:padding="0in" loext:border="none"/>
    </style:style>
    <style:style style:name="T20" style:family="text">
      <style:text-properties fo:color="#333333" style:font-name="Consolas" fo:font-size="10pt" fo:font-weight="bold" style:font-size-asian="10pt" style:font-weight-asian="bold" style:font-name-complex="Courier New1" style:font-size-complex="10pt" style:font-weight-complex="bold" loext:padding="0in" loext:border="none"/>
    </style:style>
    <style:style style:name="T21" style:family="text">
      <style:text-properties fo:color="#333333" style:font-name="Consolas" fo:font-weight="bold" fo:background-color="#ffffff" loext:char-shading-value="0" style:font-name-asian="Calibri2" style:font-weight-asian="bold" style:font-weight-complex="bold" loext:padding="0in" loext:border="none"/>
    </style:style>
    <style:style style:name="T22" style:family="text">
      <style:text-properties fo:color="#333333" style:font-name="Consolas" fo:font-weight="bold" fo:background-color="#ffffff" loext:char-shading-value="0" style:font-weight-asian="bold" style:font-weight-complex="bold" loext:padding="0in" loext:border="none"/>
    </style:style>
    <style:style style:name="T23" style:family="text">
      <style:text-properties fo:color="#333333" style:font-name="Consolas" loext:padding="0in" loext:border="none"/>
    </style:style>
    <style:style style:name="T24" style:family="text">
      <style:text-properties fo:color="#333333" style:font-name="Consolas" fo:letter-spacing="0.002in" fo:background-color="#f7f7f7" loext:char-shading-value="0" loext:padding="0in" loext:border="none"/>
    </style:style>
    <style:style style:name="T25" style:family="text">
      <style:text-properties fo:color="#333333" style:font-name="Consolas" fo:letter-spacing="0.002in" fo:font-weight="bold" fo:background-color="#f7f7f7" loext:char-shading-value="0" style:font-weight-asian="bold" style:font-weight-complex="bold" loext:padding="0in" loext:border="none"/>
    </style:style>
    <style:style style:name="T26" style:family="text">
      <style:text-properties fo:color="#333333" style:font-name="Palatino" fo:font-size="10pt" style:font-size-asian="10pt" style:font-size-complex="10pt"/>
    </style:style>
    <style:style style:name="T27" style:family="text">
      <style:text-properties fo:color="#333333" style:font-name="Palatino" fo:font-size="10pt" style:font-size-asian="10pt" style:font-size-complex="10pt" loext:padding="0in" loext:border="none"/>
    </style:style>
    <style:style style:name="T28" style:family="text">
      <style:text-properties fo:color="#333333" style:font-name="Helvetica Neue" fo:letter-spacing="0.002in"/>
    </style:style>
    <style:style style:name="T29" style:family="text">
      <style:text-properties fo:color="#333333" style:font-name="Helvetica Neue" fo:letter-spacing="0.002in" fo:font-weight="bold" style:font-weight-asian="bold" style:font-weight-complex="bold"/>
    </style:style>
    <style:style style:name="T30" style:family="text">
      <style:text-properties fo:color="#333333" style:font-name="Monaco" fo:font-size="9pt" fo:background-color="#f2f2f2" loext:char-shading-value="0" style:font-size-asian="9pt" style:font-size-complex="9pt"/>
    </style:style>
    <style:style style:name="T31" style:family="text">
      <style:text-properties fo:color="#333333" style:font-name="Monaco" fo:font-size="8pt" fo:background-color="#f2f2f2" loext:char-shading-value="0" style:font-size-asian="8pt" style:font-name-complex="Courier New1" style:font-size-complex="8pt"/>
    </style:style>
    <style:style style:name="T32" style:family="text">
      <style:text-properties fo:color="#333333" style:font-name="Lucida Grande" fo:font-size="10.5pt" fo:background-color="#ffffff" loext:char-shading-value="0" style:font-name-asian="Times New Roman" style:font-size-asian="10.5pt" style:font-name-complex="Lucida Grande1" style:font-size-complex="10.5pt"/>
    </style:style>
    <style:style style:name="T33" style:family="text">
      <style:text-properties fo:color="#333333" style:font-name="Lucida Grande" fo:font-size="10.5pt" fo:font-style="italic" fo:background-color="#ffffff" loext:char-shading-value="0" style:font-name-asian="Times New Roman" style:font-size-asian="10.5pt" style:font-style-asian="italic" style:font-name-complex="Lucida Grande1" style:font-size-complex="10.5pt" style:font-style-complex="italic"/>
    </style:style>
    <style:style style:name="T34" style:family="text">
      <style:text-properties fo:color="#333333" fo:font-weight="bold" fo:background-color="#ffffff" loext:char-shading-value="0" style:font-name-asian="Times New Roman" style:font-weight-asian="bold" style:font-name-complex="Arial2" style:font-weight-complex="bold" loext:padding="0in" loext:border="none"/>
    </style:style>
    <style:style style:name="T35" style:family="text">
      <style:text-properties fo:color="#333333" fo:font-weight="bold" fo:background-color="#ffffff" loext:char-shading-value="0" style:font-weight-asian="bold" style:font-name-complex="Courier New1" style:font-weight-complex="bold" loext:padding="0in" loext:border="none"/>
    </style:style>
    <style:style style:name="T36" style:family="text">
      <style:text-properties fo:color="#333333" fo:background-color="#ffffff" loext:char-shading-value="0" style:font-name-asian="Times New Roman" style:font-name-complex="Arial2"/>
    </style:style>
    <style:style style:name="T37" style:family="text">
      <style:text-properties fo:color="#333333" fo:background-color="#ffffff" loext:char-shading-value="0" style:font-name-complex="Courier New1" loext:padding="0in" loext:border="none"/>
    </style:style>
    <style:style style:name="T38" style:family="text">
      <style:text-properties fo:color="#333333" style:font-name="Liberation Sans" fo:letter-spacing="0.002in"/>
    </style:style>
    <style:style style:name="T39" style:family="text">
      <style:text-properties fo:color="#333333" style:font-name="Liberation Sans" fo:letter-spacing="0.002in" fo:font-weight="bold" style:font-weight-asian="bold" style:font-weight-complex="bold"/>
    </style:style>
    <style:style style:name="T40" style:family="text">
      <style:text-properties fo:color="#333333" style:font-name="Liberation Sans" fo:letter-spacing="0.002in" fo:background-color="#f7f7f7" loext:char-shading-value="0" loext:padding="0in" loext:border="none"/>
    </style:style>
    <style:style style:name="T41" style:family="text">
      <style:text-properties fo:color="#333333" style:font-name="Liberation Sans" fo:letter-spacing="0.002in" style:font-name-asian="Times New Roman"/>
    </style:style>
    <style:style style:name="T42" style:family="text">
      <style:text-properties fo:color="#333333" style:font-name="Liberation Sans" fo:font-size="12pt" fo:letter-spacing="0.002in" style:font-size-asian="12pt" style:font-size-complex="12pt"/>
    </style:style>
    <style:style style:name="T43" style:family="text">
      <style:text-properties fo:color="#333333" style:font-name="Liberation Sans" fo:font-size="12pt" fo:letter-spacing="0.002in" style:font-name-asian="Times New Roman" style:font-size-asian="12pt" style:font-size-complex="12pt"/>
    </style:style>
    <style:style style:name="T44" style:family="text">
      <style:text-properties fo:color="#333333" style:font-name="Liberation Sans" fo:font-size="12pt" fo:letter-spacing="0.002in" fo:background-color="#f7f7f7" loext:char-shading-value="0" style:font-name-asian="Calibri2" style:font-size-asian="12pt" style:font-size-complex="12pt" loext:padding="0in" loext:border="none"/>
    </style:style>
    <style:style style:name="T45" style:family="text">
      <style:text-properties fo:color="#333333" style:font-name="Liberation Sans" fo:font-size="12pt" fo:letter-spacing="0.002in" fo:background-color="#f7f7f7" loext:char-shading-value="0" style:font-size-asian="12pt" style:font-size-complex="12pt" loext:padding="0in" loext:border="none"/>
    </style:style>
    <style:style style:name="T46" style:family="text">
      <style:text-properties fo:color="#333333" style:font-name="Liberation Sans" fo:font-size="12pt" fo:letter-spacing="0.002in" fo:font-weight="bold" fo:background-color="#f7f7f7" loext:char-shading-value="0" style:font-size-asian="12pt" style:font-weight-asian="bold" style:font-size-complex="12pt" style:font-weight-complex="bold" loext:padding="0in" loext:border="none"/>
    </style:style>
    <style:style style:name="T47" style:family="text">
      <style:text-properties fo:color="#333333" style:font-name="Liberation Sans" fo:font-size="12pt" fo:background-color="#f8f8f8" loext:char-shading-value="0" style:font-size-asian="12pt" style:font-size-complex="12pt" loext:padding="0in" loext:border="none"/>
    </style:style>
    <style:style style:name="T48" style:family="text">
      <style:text-properties style:font-name="Courier 10 Pitch"/>
    </style:style>
    <style:style style:name="T49" style:family="text">
      <style:text-properties officeooo:rsid="0055cd3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color="#000000" style:font-name="Arial" fo:font-size="13.5pt" fo:background-color="#ffffff" loext:char-shading-value="0" style:font-size-asian="13.5pt" style:font-name-complex="Arial2" style:font-size-complex="13.5pt"/>
    </style:style>
    <style:style style:name="T53" style:family="text">
      <style:text-properties fo:color="#000000" style:font-name="Consolas" fo:font-size="10pt" style:font-name-asian="Times New Roman" style:font-size-asian="10pt" style:font-size-complex="10pt"/>
    </style:style>
    <style:style style:name="T54" style:family="text">
      <style:text-properties fo:color="#000000" style:font-name="Consolas" fo:font-size="10pt" style:font-size-asian="10pt" style:font-size-complex="10pt" loext:padding="0in" loext:border="none"/>
    </style:style>
    <style:style style:name="T55" style:family="text">
      <style:text-properties fo:color="#000000" style:font-name="Consolas" fo:letter-spacing="0.002in" loext:padding="0in" loext:border="none"/>
    </style:style>
    <style:style style:name="T56" style:family="text">
      <style:text-properties fo:color="#000000" style:font-name="Consolas" fo:font-size="8.5pt" fo:letter-spacing="0.002in" style:font-size-asian="8.5pt" style:font-size-complex="8.5pt" loext:padding="0in" loext:border="none"/>
    </style:style>
    <style:style style:name="T57" style:family="text">
      <style:text-properties fo:color="#000000" style:font-name-asian="Times New Roman" style:font-name-complex="Arial2"/>
    </style:style>
    <style:style style:name="T58" style:family="text">
      <style:text-properties fo:color="#000000" style:font-name-asian="Times New Roman" style:font-name-complex="Courier New1"/>
    </style:style>
    <style:style style:name="T59" style:family="text">
      <style:text-properties fo:color="#000000" fo:font-style="italic" style:font-name-asian="Times New Roman" style:font-style-asian="italic" style:font-name-complex="Arial2" style:font-style-complex="italic"/>
    </style:style>
    <style:style style:name="T60" style:family="text">
      <style:text-properties fo:color="#000000" style:font-name="Courier New" fo:font-size="9.5pt" style:font-name-asian="Times New Roman" style:font-size-asian="9.5pt" style:font-name-complex="Courier New1" style:font-size-complex="9.5pt"/>
    </style:style>
    <style:style style:name="T61" style:family="text">
      <style:text-properties fo:color="#000000" style:font-name="Courier New" fo:font-size="9.5pt" fo:font-weight="bold" style:font-name-asian="Times New Roman" style:font-size-asian="9.5pt" style:font-weight-asian="bold" style:font-name-complex="Courier New1" style:font-size-complex="9.5pt"/>
    </style:style>
    <style:style style:name="T62" style:family="text">
      <style:text-properties fo:color="#000000" fo:font-size="10pt" style:font-size-asian="10pt" style:font-name-complex="Arial2" style:font-size-complex="10pt"/>
    </style:style>
    <style:style style:name="T63" style:family="text">
      <style:text-properties fo:color="#000000" fo:font-size="10pt" fo:font-style="normal" fo:background-color="#ffffff" loext:char-shading-value="0" style:font-size-asian="10pt" style:font-style-asian="normal" style:font-name-complex="Arial2" style:font-size-complex="10pt" style:font-weight-complex="bold"/>
    </style:style>
    <style:style style:name="T64" style:family="text">
      <style:text-properties fo:color="#000000" fo:font-size="10pt" fo:font-style="italic" fo:background-color="#ffffff" loext:char-shading-value="0" style:font-size-asian="10pt" style:font-style-asian="italic" style:font-name-complex="Arial2" style:font-size-complex="10pt" style:font-style-complex="italic" style:font-weight-complex="bold"/>
    </style:style>
    <style:style style:name="T65" style:family="text">
      <style:text-properties fo:color="#000000" style:font-name="Calibri1" fo:background-color="#eeeeee" loext:char-shading-value="0" style:font-name-asian="Calibri2"/>
    </style:style>
    <style:style style:name="T66" style:family="text">
      <style:text-properties fo:color="#000000" style:font-name="Verdana" fo:font-size="10pt" style:font-name-asian="Times New Roman" style:font-size-asian="10pt" style:font-size-complex="10pt"/>
    </style:style>
    <style:style style:name="T67" style:family="text">
      <style:text-properties fo:color="#000000" style:font-name="Verdana" fo:font-size="11.5pt" style:font-name-asian="Times New Roman" style:font-size-asian="11.5pt" style:font-size-complex="11.5pt"/>
    </style:style>
    <style:style style:name="T68" style:family="text">
      <style:text-properties fo:color="#000000" style:font-name="Helvetica" fo:font-size="12pt" style:font-size-asian="12pt" style:font-size-complex="12pt"/>
    </style:style>
    <style:style style:name="T69" style:family="text">
      <style:text-properties fo:color="#000000" style:font-name="Helvetica" fo:font-size="12pt" fo:font-weight="bold" style:font-size-asian="12pt" style:font-weight-asian="bold" style:font-size-complex="12pt" style:font-weight-complex="bold"/>
    </style:style>
    <style:style style:name="T70" style:family="text">
      <style:text-properties fo:color="#000000" fo:font-size="12.5pt" fo:background-color="#efefef" loext:char-shading-value="0" style:font-size-asian="12.5pt" style:font-size-complex="12.5pt" loext:padding="0in" loext:border="none"/>
    </style:style>
    <style:style style:name="T71" style:family="text">
      <style:text-properties fo:color="#000000" fo:font-size="12.5pt" fo:font-weight="bold" fo:background-color="#efefef" loext:char-shading-value="0" style:font-size-asian="12.5pt" style:font-weight-asian="bold" style:font-size-complex="12.5pt" style:font-weight-complex="bold" loext:padding="0in" loext:border="none"/>
    </style:style>
    <style:style style:name="T72" style:family="text">
      <style:text-properties fo:color="#000000" style:font-name="Monaco" fo:font-size="9pt" fo:background-color="#f8f8f8" loext:char-shading-value="0" style:font-size-asian="9pt" style:font-size-complex="9pt" loext:padding="0in" loext:border="none"/>
    </style:style>
    <style:style style:name="T73" style:family="text">
      <style:text-properties fo:color="#000000" style:font-name="Courier" fo:font-weight="bold" style:font-name-asian="Times New Roman" style:font-weight-asian="bold" style:font-weight-complex="bold"/>
    </style:style>
    <style:style style:name="T74" style:family="text">
      <style:text-properties fo:color="#000000" style:font-name="Courier" style:font-name-asian="Times New Roman"/>
    </style:style>
    <style:style style:name="T75" style:family="text">
      <style:text-properties fo:color="#000000" style:font-name="Courier" fo:background-color="#f8f8ff" loext:char-shading-value="0" style:font-name-asian="Times New Roman"/>
    </style:style>
    <style:style style:name="T76" style:family="text">
      <style:text-properties fo:color="#000000" style:font-name="Liberation Sans" fo:font-size="12pt" style:font-size-asian="12pt" style:font-size-complex="12pt"/>
    </style:style>
    <style:style style:name="T77" style:family="text">
      <style:text-properties fo:color="#000000" style:font-name="Liberation Sans" fo:font-size="12pt" style:font-size-asian="12pt" style:font-size-complex="12pt" loext:padding="0in" loext:border="none"/>
    </style:style>
    <style:style style:name="T78" style:family="text"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T79" style:family="text">
      <style:text-properties fo:color="#000000" style:font-name="Liberation Sans" fo:font-size="12pt" fo:letter-spacing="0.002in" style:font-size-asian="12pt" style:font-size-complex="12pt" loext:padding="0in" loext:border="none"/>
    </style:style>
    <style:style style:name="T80" style:family="text">
      <style:text-properties fo:color="#000000" style:font-name="Liberation Sans" fo:letter-spacing="0.002in" loext:padding="0in" loext:border="none"/>
    </style:style>
    <style:style style:name="T81" style:family="text">
      <style:text-properties fo:color="#666666"/>
    </style:style>
    <style:style style:name="T82" style:family="text">
      <style:text-properties fo:color="#666666" style:font-name="Calibri1" fo:font-size="11pt" style:font-size-asian="11pt" style:font-size-complex="11pt"/>
    </style:style>
    <style:style style:name="T83" style:family="text">
      <style:text-properties fo:color="#666666" style:font-name="OpenSans"/>
    </style:style>
    <style:style style:name="T84" style:family="text">
      <style:text-properties fo:color="#0088cc" style:font-name="OpenSans"/>
    </style:style>
    <style:style style:name="T85" style:family="text">
      <style:text-properties fo:color="#0000cd" style:font-name="Consolas" fo:font-size="10pt" style:font-name-asian="Times New Roman" style:font-size-asian="10pt" style:font-size-complex="10pt"/>
    </style:style>
    <style:style style:name="T86" style:family="text">
      <style:text-properties style:font-name="Verdana" fo:font-size="8pt" style:font-size-asian="8pt" style:font-size-complex="8pt"/>
    </style:style>
    <style:style style:name="T87" style:family="text">
      <style:text-properties style:font-name="Verdana" fo:font-size="11.5pt" fo:background-color="#f1f1f1" loext:char-shading-value="0" style:font-name-asian="Times New Roman" style:font-size-asian="11.5pt" style:font-size-complex="11.5pt"/>
    </style:style>
    <style:style style:name="T88" style:family="text">
      <style:text-properties style:font-name="Verdana" fo:font-size="11.5pt" fo:background-color="#ffffff" loext:char-shading-value="0" style:font-name-asian="Times New Roman" style:font-size-asian="11.5pt" style:font-size-complex="11.5pt"/>
    </style:style>
    <style:style style:name="T89" style:family="text">
      <style:text-properties fo:color="#c45911"/>
    </style:style>
    <style:style style:name="T90" style:family="text">
      <style:text-properties fo:color="#0077aa" style:font-name="Consolas" fo:font-size="10pt" style:font-size-asian="10pt" style:font-name-complex="Courier New1" style:font-size-complex="10pt" loext:padding="0in" loext:border="none"/>
    </style:style>
    <style:style style:name="T91" style:family="text">
      <style:text-properties fo:color="#0077aa" style:font-name="Consolas" fo:font-size="10pt" style:font-size-asian="10pt" style:font-size-complex="10pt" loext:padding="0in" loext:border="none"/>
    </style:style>
    <style:style style:name="T92" style:family="text">
      <style:text-properties fo:color="#0077aa" style:font-name="Consolas" fo:letter-spacing="0.002in" loext:padding="0in" loext:border="none"/>
    </style:style>
    <style:style style:name="T93" style:family="text">
      <style:text-properties fo:color="#0077aa" style:font-name="Consolas" fo:font-size="8.5pt" fo:letter-spacing="0.002in" style:font-size-asian="8.5pt" style:font-size-complex="8.5pt" loext:padding="0in" loext:border="none"/>
    </style:style>
    <style:style style:name="T94" style:family="text">
      <style:text-properties fo:color="#0077aa" style:font-name="Liberation Sans" fo:font-size="12pt" style:font-size-asian="12pt" style:font-size-complex="12pt" loext:padding="0in" loext:border="none"/>
    </style:style>
    <style:style style:name="T95" style:family="text">
      <style:text-properties fo:color="#dd4a68" style:font-name="Consolas" fo:font-size="10pt" style:font-size-asian="10pt" style:font-name-complex="Courier New1" style:font-size-complex="10pt" loext:padding="0in" loext:border="none"/>
    </style:style>
    <style:style style:name="T96" style:family="text">
      <style:text-properties fo:color="#dd4a68" style:font-name="Consolas" fo:font-size="10pt" style:font-size-asian="10pt" style:font-size-complex="10pt" loext:padding="0in" loext:border="none"/>
    </style:style>
    <style:style style:name="T97" style:family="text">
      <style:text-properties fo:color="#dd4a68" style:font-name="Consolas" fo:letter-spacing="0.002in" loext:padding="0in" loext:border="none"/>
    </style:style>
    <style:style style:name="T98" style:family="text">
      <style:text-properties fo:color="#dd4a68" style:font-name="Consolas" fo:font-size="8.5pt" fo:letter-spacing="0.002in" style:font-size-asian="8.5pt" style:font-size-complex="8.5pt" loext:padding="0in" loext:border="none"/>
    </style:style>
    <style:style style:name="T99" style:family="text">
      <style:text-properties fo:color="#dd4a68" style:font-name="Liberation Sans" fo:letter-spacing="0.002in" loext:padding="0in" loext:border="none"/>
    </style:style>
    <style:style style:name="T100" style:family="text">
      <style:text-properties fo:color="#999999" style:font-name="Consolas" fo:font-size="10pt" style:font-size-asian="10pt" style:font-name-complex="Courier New1" style:font-size-complex="10pt" loext:padding="0in" loext:border="none"/>
    </style:style>
    <style:style style:name="T101" style:family="text">
      <style:text-properties fo:color="#999999" style:font-name="Consolas" fo:font-size="10pt" style:font-size-asian="10pt" style:font-size-complex="10pt" loext:padding="0in" loext:border="none"/>
    </style:style>
    <style:style style:name="T102" style:family="text">
      <style:text-properties fo:color="#999999" style:font-name="Consolas" fo:letter-spacing="0.002in" loext:padding="0in" loext:border="none"/>
    </style:style>
    <style:style style:name="T103" style:family="text">
      <style:text-properties fo:color="#999999" style:font-name="Consolas" fo:font-size="8.5pt" fo:letter-spacing="0.002in" style:font-size-asian="8.5pt" style:font-size-complex="8.5pt" loext:padding="0in" loext:border="none"/>
    </style:style>
    <style:style style:name="T104" style:family="text">
      <style:text-properties fo:color="#999999" style:font-name="Liberation Sans" fo:font-size="12pt" style:font-size-asian="12pt" style:font-size-complex="12pt" loext:padding="0in" loext:border="none"/>
    </style:style>
    <style:style style:name="T105" style:family="text">
      <style:text-properties fo:color="#999999" style:font-name="Liberation Sans" fo:font-size="12pt" fo:letter-spacing="0.002in" fo:background-color="#f7f7f7" loext:char-shading-value="0" style:font-size-asian="12pt" style:font-name-complex="Courier New1" style:font-size-complex="12pt" loext:padding="0in" loext:border="none"/>
    </style:style>
    <style:style style:name="T106" style:family="text">
      <style:text-properties fo:color="#999999" style:font-name="Liberation Sans" fo:font-size="12pt" fo:letter-spacing="0.002in" style:font-size-asian="12pt" style:font-size-complex="12pt" loext:padding="0in" loext:border="none"/>
    </style:style>
    <style:style style:name="T107" style:family="text">
      <style:text-properties fo:color="#999999" style:font-name="Liberation Sans" fo:letter-spacing="0.002in" loext:padding="0in" loext:border="none"/>
    </style:style>
    <style:style style:name="T108" style:family="text">
      <style:text-properties fo:color="#999999" style:font-name="Liberation Sans" fo:font-size="10pt" fo:letter-spacing="0.002in" fo:background-color="#f7f7f7" loext:char-shading-value="0" style:font-size-asian="10pt" style:font-name-complex="Courier New1" style:font-size-complex="10pt" loext:padding="0in" loext:border="none"/>
    </style:style>
    <style:style style:name="T109" style:family="text">
      <style:text-properties fo:color="#a67f59" style:font-name="Consolas" fo:font-size="10pt" style:font-size-asian="10pt" style:font-name-complex="Courier New1" style:font-size-complex="10pt" loext:padding="0in" loext:border="none"/>
    </style:style>
    <style:style style:name="T110" style:family="text">
      <style:text-properties fo:color="#a67f59" style:font-name="Consolas" fo:font-size="10pt" style:font-size-asian="10pt" style:font-size-complex="10pt" loext:padding="0in" loext:border="none"/>
    </style:style>
    <style:style style:name="T111" style:family="text">
      <style:text-properties fo:color="#a67f59" style:font-name="Consolas" fo:letter-spacing="0.002in" loext:padding="0in" loext:border="none"/>
    </style:style>
    <style:style style:name="T112" style:family="text">
      <style:text-properties fo:color="#a67f59" style:font-name="Consolas" fo:font-size="8.5pt" fo:letter-spacing="0.002in" style:font-size-asian="8.5pt" style:font-size-complex="8.5pt" loext:padding="0in" loext:border="none"/>
    </style:style>
    <style:style style:name="T113" style:family="text">
      <style:text-properties fo:color="#a67f59" style:font-name="Liberation Sans" fo:font-size="12pt" fo:letter-spacing="0.002in" style:font-size-asian="12pt" style:font-size-complex="12pt" loext:padding="0in" loext:border="none"/>
    </style:style>
    <style:style style:name="T114" style:family="text">
      <style:text-properties fo:color="#990055" style:font-name="Consolas" fo:font-size="10pt" style:font-size-asian="10pt" style:font-name-complex="Courier New1" style:font-size-complex="10pt" loext:padding="0in" loext:border="none"/>
    </style:style>
    <style:style style:name="T115" style:family="text">
      <style:text-properties fo:color="#990055" style:font-name="Consolas" fo:letter-spacing="0.002in" loext:padding="0in" loext:border="none"/>
    </style:style>
    <style:style style:name="T116" style:family="text">
      <style:text-properties fo:color="#990055" style:font-name="Liberation Sans" fo:font-size="12pt" fo:letter-spacing="0.002in" fo:background-color="#f7f7f7" loext:char-shading-value="0" style:font-size-asian="12pt" style:font-name-complex="Courier New1" style:font-size-complex="12pt" loext:padding="0in" loext:border="none"/>
    </style:style>
    <style:style style:name="T117" style:family="text">
      <style:text-properties fo:color="#990055" style:font-name="Liberation Sans" fo:font-size="10pt" fo:letter-spacing="0.002in" fo:background-color="#f7f7f7" loext:char-shading-value="0" style:font-size-asian="10pt" style:font-name-complex="Courier New1" style:font-size-complex="10pt" loext:padding="0in" loext:border="none"/>
    </style:style>
    <style:style style:name="T118" style:family="text">
      <style:text-properties fo:color="#708090" style:font-name="Consolas" fo:font-size="10pt" style:font-size-asian="10pt" style:font-name-complex="Courier New1" style:font-size-complex="10pt" loext:padding="0in" loext:border="none"/>
    </style:style>
    <style:style style:name="T119" style:family="text">
      <style:text-properties fo:color="#708090" style:font-name="Consolas" fo:letter-spacing="0.002in" loext:padding="0in" loext:border="none"/>
    </style:style>
    <style:style style:name="T120" style:family="text">
      <style:text-properties style:font-name="Arial" fo:font-size="13.5pt" fo:background-color="#ffffff" loext:char-shading-value="0" style:font-name-asian="Times New Roman" style:font-size-asian="13.5pt" style:font-name-complex="Arial2" style:font-size-complex="13.5pt" loext:padding="0in" loext:border="none"/>
    </style:style>
    <style:style style:name="T121" style:family="text">
      <style:text-properties style:font-name="Arial" style:font-name-complex="Arial2"/>
    </style:style>
    <style:style style:name="T122" style:family="text">
      <style:text-properties style:font-name="Arial" fo:font-size="11pt" fo:letter-spacing="-0.0008in" style:font-size-asian="11pt" style:font-name-complex="Arial2" style:font-size-complex="11pt"/>
    </style:style>
    <style:style style:name="T123" style:family="text">
      <style:text-properties style:font-name="Arial" fo:letter-spacing="-0.0008in" style:font-name-asian="Times New Roman" style:font-name-complex="Arial2"/>
    </style:style>
    <style:style style:name="T124" style:family="text">
      <style:text-properties fo:color="#669900" style:font-name="Consolas" fo:font-size="10pt" style:font-size-asian="10pt" style:font-name-complex="Courier New1" style:font-size-complex="10pt" loext:padding="0in" loext:border="none"/>
    </style:style>
    <style:style style:name="T125" style:family="text">
      <style:text-properties fo:color="#669900" style:font-name="Consolas" fo:font-size="10pt" style:font-size-asian="10pt" style:font-size-complex="10pt" loext:padding="0in" loext:border="none"/>
    </style:style>
    <style:style style:name="T126" style:family="text">
      <style:text-properties fo:color="#669900" style:font-name="Consolas" fo:letter-spacing="0.002in" loext:padding="0in" loext:border="none"/>
    </style:style>
    <style:style style:name="T127" style:family="text">
      <style:text-properties fo:color="#669900" style:font-name="Consolas" fo:font-size="8.5pt" fo:letter-spacing="0.002in" style:font-size-asian="8.5pt" style:font-size-complex="8.5pt" loext:padding="0in" loext:border="none"/>
    </style:style>
    <style:style style:name="T128" style:family="text">
      <style:text-properties fo:color="#669900" style:font-name="Liberation Sans" fo:font-size="12pt" style:font-size-asian="12pt" style:font-size-complex="12pt" loext:padding="0in" loext:border="none"/>
    </style:style>
    <style:style style:name="T129" style:family="text">
      <style:text-properties fo:color="#387894" style:font-name="Consolas" fo:font-size="10pt" style:font-size-asian="10pt" style:font-name-complex="Courier New1" style:font-size-complex="10pt" loext:padding="0in" loext:border="none"/>
    </style:style>
    <style:style style:name="T130" style:family="text">
      <style:text-properties fo:color="#387894" style:font-name="Consolas" loext:padding="0in" loext:border="none"/>
    </style:style>
    <style:style style:name="T131" style:family="text">
      <style:text-properties fo:color="#387894" style:font-name="Palatino" fo:font-size="10pt" style:font-size-asian="10pt" style:font-size-complex="10pt" loext:padding="0in" loext:border="none"/>
    </style:style>
    <style:style style:name="T132" style:family="text">
      <style:text-properties fo:color="#387894" style:font-name="Arial" fo:font-size="10pt" style:font-size-asian="10pt" style:font-name-complex="Arial2" style:font-size-complex="10pt" loext:padding="0in" loext:border="none"/>
    </style:style>
    <style:style style:name="T133" style:family="text">
      <style:text-properties fo:color="#387894" style:font-name="Arial" fo:font-size="10pt" style:text-underline-style="none" style:font-size-asian="10pt" style:font-name-complex="Arial2" style:font-size-complex="10pt" loext:padding="0in" loext:border="none"/>
    </style:style>
    <style:style style:name="T134" style:family="text">
      <style:text-properties fo:color="#e38800" style:font-name="Andale Mono" fo:font-size="10.5pt" style:font-size-asian="10.5pt" style:font-size-complex="10.5pt"/>
    </style:style>
    <style:style style:name="T135" style:family="text">
      <style:text-properties fo:color="#39464e" style:font-name="Andale Mono" fo:font-size="10.5pt" style:font-size-asian="10.5pt" style:font-size-complex="10.5pt"/>
    </style:style>
    <style:style style:name="T136" style:family="text">
      <style:text-properties fo:color="#8d44eb" style:font-name="Andale Mono" fo:font-size="10.5pt" style:font-size-asian="10.5pt" style:font-size-complex="10.5pt"/>
    </style:style>
    <style:style style:name="T137" style:family="text">
      <style:text-properties fo:color="#2aab51" style:font-name="Andale Mono" fo:font-size="10.5pt" style:font-size-asian="10.5pt" style:font-size-complex="10.5pt"/>
    </style:style>
    <style:style style:name="T138" style:family="text">
      <style:text-properties fo:color="#d73a49" style:font-name="Consolas" fo:font-size="10pt" style:font-size-asian="10pt" style:font-name-complex="Courier New1" style:font-size-complex="10pt"/>
    </style:style>
    <style:style style:name="T139" style:family="text">
      <style:text-properties fo:color="#24292e" style:font-name="Consolas" fo:font-size="10pt" style:font-size-asian="10pt" style:font-name-complex="Courier New1" style:font-size-complex="10pt"/>
    </style:style>
    <style:style style:name="T140" style:family="text">
      <style:text-properties fo:color="#6f42c1" style:font-name="Consolas" fo:font-size="10pt" style:font-size-asian="10pt" style:font-name-complex="Courier New1" style:font-size-complex="10pt"/>
    </style:style>
    <style:style style:name="T141" style:family="text">
      <style:text-properties fo:color="#005cc5" style:font-name="Consolas" fo:font-size="10pt" style:font-size-asian="10pt" style:font-name-complex="Courier New1" style:font-size-complex="10pt"/>
    </style:style>
    <style:style style:name="T142" style:family="text">
      <style:text-properties fo:color="#032f62" style:font-name="Consolas" fo:font-size="10pt" style:font-size-asian="10pt" style:font-name-complex="Courier New1" style:font-size-complex="10pt"/>
    </style:style>
    <style:style style:name="T143" style:family="text">
      <style:text-properties fo:color="#ffffff" style:font-name="Consolas" fo:font-size="13pt" style:font-size-asian="13pt" style:font-name-complex="Consolas2" style:font-size-complex="13pt"/>
    </style:style>
    <style:style style:name="T144" style:family="text">
      <style:text-properties fo:color="#990000" style:font-name="Consolas" loext:padding="0in" loext:border="none"/>
    </style:style>
    <style:style style:name="T145" style:family="text">
      <style:text-properties fo:color="#990000" style:font-name="Consolas" fo:font-size="10pt" style:font-size-asian="10pt" style:font-name-complex="Courier New1" style:font-size-complex="10pt" loext:padding="0in" loext:border="none"/>
    </style:style>
    <style:style style:name="T146" style:family="text">
      <style:text-properties fo:color="#a52a2a" style:font-name="Consolas" fo:font-size="10pt" style:font-name-asian="Times New Roman" style:font-size-asian="10pt" style:font-size-complex="10pt"/>
    </style:style>
    <style:style style:name="T147" style:family="text">
      <style:text-properties fo:color="#4caf50" style:font-name="Verdana" fo:font-size="11.5pt" fo:background-color="#f1f1f1" loext:char-shading-value="0" style:font-name-asian="Times New Roman" style:font-size-asian="11.5pt" style:font-size-complex="11.5pt"/>
    </style:style>
    <style:style style:name="T148" style:family="text">
      <style:text-properties fo:color="#268bd2" style:font-name="Menlo" fo:font-size="10pt" fo:background-color="#f8f5ec" loext:char-shading-value="0" style:font-name-asian="Times New Roman" style:font-size-asian="10pt" style:font-name-complex="Menlo1" style:font-size-complex="10pt" loext:padding="0in" loext:border="none"/>
    </style:style>
    <style:style style:name="T149" style:family="text">
      <style:text-properties fo:color="#268bd2" style:font-name="Menlo" style:font-name-complex="Menlo1" loext:padding="0in" loext:border="none"/>
    </style:style>
    <style:style style:name="T150" style:family="text">
      <style:text-properties fo:color="#268bd2" style:font-name="Menlo" fo:background-color="#f7ebc6" loext:char-shading-value="0" style:font-name-complex="Menlo1" loext:padding="0in" loext:border="none"/>
    </style:style>
    <style:style style:name="T151" style:family="text">
      <style:text-properties fo:color="#268bd2" style:font-name="Liberation Sans" fo:font-size="12pt" style:font-size-asian="12pt" style:font-name-complex="Menlo1" style:font-size-complex="12pt" loext:padding="0in" loext:border="none"/>
    </style:style>
    <style:style style:name="T152" style:family="text">
      <style:text-properties fo:color="#637c84" style:font-name="Menlo" fo:font-size="10pt" fo:background-color="#f8f5ec" loext:char-shading-value="0" style:font-name-asian="Times New Roman" style:font-size-asian="10pt" style:font-name-complex="Menlo1" style:font-size-complex="10pt"/>
    </style:style>
    <style:style style:name="T153" style:family="text">
      <style:text-properties fo:color="#637c84" style:font-name="Menlo" fo:font-size="10pt" fo:background-color="#f8f5ec" loext:char-shading-value="0" style:font-name-asian="Times New Roman" style:font-size-asian="10pt" style:font-name-complex="Menlo1" style:font-size-complex="10pt" loext:padding="0in" loext:border="none"/>
    </style:style>
    <style:style style:name="T154" style:family="text">
      <style:text-properties fo:color="#637c84" style:font-name="Menlo" fo:font-size="10pt" style:font-size-asian="10pt" style:font-name-complex="Menlo1" style:font-size-complex="10pt" loext:padding="0in" loext:border="none"/>
    </style:style>
    <style:style style:name="T155" style:family="text">
      <style:text-properties fo:color="#637c84" style:font-name="Menlo" style:font-name-complex="Menlo1" loext:padding="0in" loext:border="none"/>
    </style:style>
    <style:style style:name="T156" style:family="text">
      <style:text-properties fo:color="#637c84" style:font-name="Menlo" fo:background-color="#f7ebc6" loext:char-shading-value="0" style:font-name-complex="Menlo1" loext:padding="0in" loext:border="none"/>
    </style:style>
    <style:style style:name="T157" style:family="text">
      <style:text-properties fo:color="#637c84" style:font-name="Liberation Sans" fo:font-size="12pt" style:font-size-asian="12pt" style:font-name-complex="Menlo1" style:font-size-complex="12pt" loext:padding="0in" loext:border="none"/>
    </style:style>
    <style:style style:name="T158" style:family="text">
      <style:text-properties fo:color="#859900" style:font-name="Menlo" fo:font-size="10pt" fo:background-color="#f8f5ec" loext:char-shading-value="0" style:font-name-asian="Times New Roman" style:font-size-asian="10pt" style:font-name-complex="Menlo1" style:font-size-complex="10pt" loext:padding="0in" loext:border="none"/>
    </style:style>
    <style:style style:name="T159" style:family="text">
      <style:text-properties fo:color="#859900" style:font-name="Menlo" style:font-name-complex="Menlo1" loext:padding="0in" loext:border="none"/>
    </style:style>
    <style:style style:name="T160" style:family="text">
      <style:text-properties fo:color="#859900" style:font-name="Menlo" fo:background-color="#f7ebc6" loext:char-shading-value="0" style:font-name-complex="Menlo1" loext:padding="0in" loext:border="none"/>
    </style:style>
    <style:style style:name="T161" style:family="text">
      <style:text-properties fo:color="#859900" style:font-name="Liberation Sans" fo:font-size="12pt" style:font-size-asian="12pt" style:font-name-complex="Menlo1" style:font-size-complex="12pt" loext:padding="0in" loext:border="none"/>
    </style:style>
    <style:style style:name="T162" style:family="text">
      <style:text-properties fo:color="#b58900" style:font-name="Menlo" fo:font-size="10pt" style:font-size-asian="10pt" style:font-name-complex="Menlo1" style:font-size-complex="10pt" loext:padding="0in" loext:border="none"/>
    </style:style>
    <style:style style:name="T163" style:family="text">
      <style:text-properties fo:color="#b58900" style:font-name="Menlo" style:font-name-complex="Menlo1" loext:padding="0in" loext:border="none"/>
    </style:style>
    <style:style style:name="T164" style:family="text">
      <style:text-properties fo:color="#36958e" style:font-name="Menlo" fo:font-size="10pt" style:font-size-asian="10pt" style:font-name-complex="Menlo1" style:font-size-complex="10pt" loext:padding="0in" loext:border="none"/>
    </style:style>
    <style:style style:name="T165" style:family="text">
      <style:text-properties fo:color="#36958e" style:font-name="Menlo" style:font-name-complex="Menlo1" loext:padding="0in" loext:border="none"/>
    </style:style>
    <style:style style:name="T166" style:family="text">
      <style:text-properties fo:color="#36958e" style:font-name="Menlo" fo:background-color="#f7ebc6" loext:char-shading-value="0" style:font-name-complex="Menlo1" loext:padding="0in" loext:border="none"/>
    </style:style>
    <style:style style:name="T167" style:family="text">
      <style:text-properties fo:color="#999988" fo:font-size="12.5pt" fo:font-style="italic" fo:background-color="#efefef" loext:char-shading-value="0" style:font-size-asian="12.5pt" style:font-style-asian="italic" style:font-size-complex="12.5pt" style:font-style-complex="italic" loext:padding="0in" loext:border="none"/>
    </style:style>
    <style:style style:name="T168" style:family="text">
      <style:text-properties fo:color="#999988" style:font-name="Courier" fo:font-style="italic" style:font-name-asian="Times New Roman" style:font-style-asian="italic" style:font-style-complex="italic"/>
    </style:style>
    <style:style style:name="T169" style:family="text">
      <style:text-properties fo:color="#444444" style:font-name="Liberation Sans" fo:font-size="12pt" style:font-size-asian="12pt" style:font-size-complex="12pt"/>
    </style:style>
    <style:style style:name="T170" style:family="text">
      <style:text-properties fo:color="#444444" style:font-name="Liberation Sans" fo:font-size="12pt" fo:font-weight="bold" style:font-size-asian="12pt" style:font-weight-asian="bold" style:font-size-complex="12pt" style:font-weight-complex="bold"/>
    </style:style>
    <style:style style:name="T171" style:family="text">
      <style:text-properties fo:color="#444444" style:font-name="Liberation Sans" fo:font-size="12pt" style:font-name-asian="Times New Roman" style:font-size-asian="12pt" style:font-size-complex="12pt"/>
    </style:style>
    <style:style style:name="T172" style:family="text">
      <style:text-properties fo:color="#444444" style:font-name="Liberation Sans" fo:font-size="13.5pt" style:font-size-asian="13.5pt" style:font-size-complex="13.5pt"/>
    </style:style>
    <style:style style:name="T173" style:family="text">
      <style:text-properties fo:color="#444444" style:font-name="Liberation Sans" style:font-name-asian="Times New Roman"/>
    </style:style>
    <style:style style:name="T174" style:family="text">
      <style:text-properties fo:color="#484848" style:font-name="Helvetica Neue" fo:font-size="12pt" style:font-size-asian="12pt" style:font-size-complex="12pt"/>
    </style:style>
    <style:style style:name="T175" style:family="text">
      <style:text-properties fo:color="#484848" style:font-name="Liberation Sans" fo:font-size="12pt" style:font-size-asian="12pt" style:font-size-complex="12pt"/>
    </style:style>
    <style:style style:name="T176" style:family="text">
      <style:text-properties fo:color="#484848" style:font-name="Liberation Sans" fo:font-size="12pt" style:font-size-asian="12pt" style:font-size-complex="12pt" loext:padding="0in" loext:border="none"/>
    </style:style>
    <style:style style:name="T177" style:family="text">
      <style:text-properties fo:color="#484848" style:font-name="Liberation Sans" fo:font-size="12pt" style:font-name-asian="Times New Roman" style:font-size-asian="12pt" style:font-size-complex="12pt"/>
    </style:style>
    <style:style style:name="T178" style:family="text">
      <style:text-properties fo:color="#c05b4d" style:font-name="Helvetica Neue" fo:font-size="12pt" style:font-size-asian="12pt" style:font-size-complex="12pt" loext:padding="0in" loext:border="none"/>
    </style:style>
    <style:style style:name="T179" style:family="text">
      <style:text-properties fo:color="#c05b4d" style:font-name="Liberation Sans" fo:font-size="12pt" style:font-size-asian="12pt" style:font-size-complex="12pt" loext:padding="0in" loext:border="none"/>
    </style:style>
    <style:style style:name="T180" style:family="text">
      <style:text-properties fo:color="#c05b4d" style:font-name="Liberation Sans" fo:font-size="12pt" style:font-size-asian="12pt" style:font-name-complex="Menlo1" style:font-size-complex="12pt" loext:padding="0in" loext:border="none"/>
    </style:style>
    <style:style style:name="T181" style:family="text">
      <style:text-properties fo:color="#555555" style:font-name="Liberation Sans" fo:font-size="12pt" style:font-size-asian="12pt" style:font-name-complex="Menlo1" style:font-size-complex="12pt" loext:padding="0in" loext:border="none"/>
    </style:style>
    <style:style style:name="T182" style:family="text">
      <style:text-properties fo:color="#555555" style:font-name="Liberation Sans" fo:font-size="12pt" fo:font-weight="bold" style:font-size-asian="12pt" style:font-weight-asian="bold" style:font-name-complex="Menlo1" style:font-size-complex="12pt" style:font-weight-complex="bold" loext:padding="0in" loext:border="none"/>
    </style:style>
    <style:style style:name="T183" style:family="text">
      <style:text-properties fo:color="#555555" style:font-name="Liberation Sans" fo:font-size="12pt" style:font-name-asian="Calibri2" style:font-size-asian="12pt" style:font-name-complex="Menlo1" style:font-size-complex="12pt" loext:padding="0in" loext:border="none"/>
    </style:style>
    <style:style style:name="T184" style:family="text">
      <style:text-properties fo:color="#93a1a1" style:font-name="Menlo" fo:background-color="#f7ebc6" loext:char-shading-value="0" style:font-name-complex="Menlo1" loext:padding="0in" loext:border="none"/>
    </style:style>
    <style:style style:name="T185" style:family="text">
      <style:text-properties fo:color="#93a1a1" style:font-name="Menlo" style:font-name-complex="Menlo1" loext:padding="0in" loext:border="none"/>
    </style:style>
    <style:style style:name="T186" style:family="text">
      <style:text-properties fo:color="#cc7a6f" style:font-name="Menlo" fo:background-color="#f7ebc6" loext:char-shading-value="0" style:font-name-complex="Menlo1" loext:padding="0in" loext:border="none"/>
    </style:style>
    <style:style style:name="T187" style:family="text">
      <style:text-properties fo:color="#cc7a6f" style:font-name="Menlo" style:font-name-complex="Menlo1" loext:padding="0in" loext:border="none"/>
    </style:style>
    <style:style style:name="T188" style:family="text">
      <style:text-properties fo:color="#35383c" style:font-name="Liberation Sans" fo:font-size="12pt" style:font-size-asian="12pt" style:font-size-complex="12pt"/>
    </style:style>
    <style:style style:name="T189" style:family="text">
      <style:text-properties fo:color="#35383c" style:font-name="Liberation Sans" fo:font-size="12pt" fo:background-color="#e7f3f7" loext:char-shading-value="0" style:font-size-asian="12pt" style:font-size-complex="12pt"/>
    </style:style>
    <style:style style:name="T190" style:family="text">
      <style:text-properties fo:color="#35383c" style:font-name="Liberation Sans" fo:font-size="12pt" fo:font-weight="bold" fo:background-color="#e7f3f7" loext:char-shading-value="0" style:font-size-asian="12pt" style:font-weight-asian="bold" style:font-size-complex="12pt" style:font-weight-complex="bold"/>
    </style:style>
    <style:style style:name="T191" style:family="text">
      <style:text-properties fo:color="#21a4d0" style:font-name="Liberation Sans" fo:font-size="12pt" style:text-underline-style="none" style:font-size-asian="12pt" style:font-size-complex="12pt"/>
    </style:style>
    <style:style style:name="T192" style:family="text">
      <style:text-properties fo:color="#4183c4" style:font-name="Helvetica Neue" fo:letter-spacing="0.002in"/>
    </style:style>
    <style:style style:name="T193" style:family="text">
      <style:text-properties fo:color="#4183c4" style:font-name="Consolas" fo:letter-spacing="0.002in" fo:background-color="#f7f7f7" loext:char-shading-value="0" loext:padding="0in" loext:border="none"/>
    </style:style>
    <style:style style:name="T194" style:family="text">
      <style:text-properties fo:color="#4183c4" style:font-name="Liberation Sans" fo:letter-spacing="0.002in"/>
    </style:style>
    <style:style style:name="T195" style:family="text">
      <style:text-properties fo:color="#4183c4" style:font-name="Liberation Sans" fo:letter-spacing="0.002in" fo:font-weight="bold" style:font-weight-asian="bold" style:font-weight-complex="bold"/>
    </style:style>
    <style:style style:name="T196" style:family="text">
      <style:text-properties fo:color="#4183c4" style:font-name="Liberation Sans" fo:letter-spacing="0.002in" fo:background-color="#f7f7f7" loext:char-shading-value="0" loext:padding="0in" loext:border="none"/>
    </style:style>
    <style:style style:name="T197" style:family="text">
      <style:text-properties fo:color="#4183c4" style:font-name="Liberation Sans" fo:letter-spacing="0.002in" fo:background-color="#f7f7f7" loext:char-shading-value="0" style:font-name-asian="Calibri2" loext:padding="0in" loext:border="none"/>
    </style:style>
    <style:style style:name="T198" style:family="text">
      <style:text-properties fo:color="#4183c4" style:font-name="Liberation Sans" fo:font-size="12pt" fo:letter-spacing="0.002in" style:font-size-asian="12pt" style:font-size-complex="12pt"/>
    </style:style>
    <style:style style:name="T199" style:family="text">
      <style:text-properties fo:color="#4183c4" style:font-name="Liberation Sans" fo:font-size="12pt" fo:letter-spacing="0.002in" fo:background-color="#f7f7f7" loext:char-shading-value="0" style:font-size-asian="12pt" style:font-size-complex="12pt" loext:padding="0in" loext:border="none"/>
    </style:style>
    <style:style style:name="T200" style:family="text">
      <style:text-properties fo:color="#858585" style:font-name="Helvetica Neue" fo:letter-spacing="0.002in"/>
    </style:style>
    <style:style style:name="T201" style:family="text">
      <style:text-properties fo:color="#858585" style:font-name="Consolas" fo:letter-spacing="0.002in" fo:background-color="#f7f7f7" loext:char-shading-value="0" loext:padding="0in" loext:border="none"/>
    </style:style>
    <style:style style:name="T202" style:family="text">
      <style:text-properties fo:color="#858585" style:font-name="Liberation Sans" fo:letter-spacing="0.002in"/>
    </style:style>
    <style:style style:name="T203" style:family="text">
      <style:text-properties fo:color="#858585" style:font-name="Liberation Sans" fo:letter-spacing="0.002in" fo:background-color="#f7f7f7" loext:char-shading-value="0" loext:padding="0in" loext:border="none"/>
    </style:style>
    <style:style style:name="T204" style:family="text">
      <style:text-properties fo:color="#858585" style:font-name="Liberation Sans" fo:font-size="12pt" fo:letter-spacing="0.002in" style:font-size-asian="12pt" style:font-size-complex="12pt"/>
    </style:style>
    <style:style style:name="T205" style:family="text">
      <style:text-properties fo:color="#858585" style:font-name="Liberation Sans" fo:font-size="12pt" fo:letter-spacing="0.002in" fo:background-color="#f7f7f7" loext:char-shading-value="0" style:font-size-asian="12pt" style:font-size-complex="12pt" loext:padding="0in" loext:border="none"/>
    </style:style>
    <style:style style:name="T206" style:family="text">
      <style:text-properties fo:color="#858585" style:font-name="Liberation Sans" fo:font-size="12pt" fo:letter-spacing="0.002in" style:font-name-asian="Times New Roman" style:font-size-asian="12pt" style:font-size-complex="12pt"/>
    </style:style>
    <style:style style:name="T207" style:family="text">
      <style:text-properties fo:color="#b30e2f" style:font-name="Liberation Sans" fo:font-size="12pt" style:font-size-asian="12pt" style:font-size-complex="12pt"/>
    </style:style>
    <style:style style:name="T208" style:family="text">
      <style:text-properties fo:color="#b30e2f" style:font-name="Liberation Sans" fo:font-size="12pt" style:font-name-asian="Times New Roman" style:font-size-asian="12pt" style:font-size-complex="12pt"/>
    </style:style>
    <style:style style:name="T209" style:family="text">
      <style:text-properties fo:color="#b30e2f" style:font-name="Liberation Sans" style:font-name-asian="Times New Roman"/>
    </style:style>
    <style:style style:name="T210" style:family="text">
      <style:text-properties fo:color="#000088" style:font-name="Monaco" fo:font-size="9pt" fo:background-color="#f8f8f8" loext:char-shading-value="0" style:font-size-asian="9pt" style:font-size-complex="9pt" loext:padding="0in" loext:border="none"/>
    </style:style>
    <style:style style:name="T211" style:family="text">
      <style:text-properties fo:color="#008800" style:font-name="Monaco" fo:font-size="9pt" fo:background-color="#f8f8f8" loext:char-shading-value="0" style:font-size-asian="9pt" style:font-size-complex="9pt" loext:padding="0in" loext:border="none"/>
    </style:style>
    <style:style style:name="T212" style:family="text">
      <style:text-properties fo:color="#008800" style:font-name="MS Mincho" fo:font-size="9pt" fo:background-color="#f8f8f8" loext:char-shading-value="0" style:font-name-asian="MS Mincho1" style:font-size-asian="9pt" style:font-name-complex="MS Mincho1" style:font-size-complex="9pt" loext:padding="0in" loext:border="none"/>
    </style:style>
    <style:style style:name="T213" style:family="text">
      <style:text-properties fo:color="#666600" style:font-name="Monaco" fo:font-size="9pt" fo:background-color="#f8f8f8" loext:char-shading-value="0" style:font-size-asian="9pt" style:font-size-complex="9pt" loext:padding="0in" loext:border="none"/>
    </style:style>
    <style:style style:name="T214" style:family="text">
      <style:text-properties fo:color="#880000" style:font-name="Monaco" fo:font-size="9pt" fo:background-color="#f8f8f8" loext:char-shading-value="0" style:font-size-asian="9pt" style:font-size-complex="9pt" loext:padding="0in" loext:border="none"/>
    </style:style>
    <style:style style:name="T215" style:family="text">
      <style:text-properties fo:color="#660066" style:font-name="Monaco" fo:font-size="9pt" fo:background-color="#f8f8f8" loext:char-shading-value="0" style:font-size-asian="9pt" style:font-size-complex="9pt" loext:padding="0in" loext:border="none"/>
    </style:style>
    <style:style style:name="T216" style:family="text">
      <style:text-properties fo:color="#040404" style:font-name="Monaco" fo:font-size="8pt" fo:background-color="#f2f2f2" loext:char-shading-value="0" style:font-size-asian="8pt" style:font-name-complex="Courier New1" style:font-size-complex="8pt"/>
    </style:style>
    <style:style style:name="T217" style:family="text">
      <style:text-properties fo:color="#040404" style:font-name="Monaco" fo:font-size="9pt" fo:background-color="#f2f2f2" loext:char-shading-value="0" style:font-size-asian="9pt" style:font-size-complex="9pt"/>
    </style:style>
    <style:style style:name="T218" style:family="text">
      <style:text-properties fo:color="#e54305" style:font-name="Monaco" fo:font-size="8pt" fo:background-color="#f2f2f2" loext:char-shading-value="0" style:font-size-asian="8pt" style:font-name-complex="Courier New1" style:font-size-complex="8pt"/>
    </style:style>
    <style:style style:name="T219" style:family="text">
      <style:text-properties fo:color="#e54305" style:font-name="Monaco" fo:font-size="9pt" fo:background-color="#f2f2f2" loext:char-shading-value="0" style:font-size-asian="9pt" style:font-size-complex="9pt"/>
    </style:style>
    <style:style style:name="T220" style:family="text">
      <style:text-properties style:font-name="Segoe UI Symbol" style:font-name-complex="Segoe UI Symbol1"/>
    </style:style>
    <style:style style:name="T221" style:family="text">
      <style:text-properties style:font-name="Calibri1" style:font-name-complex="Calibri2"/>
    </style:style>
    <style:style style:name="T222" style:family="text">
      <style:text-properties fo:color="#333388" style:font-name="Monaco" fo:font-size="9pt" fo:background-color="#f2f2f2" loext:char-shading-value="0" style:font-size-asian="9pt" style:font-size-complex="9pt"/>
    </style:style>
    <style:style style:name="T223" style:family="text">
      <style:text-properties fo:color="#f8f7f2" style:font-name="Monaco" fo:font-size="10pt" fo:background-color="#808080" loext:char-shading-value="0" style:font-name-asian="Times New Roman" style:font-size-asian="10pt" style:font-size-complex="10pt"/>
    </style:style>
    <style:style style:name="T224" style:family="text">
      <style:text-properties fo:color="#e6d77a" style:font-name="Monaco" fo:font-size="10pt" fo:background-color="#808080" loext:char-shading-value="0" style:font-name-asian="Times New Roman" style:font-size-asian="10pt" style:font-size-complex="10pt"/>
    </style:style>
    <style:style style:name="T225" style:family="text">
      <style:text-properties fo:color="#e85274" style:font-name="Monaco" fo:font-size="10pt" fo:background-color="#808080" loext:char-shading-value="0" style:font-name-asian="Times New Roman" style:font-size-asian="10pt" style:font-size-complex="10pt"/>
    </style:style>
    <style:style style:name="T226" style:family="text">
      <style:text-properties fo:color="#485457" style:font-name="Monaco" fo:font-size="10pt" fo:background-color="#808080" loext:char-shading-value="0" style:font-name-asian="Times New Roman" style:font-size-asian="10pt" style:font-size-complex="10pt"/>
    </style:style>
    <style:style style:name="T227" style:family="text">
      <style:text-properties fo:color="#dd1144" style:font-name="Courier" style:font-name-asian="Times New Roman"/>
    </style:style>
    <style:style style:name="T228" style:family="text">
      <style:text-properties style:font-name="MS Mincho" style:font-name-asian="MS Mincho1" style:font-name-complex="MS Mincho1"/>
    </style:style>
    <style:style style:name="T229" style:family="text">
      <style:text-properties fo:color="#797979" style:font-name="Liberation Sans" fo:font-size="10pt" style:font-name-asian="Times New Roman" style:font-size-asian="10pt" style:font-size-complex="10pt"/>
    </style:style>
    <style:style style:name="T230" style:family="text">
      <style:text-properties fo:color="#7a7a7a" style:font-name="Liberation Sans" fo:font-size="10pt" style:font-name-asian="Times New Roman" style:font-size-asian="10pt" style:font-size-complex="10pt"/>
    </style:style>
    <style:style style:name="T231" style:family="text">
      <style:text-properties fo:color="#282828" style:font-name="Liberation Sans"/>
    </style:style>
    <style:style style:name="T232" style:family="text">
      <style:text-properties fo:color="#4c4a4a"/>
    </style:style>
    <style:style style:name="T233" style:family="text">
      <style:text-properties fo:color="#4c4a4a" fo:font-weight="bold" style:font-weight-asian="bold" style:font-weight-complex="bold"/>
    </style:style>
    <style:style style:name="T234" style:family="text">
      <style:text-properties fo:color="#4c4a4a" style:font-name="Liberation Sans"/>
    </style:style>
    <style:style style:name="T235" style:family="text">
      <style:text-properties fo:color="#3b444e" style:font-name="Liberation Sans" fo:font-size="12pt" style:font-size-asian="12pt" style:font-name-complex="Arial2" style:font-size-complex="12pt"/>
    </style:style>
    <style:style style:name="T236" style:family="text">
      <style:text-properties fo:color="#383838" fo:font-size="12pt" fo:letter-spacing="0.0102in" fo:font-weight="bold" style:font-name-asian="Times New Roman" style:font-size-asian="12pt" style:font-weight-asian="bold" style:font-name-complex="Arial2" style:font-size-complex="12pt" style:font-weight-complex="bold"/>
    </style:style>
    <style:style style:name="T237" style:family="text">
      <style:text-properties fo:color="#383838" fo:font-size="12pt" fo:letter-spacing="0.0102in" fo:font-weight="bold" officeooo:rsid="00f96796" style:font-name-asian="Times New Roman" style:font-size-asian="12pt" style:font-weight-asian="bold" style:font-name-complex="Arial2" style:font-size-complex="12pt" style:font-weight-complex="bold"/>
    </style:style>
    <style:style style:name="T238" style:family="text">
      <style:text-properties fo:color="#383838" style:font-name="Liberation Sans" fo:font-size="12pt" fo:letter-spacing="0.0102in" fo:font-weight="bold" style:font-name-asian="Times New Roman" style:font-size-asian="12pt" style:font-weight-asian="bold" style:font-name-complex="Arial2" style:font-size-complex="12pt" style:font-weight-complex="bold"/>
    </style:style>
    <style:style style:name="T239" style:family="text">
      <style:text-properties fo:color="#017eb2" style:font-name="Liberation Sans" fo:font-size="12pt" style:font-size-asian="12pt" style:font-name-complex="Arial2" style:font-size-complex="12pt" loext:padding="0in" loext:border="none"/>
    </style:style>
    <style:style style:name="T240" style:family="text">
      <style:text-properties fo:font-variant="normal" fo:text-transform="none" fo:color="#222222" fo:font-size="12pt" fo:letter-spacing="normal" fo:font-style="normal" fo:font-weight="normal"/>
    </style:style>
    <style:style style:name="T241" style:family="text">
      <style:text-properties fo:font-variant="normal" fo:text-transform="none" fo:color="#222222" fo:font-size="12pt" fo:letter-spacing="normal" fo:font-style="normal" fo:font-weight="normal" officeooo:rsid="008630bb"/>
    </style:style>
    <style:style style:name="T242" style:family="text">
      <style:text-properties fo:font-variant="normal" fo:text-transform="none" fo:color="#222222" fo:font-size="12pt" fo:letter-spacing="normal" fo:font-style="normal" fo:font-weight="bold" style:font-weight-asian="bold" style:font-weight-complex="bold"/>
    </style:style>
    <style:style style:name="T243" style:family="text">
      <style:text-properties fo:font-variant="normal" fo:text-transform="none" fo:color="#222222" fo:font-size="12pt" fo:letter-spacing="normal" fo:font-style="normal" fo:font-weight="bold" officeooo:rsid="008630bb" style:font-weight-asian="bold" style:font-weight-complex="bold"/>
    </style:style>
    <style:style style:name="T244" style:family="text">
      <style:text-properties fo:font-variant="normal" fo:text-transform="none" fo:color="#333333" style:font-name="Liberation Sans" fo:font-size="12pt" fo:letter-spacing="normal" fo:font-style="normal" fo:font-weight="normal"/>
    </style:style>
    <style:style style:name="T245" style:family="text">
      <style:text-properties fo:font-variant="normal" fo:text-transform="none" fo:color="#333333" style:font-name="Liberation Sans" fo:font-size="12pt" fo:letter-spacing="normal" fo:font-style="normal" fo:font-weight="normal" fo:background-color="#f5f2f0" loext:char-shading-value="0" loext:padding="0in" loext:border="none"/>
    </style:style>
    <style:style style:name="T246" style:family="text">
      <style:text-properties fo:font-variant="normal" fo:text-transform="none" fo:color="#333333" style:font-name="Liberation Sans" fo:font-size="12pt" fo:letter-spacing="normal" fo:font-style="normal" style:text-underline-style="none" fo:font-weight="normal" officeooo:rsid="00d3f365"/>
    </style:style>
    <style:style style:name="T247" style:family="text">
      <style:text-properties fo:font-variant="normal" fo:text-transform="none" fo:color="#0077aa" style:font-name="Consolas1" fo:font-size="10pt" fo:letter-spacing="normal" fo:font-style="normal" fo:font-weight="normal" style:font-size-asian="10pt" style:font-size-complex="10pt" loext:padding="0in" loext:border="none"/>
    </style:style>
    <style:style style:name="T248" style:family="text">
      <style:text-properties fo:font-variant="normal" fo:text-transform="none" fo:color="#000000" style:font-name="Consolas1" fo:font-size="10pt" fo:letter-spacing="normal" fo:font-style="normal" fo:font-weight="normal" style:font-size-asian="10pt" style:font-size-complex="10pt" loext:padding="0in" loext:border="none"/>
    </style:style>
    <style:style style:name="T249" style:family="text">
      <style:text-properties fo:font-variant="normal" fo:text-transform="none" fo:color="#000000" fo:font-size="10pt" fo:letter-spacing="normal" style:font-size-asian="10pt" style:font-size-complex="10pt" loext:padding="0in" loext:border="none"/>
    </style:style>
    <style:style style:name="T250" style:family="text">
      <style:text-properties fo:font-variant="normal" fo:text-transform="none" fo:color="#669900" style:font-name="Consolas1" fo:font-size="10pt" fo:letter-spacing="normal" fo:font-style="normal" fo:font-weight="normal" style:font-size-asian="10pt" style:font-size-complex="10pt" loext:padding="0in" loext:border="none"/>
    </style:style>
    <style:style style:name="T251" style:family="text">
      <style:text-properties fo:font-variant="normal" fo:text-transform="none" fo:color="#999999" style:font-name="Consolas1" fo:font-size="10pt" fo:letter-spacing="normal" fo:font-style="normal" fo:font-weight="normal" style:font-size-asian="10pt" style:font-size-complex="10pt" loext:padding="0in" loext:border="none"/>
    </style:style>
    <style:style style:name="T252" style:family="text">
      <style:text-properties fo:font-variant="normal" fo:text-transform="none" fo:color="#dd4a68" style:font-name="Consolas1" fo:font-size="10pt" fo:letter-spacing="normal" fo:font-style="normal" fo:font-weight="normal" style:font-size-asian="10pt" style:font-size-complex="10pt" loext:padding="0in" loext:border="none"/>
    </style:style>
    <style:style style:name="T253" style:family="text">
      <style:text-properties fo:font-variant="normal" fo:text-transform="none" fo:color="#a67f59" style:font-name="Consolas1" fo:font-size="10pt" fo:letter-spacing="normal" fo:font-style="normal" fo:font-weight="normal" style:font-size-asian="10pt" style:font-size-complex="10pt" loext:padding="0in" loext:border="none"/>
    </style:style>
    <style:style style:name="T254" style:family="text">
      <style:text-properties fo:font-variant="normal" fo:text-transform="none" fo:color="#24292e" style:font-name="Liberation Sans" fo:font-size="12pt" fo:letter-spacing="normal" fo:font-style="normal" fo:font-weight="normal"/>
    </style:style>
    <style:style style:name="T255" style:family="text">
      <style:text-properties fo:font-variant="normal" fo:text-transform="none" fo:color="#24292e" style:font-name="Liberation Sans" fo:font-size="12pt" fo:letter-spacing="normal" fo:font-style="normal" fo:font-weight="bold"/>
    </style:style>
    <style:style style:name="T256" style:family="text">
      <style:text-properties style:font-name="Liberation Sans"/>
    </style:style>
    <style:style style:name="T257" style:family="text">
      <style:text-properties style:font-name="Liberation Sans" fo:font-size="12pt" style:font-size-asian="12pt" style:font-size-complex="12pt"/>
    </style:style>
    <style:style style:name="T258" style:family="text">
      <style:text-properties fo:font-size="10pt" style:font-size-asian="10pt" style:font-size-complex="10pt"/>
    </style:style>
    <style:style style:name="T259" style:family="text">
      <style:text-properties officeooo:rsid="017285a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2"><text:a xlink:type="simple" xlink:href="#__RefHeading___Toc210_1598045161" text:style-name="Index_20_Link" text:visited-style-name="Index_20_Link">Abiliton™ WebUI Profile Certification Requirements<text:tab/>2</text:a></text:p>
          <text:p text:style-name="P332"><text:a xlink:type="simple" xlink:href="#__RefHeading___Toc217_1598045161" text:style-name="Index_20_Link" text:visited-style-name="Index_20_Link">References<text:tab/>3</text:a></text:p>
          <text:p text:style-name="P333"><text:a xlink:type="simple" xlink:href="#__RefHeading___Toc8791_917994512" text:style-name="Index_20_Link" text:visited-style-name="Index_20_Link">Software development process<text:tab/>3</text:a></text:p>
          <text:p text:style-name="P333"><text:a xlink:type="simple" xlink:href="#__RefHeading___Toc219_1598045161" text:style-name="Index_20_Link" text:visited-style-name="Index_20_Link">Engineering Management - Estimation<text:tab/>4</text:a></text:p>
          <text:p text:style-name="P333"><text:a xlink:type="simple" xlink:href="#__RefHeading___Toc1909_1565192666" text:style-name="Index_20_Link" text:visited-style-name="Index_20_Link">Requirements - Software Requirements<text:tab/>4</text:a></text:p>
          <text:p text:style-name="P333"><text:a xlink:type="simple" xlink:href="#__RefHeading___Toc1911_1565192666" text:style-name="Index_20_Link" text:visited-style-name="Index_20_Link">Design - OOD<text:tab/>5</text:a></text:p>
          <text:p text:style-name="P333"><text:a xlink:type="simple" xlink:href="#__RefHeading___Toc1913_1565192666" text:style-name="Index_20_Link" text:visited-style-name="Index_20_Link">Design - DB Design<text:tab/>6</text:a></text:p>
          <text:p text:style-name="P333"><text:a xlink:type="simple" xlink:href="#__RefHeading___Toc1917_1565192666" text:style-name="Index_20_Link" text:visited-style-name="Index_20_Link">Design – Modeling<text:tab/>8</text:a></text:p>
          <text:p text:style-name="P333"><text:a xlink:type="simple" xlink:href="#__RefHeading___Toc1921_1565192666" text:style-name="Index_20_Link" text:visited-style-name="Index_20_Link">Construction - SQL<text:tab/>8</text:a></text:p>
          <text:p text:style-name="P333"><text:a xlink:type="simple" xlink:href="#__RefHeading___Toc8681_917994512" text:style-name="Index_20_Link" text:visited-style-name="Index_20_Link">Construction - Web UI Refactoring<text:tab/>9</text:a></text:p>
          <text:p text:style-name="P333"><text:a xlink:type="simple" xlink:href="#__RefHeading___Toc1931_1565192666" text:style-name="Index_20_Link" text:visited-style-name="Index_20_Link">Construction – Networking<text:tab/>10</text:a></text:p>
          <text:p text:style-name="P333"><text:a xlink:type="simple" xlink:href="#__RefHeading___Toc1933_1565192666" text:style-name="Index_20_Link" text:visited-style-name="Index_20_Link">Construction - CSS – Mobile<text:tab/>11</text:a></text:p>
          <text:p text:style-name="P333"><text:a xlink:type="simple" xlink:href="#__RefHeading___Toc1935_1565192666" text:style-name="Index_20_Link" text:visited-style-name="Index_20_Link">Construction – HTML-Mobile<text:tab/>13</text:a></text:p>
          <text:p text:style-name="P333"><text:a xlink:type="simple" xlink:href="#__RefHeading___Toc1939_1565192666" text:style-name="Index_20_Link" text:visited-style-name="Index_20_Link">Construction - JavaScript - Core<text:tab/>16</text:a></text:p>
          <text:p text:style-name="P333"><text:a xlink:type="simple" xlink:href="#__RefHeading___Toc1941_1565192666" text:style-name="Index_20_Link" text:visited-style-name="Index_20_Link">Construction – JavaScript - Frontend<text:tab/>18</text:a></text:p>
          <text:p text:style-name="P333"><text:a xlink:type="simple" xlink:href="#__RefHeading___Toc1943_1565192666" text:style-name="Index_20_Link" text:visited-style-name="Index_20_Link">Construction - JavaScript – Frameworks<text:tab/>21</text:a></text:p>
          <text:p text:style-name="P333"><text:a xlink:type="simple" xlink:href="#__RefHeading___Toc1945_1565192666" text:style-name="Index_20_Link" text:visited-style-name="Index_20_Link">Construction - JavaScript – Backend<text:tab/>23</text:a></text:p>
          <text:p text:style-name="P333"><text:a xlink:type="simple" xlink:href="#__RefHeading___Toc8657_917994512" text:style-name="Index_20_Link" text:visited-style-name="Index_20_Link">Construction - JavaScript – Mobile<text:tab/>26</text:a></text:p>
          <text:p text:style-name="P333"><text:a xlink:type="simple" xlink:href="#__RefHeading___Toc8675_917994512" text:style-name="Index_20_Link" text:visited-style-name="Index_20_Link">Construction - JavaScript – Tools<text:tab/>29</text:a></text:p>
          <text:p text:style-name="P333"><text:a xlink:type="simple" xlink:href="#__RefHeading___Toc8659_917994512" text:style-name="Index_20_Link" text:visited-style-name="Index_20_Link">Cloud Computing - Cloud fundamentals<text:tab/>31</text:a></text:p>
          <text:p text:style-name="P333"><text:a xlink:type="simple" xlink:href="#__RefHeading___Toc8677_917994512" text:style-name="Index_20_Link" text:visited-style-name="Index_20_Link">Verification - Code Quality - WebUI<text:tab/>34</text:a></text:p>
          <text:p text:style-name="P333"><text:a xlink:type="simple" xlink:href="#__RefHeading___Toc8663_917994512" text:style-name="Index_20_Link" text:visited-style-name="Index_20_Link">Verification - Automated Testing<text:tab/>35</text:a></text:p>
          <text:p text:style-name="P332"><text:a xlink:type="simple" xlink:href="#__RefHeading___Toc8667_917994512" text:style-name="Index_20_Link" text:visited-style-name="Index_20_Link">Construction - Security<text:tab/>35</text:a></text:p>
          <text:p text:style-name="P332"><text:a xlink:type="simple" xlink:href="#__RefHeading___Toc8679_917994512" text:style-name="Index_20_Link" text:visited-style-name="Index_20_Link">Configuration Management: VCS (Version Control Systems)<text:tab/>36</text:a></text:p>
        </text:index-body>
      </text:table-of-content>
      <text:p text:style-name="P36"/>
      <text:h text:style-name="P339" text:outline-level="1"><text:bookmark-start text:name="__RefHeading___Toc210_1598045161"/>Abiliton™ WebUI Profile Certification Requirements<text:bookmark-end text:name="__RefHeading___Toc210_1598045161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Knowledge Areas</text:p>
          </table:table-cell>
          <table:table-cell table:style-name="Table1.B1" office:value-type="string">
            <text:p text:style-name="P36"/>
          </table:table-cell>
        </table:table-row>
        <table:table-row>
          <table:table-cell table:style-name="Table1.A2" table:number-columns-spanned="2" office:value-type="string">
            <text:p text:style-name="P36">Engineering Management</text:p>
          </table:table-cell>
          <table:covered-table-cell/>
        </table:table-row>
        <table:table-row>
          <table:table-cell table:style-name="Table1.A3" office:value-type="string">
            <text:p text:style-name="P36">Process Planning (SDLC)</text:p>
          </table:table-cell>
          <table:table-cell table:style-name="Table1.A2" office:value-type="string">
            <text:p text:style-name="P36">Qualified</text:p>
          </table:table-cell>
        </table:table-row>
        <table:table-row>
          <table:table-cell table:style-name="Table1.A3" office:value-type="string">
            <text:p text:style-name="P36">Estimation</text:p>
          </table:table-cell>
          <table:table-cell table:style-name="Table1.A2" office:value-type="string">
            <text:p text:style-name="P36">Qualified</text:p>
          </table:table-cell>
        </table:table-row>
        <table:table-row>
          <table:table-cell table:style-name="Table1.A2" table:number-columns-spanned="2" office:value-type="string">
            <text:p text:style-name="P36">Requirements</text:p>
          </table:table-cell>
          <table:covered-table-cell/>
        </table:table-row>
        <table:table-row>
          <table:table-cell table:style-name="Table1.A3" office:value-type="string">
            <text:p text:style-name="P36">Software Requirements Engineering</text:p>
          </table:table-cell>
          <table:table-cell table:style-name="Table1.A2" office:value-type="string">
            <text:p text:style-name="P36">Qualified</text:p>
          </table:table-cell>
        </table:table-row>
        <table:table-row>
          <table:table-cell table:style-name="Table1.A2" table:number-columns-spanned="2" office:value-type="string">
            <text:p text:style-name="P36">Design</text:p>
          </table:table-cell>
          <table:covered-table-cell/>
        </table:table-row>
        <table:table-row>
          <table:table-cell table:style-name="Table1.A3" office:value-type="string">
            <text:p text:style-name="P36">OOD</text:p>
          </table:table-cell>
          <table:table-cell table:style-name="Table1.A2" office:value-type="string">
            <text:p text:style-name="P36">Qualified</text:p>
          </table:table-cell>
        </table:table-row>
        <table:table-row>
          <table:table-cell table:style-name="Table1.A3" office:value-type="string">
            <text:p text:style-name="P36">DB Design</text:p>
          </table:table-cell>
          <table:table-cell table:style-name="Table1.A2" office:value-type="string">
            <text:p text:style-name="P36">Qualified</text:p>
          </table:table-cell>
        </table:table-row>
        <table:table-row>
          <table:table-cell table:style-name="Table1.A3" office:value-type="string">
            <text:p text:style-name="P36">Modeling</text:p>
          </table:table-cell>
          <table:table-cell table:style-name="Table1.A2" office:value-type="string">
            <text:p text:style-name="P36">Qualified</text:p>
          </table:table-cell>
        </table:table-row>
        <table:table-row>
          <table:table-cell table:style-name="Table1.A2" table:number-columns-spanned="2" office:value-type="string">
            <text:p text:style-name="P36">Construction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>Core</text:p>
          </table:table-cell>
          <table:covered-table-cell/>
        </table:table-row>
        <table:table-row>
          <table:table-cell table:style-name="Table1.A3" office:value-type="string">
            <text:p text:style-name="P37">SQL</text:p>
          </table:table-cell>
          <table:table-cell table:style-name="Table1.A2" office:value-type="string">
            <text:p text:style-name="P37">Qualified</text:p>
          </table:table-cell>
        </table:table-row>
        <table:table-row>
          <table:table-cell table:style-name="Table1.A3" office:value-type="string">
            <text:p text:style-name="P37">Refactoring (WebUI)</text:p>
          </table:table-cell>
          <table:table-cell table:style-name="Table1.A2" office:value-type="string">
            <text:p text:style-name="P37">Competent</text:p>
          </table:table-cell>
        </table:table-row>
        <table:table-row>
          <table:table-cell table:style-name="Table1.A3" office:value-type="string">
            <text:p text:style-name="P37">Networking</text:p>
          </table:table-cell>
          <table:table-cell table:style-name="Table1.A2" office:value-type="string">
            <text:p text:style-name="P37">Qualified</text:p>
          </table:table-cell>
        </table:table-row>
        <table:table-row>
          <table:table-cell table:style-name="Table1.A2" table:number-columns-spanned="2" office:value-type="string">
            <text:p text:style-name="P37">Styling</text:p>
          </table:table-cell>
          <table:covered-table-cell/>
        </table:table-row>
        <table:table-row>
          <table:table-cell table:style-name="Table1.A3" office:value-type="string">
            <text:p text:style-name="P37">CSS/CSS3</text:p>
          </table:table-cell>
          <table:table-cell table:style-name="Table1.A2" office:value-type="string">
            <text:p text:style-name="P37">Competent</text:p>
          </table:table-cell>
        </table:table-row>
        <table:table-row>
          <table:table-cell table:style-name="Table1.A3" office:value-type="string">
            <text:p text:style-name="P37">HTML/HTML5</text:p>
          </table:table-cell>
          <table:table-cell table:style-name="Table1.A2" office:value-type="string">
            <text:p text:style-name="P37">Competent</text:p>
          </table:table-cell>
        </table:table-row>
        <table:table-row>
          <table:table-cell table:style-name="Table1.A2" table:number-columns-spanned="2" office:value-type="string">
            <text:p text:style-name="P37">Programming language: JavaScript</text:p>
          </table:table-cell>
          <table:covered-table-cell/>
        </table:table-row>
        <table:table-row>
          <table:table-cell table:style-name="Table1.A3" office:value-type="string">
            <text:p text:style-name="P37">JavaScript – Core</text:p>
          </table:table-cell>
          <table:table-cell table:style-name="Table1.A2" office:value-type="string">
            <text:p text:style-name="P37">Competent</text:p>
          </table:table-cell>
        </table:table-row>
        <table:table-row>
          <table:table-cell table:style-name="Table1.A3" office:value-type="string">
            <text:p text:style-name="P37">JavaScript – Frontend</text:p>
          </table:table-cell>
          <table:table-cell table:style-name="Table1.A2" office:value-type="string">
            <text:p text:style-name="P37">Competent</text:p>
          </table:table-cell>
        </table:table-row>
        <table:table-row>
          <table:table-cell table:style-name="Table1.A3" office:value-type="string">
            <text:p text:style-name="P38">WebUI - Frameworks(Angular/React)</text:p>
          </table:table-cell>
          <table:table-cell table:style-name="Table1.A2" office:value-type="string">
            <text:p text:style-name="P38">Competent</text:p>
          </table:table-cell>
        </table:table-row>
        <table:table-row>
          <table:table-cell table:style-name="Table1.A3" office:value-type="string">
            <text:p text:style-name="P38">JavaScript – Backend </text:p>
          </table:table-cell>
          <table:table-cell table:style-name="Table1.A2" office:value-type="string">
            <text:p text:style-name="P38">Competent</text:p>
          </table:table-cell>
        </table:table-row>
        <table:table-row>
          <table:table-cell table:style-name="Table1.A3" office:value-type="string">
            <text:p text:style-name="P38">JavaScript – Mobile</text:p>
          </table:table-cell>
          <table:table-cell table:style-name="Table1.A2" office:value-type="string">
            <text:p text:style-name="P38">Competent</text:p>
          </table:table-cell>
        </table:table-row>
        <table:table-row>
          <table:table-cell table:style-name="Table1.A3" office:value-type="string">
            <text:p text:style-name="P38">JavaScript – Tools</text:p>
          </table:table-cell>
          <table:table-cell table:style-name="Table1.A2" office:value-type="string">
            <text:p text:style-name="P38">Competent</text:p>
          </table:table-cell>
        </table:table-row>
        <table:table-row>
          <table:table-cell table:style-name="Table1.A2" table:number-columns-spanned="2" office:value-type="string">
            <text:p text:style-name="P38">Cloud Computing</text:p>
          </table:table-cell>
          <table:covered-table-cell/>
        </table:table-row>
        <table:table-row>
          <table:table-cell table:style-name="Table1.A3" office:value-type="string">
            <text:p text:style-name="P38">Cloud fundamentals</text:p>
          </table:table-cell>
          <table:table-cell table:style-name="Table1.A2" office:value-type="string">
            <text:p text:style-name="P38">Qualified</text:p>
          </table:table-cell>
        </table:table-row>
        <table:table-row>
          <table:table-cell table:style-name="Table1.A2" table:number-columns-spanned="2" office:value-type="string">
            <text:p text:style-name="P38">Verification</text:p>
          </table:table-cell>
          <table:covered-table-cell/>
        </table:table-row>
        <table:table-row>
          <table:table-cell table:style-name="Table1.A3" office:value-type="string">
            <text:p text:style-name="P38">Code Quality</text:p>
          </table:table-cell>
          <table:table-cell table:style-name="Table1.A2" office:value-type="string">
            <text:p text:style-name="P38">Competent</text:p>
          </table:table-cell>
        </table:table-row>
        <table:table-row>
          <table:table-cell table:style-name="Table1.A3" office:value-type="string">
            <text:p text:style-name="P38">Automated Testing</text:p>
          </table:table-cell>
          <table:table-cell table:style-name="Table1.A2" office:value-type="string">
            <text:p text:style-name="P38">Qualified</text:p>
          </table:table-cell>
        </table:table-row>
        <table:table-row>
          <table:table-cell table:style-name="Table1.A3" office:value-type="string">
            <text:p text:style-name="P38">Security</text:p>
          </table:table-cell>
          <table:table-cell table:style-name="Table1.A2" office:value-type="string">
            <text:p text:style-name="P38">Qualified</text:p>
          </table:table-cell>
        </table:table-row>
        <table:table-row>
          <table:table-cell table:style-name="Table1.A2" table:number-columns-spanned="2" office:value-type="string">
            <text:p text:style-name="P38">Configuration Management</text:p>
          </table:table-cell>
          <table:covered-table-cell/>
        </table:table-row>
        <table:table-row>
          <table:table-cell table:style-name="Table1.A3" office:value-type="string">
            <text:p text:style-name="P38">Managing versions</text:p>
          </table:table-cell>
          <table:table-cell table:style-name="Table1.A2" office:value-type="string">
            <text:p text:style-name="P38">Competent</text:p>
          </table:table-cell>
        </table:table-row>
      </table:table>
      <text:p text:style-name="P36"/>
      <text:h text:style-name="P340" text:outline-level="1"><text:bookmark-start text:name="__RefHeading___Toc217_1598045161"/>References<text:bookmark-end text:name="__RefHeading___Toc217_1598045161"/></text:h>
      <text:h text:style-name="Heading_20_2" text:outline-level="2"><text:bookmark-start text:name="__RefHeading___Toc8791_917994512"/>Software development process<text:bookmark-end text:name="__RefHeading___Toc8791_917994512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Description</text:p>
          </table:table-cell>
          <table:table-cell table:style-name="Table2.B1" office:value-type="string">
            <text:p text:style-name="P2">References</text:p>
          </table:table-cell>
        </table:table-row>
        <table:table-row>
          <table:table-cell table:style-name="Table2.A2" office:value-type="string">
            <text:p text:style-name="P2">Software development process</text:p>
          </table:table-cell>
          <table:table-cell table:style-name="Table2.B2" office:value-type="string">
            <text:p text:style-name="P2">1</text:p>
          </table:table-cell>
        </table:table-row>
        <table:table-row>
          <table:table-cell table:style-name="Table2.A2" office:value-type="string">
            <text:list xml:id="list907974666" text:style-name="L1">
              <text:list-item>
                <text:p text:style-name="P375">Software development activities</text:p>
              </text:list-item>
            </text:list>
          </table:table-cell>
          <table:table-cell table:style-name="Table2.B2" office:value-type="string">
            <text:p text:style-name="P2">1</text:p>
          </table:table-cell>
        </table:table-row>
        <table:table-row>
          <table:table-cell table:style-name="Table2.A2" office:value-type="string">
            <text:p text:style-name="P39">Basics of SDLC models: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list xml:id="list1915048090" text:style-name="L2">
              <text:list-item>
                <text:p text:style-name="P376">Waterfall Concept</text:p>
              </text:list-item>
            </text:list>
          </table:table-cell>
          <table:table-cell table:style-name="Table2.B2" office:value-type="string">
            <text:p text:style-name="P2">1</text:p>
          </table:table-cell>
        </table:table-row>
        <table:table-row>
          <table:table-cell table:style-name="Table2.A2" office:value-type="string">
            <text:list xml:id="list90233065947347" text:continue-numbering="true" text:style-name="L2">
              <text:list-item>
                <text:p text:style-name="P376">Agile software development concept</text:p>
              </text:list-item>
            </text:list>
          </table:table-cell>
          <table:table-cell table:style-name="Table2.B2" office:value-type="string">
            <text:p text:style-name="P2">11</text:p>
          </table:table-cell>
        </table:table-row>
        <table:table-row>
          <table:table-cell table:style-name="Table2.A2" office:value-type="string">
            <text:p text:style-name="P39">Scrum</text:p>
          </table:table-cell>
          <table:table-cell table:style-name="Table2.B2" office:value-type="string">
            <text:p text:style-name="P39">9, 2</text:p>
          </table:table-cell>
        </table:table-row>
        <table:table-row>
          <table:table-cell table:style-name="Table2.A2" office:value-type="string">
            <text:p text:style-name="P39">Roles and responsibilities</text:p>
          </table:table-cell>
          <table:table-cell table:style-name="Table2.B2" office:value-type="string">
            <text:p text:style-name="P39">13 (chapter 1)</text:p>
          </table:table-cell>
        </table:table-row>
        <table:table-row>
          <table:table-cell table:style-name="Table2.A2" office:value-type="string">
            <text:p text:style-name="P39">Artifacts (Scrum board, Cards, Epics, Stories, Tasks, Backlogs, Sprint, Increment, etc.)</text:p>
          </table:table-cell>
          <table:table-cell table:style-name="Table2.B2" office:value-type="string">
            <text:p text:style-name="P39">13 (chapter 1<text:span text:style-name="T1">)</text:span></text:p>
          </table:table-cell>
        </table:table-row>
        <table:table-row>
          <table:table-cell table:style-name="Table2.A2" office:value-type="string">
            <text:p text:style-name="P39">Estimation (Story Points, Velocity, Sprint Burndown Chart, Feature Burnup Chart)</text:p>
          </table:table-cell>
          <table:table-cell table:style-name="Table2.B2" office:value-type="string">
            <text:p text:style-name="P39">13 (chapter 1), 16</text:p>
          </table:table-cell>
        </table:table-row>
        <table:table-row>
          <table:table-cell table:style-name="Table2.A2" office:value-type="string">
            <text:p text:style-name="P39">Ceremonies (Release planning, Sprint planning, Daily Scrum, Sprint demo, Sprint retrospective)</text:p>
          </table:table-cell>
          <table:table-cell table:style-name="Table2.B2" office:value-type="string">
            <text:p text:style-name="P39">13 (chapter 1), 10</text:p>
          </table:table-cell>
        </table:table-row>
        <table:table-row>
          <table:table-cell table:style-name="Table2.A2" office:value-type="string">
            <text:p text:style-name="P39">Kanban</text:p>
          </table:table-cell>
          <table:table-cell table:style-name="Table2.B2" office:value-type="string">
            <text:p text:style-name="P39">12</text:p>
          </table:table-cell>
        </table:table-row>
      </table:table>
      <text:p text:style-name="P40"/>
      <text:p text:style-name="Standard"><text:bookmark text:name="EngineeringManagement-ProcessPlanning-SDLC(WebUI3.0)-References"/>References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0">ID</text:p>
            </table:table-cell>
            <table:table-cell table:style-name="Table3.A1" office:value-type="string">
              <text:p text:style-name="P20">Reference</text:p>
            </table:table-cell>
            <table:table-cell table:style-name="Table3.A1" office:value-type="string">
              <text:p text:style-name="P20">Location</text:p>
            </table:table-cell>
          </table:table-row>
        </table:table-header-rows>
        <table:table-row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Software development process</text:p>
          </table:table-cell>
          <table:table-cell table:style-name="Table3.C2" office:value-type="string">
            <text:p text:style-name="P16"><text:a xlink:type="simple" xlink:href="http://en.wikipedia.org/wiki/Software_development_proces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P16">2</text:p>
          </table:table-cell>
          <table:table-cell table:style-name="Table3.A2" office:value-type="string">
            <text:p text:style-name="P16">Agile Project Management with Scrum by Ken Schwaber</text:p>
          </table:table-cell>
          <table:table-cell table:style-name="Table3.C3" office:value-type="string">
            <text:p text:style-name="P16"><text:a xlink:type="simple" xlink:href="http://books.softserveinc.com/get/chm/Agile%20Project%20Management%20With%20Scrum%20-%20Ken%20Schwaber_363.chm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MCPD Self-Paced Training Kit (Exam 70-549): Designing and Developing Enterprise Applications Using the Microsoft .NET Framework by Bruce Johnson, Brian C. Lanhamand, Shawn Wildermuth</text:p>
          </table:table-cell>
          <table:table-cell table:style-name="Table3.C4" office:value-type="string">
            <text:p text:style-name="P16"><text:a xlink:type="simple" xlink:href="http://books.softserveinc.com/get/chm/MCPD%20Self-Paced%20Training%20Kit%20-%20Bruce%20Johnson%20%26amp%3B%20Brian%20C.%20Lanham%20%26amp%3B%20Shawn%20Wildermuth_497.chm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.A2" office:value-type="string">
            <text:p text:style-name="P16">4</text:p>
          </table:table-cell>
          <table:table-cell table:style-name="Table3.A2" office:value-type="string">
            <text:p text:style-name="P16">Test-driven development</text:p>
          </table:table-cell>
          <table:table-cell table:style-name="Table3.C5" office:value-type="string">
            <text:p text:style-name="P16"><text:a xlink:type="simple" xlink:href="http://en.wikipedia.org/wiki/Test-driven_developmen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P16">5</text:p>
          </table:table-cell>
          <table:table-cell table:style-name="Table3.A2" office:value-type="string">
            <text:p text:style-name="P16">Microsoft Security Development Lifecycle</text:p>
          </table:table-cell>
          <table:table-cell table:style-name="Table3.C6" office:value-type="string">
            <text:p text:style-name="P16"><text:a xlink:type="simple" xlink:href="http://www.microsoft.com/security/sdl/default.aspx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P16">6</text:p>
          </table:table-cell>
          <table:table-cell table:style-name="Table3.A2" office:value-type="string">
            <text:p text:style-name="P16">Feature-driven development</text:p>
          </table:table-cell>
          <table:table-cell table:style-name="Table3.C7" office:value-type="string">
            <text:p text:style-name="P16"><text:a xlink:type="simple" xlink:href="http://en.wikipedia.org/wiki/Feature_Driven_Developmen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P16">7</text:p>
          </table:table-cell>
          <table:table-cell table:style-name="Table3.A2" office:value-type="string">
            <text:p text:style-name="P16">Calculating velocity of Agile projects</text:p>
          </table:table-cell>
          <table:table-cell table:style-name="Table3.C8" office:value-type="string">
            <text:p text:style-name="P16"><text:a xlink:type="simple" xlink:href="http://michaellant.com/2010/07/23/calculating-the-velocity-of-your-agile-project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P16">8</text:p>
          </table:table-cell>
          <table:table-cell table:style-name="Table3.A2" office:value-type="string">
            <text:p text:style-name="P16">Lean software development</text:p>
          </table:table-cell>
          <table:table-cell table:style-name="Table3.C9" office:value-type="string">
            <text:p text:style-name="P16"><text:a xlink:type="simple" xlink:href="http://en.wikipedia.org/wiki/Lean_software_developmen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P16">9</text:p>
          </table:table-cell>
          <table:table-cell table:style-name="Table3.A2" office:value-type="string">
            <text:p text:style-name="P16">Scrum Guide 2013</text:p>
          </table:table-cell>
          <table:table-cell table:style-name="Table3.C10" office:value-type="string">
            <text:p text:style-name="P16"><text:a xlink:type="simple" xlink:href="http://www.scrumguides.org/docs/scrumguide/v1/scrum-guide-us.pdf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P16">10</text:p>
          </table:table-cell>
          <table:table-cell table:style-name="Table3.A2" office:value-type="string">
            <text:p text:style-name="P16">Three ceremonies to conduct in Scrum projects</text:p>
          </table:table-cell>
          <table:table-cell table:style-name="Table3.C11" office:value-type="string">
            <text:p text:style-name="P16"><text:a xlink:type="simple" xlink:href="http://www.techrepublic.com/blog/tech-manager/three-ceremonies-to-conduct-in-scrum-projects/3187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Table_20_Contents">11</text:p>
          </table:table-cell>
          <table:table-cell table:style-name="Table3.A2" office:value-type="string">
            <text:p text:style-name="P17">Agile software development</text:p>
          </table:table-cell>
          <table:table-cell table:style-name="Table3.C12" office:value-type="string">
            <text:p text:style-name="Table_20_Contents"><text:a xlink:type="simple" xlink:href="https://en.wikipedia.org/wiki/Agile_software_developmen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Table_20_Contents">12</text:p>
          </table:table-cell>
          <table:table-cell table:style-name="Table3.A2" office:value-type="string">
            <text:p text:style-name="Table_20_Contents">What is Kanban</text:p>
          </table:table-cell>
          <table:table-cell table:style-name="Table3.C13" office:value-type="string">
            <text:p text:style-name="Table_20_Contents"><text:a xlink:type="simple" xlink:href="http://kanbanblog.com/explained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Table_20_Contents">13</text:p>
          </table:table-cell>
          <table:table-cell table:style-name="Table3.A2" office:value-type="string">
            <text:p text:style-name="Table_20_Contents">Adaptive Code via C# Agile coding with design patterns and SOLID principles</text:p>
          </table:table-cell>
          <table:table-cell table:style-name="Table3.C14" office:value-type="string">
            <text:p text:style-name="Table_20_Contents"><text:a xlink:type="simple" xlink:href="http://book-sdo.softservecom.com/browse/book/5022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.A2" office:value-type="string">
            <text:p text:style-name="Table_20_Contents">14</text:p>
          </table:table-cell>
          <table:table-cell table:style-name="Table3.A2" office:value-type="string">
            <text:p text:style-name="Table_20_Contents">Kanban and Scrum - Making the Most of Both</text:p>
          </table:table-cell>
          <table:table-cell table:style-name="Table3.C15" office:value-type="string">
            <text:p text:style-name="Table_20_Contents"><text:a xlink:type="simple" xlink:href="http://book-sdo.softservecom.com/browse/book/4441" text:style-name="Internet_20_link" text:visited-style-name="Visited_20_Internet_20_Link">Books </text:a><text:a xlink:type="simple" xlink:href="http://book-sdo.softservecom.com/browse/book/4441" text:style-name="Internet_20_link" text:visited-style-name="Visited_20_Internet_20_Link">Portal</text:a></text:p>
          </table:table-cell>
        </table:table-row>
        <table:table-row>
          <table:table-cell table:style-name="Table3.A2" office:value-type="string">
            <text:p text:style-name="Table_20_Contents">15</text:p>
          </table:table-cell>
          <table:table-cell table:style-name="Table3.A2" office:value-type="string">
            <text:p text:style-name="Table_20_Contents">Scaled Agile Framework (image clickable at parts)</text:p>
          </table:table-cell>
          <table:table-cell table:style-name="Table3.C16" office:value-type="string">
            <text:p text:style-name="Table_20_Contents"><text:a xlink:type="simple" xlink:href="http://www.scaledagileframework.com/" text:style-name="Internet_20_link" text:visited-style-name="Visited_20_Internet_20_Link"><text:span text:style-name="T2">Website</text:span></text:a></text:p>
          </table:table-cell>
        </table:table-row>
        <text:soft-page-break/>
        <table:table-row>
          <table:table-cell table:style-name="Table3.A2" office:value-type="string">
            <text:p text:style-name="Table_20_Contents">16</text:p>
          </table:table-cell>
          <table:table-cell table:style-name="Table3.A2" office:value-type="string">
            <text:p text:style-name="Table_20_Contents">Scrum Effort Estimation and Story Points</text:p>
          </table:table-cell>
          <table:table-cell table:style-name="Table3.C17" office:value-type="string">
            <text:p text:style-name="Table_20_Contents"><text:a xlink:type="simple" xlink:href="http://scrumorakel.de/blog/index.php?/archives/48-Estimating-relative-sizes-e.g.-story-points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Table_20_Contents">17</text:p>
          </table:table-cell>
          <table:table-cell table:style-name="Table3.A2" office:value-type="string">
            <text:p text:style-name="Table_20_Contents">Extreme programming</text:p>
          </table:table-cell>
          <table:table-cell table:style-name="Table3.C18" office:value-type="string">
            <text:p text:style-name="Table_20_Contents"><text:a xlink:type="simple" xlink:href="https://en.wikipedia.org/wiki/Extreme_programming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Table_20_Contents">18</text:p>
          </table:table-cell>
          <table:table-cell table:style-name="Table3.A2" office:value-type="string">
            <text:p text:style-name="Table_20_Contents">Collaboration in Distributed Teams</text:p>
          </table:table-cell>
          <table:table-cell table:style-name="Table3.C19" office:value-type="string">
            <text:p text:style-name="Table_20_Contents"><text:a xlink:type="simple" xlink:href="https://www.atlassian.com/blog/confluence/4-simple-collaboration-strategies-distributed-team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Table_20_Contents">19</text:p>
          </table:table-cell>
          <table:table-cell table:style-name="Table3.A2" office:value-type="string">
            <text:p text:style-name="Table_20_Contents">Distributed Teams</text:p>
          </table:table-cell>
          <table:table-cell table:style-name="Table3.C20" office:value-type="string">
            <text:p text:style-name="Table_20_Contents"><text:a xlink:type="simple" xlink:href="http://www.continuousagile.com/unblock/team_communication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Table_20_Contents">20</text:p>
          </table:table-cell>
          <table:table-cell table:style-name="Table3.A2" office:value-type="string">
            <text:p text:style-name="Table_20_Contents">Code Review Process </text:p>
          </table:table-cell>
          <table:table-cell table:style-name="Table3.C21" office:value-type="string">
            <text:p text:style-name="Table_20_Contents"><text:a xlink:type="simple" xlink:href="https://confluence.softserveinc.com/display/SDO/Code+Review+Proces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Table_20_Contents">21</text:p>
          </table:table-cell>
          <table:table-cell table:style-name="Table3.A2" office:value-type="string">
            <text:p text:style-name="Table_20_Contents">Unit Testing </text:p>
          </table:table-cell>
          <table:table-cell table:style-name="Table3.C22" office:value-type="string">
            <text:p text:style-name="Table_20_Contents"><text:a xlink:type="simple" xlink:href="https://confluence.softserveinc.com/display/SDO/Unit+Testing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.A2" office:value-type="string">
            <text:p text:style-name="Table_20_Contents">22</text:p>
          </table:table-cell>
          <table:table-cell table:style-name="Table3.A2" office:value-type="string">
            <text:p text:style-name="Table_20_Contents">THE ENTERPRISE SOFTWARE PLAYBOOK- 6 STEPS TO BETTER DEPLOYMENTS</text:p>
          </table:table-cell>
          <table:table-cell table:style-name="Table3.C23" office:value-type="string">
            <text:p text:style-name="Table_20_Contents"><text:a xlink:type="simple" xlink:href="http://www.alexandercowan.com/enterprise-software-playbook/" text:style-name="Internet_20_link" text:visited-style-name="Visited_20_Internet_20_Link"><text:span text:style-name="T2">Website</text:span></text:a></text:p>
          </table:table-cell>
        </table:table-row>
      </table:table>
      <text:h text:style-name="Heading_20_2" text:outline-level="2"><text:bookmark-start text:name="__RefHeading___Toc219_1598045161"/><text:bookmark text:name="EngineeringManagement-Estimation-EngineeringManagement-Estimation"/>Engineering Management - Estimation<text:bookmark-end text:name="__RefHeading___Toc219_1598045161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KI Description</text:p>
          </table:table-cell>
          <table:table-cell table:style-name="Table4.B1" office:value-type="string">
            <text:p text:style-name="P3">Reference</text:p>
          </table:table-cell>
        </table:table-row>
        <table:table-row>
          <table:table-cell table:style-name="Table4.A2" office:value-type="string">
            <text:p text:style-name="P3">Scope Concept</text:p>
          </table:table-cell>
          <table:table-cell table:style-name="Table4.B2" office:value-type="string">
            <text:p text:style-name="P3">5, 7</text:p>
          </table:table-cell>
        </table:table-row>
        <table:table-row>
          <table:table-cell table:style-name="Table4.A2" office:value-type="string">
            <text:p text:style-name="P3">Estimates, Targets, and Commitments </text:p>
          </table:table-cell>
          <table:table-cell table:style-name="Table4.B2" office:value-type="string">
            <text:p text:style-name="P3">2 (chapter 1)</text:p>
          </table:table-cell>
        </table:table-row>
        <table:table-row>
          <table:table-cell table:style-name="Table4.A2" office:value-type="string">
            <text:p text:style-name="P3">Overestimate vs Underestimate </text:p>
          </table:table-cell>
          <table:table-cell table:style-name="Table4.B2" office:value-type="string">
            <text:p text:style-name="Standard">2 (chapter 3) </text:p>
          </table:table-cell>
        </table:table-row>
        <table:table-row>
          <table:table-cell table:style-name="Table4.A2" office:value-type="string">
            <text:p text:style-name="P41">Decomposition and Recomposition </text:p>
          </table:table-cell>
          <table:table-cell table:style-name="Table4.B2" office:value-type="string">
            <text:p text:style-name="P41">2 (chapter 10)</text:p>
          </table:table-cell>
        </table:table-row>
        <table:table-row>
          <table:table-cell table:style-name="Table4.A2" office:value-type="string">
            <text:p text:style-name="P41">Analogy-based estimations </text:p>
          </table:table-cell>
          <table:table-cell table:style-name="Table4.B2" office:value-type="string">
            <text:p text:style-name="P41">2 (chapter 11) </text:p>
          </table:table-cell>
        </table:table-row>
        <table:table-row>
          <table:table-cell table:style-name="Table4.A2" office:value-type="string">
            <text:p text:style-name="P41">Story based estimations </text:p>
          </table:table-cell>
          <table:table-cell table:style-name="Table4.B2" office:value-type="string">
            <text:p text:style-name="P41">4 (chapters 11-13), 7 </text:p>
          </table:table-cell>
        </table:table-row>
      </table:table>
      <text:p text:style-name="Standard"/>
      <text:p text:style-name="Standard"><text:bookmark text:name="EngineeringManagement-Estimation-References"/>References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0">ID</text:p>
            </table:table-cell>
            <table:table-cell table:style-name="Table5.A1" office:value-type="string">
              <text:p text:style-name="P20">Reference</text:p>
            </table:table-cell>
            <table:table-cell table:style-name="Table5.A1" office:value-type="string">
              <text:p text:style-name="P20">Location</text:p>
            </table:table-cell>
          </table:table-row>
        </table:table-header-rows>
        <table:table-row>
          <table:table-cell table:style-name="Table5.A2" office:value-type="string">
            <text:p text:style-name="P16">1</text:p>
          </table:table-cell>
          <table:table-cell table:style-name="Table5.A2" office:value-type="string">
            <text:p text:style-name="P16">IFPUG Counting Practice Manual 4.1</text:p>
          </table:table-cell>
          <table:table-cell table:style-name="Table5.C2" office:value-type="string">
            <text:p text:style-name="P16"><text:a xlink:type="simple" xlink:href="http://books.softserveinc.com/browse/book/1480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5.A2" office:value-type="string">
            <text:p text:style-name="P16">2</text:p>
          </table:table-cell>
          <table:table-cell table:style-name="Table5.A2" office:value-type="string">
            <text:p text:style-name="P16">Software Estimation: Demystifying the Black Art (Best Practices (Microsoft)) / Steve McConnell</text:p>
          </table:table-cell>
          <table:table-cell table:style-name="Table5.C3" office:value-type="string">
            <text:p text:style-name="P16"><text:a xlink:type="simple" xlink:href="http://books.softserveinc.com/browse/book/676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5.A2" office:value-type="string">
            <text:p text:style-name="P16">3</text:p>
          </table:table-cell>
          <table:table-cell table:style-name="Table5.A2" office:value-type="string">
            <text:p text:style-name="P16">Program Evaluation and Review Technique </text:p>
          </table:table-cell>
          <table:table-cell table:style-name="Table5.C4" office:value-type="string">
            <text:p text:style-name="P16"><text:a xlink:type="simple" xlink:href="http://en.wikipedia.org/wiki/Program_Evaluation_and_Review_Technique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.A2" office:value-type="string">
            <text:p text:style-name="P16">4</text:p>
          </table:table-cell>
          <table:table-cell table:style-name="Table5.A2" office:value-type="string">
            <text:p text:style-name="P16">Planning Extreme Programming / Kent Beck Martin Fowler</text:p>
          </table:table-cell>
          <table:table-cell table:style-name="Table5.C5" office:value-type="string">
            <text:p text:style-name="P16"><text:a xlink:type="simple" xlink:href="http://books.softserveinc.com/browse/book/247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5.A2" office:value-type="string">
            <text:p text:style-name="P16">5</text:p>
          </table:table-cell>
          <table:table-cell table:style-name="Table5.A2" office:value-type="string">
            <text:p text:style-name="P16">Scope (project management)</text:p>
          </table:table-cell>
          <table:table-cell table:style-name="Table5.C6" office:value-type="string">
            <text:p text:style-name="P16"><text:a xlink:type="simple" xlink:href="http://en.wikipedia.org/wiki/Scope_(project_management)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.A2" office:value-type="string">
            <text:p text:style-name="P16">6</text:p>
          </table:table-cell>
          <table:table-cell table:style-name="Table5.A2" office:value-type="string">
            <text:p text:style-name="P16">Software Cost Estimation with Cocomo II </text:p>
          </table:table-cell>
          <table:table-cell table:style-name="Table5.C7" office:value-type="string">
            <text:p text:style-name="P16"><text:a xlink:type="simple" xlink:href="http://www.amazon.com/Software-Cost-Estimation-Cocomo-II/dp/0130266922#reader_0130266922" text:style-name="Internet_20_link" text:visited-style-name="Visited_20_Internet_20_Link"><text:span text:style-name="T2">Online Book</text:span></text:a><text:line-break/>Consider using tools for COCOMO estimation, for example: <text:a xlink:type="simple" xlink:href="http://www.construx.com/Page.aspx?cid=497" text:style-name="Internet_20_link" text:visited-style-name="Visited_20_Internet_20_Link"><text:span text:style-name="T2">Construx</text:span></text:a>.</text:p>
          </table:table-cell>
        </table:table-row>
        <table:table-row>
          <table:table-cell table:style-name="Table5.A2" office:value-type="string">
            <text:p text:style-name="Table_20_Contents">7</text:p>
          </table:table-cell>
          <table:table-cell table:style-name="Table5.A2" office:value-type="string">
            <text:p text:style-name="Table_20_Contents">Estimating</text:p>
          </table:table-cell>
          <table:table-cell table:style-name="Table5.C8" office:value-type="string">
            <text:p text:style-name="Table_20_Contents"><text:a xlink:type="simple" xlink:href="http://msdn.microsoft.com/en-us/library/vstudio/hh765979.aspx" text:style-name="Internet_20_link" text:visited-style-name="Visited_20_Internet_20_Link"><text:span text:style-name="T2">Website</text:span></text:a></text:p>
          </table:table-cell>
        </table:table-row>
      </table:table>
      <text:h text:style-name="Heading_20_2" text:outline-level="2"><text:bookmark-start text:name="__RefHeading___Toc1909_1565192666"/>Requirements - Software Requirements<text:bookmark-end text:name="__RefHeading___Toc1909_156519266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KI Description</text:p>
          </table:table-cell>
          <table:table-cell table:style-name="Table6.B1" office:value-type="string">
            <text:p text:style-name="P4">Reference</text:p>
          </table:table-cell>
        </table:table-row>
        <table:table-row>
          <table:table-cell table:style-name="Table6.A2" office:value-type="string">
            <text:p text:style-name="P42">Requirement definition </text:p>
          </table:table-cell>
          <table:table-cell table:style-name="Table6.B2" office:value-type="string">
            <text:p text:style-name="P42">1 (Chapter 1) </text:p>
            <text:p text:style-name="P42">2 (Chapter 2) </text:p>
          </table:table-cell>
        </table:table-row>
        <table:table-row>
          <table:table-cell table:style-name="Table6.A2" office:value-type="string">
            <text:p text:style-name="P42">Levels of Requirements: Business, User, and Functional requirements </text:p>
            <text:p text:style-name="P42">Most common requirements risks </text:p>
            <text:p text:style-name="P42">Characteristics of Excellent Requirements </text:p>
            <text:p text:style-name="P42">Benefits from a High-Quality Requirements <text:soft-page-break/>Process </text:p>
          </table:table-cell>
          <table:table-cell table:style-name="Table6.B2" office:value-type="string">
            <text:p text:style-name="P42">1 (Chapter 1)</text:p>
            <text:p text:style-name="P42">5 (Chapter 3)</text:p>
          </table:table-cell>
        </table:table-row>
        <table:table-row>
          <table:table-cell table:style-name="Table6.A2" office:value-type="string">
            <text:p text:style-name="P42">Root Causes of Project Success and Failure</text:p>
          </table:table-cell>
          <table:table-cell table:style-name="Table6.B2" office:value-type="string">
            <text:p text:style-name="P42">2 (Chapter 1)</text:p>
          </table:table-cell>
        </table:table-row>
      </table:table>
      <text:p text:style-name="Standard"/>
      <text:p text:style-name="P162">References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0">ID</text:p>
            </table:table-cell>
            <table:table-cell table:style-name="Table7.A1" office:value-type="string">
              <text:p text:style-name="P20">Reference</text:p>
            </table:table-cell>
            <table:table-cell table:style-name="Table7.A1" office:value-type="string">
              <text:p text:style-name="P20">Location</text:p>
            </table:table-cell>
          </table:table-row>
        </table:table-header-rows>
        <table:table-row>
          <table:table-cell table:style-name="Table7.A2" office:value-type="string">
            <text:p text:style-name="P16">1</text:p>
          </table:table-cell>
          <table:table-cell table:style-name="Table7.A2" office:value-type="string">
            <text:p text:style-name="P16">Karl E. Wiegers - Software Requirements, Second Edition </text:p>
          </table:table-cell>
          <table:table-cell table:style-name="Table7.C2" office:value-type="string">
            <text:p text:style-name="P16"><text:a xlink:type="simple" xlink:href="http://books.softserveinc.com/browse/book/370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7.A2" office:value-type="string">
            <text:p text:style-name="P16">2</text:p>
          </table:table-cell>
          <table:table-cell table:style-name="Table7.A2" office:value-type="string">
            <text:p text:style-name="P16">Dean Leffingwell, Don Widrig - Managing Software Requirements: A Use Case Approach, Second Edition </text:p>
          </table:table-cell>
          <table:table-cell table:style-name="Table7.C3" office:value-type="string">
            <text:p text:style-name="P16"><text:a xlink:type="simple" xlink:href="http://books.softserveinc.com/browse/book/3450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7.A2" office:value-type="string">
            <text:p text:style-name="P16">3</text:p>
          </table:table-cell>
          <table:table-cell table:style-name="Table7.A2" office:value-type="string">
            <text:p text:style-name="P16">BABOK </text:p>
          </table:table-cell>
          <table:table-cell table:style-name="Table7.C4" office:value-type="string">
            <text:p text:style-name="P16"><text:a xlink:type="simple" xlink:href="http://books.softserveinc.com/browse/book/229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7.A2" office:value-type="string">
            <text:p text:style-name="P16">4</text:p>
          </table:table-cell>
          <table:table-cell table:style-name="Table7.A2" office:value-type="string">
            <text:p text:style-name="P16">Project scope Vs. Product scope </text:p>
          </table:table-cell>
          <table:table-cell table:style-name="Table7.C5" office:value-type="string">
            <text:p text:style-name="P16"><text:a xlink:type="simple" xlink:href="http://pmstudycircle.com/2012/01/product-scope-vs-project-scope/#axzz1zYTnCCHM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7.A2" office:value-type="string">
            <text:p text:style-name="Table_20_Contents">5</text:p>
          </table:table-cell>
          <table:table-cell table:style-name="Table7.A2" office:value-type="string">
            <text:p text:style-name="P5">Steve McConnell. Code Complete. 2nd Edition.</text:p>
          </table:table-cell>
          <table:table-cell table:style-name="Table7.C6" office:value-type="string">
            <text:p text:style-name="Table_20_Contents"><text:a xlink:type="simple" xlink:href="http://books.softserveinc.com/browse/book/1857" text:style-name="Internet_20_link" text:visited-style-name="Visited_20_Internet_20_Link"><text:span text:style-name="T2">Books Portal</text:span></text:a></text:p>
          </table:table-cell>
        </table:table-row>
      </table:table>
      <text:h text:style-name="Heading_20_2" text:outline-level="2"><text:bookmark-start text:name="__RefHeading___Toc1911_1565192666"/><text:bookmark text:name="Design-OOD(WebUI3.0)-Design-OOD"/>Design - OOD<text:bookmark-end text:name="__RefHeading___Toc1911_1565192666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KI Description</text:p>
          </table:table-cell>
          <table:table-cell table:style-name="Table8.B1" office:value-type="string">
            <text:p text:style-name="P6">Reference</text:p>
          </table:table-cell>
        </table:table-row>
        <table:table-row>
          <table:table-cell table:style-name="Table8.A2" office:value-type="string">
            <text:p text:style-name="P6">Abstraction</text:p>
          </table:table-cell>
          <table:table-cell table:style-name="Table8.B2" office:value-type="string">
            <text:p text:style-name="P43">5 (Chapters 1-4)</text:p>
          </table:table-cell>
        </table:table-row>
        <table:table-row>
          <table:table-cell table:style-name="Table8.A2" office:value-type="string">
            <text:p text:style-name="P43">Encapsulation</text:p>
          </table:table-cell>
          <table:table-cell table:style-name="Table8.B2" office:value-type="string">
            <text:p text:style-name="P43">5 (Chapters 1-4)</text:p>
          </table:table-cell>
        </table:table-row>
        <table:table-row>
          <table:table-cell table:style-name="Table8.A2" office:value-type="string">
            <text:p text:style-name="P43">Inheritance vs. Aggregation</text:p>
          </table:table-cell>
          <table:table-cell table:style-name="Table8.B2" office:value-type="string">
            <text:p text:style-name="P43">5 (Chapters 1-4)</text:p>
          </table:table-cell>
        </table:table-row>
        <table:table-row>
          <table:table-cell table:style-name="Table8.A2" office:value-type="string">
            <text:p text:style-name="P43">Modularity</text:p>
          </table:table-cell>
          <table:table-cell table:style-name="Table8.B2" office:value-type="string">
            <text:p text:style-name="P43">5 (Chapters 1-4)</text:p>
          </table:table-cell>
        </table:table-row>
        <table:table-row>
          <table:table-cell table:style-name="Table8.A2" office:value-type="string">
            <text:p text:style-name="P43">Polymorphism</text:p>
          </table:table-cell>
          <table:table-cell table:style-name="Table8.B2" office:value-type="string">
            <text:p text:style-name="P43">5 (Chapters 1-4)</text:p>
          </table:table-cell>
        </table:table-row>
        <table:table-row>
          <table:table-cell table:style-name="Table8.A2" office:value-type="string">
            <text:p text:style-name="P43">Types vs. Classes</text:p>
          </table:table-cell>
          <table:table-cell table:style-name="Table8.B2" office:value-type="string">
            <text:p text:style-name="P43">3 (Introduction section)</text:p>
          </table:table-cell>
        </table:table-row>
        <table:table-row>
          <table:table-cell table:style-name="Table8.A2" office:value-type="string">
            <text:p text:style-name="P43">Abstraction Qualities (cohesion, coupling, etc)</text:p>
          </table:table-cell>
          <table:table-cell table:style-name="Table8.B2" office:value-type="string">
            <text:p text:style-name="P43">5 (Chapter 3.6)</text:p>
          </table:table-cell>
        </table:table-row>
        <table:table-row>
          <table:table-cell table:style-name="Table8.A2" office:value-type="string">
            <text:p text:style-name="P43">Separation of concerns principle</text:p>
          </table:table-cell>
          <table:table-cell table:style-name="Table8.B2" office:value-type="string">
            <text:p text:style-name="P43">5 (chapter 2)</text:p>
          </table:table-cell>
        </table:table-row>
        <table:table-row>
          <table:table-cell table:style-name="Table8.A2" office:value-type="string">
            <text:p text:style-name="P43">Single responsibility principle</text:p>
          </table:table-cell>
          <table:table-cell table:style-name="Table8.B2" office:value-type="string">
            <text:p text:style-name="P43">21</text:p>
          </table:table-cell>
        </table:table-row>
      </table:table>
      <text:p text:style-name="P43"/>
      <text:p text:style-name="P161">References</text:p>
      <table:table table:name="Table38" table:style-name="Table38">
        <table:table-column table:style-name="Table38.A"/>
        <table:table-column table:style-name="Table38.B"/>
        <table:table-column table:style-name="Table38.C"/>
        <table:table-header-rows>
          <table:table-row>
            <table:table-cell table:style-name="Table38.A1" office:value-type="string">
              <text:p text:style-name="P20">ID</text:p>
            </table:table-cell>
            <table:table-cell table:style-name="Table38.A1" office:value-type="string">
              <text:p text:style-name="P20">Reference</text:p>
            </table:table-cell>
            <table:table-cell table:style-name="Table38.A1" office:value-type="string">
              <text:p text:style-name="P20">Location</text:p>
            </table:table-cell>
          </table:table-row>
        </table:table-header-rows>
        <table:table-row>
          <table:table-cell table:style-name="Table38.A2" office:value-type="string">
            <text:p text:style-name="P16">2</text:p>
          </table:table-cell>
          <table:table-cell table:style-name="Table38.A2" office:value-type="string">
            <text:p text:style-name="P16">Design Principles and Design Patterns - Robert C. Martin</text:p>
          </table:table-cell>
          <table:table-cell table:style-name="Table38.C2" office:value-type="string">
            <text:p text:style-name="P16"><text:a xlink:type="simple" xlink:href="http://books.softserveinc.com/browse/book/1476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8.A2" office:value-type="string">
            <text:p text:style-name="P16">3</text:p>
          </table:table-cell>
          <table:table-cell table:style-name="Table38.A2" office:value-type="string">
            <text:p text:style-name="P16">Design Patterns Elements of Reusable Object-Oriented Software - Erich Gamma, Richard Helm, Ralph Johnson, John Vlissides</text:p>
          </table:table-cell>
          <table:table-cell table:style-name="Table38.C3" office:value-type="string">
            <text:p text:style-name="P16"><text:a xlink:type="simple" xlink:href="http://books.softserveinc.com/browse/book/1023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8.A2" office:value-type="string">
            <text:p text:style-name="P16">4</text:p>
          </table:table-cell>
          <table:table-cell table:style-name="Table38.A2" office:value-type="string">
            <text:p text:style-name="P16">Patterns of Enterprise Application Architecture - Martin Fowler</text:p>
          </table:table-cell>
          <table:table-cell table:style-name="Table38.C4" office:value-type="string">
            <text:p text:style-name="P16"><text:a xlink:type="simple" xlink:href="http://books.softserveinc.com/browse/book/1018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8.A2" office:value-type="string">
            <text:p text:style-name="P16">5</text:p>
          </table:table-cell>
          <table:table-cell table:style-name="Table38.A2" office:value-type="string">
            <text:p text:style-name="P16">Object Oriented Analysis And Design With Applications - Grady Booch</text:p>
          </table:table-cell>
          <table:table-cell table:style-name="Table38.C5" office:value-type="string">
            <text:p text:style-name="P16"><text:a xlink:type="simple" xlink:href="http://books.softserveinc.com/browse/book/1000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8.A2" office:value-type="string">
            <text:p text:style-name="P16">7</text:p>
          </table:table-cell>
          <table:table-cell table:style-name="Table38.A2" office:value-type="string">
            <text:p text:style-name="P16">Pattern-Oriented Software Architecture (A System of Patterns) - Frank Buschmann</text:p>
          </table:table-cell>
          <table:table-cell table:style-name="Table38.C6" office:value-type="string">
            <text:p text:style-name="P16"><text:a xlink:type="simple" xlink:href="http://books.softserveinc.com/browse/book/100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8.A2" office:value-type="string">
            <text:p text:style-name="P16">8</text:p>
          </table:table-cell>
          <table:table-cell table:style-name="Table38.A2" office:value-type="string">
            <text:p text:style-name="P16">Service-Oriented Architecture</text:p>
          </table:table-cell>
          <table:table-cell table:style-name="Table38.C7" office:value-type="string">
            <text:p text:style-name="P16"><text:a xlink:type="simple" xlink:href="http://en.wikipedia.org/wiki/Service-oriented_architecture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38.A2" office:value-type="string">
            <text:p text:style-name="P16">9</text:p>
          </table:table-cell>
          <table:table-cell table:style-name="Table38.A2" office:value-type="string">
            <text:p text:style-name="P16">Event-Driven Architecture</text:p>
          </table:table-cell>
          <table:table-cell table:style-name="Table38.C8" office:value-type="string">
            <text:p text:style-name="P16"><text:a xlink:type="simple" xlink:href="http://en.wikipedia.org/wiki/Event_Driven_Architecture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38.A2" office:value-type="string">
            <text:p text:style-name="P16">10</text:p>
          </table:table-cell>
          <table:table-cell table:style-name="Table38.A2" office:value-type="string">
            <text:p text:style-name="P16">Resource-oriented vs. activity-oriented Web services</text:p>
          </table:table-cell>
          <table:table-cell table:style-name="Table38.C9" office:value-type="string">
            <text:p text:style-name="P16"><text:a xlink:type="simple" xlink:href="http://www.ibm.com/developerworks/webservices/library/ws-RESTservices/" text:style-name="Internet_20_link" text:visited-style-name="Visited_20_Internet_20_Link"><text:span text:style-name="T2">Website</text:span></text:a></text:p>
          </table:table-cell>
        </table:table-row>
        <text:soft-page-break/>
        <table:table-row>
          <table:table-cell table:style-name="Table38.A2" office:value-type="string">
            <text:p text:style-name="P16">11</text:p>
          </table:table-cell>
          <table:table-cell table:style-name="Table38.A2" office:value-type="string">
            <text:p text:style-name="P16">Inversion of Control Containers and the Dependency Injection pattern</text:p>
          </table:table-cell>
          <table:table-cell table:style-name="Table38.C10" office:value-type="string">
            <text:p text:style-name="P16"><text:a xlink:type="simple" xlink:href="http://martinfowler.com/articles/injection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8.A2" office:value-type="string">
            <text:p text:style-name="P16">13</text:p>
          </table:table-cell>
          <table:table-cell table:style-name="Table38.A2" office:value-type="string">
            <text:p text:style-name="P16">Core J2EE Patterns, Second Edition - Deepak Alur, John Crupi, Dan Malks</text:p>
          </table:table-cell>
          <table:table-cell table:style-name="Table38.C11" office:value-type="string">
            <text:p text:style-name="P16"><text:a xlink:type="simple" xlink:href="http://books.softserveinc.com/browse/book/783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8.A2" office:value-type="string">
            <text:p text:style-name="P16">14</text:p>
          </table:table-cell>
          <table:table-cell table:style-name="Table38.A2" office:value-type="string">
            <text:p text:style-name="P16">Software Architecture in Practice, Second Edition - Len Bass, Paul Clements, Rick Kazman</text:p>
          </table:table-cell>
          <table:table-cell table:style-name="Table38.C12" office:value-type="string">
            <text:p text:style-name="P16"><text:a xlink:type="simple" xlink:href="http://books.softserveinc.com/browse/book/996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8.A2" office:value-type="string">
            <text:p text:style-name="P16">17</text:p>
          </table:table-cell>
          <table:table-cell table:style-name="Table38.A2" office:value-type="string">
            <text:p text:style-name="P16">Application Architecture Guide 2.0 (Patterns &amp; practices) - J.D. Meier</text:p>
          </table:table-cell>
          <table:table-cell table:style-name="Table38.C13" office:value-type="string">
            <text:p text:style-name="P16"><text:a xlink:type="simple" xlink:href="http://books.softserveinc.com/browse/book/2808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8.A2" office:value-type="string">
            <text:p text:style-name="P16">18</text:p>
          </table:table-cell>
          <table:table-cell table:style-name="Table38.A2" office:value-type="string">
            <text:p text:style-name="P16">Principles of OOD</text:p>
          </table:table-cell>
          <table:table-cell table:style-name="Table38.C14" office:value-type="string">
            <text:p text:style-name="P16"><text:a xlink:type="simple" xlink:href="http://butunclebob.com/ArticleS.UncleBob.PrinciplesOfOod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8.A2" office:value-type="string">
            <text:p text:style-name="P16">19</text:p>
          </table:table-cell>
          <table:table-cell table:style-name="Table38.A2" office:value-type="string">
            <text:p text:style-name="P16">Anti-patterns</text:p>
          </table:table-cell>
          <table:table-cell table:style-name="Table38.C15" office:value-type="string">
            <text:p text:style-name="P16"><text:a xlink:type="simple" xlink:href="http://en.wikipedia.org/wiki/Anti-patter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8.A2" office:value-type="string">
            <text:p text:style-name="P16">20</text:p>
          </table:table-cell>
          <table:table-cell table:style-name="Table38.A2" office:value-type="string">
            <text:p text:style-name="P16">Software as a Service (SaaS): An Enterprise Perspective</text:p>
          </table:table-cell>
          <table:table-cell table:style-name="Table38.C16" office:value-type="string">
            <text:p text:style-name="P16"><text:a xlink:type="simple" xlink:href="http://msdn.microsoft.com/en-us/library/aa905332.aspx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8.A2" office:value-type="string">
            <text:p text:style-name="P16">21</text:p>
          </table:table-cell>
          <table:table-cell table:style-name="Table38.A2" office:value-type="string">
            <text:p text:style-name="P16">Single responsibility principle</text:p>
          </table:table-cell>
          <table:table-cell table:style-name="Table38.C17" office:value-type="string">
            <text:p text:style-name="P16"><text:a xlink:type="simple" xlink:href="http://en.wikipedia.org/wiki/Single_responsibility_principl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8.A2" office:value-type="string">
            <text:p text:style-name="P16">22</text:p>
          </table:table-cell>
          <table:table-cell table:style-name="Table38.A2" office:value-type="string">
            <text:p text:style-name="P16">Cloud Computing Patterns</text:p>
          </table:table-cell>
          <table:table-cell table:style-name="Table38.C18" office:value-type="string">
            <text:p text:style-name="P16"><text:a xlink:type="simple" xlink:href="http://book-sdo.softservecom.com/browse/book/5059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8.A2" office:value-type="string">
            <text:p text:style-name="P16">23</text:p>
          </table:table-cell>
          <table:table-cell table:style-name="Table38.A2" office:value-type="string">
            <text:p text:style-name="P16">WPF Apps With The Model-View-ViewModel Design Pattern</text:p>
          </table:table-cell>
          <table:table-cell table:style-name="Table38.C19" office:value-type="string">
            <text:p text:style-name="P16"><text:a xlink:type="simple" xlink:href="http://msdn.microsoft.com/en-us/magazine/dd419663.aspx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8.A2" office:value-type="string">
            <text:p text:style-name="Table_20_Contents">24</text:p>
          </table:table-cell>
          <table:table-cell table:style-name="Table38.A2" office:value-type="string">
            <text:p text:style-name="Table_20_Contents">Building Microservices</text:p>
          </table:table-cell>
          <table:table-cell table:style-name="Table38.C20" office:value-type="string">
            <text:p text:style-name="P14"><text:a xlink:type="simple" xlink:href="http://book-sdo.softservecom.com/browse/book/5197" text:style-name="Internet_20_link" text:visited-style-name="Visited_20_Internet_20_Link"><text:span text:style-name="T3">Books Portal</text:span></text:a></text:p>
          </table:table-cell>
        </table:table-row>
        <table:table-row>
          <table:table-cell table:style-name="Table38.A2" office:value-type="string">
            <text:p text:style-name="Table_20_Contents">25</text:p>
          </table:table-cell>
          <table:table-cell table:style-name="Table38.A2" office:value-type="string">
            <text:p text:style-name="Table_20_Contents">Microservices Resource Guide</text:p>
          </table:table-cell>
          <table:table-cell table:style-name="Table38.C21" office:value-type="string">
            <text:p text:style-name="P14"><text:a xlink:type="simple" xlink:href="https://martinfowler.com/microservices/" text:style-name="Internet_20_link" text:visited-style-name="Visited_20_Internet_20_Link"><text:span text:style-name="T3">Website</text:span></text:a></text:p>
          </table:table-cell>
        </table:table-row>
        <table:table-row>
          <table:table-cell table:style-name="Table38.A2" office:value-type="string">
            <text:p text:style-name="Table_20_Contents">26</text:p>
          </table:table-cell>
          <table:table-cell table:style-name="Table38.A2" office:value-type="string">
            <text:p text:style-name="Table_20_Contents">About Microservices</text:p>
          </table:table-cell>
          <table:table-cell table:style-name="Table38.C22" office:value-type="string">
            <text:p text:style-name="P14"><text:a xlink:type="simple" xlink:href="https://martinfowler.com/articles/microservices.html" text:style-name="Internet_20_link" text:visited-style-name="Visited_20_Internet_20_Link"><text:span text:style-name="T3">Website</text:span></text:a></text:p>
          </table:table-cell>
        </table:table-row>
        <table:table-row>
          <table:table-cell table:style-name="Table38.A2" office:value-type="string">
            <text:p text:style-name="Table_20_Contents">27</text:p>
          </table:table-cell>
          <table:table-cell table:style-name="Table38.A2" office:value-type="string">
            <text:p text:style-name="Table_20_Contents">SOA in Practice</text:p>
          </table:table-cell>
          <table:table-cell table:style-name="Table38.C23" office:value-type="string">
            <text:p text:style-name="P14"><text:a xlink:type="simple" xlink:href="http://books.softserveinc.com/browse/book/1031" text:style-name="Internet_20_link" text:visited-style-name="Visited_20_Internet_20_Link"><text:span text:style-name="T3">Books Portal</text:span></text:a></text:p>
          </table:table-cell>
        </table:table-row>
        <table:table-row>
          <table:table-cell table:style-name="Table38.A2" office:value-type="string">
            <text:p text:style-name="Table_20_Contents">28</text:p>
          </table:table-cell>
          <table:table-cell table:style-name="Table38.A2" office:value-type="string">
            <text:p text:style-name="Table_20_Contents">100 SOA Questions: Asked and Answered</text:p>
          </table:table-cell>
          <table:table-cell table:style-name="Table38.C24" office:value-type="string">
            <text:p text:style-name="P14"><text:a xlink:type="simple" xlink:href="http://books.softserveinc.com/browse/book/2691" text:style-name="Internet_20_link" text:visited-style-name="Visited_20_Internet_20_Link"><text:span text:style-name="T3">Books Portal</text:span></text:a></text:p>
          </table:table-cell>
        </table:table-row>
        <table:table-row>
          <table:table-cell table:style-name="Table38.A2" office:value-type="string">
            <text:p text:style-name="Table_20_Contents">29</text:p>
          </table:table-cell>
          <table:table-cell table:style-name="Table38.A2" office:value-type="string">
            <text:p text:style-name="Table_20_Contents">Applied SOA: Service-Oriented Architecture and Design Strategies</text:p>
          </table:table-cell>
          <table:table-cell table:style-name="Table38.C25" office:value-type="string">
            <text:p text:style-name="P14"><text:a xlink:type="simple" xlink:href="http://books.softserveinc.com/browse/book/1059" text:style-name="Internet_20_link" text:visited-style-name="Visited_20_Internet_20_Link"><text:span text:style-name="T3">Books Portal</text:span></text:a></text:p>
          </table:table-cell>
        </table:table-row>
        <table:table-row>
          <table:table-cell table:style-name="Table38.A2" office:value-type="string">
            <text:p text:style-name="Table_20_Contents">30</text:p>
          </table:table-cell>
          <table:table-cell table:style-name="Table38.A2" office:value-type="string">
            <text:p text:style-name="Table_20_Contents">Microkernel Architecture</text:p>
          </table:table-cell>
          <table:table-cell table:style-name="Table38.C26" office:value-type="string">
            <text:p text:style-name="P14"><text:a xlink:type="simple" xlink:href="https://www.oreilly.com/ideas/software-architecture-patterns/page/4/microkernel-architecture" text:style-name="Internet_20_link" text:visited-style-name="Visited_20_Internet_20_Link"><text:span text:style-name="T3">Website</text:span></text:a></text:p>
          </table:table-cell>
        </table:table-row>
        <table:table-row>
          <table:table-cell table:style-name="Table38.A2" office:value-type="string">
            <text:p text:style-name="Table_20_Contents">31</text:p>
          </table:table-cell>
          <table:table-cell table:style-name="Table38.A2" office:value-type="string">
            <text:p text:style-name="Table_20_Contents">Software Architecture Patterns</text:p>
          </table:table-cell>
          <table:table-cell table:style-name="Table38.C27" office:value-type="string">
            <text:p text:style-name="P14"><text:a xlink:type="simple" xlink:href="http://books.softserveinc.com/browse/book/4948" text:style-name="Internet_20_link" text:visited-style-name="Visited_20_Internet_20_Link"><text:span text:style-name="T3">Books Portal</text:span></text:a></text:p>
          </table:table-cell>
        </table:table-row>
        <table:table-row>
          <table:table-cell table:style-name="Table38.A2" office:value-type="string">
            <text:p text:style-name="Table_20_Contents">32</text:p>
          </table:table-cell>
          <table:table-cell table:style-name="Table38.A2" office:value-type="string">
            <text:p text:style-name="Table_20_Contents">Catalog of Patterns of Enterprise Application Architecture</text:p>
          </table:table-cell>
          <table:table-cell table:style-name="Table38.C28" office:value-type="string">
            <text:p text:style-name="P14"><text:a xlink:type="simple" xlink:href="https://www.martinfowler.com/eaaCatalog/" text:style-name="Internet_20_link" text:visited-style-name="Visited_20_Internet_20_Link"><text:span text:style-name="T3">Website</text:span></text:a></text:p>
          </table:table-cell>
        </table:table-row>
        <table:table-row>
          <table:table-cell table:style-name="Table38.A2" office:value-type="string">
            <text:p text:style-name="Table_20_Contents">33</text:p>
          </table:table-cell>
          <table:table-cell table:style-name="Table38.A2" office:value-type="string">
            <text:p text:style-name="Table_20_Contents">Flux</text:p>
          </table:table-cell>
          <table:table-cell table:style-name="Table38.C29" office:value-type="string">
            <text:p text:style-name="P14"><text:a xlink:type="simple" xlink:href="https://facebook.github.io/flux/" text:style-name="Internet_20_link" text:visited-style-name="Visited_20_Internet_20_Link"><text:span text:style-name="T3">Website</text:span></text:a></text:p>
          </table:table-cell>
        </table:table-row>
      </table:table>
      <text:p text:style-name="P22"> </text:p>
      <text:h text:style-name="Heading_20_2" text:outline-level="2"><text:bookmark-start text:name="__RefHeading___Toc1913_1565192666"/><text:bookmark text:name="Design-DBDesign(webUI2.0)-Design-DBDesign"/>Design - DB Design<text:bookmark-end text:name="__RefHeading___Toc1913_1565192666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6">KI Description</text:p>
          </table:table-cell>
          <table:table-cell table:style-name="Table9.B1" office:value-type="string">
            <text:p text:style-name="P46">Reference</text:p>
          </table:table-cell>
        </table:table-row>
        <table:table-row>
          <table:table-cell table:style-name="Table9.A2" office:value-type="string">
            <text:p text:style-name="P44">Relational terminology: Entities</text:p>
          </table:table-cell>
          <table:table-cell table:style-name="Table9.B2" office:value-type="string">
            <text:p text:style-name="P44">1 (chapter 1)</text:p>
          </table:table-cell>
        </table:table-row>
        <table:table-row>
          <table:table-cell table:style-name="Table9.A2" office:value-type="string">
            <text:p text:style-name="P44">Relational terminology: Attributes</text:p>
          </table:table-cell>
          <table:table-cell table:style-name="Table9.B2" office:value-type="string">
            <text:p text:style-name="P44">1 (chapter 1)</text:p>
          </table:table-cell>
        </table:table-row>
        <table:table-row>
          <table:table-cell table:style-name="Table9.A2" office:value-type="string">
            <text:p text:style-name="P44">Relational terminology: Records (Tuples)</text:p>
          </table:table-cell>
          <table:table-cell table:style-name="Table9.B2" office:value-type="string">
            <text:p text:style-name="P44">1 (chapter 1)</text:p>
          </table:table-cell>
        </table:table-row>
        <table:table-row>
          <table:table-cell table:style-name="Table9.A2" office:value-type="string">
            <text:p text:style-name="P44">Relationships (One-to-One, One-to-Many)</text:p>
          </table:table-cell>
          <table:table-cell table:style-name="Table9.B2" office:value-type="string">
            <text:p text:style-name="P44">1 (chapter 3)</text:p>
          </table:table-cell>
        </table:table-row>
        <table:table-row>
          <table:table-cell table:style-name="Table9.A2" office:value-type="string">
            <text:p text:style-name="P44">Understanding ER notation</text:p>
          </table:table-cell>
          <table:table-cell table:style-name="Table9.B2" office:value-type="string">
            <text:p text:style-name="P44">1 (chapter 1)</text:p>
          </table:table-cell>
        </table:table-row>
        <table:table-row>
          <table:table-cell table:style-name="Table9.A2" office:value-type="string">
            <text:p text:style-name="P44">Understanding normalization concept</text:p>
          </table:table-cell>
          <table:table-cell table:style-name="Table9.B2" office:value-type="string">
            <text:p text:style-name="P44">1 (chapter 2, 3)</text:p>
          </table:table-cell>
        </table:table-row>
        <table:table-row>
          <table:table-cell table:style-name="Table9.A2" office:value-type="string">
            <text:p text:style-name="P44">Data Integrity</text:p>
          </table:table-cell>
          <table:table-cell table:style-name="Table9.B2" office:value-type="string">
            <text:p text:style-name="P44">1 (chapter 4)</text:p>
          </table:table-cell>
        </table:table-row>
        <table:table-row>
          <table:table-cell table:style-name="Table9.A2" office:value-type="string">
            <text:p text:style-name="P44">Phylosofy of NoSQL data-bases</text:p>
          </table:table-cell>
          <table:table-cell table:style-name="Table9.B2" office:value-type="string">
            <text:p text:style-name="P44">6 (chapter 1), 7 (chapter 1)</text:p>
          </table:table-cell>
        </table:table-row>
        <table:table-row>
          <table:table-cell table:style-name="Table9.A2" office:value-type="string">
            <text:p text:style-name="P44">SQL vs NoSQL</text:p>
          </table:table-cell>
          <table:table-cell table:style-name="Table9.B2" office:value-type="string">
            <text:p text:style-name="P44">6 (chapter 2, 4), 8, 9, 12</text:p>
          </table:table-cell>
        </table:table-row>
        <text:soft-page-break/>
        <table:table-row>
          <table:table-cell table:style-name="Table9.A2" office:value-type="string">
            <text:p text:style-name="P44">Types of NOsql DB</text:p>
          </table:table-cell>
          <table:table-cell table:style-name="Table9.B2" office:value-type="string">
            <text:p text:style-name="P44">6 (chapter 3)</text:p>
          </table:table-cell>
        </table:table-row>
        <table:table-row>
          <table:table-cell table:style-name="Table9.A2" office:value-type="string">
            <text:p text:style-name="P45">mongoDB: advantages and disadvantages</text:p>
          </table:table-cell>
          <table:table-cell table:style-name="Table9.B2" office:value-type="string">
            <text:p text:style-name="P45">10, 11</text:p>
          </table:table-cell>
        </table:table-row>
        <table:table-row>
          <table:table-cell table:style-name="Table9.A2" office:value-type="string">
            <text:p text:style-name="P45">Phylosofy of key-value storages</text:p>
          </table:table-cell>
          <table:table-cell table:style-name="Table9.B2" office:value-type="string">
            <text:p text:style-name="P45">6 (page 41-43), 13</text:p>
          </table:table-cell>
        </table:table-row>
      </table:table>
      <text:p text:style-name="P43"/>
      <text:p text:style-name="P44"/>
      <text:p text:style-name="Standard"><text:bookmark-start text:name="__RefHeading___Toc1915_1565192666"/><text:bookmark text:name="Design-DBDesign(webUI2.0)-References"/>References<text:bookmark-end text:name="__RefHeading___Toc1915_1565192666"/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20">ID</text:p>
            </table:table-cell>
            <table:table-cell table:style-name="Table10.A1" office:value-type="string">
              <text:p text:style-name="P20">Reference</text:p>
            </table:table-cell>
            <table:table-cell table:style-name="Table10.A1" office:value-type="string">
              <text:p text:style-name="P20">Location</text:p>
            </table:table-cell>
          </table:table-row>
        </table:table-header-rows>
        <table:table-row>
          <table:table-cell table:style-name="Table10.A2" office:value-type="string">
            <text:p text:style-name="P16">1</text:p>
          </table:table-cell>
          <table:table-cell table:style-name="Table10.A2" office:value-type="string">
            <text:p text:style-name="P16">Designing Relational Database Systems / Rebecca Riordan (MS Press 1999)</text:p>
          </table:table-cell>
          <table:table-cell table:style-name="Table10.C2" office:value-type="string">
            <text:p text:style-name="P16"><text:a xlink:type="simple" xlink:href="http://books.softserveinc.com/browse/book/616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0.A2" office:value-type="string">
            <text:p text:style-name="P16">2</text:p>
          </table:table-cell>
          <table:table-cell table:style-name="Table10.A2" office:value-type="string">
            <text:p text:style-name="P16">Advanced database technology and design / Mario G. Piattini, Oscar Diaz</text:p>
          </table:table-cell>
          <table:table-cell table:style-name="Table10.C3" office:value-type="string">
            <text:p text:style-name="P16"><text:a xlink:type="simple" xlink:href="http://books.softserveinc.com/browse/book/611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0.A2" office:value-type="string">
            <text:p text:style-name="P16">3</text:p>
          </table:table-cell>
          <table:table-cell table:style-name="Table10.A2" office:value-type="string">
            <text:p text:style-name="P16">Introduction to Database Systems / C. J. Date (7th Edition)</text:p>
          </table:table-cell>
          <table:table-cell table:style-name="Table10.C4" office:value-type="string">
            <text:p text:style-name="P16"><text:a xlink:type="simple" xlink:href="http://books.softserveinc.com/browse/book/635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0.A2" office:value-type="string">
            <text:p text:style-name="P16">4</text:p>
          </table:table-cell>
          <table:table-cell table:style-name="Table10.A2" office:value-type="string">
            <text:p text:style-name="P16">Optimizing the database design by denormalizing</text:p>
          </table:table-cell>
          <table:table-cell table:style-name="Table10.C5" office:value-type="string">
            <text:p text:style-name="P16"><text:a xlink:type="simple" xlink:href="http://technet.microsoft.com/en-us/library/cc505841.aspx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P16">5</text:p>
          </table:table-cell>
          <table:table-cell table:style-name="Table10.A2" office:value-type="string">
            <text:p text:style-name="P16">Benefits of denormalized relational databases</text:p>
          </table:table-cell>
          <table:table-cell table:style-name="Table10.C6" office:value-type="string">
            <text:p text:style-name="P16"><text:a xlink:type="simple" xlink:href="http://www.tdan.com/view-articles/4142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6</text:p>
          </table:table-cell>
          <table:table-cell table:style-name="Table10.A2" office:value-type="string">
            <text:p text:style-name="Table_20_Contents">Getting Started with NoSQL / Gaurav Vaish (2013)</text:p>
          </table:table-cell>
          <table:table-cell table:style-name="Table10.C7" office:value-type="string">
            <text:p text:style-name="Table_20_Contents"><text:a xlink:type="simple" xlink:href="http://book-sdo.softservecom.com/browse/book/4956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0.A2" office:value-type="string">
            <text:p text:style-name="Table_20_Contents">7</text:p>
          </table:table-cell>
          <table:table-cell table:style-name="Table10.A2" office:value-type="string">
            <text:p text:style-name="Table_20_Contents">Professional NoSQL / Shashank Tiwari (2011)</text:p>
          </table:table-cell>
          <table:table-cell table:style-name="Table10.C8" office:value-type="string">
            <text:p text:style-name="Table_20_Contents"><text:a xlink:type="simple" xlink:href="http://book-sdo.softservecom.com/browse/book/404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0.A2" office:value-type="string">
            <text:p text:style-name="Table_20_Contents">8</text:p>
          </table:table-cell>
          <table:table-cell table:style-name="Table10.A2" office:value-type="string">
            <text:p text:style-name="P16">The base difference between SQL and NoSQL databases. MS SQL Server vs. MongoDB</text:p>
          </table:table-cell>
          <table:table-cell table:style-name="Table10.C9" office:value-type="string">
            <text:p text:style-name="P16"><text:a xlink:type="simple" xlink:href="http://sql-vs-nosql.blogspot.com/2013/10/the-base-difference-between-sql-and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9</text:p>
          </table:table-cell>
          <table:table-cell table:style-name="Table10.A2" office:value-type="string">
            <text:p text:style-name="P16">NoSQL vs. SQL: SQL is the new NoNoSQL</text:p>
          </table:table-cell>
          <table:table-cell table:style-name="Table10.C10" office:value-type="string">
            <text:p text:style-name="Table_20_Contents"><text:a xlink:type="simple" xlink:href="http://www.nosql-vs-sql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10</text:p>
          </table:table-cell>
          <table:table-cell table:style-name="Table10.A2" office:value-type="string">
            <text:p text:style-name="P18">The Pros and Cons of MongoDB</text:p>
          </table:table-cell>
          <table:table-cell table:style-name="Table10.C11" office:value-type="string">
            <text:p text:style-name="P16"><text:a xlink:type="simple" xlink:href="http://halls-of-valhalla.org/beta/articles/the-pros-and-cons-of-mongodb,45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11</text:p>
          </table:table-cell>
          <table:table-cell table:style-name="Table10.A2" office:value-type="string">
            <text:p text:style-name="P16">Is MongoDB a good alternative to RDBMs databases (like Oracle and Mysql)</text:p>
          </table:table-cell>
          <table:table-cell table:style-name="Table10.C12" office:value-type="string">
            <text:p text:style-name="Table_20_Contents"><text:a xlink:type="simple" xlink:href="http://blog.iprofs.nl/2011/11/25/is-mongodb-a-good-alternative-to-rdbms-databases-like-oracle-and-mysql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12</text:p>
          </table:table-cell>
          <table:table-cell table:style-name="Table10.A2" office:value-type="string">
            <text:p text:style-name="P18">NOSQL DATABASES EXPLAINED</text:p>
          </table:table-cell>
          <table:table-cell table:style-name="Table10.C13" office:value-type="string">
            <text:p text:style-name="Table_20_Contents"><text:a xlink:type="simple" xlink:href="http://www.mongodb.com/nosql-explained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13</text:p>
          </table:table-cell>
          <table:table-cell table:style-name="Table10.A2" office:value-type="string">
            <text:p text:style-name="P16">What is a NoSQL Key-Value Store</text:p>
          </table:table-cell>
          <table:table-cell table:style-name="Table10.C14" office:value-type="string">
            <text:p text:style-name="Table_20_Contents"><text:a xlink:type="simple" xlink:href="http://www.aerospike.com/what-is-a-key-value-store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14</text:p>
          </table:table-cell>
          <table:table-cell table:style-name="Table10.A2" office:value-type="string">
            <text:p text:style-name="P16">35+ Use Cases For Choosing Your Next NoSQL Database</text:p>
          </table:table-cell>
          <table:table-cell table:style-name="Table10.C15" office:value-type="string">
            <text:p text:style-name="Table_20_Contents"><text:a xlink:type="simple" xlink:href="http://highscalability.com/blog/2011/6/20/35-use-cases-for-choosing-your-next-nosql-database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15</text:p>
          </table:table-cell>
          <table:table-cell table:style-name="Table10.A2" office:value-type="string">
            <text:p text:style-name="P16">What The Heck Are You Actually Using NoSQL For</text:p>
          </table:table-cell>
          <table:table-cell table:style-name="Table10.C16" office:value-type="string">
            <text:p text:style-name="Table_20_Contents"><text:a xlink:type="simple" xlink:href="http://highscalability.com/blog/2010/12/6/what-the-heck-are-you-actually-using-nosql-for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16</text:p>
          </table:table-cell>
          <table:table-cell table:style-name="Table10.A2" office:value-type="string">
            <text:p text:style-name="P7">MongoDB Basics / David Hows, Peter Membrey, Eelco Plugge</text:p>
          </table:table-cell>
          <table:table-cell table:style-name="Table10.C17" office:value-type="string">
            <text:p text:style-name="Table_20_Contents"><text:a xlink:type="simple" xlink:href="http://book-sdo.softservecom.com/browse/book/4966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0.A2" office:value-type="string">
            <text:p text:style-name="Table_20_Contents">17</text:p>
          </table:table-cell>
          <table:table-cell table:style-name="Table10.A2" office:value-type="string">
            <text:p text:style-name="P16">MongoDB CRUD Tutorials</text:p>
          </table:table-cell>
          <table:table-cell table:style-name="Table10.C18" office:value-type="string">
            <text:p text:style-name="Table_20_Contents"><text:a xlink:type="simple" xlink:href="http://docs.mongodb.org/manual/applications/crud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18</text:p>
          </table:table-cell>
          <table:table-cell table:style-name="Table10.A2" office:value-type="string">
            <text:p text:style-name="Table_20_Contents">MongoDB_Architecture_Guide / MongoDB 3.0</text:p>
          </table:table-cell>
          <table:table-cell table:style-name="Table10.C19" office:value-type="string">
            <text:p text:style-name="Table_20_Contents"><text:a xlink:type="simple" xlink:href="http://book-sdo.softservecom.com/browse/book/4967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0.A2" office:value-type="string">
            <text:p text:style-name="Table_20_Contents">19</text:p>
          </table:table-cell>
          <table:table-cell table:style-name="Table10.A2" office:value-type="string">
            <text:p text:style-name="P16">Document-oriented NoSQL Databases: How many Joins will you have to implement</text:p>
          </table:table-cell>
          <table:table-cell table:style-name="Table10.C20" office:value-type="string">
            <text:p text:style-name="P16"><text:a xlink:type="simple" xlink:href="https://realprogrammer.wordpress.com/2014/04/30/document-oriented-nosql-databases-how-many-joins-will-you-have-to-implement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20</text:p>
          </table:table-cell>
          <table:table-cell table:style-name="Table10.A2" office:value-type="string">
            <text:p text:style-name="P16">Data Models</text:p>
          </table:table-cell>
          <table:table-cell table:style-name="Table10.C21" office:value-type="string">
            <text:p text:style-name="P16"><text:a xlink:type="simple" xlink:href="http://docs.mongodb.org/manual/data-modeling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21</text:p>
          </table:table-cell>
          <table:table-cell table:style-name="Table10.A2" office:value-type="string">
            <text:p text:style-name="P16">Analyze Query Performance</text:p>
          </table:table-cell>
          <table:table-cell table:style-name="Table10.C22" office:value-type="string">
            <text:p text:style-name="P16"><text:a xlink:type="simple" xlink:href="http://docs.mongodb.org/manual/tutorial/analyze-query-plan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22</text:p>
          </table:table-cell>
          <table:table-cell table:style-name="Table10.A2" office:value-type="string">
            <text:p text:style-name="P16">Optimization Strategies for MongoDB</text:p>
          </table:table-cell>
          <table:table-cell table:style-name="Table10.C23" office:value-type="string">
            <text:p text:style-name="P16"><text:a xlink:type="simple" xlink:href="http://docs.mongodb.org/manual/administration/optimization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23</text:p>
          </table:table-cell>
          <table:table-cell table:style-name="Table10.A2" office:value-type="string">
            <text:p text:style-name="P16">MongoDB Management Service (MMS)</text:p>
          </table:table-cell>
          <table:table-cell table:style-name="Table10.C24" office:value-type="string">
            <text:p text:style-name="Table_20_Contents"><text:a xlink:type="simple" xlink:href="https://docs.mms.mongodb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24</text:p>
          </table:table-cell>
          <table:table-cell table:style-name="Table10.A2" office:value-type="string">
            <text:p text:style-name="P16">Replication</text:p>
          </table:table-cell>
          <table:table-cell table:style-name="Table10.C25" office:value-type="string">
            <text:p text:style-name="Table_20_Contents"><text:a xlink:type="simple" xlink:href="http://docs.mongodb.org/manual/replication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25</text:p>
          </table:table-cell>
          <table:table-cell table:style-name="Table10.A2" office:value-type="string">
            <text:p text:style-name="P16">Sharding</text:p>
          </table:table-cell>
          <table:table-cell table:style-name="Table10.C26" office:value-type="string">
            <text:p text:style-name="Table_20_Contents"><text:a xlink:type="simple" xlink:href="http://docs.mongodb.org/manual/sharding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26</text:p>
          </table:table-cell>
          <table:table-cell table:style-name="Table10.A2" office:value-type="string">
            <text:p text:style-name="Table_20_Contents">Redis in Action / JOSIAH L. CARLSON (2013)</text:p>
          </table:table-cell>
          <table:table-cell table:style-name="Table10.C27" office:value-type="string">
            <text:p text:style-name="Table_20_Contents"><text:a xlink:type="simple" xlink:href="http://book-sdo.softservecom.com/browse/book/4976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0.A2" office:value-type="string">
            <text:p text:style-name="Table_20_Contents">27</text:p>
          </table:table-cell>
          <table:table-cell table:style-name="Table10.A2" office:value-type="string">
            <text:p text:style-name="Table_20_Contents">Redis Cookbook /Tiago Macedo, Fred Oliveira (2011)</text:p>
          </table:table-cell>
          <table:table-cell table:style-name="Table10.C28" office:value-type="string">
            <text:p text:style-name="Table_20_Contents"><text:a xlink:type="simple" xlink:href="http://book-sdo.softservecom.com/browse/book/1808" text:style-name="Internet_20_link" text:visited-style-name="Visited_20_Internet_20_Link">Books </text:a><text:soft-page-break/><text:a xlink:type="simple" xlink:href="http://book-sdo.softservecom.com/browse/book/1808" text:style-name="Internet_20_link" text:visited-style-name="Visited_20_Internet_20_Link">Portal</text:a></text:p>
          </table:table-cell>
        </table:table-row>
        <table:table-row>
          <table:table-cell table:style-name="Table10.A2" office:value-type="string">
            <text:p text:style-name="Table_20_Contents">28</text:p>
          </table:table-cell>
          <table:table-cell table:style-name="Table10.A2" office:value-type="string">
            <text:p text:style-name="P16">Redis, from the Ground Up</text:p>
          </table:table-cell>
          <table:table-cell table:style-name="Table10.C29" office:value-type="string">
            <text:p text:style-name="Table_20_Contents"><text:a xlink:type="simple" xlink:href="http://blog.mjrusso.com/2010/10/17/redis-from-the-ground-up.html#heading_toc_j_3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0.A2" office:value-type="string">
            <text:p text:style-name="Table_20_Contents">29</text:p>
          </table:table-cell>
          <table:table-cell table:style-name="Table10.A2" office:value-type="string">
            <text:p text:style-name="Table_20_Contents">Redis data model and eventual consistency</text:p>
          </table:table-cell>
          <table:table-cell table:style-name="Table10.C30" office:value-type="string">
            <text:p text:style-name="Table_20_Contents"><text:a xlink:type="simple" xlink:href="http://antirez.com/news/36" text:style-name="Internet_20_link" text:visited-style-name="Visited_20_Internet_20_Link"><text:span text:style-name="T2">Website</text:span></text:a></text:p>
          </table:table-cell>
        </table:table-row>
      </table:table>
      <text:p text:style-name="P22"> </text:p>
      <text:h text:style-name="Heading_20_2" text:outline-level="2"><text:bookmark-start text:name="__RefHeading___Toc1917_1565192666"/>Design – Modeling<text:bookmark-end text:name="__RefHeading___Toc1917_1565192666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">KI Description</text:p>
          </table:table-cell>
          <table:table-cell table:style-name="Table11.B1" office:value-type="string">
            <text:p text:style-name="P8">Reference</text:p>
          </table:table-cell>
        </table:table-row>
        <table:table-row>
          <table:table-cell table:style-name="Table11.A2" office:value-type="string">
            <text:p text:style-name="P47">UML: Basic Diagram Types</text:p>
          </table:table-cell>
          <table:table-cell table:style-name="Table11.B2" office:value-type="string">
            <text:p text:style-name="P47">7, 1</text:p>
          </table:table-cell>
        </table:table-row>
        <table:table-row>
          <table:table-cell table:style-name="Table11.A2" office:value-type="string">
            <text:p text:style-name="P48">UML: Use Case Diagram (Essentials)</text:p>
          </table:table-cell>
          <table:table-cell table:style-name="Table11.B2" office:value-type="string">
            <text:p text:style-name="P48">7,1 (Chapter 9)</text:p>
          </table:table-cell>
        </table:table-row>
        <table:table-row>
          <table:table-cell table:style-name="Table11.A2" office:value-type="string">
            <text:p text:style-name="P48">UML: Class Diagram (Essentials)</text:p>
          </table:table-cell>
          <table:table-cell table:style-name="Table11.B2" office:value-type="string">
            <text:p text:style-name="P48">7, 1 (Chapter 3)</text:p>
          </table:table-cell>
        </table:table-row>
        <table:table-row>
          <table:table-cell table:style-name="Table11.A2" office:value-type="string">
            <text:p text:style-name="P48">Entity Relationship Diagrams</text:p>
          </table:table-cell>
          <table:table-cell table:style-name="Table11.B2" office:value-type="string">
            <text:p text:style-name="P48">6</text:p>
          </table:table-cell>
        </table:table-row>
        <table:table-row>
          <table:table-cell table:style-name="Table11.A2" office:value-type="string">
            <text:p text:style-name="P48">Data Flow Diagrams</text:p>
          </table:table-cell>
          <table:table-cell table:style-name="Table11.B2" office:value-type="string">
            <text:p text:style-name="P48">5</text:p>
          </table:table-cell>
        </table:table-row>
      </table:table>
      <text:p text:style-name="Standard"/>
      <text:p text:style-name="Standard"><text:bookmark-start text:name="__RefHeading___Toc1919_1565192666"/><text:bookmark text:name="Design-Modeling-References"/>References<text:bookmark-end text:name="__RefHeading___Toc1919_1565192666"/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20">ID</text:p>
            </table:table-cell>
            <table:table-cell table:style-name="Table12.A1" office:value-type="string">
              <text:p text:style-name="P20">Reference</text:p>
            </table:table-cell>
            <table:table-cell table:style-name="Table12.A1" office:value-type="string">
              <text:p text:style-name="P20">Location</text:p>
            </table:table-cell>
          </table:table-row>
        </table:table-header-rows>
        <table:table-row>
          <table:table-cell table:style-name="Table12.A2" office:value-type="string">
            <text:p text:style-name="P16">1</text:p>
          </table:table-cell>
          <table:table-cell table:style-name="Table12.A2" office:value-type="string">
            <text:p text:style-name="P16">UML Distilled, Third Edition - Martin Fowler</text:p>
          </table:table-cell>
          <table:table-cell table:style-name="Table12.C2" office:value-type="string">
            <text:p text:style-name="P16"><text:a xlink:type="simple" xlink:href="http://book-sdo.softservecom.com/browse/book/1019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2.A2" office:value-type="string">
            <text:p text:style-name="P16">2</text:p>
          </table:table-cell>
          <table:table-cell table:style-name="Table12.A2" office:value-type="string">
            <text:p text:style-name="P16">Learning UML - Sinan Si Alhir</text:p>
          </table:table-cell>
          <table:table-cell table:style-name="Table12.C3" office:value-type="string">
            <text:p text:style-name="P16"><text:a xlink:type="simple" xlink:href="http://book-sdo.softservecom.com/browse/book/99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2.A2" office:value-type="string">
            <text:p text:style-name="P16">3</text:p>
          </table:table-cell>
          <table:table-cell table:style-name="Table12.A2" office:value-type="string">
            <text:p text:style-name="P16">OMG Unified Modeling Language (OMG UML), V2.1.2</text:p>
          </table:table-cell>
          <table:table-cell table:style-name="Table12.C4" office:value-type="string">
            <text:p text:style-name="P16"><text:a xlink:type="simple" xlink:href="http://book-sdo.softservecom.com/browse/book/1477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2.A2" office:value-type="string">
            <text:p text:style-name="P16">4</text:p>
          </table:table-cell>
          <table:table-cell table:style-name="Table12.A2" office:value-type="string">
            <text:p text:style-name="P16">Business Process Modeling Notation</text:p>
          </table:table-cell>
          <table:table-cell table:style-name="Table12.C5" office:value-type="string">
            <text:p text:style-name="P16"><text:a xlink:type="simple" xlink:href="http://en.wikipedia.org/wiki/BPMN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2.A2" office:value-type="string">
            <text:p text:style-name="P16">5</text:p>
          </table:table-cell>
          <table:table-cell table:style-name="Table12.A2" office:value-type="string">
            <text:p text:style-name="P16">Data Flow Diagrams</text:p>
          </table:table-cell>
          <table:table-cell table:style-name="Table12.C6" office:value-type="string">
            <text:p text:style-name="P16"><text:a xlink:type="simple" xlink:href="https://www.smartdraw.com/data-flow-diagra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2.A2" office:value-type="string">
            <text:p text:style-name="P16">6</text:p>
          </table:table-cell>
          <table:table-cell table:style-name="Table12.A2" office:value-type="string">
            <text:p text:style-name="P16">Entiry Relationship Diagrams</text:p>
          </table:table-cell>
          <table:table-cell table:style-name="Table12.C7" office:value-type="string">
            <text:p text:style-name="P16"><text:a xlink:type="simple" xlink:href="https://www.smartdraw.com/entity-relationship-diagra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2.A2" office:value-type="string">
            <text:p text:style-name="Table_20_Contents">7</text:p>
          </table:table-cell>
          <table:table-cell table:style-name="Table12.A2" office:value-type="string">
            <text:p text:style-name="Table_20_Contents">UML: Diagram types</text:p>
          </table:table-cell>
          <table:table-cell table:style-name="Table12.C8" office:value-type="string">
            <text:p text:style-name="Table_20_Contents"><text:a xlink:type="simple" xlink:href="https://www.youtube.com/watch?v=OkC7HKtiZC0&amp;list=PLGLfVvz_LVvQ5G-LdJ8RLqe-ndo7QITYc" text:style-name="Internet_20_link" text:visited-style-name="Visited_20_Internet_20_Link"><text:span text:style-name="T2">Website</text:span></text:a></text:p>
          </table:table-cell>
        </table:table-row>
      </table:table>
      <text:p text:style-name="P22"> </text:p>
      <text:p text:style-name="P49">https://lms.softserveinc.com/moco/index.php/tnd/trainingProposal/view/id/300</text:p>
      <text:p text:style-name="Standard"/>
      <text:h text:style-name="Heading_20_2" text:outline-level="2"><text:bookmark-start text:name="__RefHeading___Toc1921_1565192666"/><text:bookmark text:name="Construction-SQL-Construction-SQL"/>Construction - SQL<text:bookmark-end text:name="__RefHeading___Toc1921_156519266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">KI Description</text:p>
          </table:table-cell>
          <table:table-cell table:style-name="Table13.B1" office:value-type="string">
            <text:p text:style-name="P9">References</text:p>
          </table:table-cell>
        </table:table-row>
        <table:table-row>
          <table:table-cell table:style-name="Table13.A2" office:value-type="string">
            <text:p text:style-name="P9">Data manipulation (insert, update, delete)</text:p>
          </table:table-cell>
          <table:table-cell table:style-name="Table13.B2" office:value-type="string">
            <text:p text:style-name="P50">1 (Ch. 6), </text:p>
            <text:p text:style-name="P50">3 (Ch. 15)</text:p>
          </table:table-cell>
        </table:table-row>
        <table:table-row>
          <table:table-cell table:style-name="Table13.A2" office:value-type="string">
            <text:p text:style-name="P50">DDL, DML, DCL understanding</text:p>
          </table:table-cell>
          <table:table-cell table:style-name="Table13.B2" office:value-type="string">
            <text:p text:style-name="P9">3 (Ch. 2)</text:p>
          </table:table-cell>
        </table:table-row>
        <table:table-row>
          <table:table-cell table:style-name="Table13.A2" office:value-type="string">
            <text:p text:style-name="P9">Joins understanding</text:p>
          </table:table-cell>
          <table:table-cell table:style-name="Table13.B2" office:value-type="string">
            <text:p text:style-name="P50">1 (Ch. 9), </text:p>
            <text:p text:style-name="P50">3 (Ch. 8, 9)</text:p>
          </table:table-cell>
        </table:table-row>
        <table:table-row>
          <table:table-cell table:style-name="Table13.A2" office:value-type="string">
            <text:p text:style-name="P50">Retrieving data (simple select statement)</text:p>
          </table:table-cell>
          <table:table-cell table:style-name="Table13.B2" office:value-type="string">
            <text:p text:style-name="P50">1 (Ch. 8), </text:p>
            <text:p text:style-name="P50">3 (Ch. 3, 4, 7)</text:p>
          </table:table-cell>
        </table:table-row>
        <table:table-row>
          <table:table-cell table:style-name="Table13.A2" office:value-type="string">
            <text:p text:style-name="P50">SQL data types </text:p>
          </table:table-cell>
          <table:table-cell table:style-name="Table13.B2" office:value-type="string">
            <text:p text:style-name="P50">1 (Ch. 3), </text:p>
            <text:p text:style-name="P50">3 (App. B)</text:p>
          </table:table-cell>
        </table:table-row>
        <table:table-row>
          <table:table-cell table:style-name="Table13.A2" office:value-type="string">
            <text:p text:style-name="P50">SQL operators, functions</text:p>
          </table:table-cell>
          <table:table-cell table:style-name="Table13.B2" office:value-type="string">
            <text:p text:style-name="P50">1 (Ch.10, 11), </text:p>
            <text:p text:style-name="P50">3 (App. C)</text:p>
          </table:table-cell>
        </table:table-row>
        <table:table-row>
          <table:table-cell table:style-name="Table13.A2" office:value-type="string">
            <text:p text:style-name="P50">Tables, relationships, keys, constraints understanding</text:p>
          </table:table-cell>
          <table:table-cell table:style-name="Table13.B2" office:value-type="string">
            <text:p text:style-name="P50">1 (Ch. 4,5), </text:p>
            <text:p text:style-name="P50">3  (Ch. 17, 18, 19)</text:p>
          </table:table-cell>
        </table:table-row>
      </table:table>
      <text:p text:style-name="Standard"><text:soft-page-break/></text:p>
      <text:p text:style-name="Standard"><text:bookmark-start text:name="__RefHeading___Toc1923_1565192666"/><text:bookmark text:name="Construction-SQL-References"/>References<text:bookmark-end text:name="__RefHeading___Toc1923_1565192666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1">ID</text:p>
          </table:table-cell>
          <table:table-cell table:style-name="Table14.A1" office:value-type="string">
            <text:p text:style-name="P21">Reference</text:p>
          </table:table-cell>
          <table:table-cell table:style-name="Table14.A1" office:value-type="string">
            <text:p text:style-name="P21">Location</text:p>
          </table:table-cell>
        </table:table-row>
        <table:table-row>
          <table:table-cell table:style-name="Table14.A2" office:value-type="string">
            <text:p text:style-name="P18">1</text:p>
          </table:table-cell>
          <table:table-cell table:style-name="Table14.B2" office:value-type="string">
            <text:p text:style-name="P18">SQL Bible</text:p>
          </table:table-cell>
          <table:table-cell table:style-name="Table14.C2" office:value-type="string">
            <text:p text:style-name="P18"><text:a xlink:type="simple" xlink:href="http://books.softserveinc.com/browse/book/597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4.A3" office:value-type="string">
            <text:p text:style-name="P18">2</text:p>
          </table:table-cell>
          <table:table-cell table:style-name="Table14.B3" office:value-type="string">
            <text:p text:style-name="P18">Introduction to Database Systems / C. J. Date (7th Edition)</text:p>
          </table:table-cell>
          <table:table-cell table:style-name="Table14.C3" office:value-type="string">
            <text:p text:style-name="P18"><text:a xlink:type="simple" xlink:href="http://books.softserveinc.com/browse/book/635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4.A4" office:value-type="string">
            <text:p text:style-name="P18">3</text:p>
          </table:table-cell>
          <table:table-cell table:style-name="Table14.B4" office:value-type="string">
            <text:p text:style-name="P18">Understanding SQL / Gruber Martin</text:p>
          </table:table-cell>
          <table:table-cell table:style-name="Table14.C4" office:value-type="string">
            <text:p text:style-name="P18"><text:a xlink:type="simple" xlink:href="http://books.softserveinc.com/browse/book/63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4.A5" office:value-type="string">
            <text:p text:style-name="P18">4</text:p>
          </table:table-cell>
          <table:table-cell table:style-name="Table14.B5" office:value-type="string">
            <text:p text:style-name="P18">SQL Server System Stored Procedures</text:p>
          </table:table-cell>
          <table:table-cell table:style-name="Table14.C5" office:value-type="string">
            <text:p text:style-name="P18"><text:a xlink:type="simple" xlink:href="http://msdn.microsoft.com/en-us/library/ms187961.aspx" text:style-name="Internet_20_link" text:visited-style-name="Visited_20_Internet_20_Link"><text:span text:style-name="T2">Website</text:span></text:a></text:p>
          </table:table-cell>
        </table:table-row>
      </table:table>
      <text:p text:style-name="P23"> </text:p>
      <text:h text:style-name="Heading_20_2" text:outline-level="2"><text:bookmark-start text:name="__RefHeading___Toc8681_917994512"/>Construction - Web UI Refactoring<text:bookmark-end text:name="__RefHeading___Toc8681_917994512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">KI Description</text:p>
          </table:table-cell>
          <table:table-cell table:style-name="Table15.B1" office:value-type="string">
            <text:p text:style-name="P10">Reference</text:p>
          </table:table-cell>
        </table:table-row>
        <table:table-row>
          <table:table-cell table:style-name="Table15.A2" office:value-type="string">
            <text:p text:style-name="P53">Refactoring Concept (what/when/why)</text:p>
          </table:table-cell>
          <table:table-cell table:style-name="Table15.B2" office:value-type="string">
            <text:p text:style-name="P53">1 (Ch. 1, 2), 2 (Ch. 1)</text:p>
          </table:table-cell>
        </table:table-row>
        <table:table-row>
          <table:table-cell table:style-name="Table15.A2" office:value-type="string">
            <text:p text:style-name="P10">Refactoring table layouts</text:p>
          </table:table-cell>
          <table:table-cell table:style-name="Table15.B2" office:value-type="string">
            <text:p text:style-name="P53">2 (Ch. 5)</text:p>
          </table:table-cell>
        </table:table-row>
        <table:table-row>
          <table:table-cell table:style-name="Table15.A2" office:value-type="string">
            <text:p text:style-name="P53">Refactoring for Accessibility</text:p>
          </table:table-cell>
          <table:table-cell table:style-name="Table15.B2" office:value-type="string">
            <text:p text:style-name="P53">2 (Ch. 6)</text:p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">KI Description</text:p>
          </table:table-cell>
          <table:table-cell table:style-name="Table16.B1" office:value-type="string">
            <text:p text:style-name="P10">Reference</text:p>
          </table:table-cell>
        </table:table-row>
        <table:table-row>
          <table:table-cell table:style-name="Table16.A2" office:value-type="string">
            <text:p text:style-name="P51">JavaScript Refactoring: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51">Moving Features Between Objects (basic)</text:p>
          </table:table-cell>
          <table:table-cell table:style-name="Table16.B2" office:value-type="string">
            <text:p text:style-name="P51">1 (Ch. 7)</text:p>
          </table:table-cell>
        </table:table-row>
        <table:table-row>
          <table:table-cell table:style-name="Table16.A2" office:value-type="string">
            <text:p text:style-name="P51">Move Method</text:p>
          </table:table-cell>
          <table:table-cell table:style-name="Table16.B2" office:value-type="string">
            <text:p text:style-name="P51">1 (Ch. 7)</text:p>
          </table:table-cell>
        </table:table-row>
        <table:table-row>
          <table:table-cell table:style-name="Table16.A2" office:value-type="string">
            <text:p text:style-name="P51">Move Field</text:p>
          </table:table-cell>
          <table:table-cell table:style-name="Table16.B2" office:value-type="string">
            <text:p text:style-name="P51">1 (Ch. 7)</text:p>
          </table:table-cell>
        </table:table-row>
        <table:table-row>
          <table:table-cell table:style-name="Table16.A2" office:value-type="string">
            <text:p text:style-name="P51">Organizing Data (basic)</text:p>
          </table:table-cell>
          <table:table-cell table:style-name="Table16.B2" office:value-type="string">
            <text:p text:style-name="P51">1 (Ch. 8)</text:p>
          </table:table-cell>
        </table:table-row>
        <table:table-row>
          <table:table-cell table:style-name="Table16.A2" office:value-type="string">
            <text:p text:style-name="P51">Encapsulate Field</text:p>
          </table:table-cell>
          <table:table-cell table:style-name="Table16.B2" office:value-type="string">
            <text:p text:style-name="P51">1 (Ch. 8)</text:p>
          </table:table-cell>
        </table:table-row>
        <table:table-row>
          <table:table-cell table:style-name="Table16.A2" office:value-type="string">
            <text:p text:style-name="P52">Encapsulate Collection</text:p>
          </table:table-cell>
          <table:table-cell table:style-name="Table16.B2" office:value-type="string">
            <text:p text:style-name="P52">1 (Ch. 8)</text:p>
          </table:table-cell>
        </table:table-row>
        <table:table-row>
          <table:table-cell table:style-name="Table16.A2" office:value-type="string">
            <text:p text:style-name="P52">Composing Methods (basic)</text:p>
          </table:table-cell>
          <table:table-cell table:style-name="Table16.B2" office:value-type="string">
            <text:p text:style-name="P52">1 (Ch. 6)</text:p>
          </table:table-cell>
        </table:table-row>
        <table:table-row>
          <table:table-cell table:style-name="Table16.A2" office:value-type="string">
            <text:p text:style-name="P52">Extract Method</text:p>
          </table:table-cell>
          <table:table-cell table:style-name="Table16.B2" office:value-type="string">
            <text:p text:style-name="P52">1 (Ch. 6)</text:p>
          </table:table-cell>
        </table:table-row>
        <table:table-row>
          <table:table-cell table:style-name="Table16.A2" office:value-type="string">
            <text:p text:style-name="P52">Inline Method</text:p>
          </table:table-cell>
          <table:table-cell table:style-name="Table16.B2" office:value-type="string">
            <text:p text:style-name="P52">1 (Ch. 6)</text:p>
          </table:table-cell>
        </table:table-row>
        <table:table-row>
          <table:table-cell table:style-name="Table16.A2" office:value-type="string">
            <text:p text:style-name="P52">Inline Temp</text:p>
          </table:table-cell>
          <table:table-cell table:style-name="Table16.B2" office:value-type="string">
            <text:p text:style-name="P52">1 (Ch. 6)</text:p>
          </table:table-cell>
        </table:table-row>
        <table:table-row>
          <table:table-cell table:style-name="Table16.A2" office:value-type="string">
            <text:p text:style-name="P52">Replace Temp with Query</text:p>
          </table:table-cell>
          <table:table-cell table:style-name="Table16.B2" office:value-type="string">
            <text:p text:style-name="P52">1 (Ch. 6)</text:p>
          </table:table-cell>
        </table:table-row>
        <table:table-row>
          <table:table-cell table:style-name="Table16.A2" office:value-type="string">
            <text:p text:style-name="P52">Split Temporary Variable</text:p>
          </table:table-cell>
          <table:table-cell table:style-name="Table16.B2" office:value-type="string">
            <text:p text:style-name="P52">1 (Ch. 6)</text:p>
          </table:table-cell>
        </table:table-row>
        <table:table-row>
          <table:table-cell table:style-name="Table16.A2" office:value-type="string">
            <text:p text:style-name="P52">Simplifying Conditional Expressions (basic)</text:p>
          </table:table-cell>
          <table:table-cell table:style-name="Table16.B2" office:value-type="string">
            <text:p text:style-name="P52">1 (Ch. 9)</text:p>
          </table:table-cell>
        </table:table-row>
        <table:table-row>
          <table:table-cell table:style-name="Table16.A2" office:value-type="string">
            <text:p text:style-name="P52">Decompose Conditional Expression</text:p>
          </table:table-cell>
          <table:table-cell table:style-name="Table16.B2" office:value-type="string">
            <text:p text:style-name="P52">1 (Ch. 9)</text:p>
          </table:table-cell>
        </table:table-row>
        <table:table-row>
          <table:table-cell table:style-name="Table16.A2" office:value-type="string">
            <text:p text:style-name="P52">Consolidate Conditional Expression</text:p>
          </table:table-cell>
          <table:table-cell table:style-name="Table16.B2" office:value-type="string">
            <text:p text:style-name="P52">1 (Ch. 9)</text:p>
          </table:table-cell>
        </table:table-row>
        <table:table-row>
          <table:table-cell table:style-name="Table16.A2" office:value-type="string">
            <text:p text:style-name="P52">Consolidate Duplicate Conditional Fragments</text:p>
          </table:table-cell>
          <table:table-cell table:style-name="Table16.B2" office:value-type="string">
            <text:p text:style-name="P52">1 (Ch. 9)</text:p>
          </table:table-cell>
        </table:table-row>
        <table:table-row>
          <table:table-cell table:style-name="Table16.A2" office:value-type="string">
            <text:p text:style-name="P52">Remove Control Flag</text:p>
          </table:table-cell>
          <table:table-cell table:style-name="Table16.B2" office:value-type="string">
            <text:p text:style-name="P52">1 (Ch. 9)</text:p>
          </table:table-cell>
        </table:table-row>
        <table:table-row>
          <table:table-cell table:style-name="Table16.A2" office:value-type="string">
            <text:p text:style-name="P52">Replace Conditional with Polymorphism</text:p>
          </table:table-cell>
          <table:table-cell table:style-name="Table16.B2" office:value-type="string">
            <text:p text:style-name="P52">1 (Ch. 9)</text:p>
          </table:table-cell>
        </table:table-row>
      </table:table>
      <text:p text:style-name="Standard"/>
      <text:p text:style-name="P51"/>
      <text:p text:style-name="Standard"><text:bookmark-start text:name="__RefHeading___Toc1927_1565192666"/><text:bookmark text:name="Construction-WebUIRefactoring-References"/>References<text:bookmark-end text:name="__RefHeading___Toc1927_1565192666"/></text:p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>
            <table:table-cell table:style-name="Table17.A1" office:value-type="string">
              <text:p text:style-name="P20">ID</text:p>
            </table:table-cell>
            <table:table-cell table:style-name="Table17.A1" office:value-type="string">
              <text:p text:style-name="P20">Reference</text:p>
            </table:table-cell>
            <table:table-cell table:style-name="Table17.A1" office:value-type="string">
              <text:p text:style-name="P20">Location</text:p>
            </table:table-cell>
          </table:table-row>
        </table:table-header-rows>
        <table:table-row>
          <table:table-cell table:style-name="Table17.A2" office:value-type="string">
            <text:p text:style-name="P16">1</text:p>
          </table:table-cell>
          <table:table-cell table:style-name="Table17.A2" office:value-type="string">
            <text:p text:style-name="P16">Refactoring (Improving the Design of Existing Code) - Martin Fowler, Kent <text:soft-page-break/>Beck, John Brant, William Opdyke, Don Roberts</text:p>
          </table:table-cell>
          <table:table-cell table:style-name="Table17.C2" office:value-type="string">
            <text:p text:style-name="P16"><text:a xlink:type="simple" xlink:href="http://books.softserveinc.com/browse/book/1020" text:style-name="Internet_20_link" text:visited-style-name="Visited_20_Internet_20_Link">Books </text:a><text:soft-page-break/><text:a xlink:type="simple" xlink:href="http://books.softserveinc.com/browse/book/1020" text:style-name="Internet_20_link" text:visited-style-name="Visited_20_Internet_20_Link">Portal</text:a></text:p>
          </table:table-cell>
        </table:table-row>
        <table:table-row>
          <table:table-cell table:style-name="Table17.A2" office:value-type="string">
            <text:p text:style-name="P16">2</text:p>
          </table:table-cell>
          <table:table-cell table:style-name="Table17.A2" office:value-type="string">
            <text:p text:style-name="P16">Refactoring HTML: Improving the Design of Existing Web Applications</text:p>
          </table:table-cell>
          <table:table-cell table:style-name="Table17.C3" office:value-type="string">
            <text:p text:style-name="P16"><text:a xlink:type="simple" xlink:href="http://books.softserveinc.com/browse/book/1226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7.A2" office:value-type="string">
            <text:p text:style-name="P16">3</text:p>
          </table:table-cell>
          <table:table-cell table:style-name="Table17.A2" office:value-type="string">
            <text:p text:style-name="P16">Pro JavaScript Design Patterns</text:p>
          </table:table-cell>
          <table:table-cell table:style-name="Table17.C4" office:value-type="string">
            <text:p text:style-name="P16"><text:a xlink:type="simple" xlink:href="http://book-sdo.softservecom.com/browse/book/2850" text:style-name="Internet_20_link" text:visited-style-name="Visited_20_Internet_20_Link"><text:span text:style-name="T2">Books Portal</text:span></text:a></text:p>
          </table:table-cell>
        </table:table-row>
      </table:table>
      <text:p text:style-name="P22"> </text:p>
      <text:h text:style-name="Heading_20_2" text:outline-level="2"><text:bookmark-start text:name="__RefHeading___Toc1931_1565192666"/>Construction – Networking<text:bookmark-end text:name="__RefHeading___Toc1931_156519266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">KI Description</text:p>
          </table:table-cell>
          <table:table-cell table:style-name="Table18.B1" office:value-type="string">
            <text:p text:style-name="P11">Reference</text:p>
          </table:table-cell>
        </table:table-row>
        <table:table-row>
          <table:table-cell table:style-name="Table18.A2" office:value-type="string">
            <text:p text:style-name="P54">Understanding networks: layers and protocols</text:p>
          </table:table-cell>
          <table:table-cell table:style-name="Table18.B2" office:value-type="string">
            <text:p text:style-name="P54">1 (S1)</text:p>
          </table:table-cell>
        </table:table-row>
        <table:table-row>
          <table:table-cell table:style-name="Table18.A2" office:value-type="string">
            <text:p text:style-name="P54">Basic understanding of TCP/IP model and protocols</text:p>
          </table:table-cell>
          <table:table-cell table:style-name="Table18.B2" office:value-type="string">
            <text:p text:style-name="P54">2 (P1), 3 (1.2-1.3)</text:p>
          </table:table-cell>
        </table:table-row>
        <table:table-row>
          <table:table-cell table:style-name="Table18.A2" office:value-type="string">
            <text:p text:style-name="P54">Defining internet, intranet and VPN</text:p>
          </table:table-cell>
          <table:table-cell table:style-name="Table18.B2" office:value-type="string">
            <text:p text:style-name="P54">28 (chapter 8)</text:p>
          </table:table-cell>
        </table:table-row>
        <table:table-row>
          <table:table-cell table:style-name="Table18.A2" office:value-type="string">
            <text:p text:style-name="P54">Basics of Firewalls and DMZ</text:p>
          </table:table-cell>
          <table:table-cell table:style-name="Table18.B2" office:value-type="string">
            <text:p text:style-name="P54">28 (chapter 8)</text:p>
          </table:table-cell>
        </table:table-row>
        <table:table-row>
          <table:table-cell table:style-name="Table18.A2" office:value-type="string">
            <text:p text:style-name="P54">Application layer protocols basics (HTTP, FTP, Telnet)</text:p>
          </table:table-cell>
          <table:table-cell table:style-name="Table18.B2" office:value-type="string">
            <text:p text:style-name="P54">1 (S5), 2 (H7)</text:p>
          </table:table-cell>
        </table:table-row>
        <table:table-row>
          <table:table-cell table:style-name="Table18.A2" office:value-type="string">
            <text:p text:style-name="P54">Understanding HTTP and WWW</text:p>
          </table:table-cell>
          <table:table-cell table:style-name="Table18.B2" office:value-type="string">
            <text:p text:style-name="P54">2 (H17)</text:p>
          </table:table-cell>
        </table:table-row>
        <table:table-row>
          <table:table-cell table:style-name="Table18.A2" office:value-type="string">
            <text:p text:style-name="P54">Basic troubleshooting tools (ICMP, ping, traceroute)</text:p>
          </table:table-cell>
          <table:table-cell table:style-name="Table18.B2" office:value-type="string">
            <text:p text:style-name="P54">27</text:p>
          </table:table-cell>
        </table:table-row>
        <table:table-row>
          <table:table-cell table:style-name="Table18.A2" office:value-type="string">
            <text:p text:style-name="P54">Client/Server model</text:p>
          </table:table-cell>
          <table:table-cell table:style-name="Table18.B2" office:value-type="string">
            <text:p text:style-name="P54">4, 3 (1.8), 1 (S7)</text:p>
          </table:table-cell>
        </table:table-row>
        <table:table-row>
          <table:table-cell table:style-name="Table18.A2" office:value-type="string">
            <text:p text:style-name="P54">Sockets, IP and port addressing</text:p>
          </table:table-cell>
          <table:table-cell table:style-name="Table18.B2" office:value-type="string">
            <text:p text:style-name="P54">5, 3 (27, 189)</text:p>
          </table:table-cell>
        </table:table-row>
        <table:table-row>
          <table:table-cell table:style-name="Table18.A2" office:value-type="string">
            <text:p text:style-name="P54">Using proxy server</text:p>
          </table:table-cell>
          <table:table-cell table:style-name="Table18.B2" office:value-type="string">
            <text:p text:style-name="P54">19</text:p>
          </table:table-cell>
        </table:table-row>
        <table:table-row>
          <table:table-cell table:style-name="Table18.A2" office:value-type="string">
            <text:p text:style-name="P54">File transfer services: FTP, TFTP</text:p>
          </table:table-cell>
          <table:table-cell table:style-name="Table18.B2" office:value-type="string">
            <text:p text:style-name="P54">2 (H14), 3 (222, 225)</text:p>
          </table:table-cell>
        </table:table-row>
        <table:table-row>
          <table:table-cell table:style-name="Table18.A2" office:value-type="string">
            <text:p text:style-name="P54">Name resolution services: DNS, whois</text:p>
          </table:table-cell>
          <table:table-cell table:style-name="Table18.B2" office:value-type="string">
            <text:p text:style-name="P54">2 (H11), 3 (226, 227)</text:p>
          </table:table-cell>
        </table:table-row>
      </table:table>
      <text:p text:style-name="Standard"/>
      <text:p text:style-name="P163">References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P20">ID</text:p>
            </table:table-cell>
            <table:table-cell table:style-name="Table19.A1" office:value-type="string">
              <text:p text:style-name="P20">Reference</text:p>
            </table:table-cell>
            <table:table-cell table:style-name="Table19.A1" office:value-type="string">
              <text:p text:style-name="P20">Location</text:p>
            </table:table-cell>
          </table:table-row>
        </table:table-header-rows>
        <table:table-row>
          <table:table-cell table:style-name="Table19.A2" office:value-type="string">
            <text:p text:style-name="P16">1</text:p>
          </table:table-cell>
          <table:table-cell table:style-name="Table19.A2" office:value-type="string">
            <text:p text:style-name="P16">Network Tutorial, Fifth Edition by Steve Steinke</text:p>
          </table:table-cell>
          <table:table-cell table:style-name="Table19.C2" office:value-type="string">
            <text:p text:style-name="P16"><text:a xlink:type="simple" xlink:href="http://books.softserveinc.com/browse/book/1430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9.A2" office:value-type="string">
            <text:p text:style-name="P16">2</text:p>
          </table:table-cell>
          <table:table-cell table:style-name="Table19.A2" office:value-type="string">
            <text:p text:style-name="P16">Teach Yourself TCP-IP in 24 Hours, Sams, Third Edition by Joe Casad</text:p>
          </table:table-cell>
          <table:table-cell table:style-name="Table19.C3" office:value-type="string">
            <text:p text:style-name="P16"><text:a xlink:type="simple" xlink:href="http://books.softserveinc.com/browse/book/1312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9.A2" office:value-type="string">
            <text:p text:style-name="P16">3</text:p>
          </table:table-cell>
          <table:table-cell table:style-name="Table19.A2" office:value-type="string">
            <text:p text:style-name="P16">TCP/IP Illustrated by W. Richard Stevens</text:p>
          </table:table-cell>
          <table:table-cell table:style-name="Table19.C4" office:value-type="string">
            <text:p text:style-name="P16"><text:a xlink:type="simple" xlink:href="http://books.softserveinc.com/browse/book/1389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9.A2" office:value-type="string">
            <text:p text:style-name="P16">4</text:p>
          </table:table-cell>
          <table:table-cell table:style-name="Table19.A2" office:value-type="string">
            <text:p text:style-name="P16">Client-server</text:p>
          </table:table-cell>
          <table:table-cell table:style-name="Table19.C5" office:value-type="string">
            <text:p text:style-name="P16"><text:a xlink:type="simple" xlink:href="http://en.wikipedia.org/wiki/Client-server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5</text:p>
          </table:table-cell>
          <table:table-cell table:style-name="Table19.A2" office:value-type="string">
            <text:p text:style-name="P16">Internet Socket</text:p>
          </table:table-cell>
          <table:table-cell table:style-name="Table19.C6" office:value-type="string">
            <text:p text:style-name="P16"><text:a xlink:type="simple" xlink:href="http://en.wikipedia.org/wiki/Internet_socket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6</text:p>
          </table:table-cell>
          <table:table-cell table:style-name="Table19.A2" office:value-type="string">
            <text:p text:style-name="P16">OSI model</text:p>
          </table:table-cell>
          <table:table-cell table:style-name="Table19.C7" office:value-type="string">
            <text:p text:style-name="P16"><text:a xlink:type="simple" xlink:href="http://en.wikipedia.org/wiki/Osi_model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7</text:p>
          </table:table-cell>
          <table:table-cell table:style-name="Table19.A2" office:value-type="string">
            <text:p text:style-name="P16">Post Office Protocol (POP)</text:p>
          </table:table-cell>
          <table:table-cell table:style-name="Table19.C8" office:value-type="string">
            <text:p text:style-name="P16"><text:a xlink:type="simple" xlink:href="http://en.wikipedia.org/wiki/Post_Office_Protocol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8</text:p>
          </table:table-cell>
          <table:table-cell table:style-name="Table19.A2" office:value-type="string">
            <text:p text:style-name="P16">Internet Message Access Protocol (IMAP)</text:p>
          </table:table-cell>
          <table:table-cell table:style-name="Table19.C9" office:value-type="string">
            <text:p text:style-name="P16"><text:a xlink:type="simple" xlink:href="http://en.wikipedia.org/wiki/Internet_Message_Access_Protocol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9</text:p>
          </table:table-cell>
          <table:table-cell table:style-name="Table19.A2" office:value-type="string">
            <text:p text:style-name="P16">Server Message Block</text:p>
          </table:table-cell>
          <table:table-cell table:style-name="Table19.C10" office:value-type="string">
            <text:p text:style-name="P16"><text:a xlink:type="simple" xlink:href="http://en.wikipedia.org/wiki/Server_Message_Block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10</text:p>
          </table:table-cell>
          <table:table-cell table:style-name="Table19.A2" office:value-type="string">
            <text:p text:style-name="P16">NetBIOS</text:p>
          </table:table-cell>
          <table:table-cell table:style-name="Table19.C11" office:value-type="string">
            <text:p text:style-name="P16"><text:a xlink:type="simple" xlink:href="http://en.wikipedia.org/wiki/Netbios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11</text:p>
          </table:table-cell>
          <table:table-cell table:style-name="Table19.A2" office:value-type="string">
            <text:p text:style-name="P16">IPv6</text:p>
          </table:table-cell>
          <table:table-cell table:style-name="Table19.C12" office:value-type="string">
            <text:p text:style-name="P16"><text:a xlink:type="simple" xlink:href="http://en.wikipedia.org/wiki/IPv6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12</text:p>
          </table:table-cell>
          <table:table-cell table:style-name="Table19.A2" office:value-type="string">
            <text:p text:style-name="P16">Classless Inter-Domain Routing (CIDR)</text:p>
          </table:table-cell>
          <table:table-cell table:style-name="Table19.C13" office:value-type="string">
            <text:p text:style-name="P16"><text:a xlink:type="simple" xlink:href="http://en.wikipedia.org/wiki/VLSM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13</text:p>
          </table:table-cell>
          <table:table-cell table:style-name="Table19.A2" office:value-type="string">
            <text:p text:style-name="P16">NAT Traversal</text:p>
          </table:table-cell>
          <table:table-cell table:style-name="Table19.C14" office:value-type="string">
            <text:p text:style-name="P16"><text:a xlink:type="simple" xlink:href="http://en.wikipedia.org/wiki/NAT_traversal" text:style-name="Internet_20_link" text:visited-style-name="Visited_20_Internet_20_Link"><text:span text:style-name="T2">Wikipedia</text:span></text:a></text:p>
          </table:table-cell>
        </table:table-row>
        <text:soft-page-break/>
        <table:table-row>
          <table:table-cell table:style-name="Table19.A2" office:value-type="string">
            <text:p text:style-name="P16">14</text:p>
          </table:table-cell>
          <table:table-cell table:style-name="Table19.A2" office:value-type="string">
            <text:p text:style-name="P16">Firewall</text:p>
          </table:table-cell>
          <table:table-cell table:style-name="Table19.C15" office:value-type="string">
            <text:p text:style-name="P16"><text:a xlink:type="simple" xlink:href="http://en.wikipedia.org/wiki/Firewall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15</text:p>
          </table:table-cell>
          <table:table-cell table:style-name="Table19.A2" office:value-type="string">
            <text:p text:style-name="P16">tcpdump</text:p>
          </table:table-cell>
          <table:table-cell table:style-name="Table19.C16" office:value-type="string">
            <text:p text:style-name="P16"><text:a xlink:type="simple" xlink:href="http://en.wikipedia.org/wiki/Tcpdump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16</text:p>
          </table:table-cell>
          <table:table-cell table:style-name="Table19.A2" office:value-type="string">
            <text:p text:style-name="P16">nmap</text:p>
          </table:table-cell>
          <table:table-cell table:style-name="Table19.C17" office:value-type="string">
            <text:p text:style-name="P16"><text:a xlink:type="simple" xlink:href="http://en.wikipedia.org/wiki/Nmap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17</text:p>
          </table:table-cell>
          <table:table-cell table:style-name="Table19.A2" office:value-type="string">
            <text:p text:style-name="P16">WireShark</text:p>
          </table:table-cell>
          <table:table-cell table:style-name="Table19.C18" office:value-type="string">
            <text:p text:style-name="P16"><text:a xlink:type="simple" xlink:href="http://en.wikipedia.org/wiki/Wireshark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19</text:p>
          </table:table-cell>
          <table:table-cell table:style-name="Table19.A2" office:value-type="string">
            <text:p text:style-name="P16">Proxy Server</text:p>
          </table:table-cell>
          <table:table-cell table:style-name="Table19.C19" office:value-type="string">
            <text:p text:style-name="P16"><text:a xlink:type="simple" xlink:href="http://en.wikipedia.org/wiki/Proxy_server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P16">20</text:p>
          </table:table-cell>
          <table:table-cell table:style-name="Table19.A2" office:value-type="string">
            <text:p text:style-name="P16">Computer Networks, 5th Edition by Andrew S. Tanenbaum</text:p>
          </table:table-cell>
          <table:table-cell table:style-name="Table19.C20" office:value-type="string">
            <text:p text:style-name="P16"><text:a xlink:type="simple" xlink:href="http://book-sdo.softservecom.com/browse/book/5183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9.A2" office:value-type="string">
            <text:p text:style-name="P16">21</text:p>
          </table:table-cell>
          <table:table-cell table:style-name="Table19.A2" office:value-type="string">
            <text:p text:style-name="P16">Cisco LAN Switching By Kennedy Clark, ISBN-10: 1-57870-094-9</text:p>
          </table:table-cell>
          <table:table-cell table:style-name="Table19.C21" office:value-type="string">
            <text:p text:style-name="P16"><text:a xlink:type="simple" xlink:href="http://books.google.com.ua/books?id=BWS6EHcfU-4C&amp;printsec=frontcover&amp;dq=cisco+lan+switching&amp;source=bl&amp;ots=F4zIQadJla&amp;sig=Y9Xh6qAb4EGgaxnTWKWyed_HA7Y&amp;hl=en&amp;ei=q6h6S7qWEJfUmgOB652eCQ&amp;sa=X&amp;oi=book_result&amp;ct=result&amp;resnum=5&amp;ved=0CCEQ6AEwBA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P16">22</text:p>
          </table:table-cell>
          <table:table-cell table:style-name="Table19.A2" office:value-type="string">
            <text:p text:style-name="P16">Cisco Internetworking Technology Handbook</text:p>
          </table:table-cell>
          <table:table-cell table:style-name="Table19.C22" office:value-type="string">
            <text:p text:style-name="P16"><text:a xlink:type="simple" xlink:href="http://docwiki.cisco.com/wiki/Internetworking_Technology_Handbook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P16">23</text:p>
          </table:table-cell>
          <table:table-cell table:style-name="Table19.A2" office:value-type="string">
            <text:p text:style-name="P16">Campus Network Design Fundamentals, ISBN-10: 1-58705-222-9</text:p>
          </table:table-cell>
          <table:table-cell table:style-name="Table19.C23" office:value-type="string">
            <text:p text:style-name="P16"><text:a xlink:type="simple" xlink:href="http://books.softserveinc.com/browse/book/143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9.A2" office:value-type="string">
            <text:p text:style-name="P16">25</text:p>
          </table:table-cell>
          <table:table-cell table:style-name="Table19.A2" office:value-type="string">
            <text:p text:style-name="P16">Internetwork Troubleshooting Handbook</text:p>
          </table:table-cell>
          <table:table-cell table:style-name="Table19.C24" office:value-type="string">
            <text:p text:style-name="P16"><text:a xlink:type="simple" xlink:href="http://www.cisco.com/c/en/us/td/docs/internetworking/technology/handbook/ito_doc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P16">26</text:p>
          </table:table-cell>
          <table:table-cell table:style-name="Table19.A2" office:value-type="string">
            <text:p text:style-name="P16">Networking hardware vendors</text:p>
          </table:table-cell>
          <table:table-cell table:style-name="Table19.C25" office:value-type="string">
            <text:p text:style-name="P16"><text:a xlink:type="simple" xlink:href="http://en.wikipedia.org/wiki/List_of_Networking_hardware_vendors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19.A2" office:value-type="string">
            <text:p text:style-name="Table_20_Contents">27</text:p>
          </table:table-cell>
          <table:table-cell table:style-name="Table19.A2" office:value-type="string">
            <text:p text:style-name="P19">How to Troubleshoot Your Connections with Ping and Traceroute</text:p>
          </table:table-cell>
          <table:table-cell table:style-name="Table19.C26" office:value-type="string">
            <text:p text:style-name="Table_20_Contents"><text:a xlink:type="simple" xlink:href="https://www.pluralsight.com/blog/it-ops/troubleshoot-ping-tracerout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28</text:p>
          </table:table-cell>
          <table:table-cell table:style-name="Table19.A2" office:value-type="string">
            <text:p text:style-name="Table_20_Contents">Networking Fundamentals, Exam 98-366</text:p>
          </table:table-cell>
          <table:table-cell table:style-name="Table19.C27" office:value-type="string">
            <text:p text:style-name="Table_20_Contents"><text:a xlink:type="simple" xlink:href="http://book-sdo.softservecom.com/browse/book/518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19.A2" office:value-type="string">
            <text:p text:style-name="Table_20_Contents">29</text:p>
          </table:table-cell>
          <table:table-cell table:style-name="Table19.A2" office:value-type="string">
            <text:p text:style-name="P16">Secure Shell</text:p>
          </table:table-cell>
          <table:table-cell table:style-name="Table19.C28" office:value-type="string">
            <text:p text:style-name="Table_20_Contents"><text:a xlink:type="simple" xlink:href="https://en.wikipedia.org/wiki/Secure_Shel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30</text:p>
          </table:table-cell>
          <table:table-cell table:style-name="Table19.A2" office:value-type="string">
            <text:p text:style-name="P16">Virtual Network Computing</text:p>
          </table:table-cell>
          <table:table-cell table:style-name="Table19.C29" office:value-type="string">
            <text:p text:style-name="Table_20_Contents"><text:a xlink:type="simple" xlink:href="https://en.wikipedia.org/wiki/Virtual_Network_Computing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31</text:p>
          </table:table-cell>
          <table:table-cell table:style-name="Table19.A2" office:value-type="string">
            <text:p text:style-name="P16">HTTP/2</text:p>
          </table:table-cell>
          <table:table-cell table:style-name="Table19.C30" office:value-type="string">
            <text:p text:style-name="Table_20_Contents"><text:a xlink:type="simple" xlink:href="https://en.wikipedia.org/wiki/HTTP/2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32</text:p>
          </table:table-cell>
          <table:table-cell table:style-name="Table19.A2" office:value-type="string">
            <text:p text:style-name="P16">HTTP/2 Frequently Asked Questions</text:p>
          </table:table-cell>
          <table:table-cell table:style-name="Table19.C31" office:value-type="string">
            <text:p text:style-name="Table_20_Contents"><text:a xlink:type="simple" xlink:href="https://http2.github.io/faq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33</text:p>
          </table:table-cell>
          <table:table-cell table:style-name="Table19.A2" office:value-type="string">
            <text:p text:style-name="P16">Bootstrap Protocol</text:p>
          </table:table-cell>
          <table:table-cell table:style-name="Table19.C32" office:value-type="string">
            <text:p text:style-name="Table_20_Contents"><text:a xlink:type="simple" xlink:href="https://en.wikipedia.org/wiki/Bootstrap_Protoco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34</text:p>
          </table:table-cell>
          <table:table-cell table:style-name="Table19.A2" office:value-type="string">
            <text:p text:style-name="P16">Address Resolution Protocol (arp)</text:p>
          </table:table-cell>
          <table:table-cell table:style-name="Table19.C33" office:value-type="string">
            <text:p text:style-name="Table_20_Contents"><text:a xlink:type="simple" xlink:href="http://www.erg.abdn.ac.uk/users/gorry/course/inet-pages/arp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35</text:p>
          </table:table-cell>
          <table:table-cell table:style-name="Table19.A2" office:value-type="string">
            <text:p text:style-name="P16">Network File System</text:p>
          </table:table-cell>
          <table:table-cell table:style-name="Table19.C34" office:value-type="string">
            <text:p text:style-name="Table_20_Contents"><text:a xlink:type="simple" xlink:href="https://en.wikipedia.org/wiki/Network_File_System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36</text:p>
          </table:table-cell>
          <table:table-cell table:style-name="Table19.A2" office:value-type="string">
            <text:p text:style-name="P16">Unicast</text:p>
          </table:table-cell>
          <table:table-cell table:style-name="Table19.C35" office:value-type="string">
            <text:p text:style-name="Table_20_Contents"><text:a xlink:type="simple" xlink:href="https://en.wikipedia.org/wiki/Unicas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37</text:p>
          </table:table-cell>
          <table:table-cell table:style-name="Table19.A2" office:value-type="string">
            <text:p text:style-name="P16">Multicast</text:p>
          </table:table-cell>
          <table:table-cell table:style-name="Table19.C36" office:value-type="string">
            <text:p text:style-name="Table_20_Contents"><text:a xlink:type="simple" xlink:href="https://en.wikipedia.org/wiki/Multicas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38</text:p>
          </table:table-cell>
          <table:table-cell table:style-name="Table19.A2" office:value-type="string">
            <text:p text:style-name="P16">Broadcasting (networking)</text:p>
          </table:table-cell>
          <table:table-cell table:style-name="Table19.C37" office:value-type="string">
            <text:p text:style-name="Table_20_Contents"><text:a xlink:type="simple" xlink:href="https://en.wikipedia.org/wiki/Broadcasting_(networking)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39</text:p>
          </table:table-cell>
          <table:table-cell table:style-name="Table19.A2" office:value-type="string">
            <text:p text:style-name="P16">Transport Layer Security</text:p>
          </table:table-cell>
          <table:table-cell table:style-name="Table19.C38" office:value-type="string">
            <text:p text:style-name="Table_20_Contents"><text:a xlink:type="simple" xlink:href="https://en.wikipedia.org/wiki/Transport_Layer_Security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19.A2" office:value-type="string">
            <text:p text:style-name="Table_20_Contents">40</text:p>
          </table:table-cell>
          <table:table-cell table:style-name="Table19.A2" office:value-type="string">
            <text:p text:style-name="Table_20_Contents">Comparison of OSI and TCP/IP Reference Model</text:p>
          </table:table-cell>
          <table:table-cell table:style-name="Table19.C39" office:value-type="string">
            <text:p text:style-name="Table_20_Contents"><text:a xlink:type="simple" xlink:href="https://www.studytonight.com/computer-networks/comparison-osi-tcp-model" text:style-name="Internet_20_link" text:visited-style-name="Visited_20_Internet_20_Link"><text:span text:style-name="T2">Website</text:span></text:a></text:p>
          </table:table-cell>
        </table:table-row>
      </table:table>
      <text:p text:style-name="P22"> </text:p>
      <text:p text:style-name="P160"><text:a xlink:type="simple" xlink:href="https://lms.softserveinc.com/moco/index.php/tnd/trainingProposal/view/id/16" text:style-name="Internet_20_link" text:visited-style-name="Visited_20_Internet_20_Link">https://lms.softserveinc.com/moco/index.php/tnd/trainingProposal/view/id/16</text:a></text:p>
      <text:p text:style-name="P160"><text:a xlink:type="simple" xlink:href="https://lms.softserveinc.com/moco/index.php/tnd/trainingProposal/view/id/216" text:style-name="Internet_20_link" text:visited-style-name="Visited_20_Internet_20_Link">https://lms.softserveinc.com/moco/index.php/tnd/trainingProposal/view/id/216</text:a></text:p>
      <text:h text:style-name="Heading_20_2" text:outline-level="2"><text:bookmark-start text:name="__RefHeading___Toc1933_1565192666"/>Construction - CSS – Mobile<text:bookmark-end text:name="__RefHeading___Toc1933_1565192666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2">KI Description</text:p>
          </table:table-cell>
          <table:table-cell table:style-name="Table20.B1" office:value-type="string">
            <text:p text:style-name="P12">Reference</text:p>
          </table:table-cell>
        </table:table-row>
        <table:table-row>
          <table:table-cell table:style-name="Table20.A2" office:value-type="string">
            <text:p text:style-name="P55">CSS: Simple style rules</text:p>
          </table:table-cell>
          <table:table-cell table:style-name="Table20.B2" office:value-type="string">
            <text:p text:style-name="P55">1, 2, 3, 4, 5, 6, 7</text:p>
          </table:table-cell>
        </table:table-row>
        <table:table-row>
          <table:table-cell table:style-name="Table20.A2" office:value-type="string">
            <text:p text:style-name="P55">CSS: Elements positioning, floating and layering</text:p>
          </table:table-cell>
          <table:table-cell table:style-name="Table20.B2" office:value-type="string">
            <text:p text:style-name="P55">1, 6 (Ch. 10), 7 (Ch. 7-9)</text:p>
          </table:table-cell>
        </table:table-row>
        <table:table-row>
          <table:table-cell table:style-name="Table20.A2" office:value-type="string">
            <text:p text:style-name="P55">CSS: Tables properties</text:p>
          </table:table-cell>
          <table:table-cell table:style-name="Table20.B2" office:value-type="string">
            <text:p text:style-name="P55">1, 6 (Ch. 9), 7 (Ch. 15)</text:p>
          </table:table-cell>
        </table:table-row>
        <table:table-row>
          <table:table-cell table:style-name="Table20.A2" office:value-type="string">
            <text:p text:style-name="P55">CSS3: FlexBox</text:p>
          </table:table-cell>
          <table:table-cell table:style-name="Table20.B2" office:value-type="string">
            <text:p text:style-name="P55">8, 9, 10</text:p>
          </table:table-cell>
        </table:table-row>
        <table:table-row>
          <table:table-cell table:style-name="Table20.A2" office:value-type="string">
            <text:p text:style-name="P55">CSS: Color (rgba, hsl, hsla, </text:p>
            <text:p text:style-name="P55">transparent, currentColor) </text:p>
          </table:table-cell>
          <table:table-cell table:style-name="Table20.B2" office:value-type="string">
            <text:p text:style-name="P55">1 (Ch. 21), 6 (Ch. 9), 11</text:p>
          </table:table-cell>
        </table:table-row>
        <table:table-row>
          <table:table-cell table:style-name="Table20.A2" office:value-type="string">
            <text:p text:style-name="P55">CSS: Fonts, text</text:p>
          </table:table-cell>
          <table:table-cell table:style-name="Table20.B2" office:value-type="string">
            <text:p text:style-name="P55">1 (Ch. 18,19), 6(Ch. 5), 12, 13</text:p>
          </table:table-cell>
        </table:table-row>
        <table:table-row>
          <table:table-cell table:style-name="Table20.A2" office:value-type="string">
            <text:p text:style-name="P55">CSS: Backgrounds and Borders</text:p>
          </table:table-cell>
          <table:table-cell table:style-name="Table20.B2" office:value-type="string">
            <text:p text:style-name="P55">1 (Ch. 20,21), 6(Ch. 8, 9), 14</text:p>
          </table:table-cell>
        </table:table-row>
        <text:soft-page-break/>
        <table:table-row>
          <table:table-cell table:style-name="Table20.A2" office:value-type="string">
            <text:p text:style-name="P55">CSS: Selectors types</text:p>
          </table:table-cell>
          <table:table-cell table:style-name="Table20.B2" office:value-type="string">
            <text:p text:style-name="P55">1 (Ch. 17), 6 (Ch. 2), 15</text:p>
          </table:table-cell>
        </table:table-row>
        <table:table-row>
          <table:table-cell table:style-name="Table20.A2" office:value-type="string">
            <text:p text:style-name="P55">CSS: Selectors cascading and inheritance</text:p>
          </table:table-cell>
          <table:table-cell table:style-name="Table20.B2" office:value-type="string">
            <text:p text:style-name="P55">1, 6, 7 (Ch. 3)</text:p>
          </table:table-cell>
        </table:table-row>
        <table:table-row>
          <table:table-cell table:style-name="Table20.A2" office:value-type="string">
            <text:p text:style-name="P55">Bootstrap/Foundation: Main features and concepts</text:p>
          </table:table-cell>
          <table:table-cell table:style-name="Table20.B2" office:value-type="string">
            <text:p text:style-name="P55">16, 17, 18</text:p>
          </table:table-cell>
        </table:table-row>
        <table:table-row>
          <table:table-cell table:style-name="Table20.A2" office:value-type="string">
            <text:p text:style-name="P55">Bootstrap/Foundation: Grid, basic elements</text:p>
          </table:table-cell>
          <table:table-cell table:style-name="Table20.B2" office:value-type="string">
            <text:p text:style-name="P55">16 (Ch. 3, 4)</text:p>
          </table:table-cell>
        </table:table-row>
      </table:table>
      <text:p text:style-name="Standard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2">KI Description</text:p>
          </table:table-cell>
          <table:table-cell table:style-name="Table21.B1" office:value-type="string">
            <text:p text:style-name="P12">Reference</text:p>
          </table:table-cell>
        </table:table-row>
        <table:table-row>
          <table:table-cell table:style-name="Table21.A2" office:value-type="string">
            <text:p text:style-name="P55">CSS: Complex rules and defining styles structure (defining rules that applies to specific elements based on complex condition)</text:p>
          </table:table-cell>
          <table:table-cell table:style-name="Table21.B2" office:value-type="string">
            <text:p text:style-name="P55">1, 2, 3, 4, 5, 6, 7, 19</text:p>
          </table:table-cell>
        </table:table-row>
        <table:table-row>
          <table:table-cell table:style-name="Table21.A2" office:value-type="string">
            <text:p text:style-name="P55">CSS: Box models</text:p>
          </table:table-cell>
          <table:table-cell table:style-name="Table21.B2" office:value-type="string">
            <text:p text:style-name="P55">7 (Ch. 4)</text:p>
          </table:table-cell>
        </table:table-row>
        <table:table-row>
          <table:table-cell table:style-name="Table21.A2" office:value-type="string">
            <text:p text:style-name="P55">CSS: Typography &amp; Fonts</text:p>
          </table:table-cell>
          <table:table-cell table:style-name="Table21.B2" office:value-type="string">
            <text:p text:style-name="P55">20, 21</text:p>
          </table:table-cell>
        </table:table-row>
        <table:table-row>
          <table:table-cell table:style-name="Table21.A2" office:value-type="string">
            <text:p text:style-name="P55">CSS3: Transitions, animations, transforms</text:p>
          </table:table-cell>
          <table:table-cell table:style-name="Table21.B2" office:value-type="string">
            <text:p text:style-name="P55">22, 23, 24, 25, 26, 27</text:p>
          </table:table-cell>
        </table:table-row>
        <table:table-row>
          <table:table-cell table:style-name="Table21.A2" office:value-type="string">
            <text:p text:style-name="P55">Preprocessors: SASS/SCSS, Less, PostCSS main features and concepts</text:p>
          </table:table-cell>
          <table:table-cell table:style-name="Table21.B2" office:value-type="string">
            <text:p text:style-name="P55">28, 29, 30, 31</text:p>
          </table:table-cell>
        </table:table-row>
        <table:table-row>
          <table:table-cell table:style-name="Table21.A2" office:value-type="string">
            <text:p text:style-name="P55">Preprocessors: Variables, nesting, mixins</text:p>
          </table:table-cell>
          <table:table-cell table:style-name="Table21.B2" office:value-type="string">
            <text:p text:style-name="P55">28, 29, 30, 31, 32</text:p>
          </table:table-cell>
        </table:table-row>
        <table:table-row>
          <table:table-cell table:style-name="Table21.A2" office:value-type="string">
            <text:p text:style-name="P55">Bootsrap/Foundation: Components (tabs, form elements), themes</text:p>
          </table:table-cell>
          <table:table-cell table:style-name="Table21.B2" office:value-type="string">
            <text:p text:style-name="P55">16, 17, 18</text:p>
          </table:table-cell>
        </table:table-row>
        <table:table-row>
          <table:table-cell table:style-name="Table21.A2" office:value-type="string">
            <text:p text:style-name="P55">Bootstrap/Foundation: Customization (adapt component/theme to project specific)</text:p>
          </table:table-cell>
          <table:table-cell table:style-name="Table21.B2" office:value-type="string">
            <text:p text:style-name="P55">16, 17, 18</text:p>
          </table:table-cell>
        </table:table-row>
        <table:table-row>
          <table:table-cell table:style-name="Table21.A2" office:value-type="string">
            <text:p text:style-name="P55">CSS Methodologies (BEM, OOCSS, SMACSS, etc.): Overall princeples</text:p>
          </table:table-cell>
          <table:table-cell table:style-name="Table21.B2" office:value-type="string">
            <text:p text:style-name="P55">33</text:p>
          </table:table-cell>
        </table:table-row>
      </table:table>
      <text:p text:style-name="Standard"/>
      <text:p text:style-name="P164">References</text:p>
      <table:table table:name="Table22" table:style-name="Table22">
        <table:table-column table:style-name="Table22.A"/>
        <table:table-column table:style-name="Table22.B"/>
        <table:table-column table:style-name="Table22.C"/>
        <table:table-header-rows>
          <table:table-row>
            <table:table-cell table:style-name="Table22.A1" office:value-type="string">
              <text:p text:style-name="P20">ID</text:p>
            </table:table-cell>
            <table:table-cell table:style-name="Table22.A1" office:value-type="string">
              <text:p text:style-name="P20">Reference</text:p>
            </table:table-cell>
            <table:table-cell table:style-name="Table22.A1" office:value-type="string">
              <text:p text:style-name="P20">Location</text:p>
            </table:table-cell>
          </table:table-row>
        </table:table-header-rows>
        <table:table-row>
          <table:table-cell table:style-name="Table22.A2" office:value-type="string">
            <text:p text:style-name="P16">1</text:p>
          </table:table-cell>
          <table:table-cell table:style-name="Table22.A2" office:value-type="string">
            <text:p text:style-name="P16">HTML, XHTML, and CSS Bible / Brian Pfaffenberger, Steven M. Schafer, <text:line-break/>Charles White, Bill Karow</text:p>
          </table:table-cell>
          <table:table-cell table:style-name="Table22.C2" office:value-type="string">
            <text:p text:style-name="P16"><text:a xlink:type="simple" xlink:href="http://book-sdo.softservecom.com/browse/book/1263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2.A2" office:value-type="string">
            <text:p text:style-name="P16">2</text:p>
          </table:table-cell>
          <table:table-cell table:style-name="Table22.A2" office:value-type="string">
            <text:p text:style-name="P16">W3C CSS Specifications</text:p>
          </table:table-cell>
          <table:table-cell table:style-name="Table22.C3" office:value-type="string">
            <text:p text:style-name="P16"><text:a xlink:type="simple" xlink:href="http://www.w3.org/TR/CSS2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3</text:p>
          </table:table-cell>
          <table:table-cell table:style-name="Table22.A2" office:value-type="string">
            <text:p text:style-name="P16">More Eric Meyer On CSS / Eric Meyer</text:p>
          </table:table-cell>
          <table:table-cell table:style-name="Table22.C4" office:value-type="string">
            <text:p text:style-name="P16"><text:a xlink:type="simple" xlink:href="http://book-sdo.softservecom.com/browse/book/1251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2.A2" office:value-type="string">
            <text:p text:style-name="P16">4</text:p>
          </table:table-cell>
          <table:table-cell table:style-name="Table22.A2" office:value-type="string">
            <text:p text:style-name="P16">The Zen of CSS Design / Dave Shea, Molly E. Holzschlag</text:p>
          </table:table-cell>
          <table:table-cell table:style-name="Table22.C5" office:value-type="string">
            <text:p text:style-name="P16"><text:a xlink:type="simple" xlink:href="http://book-sdo.softservecom.com/browse/book/4979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2.A2" office:value-type="string">
            <text:p text:style-name="P16">5</text:p>
          </table:table-cell>
          <table:table-cell table:style-name="Table22.A2" office:value-type="string">
            <text:p text:style-name="P16">Online CSS Tutorial</text:p>
          </table:table-cell>
          <table:table-cell table:style-name="Table22.C6" office:value-type="string">
            <text:p text:style-name="P16"><text:a xlink:type="simple" xlink:href="http://www.w3schools.com/Cs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6</text:p>
          </table:table-cell>
          <table:table-cell table:style-name="Table22.A2" office:value-type="string">
            <text:p text:style-name="P16">Cascading Style Sheets/ Hakon Wium Lie, Bert Bos</text:p>
          </table:table-cell>
          <table:table-cell table:style-name="Table22.C7" office:value-type="string">
            <text:p text:style-name="P16"><text:a xlink:type="simple" xlink:href="http://books.softserveinc.com/browse/book/1250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2.A2" office:value-type="string">
            <text:p text:style-name="Table_20_Contents">7</text:p>
          </table:table-cell>
          <table:table-cell table:style-name="Table22.A2" office:value-type="string">
            <text:p text:style-name="P16">CSS and HTML Design Patterns / Apress Pro (2007)</text:p>
          </table:table-cell>
          <table:table-cell table:style-name="Table22.C8" office:value-type="string">
            <text:p text:style-name="P16"><text:a xlink:type="simple" xlink:href="http://book-sdo.softservecom.com/browse/book/498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2.A2" office:value-type="string">
            <text:p text:style-name="Table_20_Contents">8</text:p>
          </table:table-cell>
          <table:table-cell table:style-name="Table22.A2" office:value-type="string">
            <text:p text:style-name="P16">CSS Flexible Box Layout Module</text:p>
          </table:table-cell>
          <table:table-cell table:style-name="Table22.C9" office:value-type="string">
            <text:p text:style-name="P16"><text:a xlink:type="simple" xlink:href="http://www.w3.org/TR/css3-flexbox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9</text:p>
          </table:table-cell>
          <table:table-cell table:style-name="Table22.A2" office:value-type="string">
            <text:p text:style-name="Table_20_Contents">Flexbox Froggy(Game)</text:p>
          </table:table-cell>
          <table:table-cell table:style-name="Table22.C10" office:value-type="string">
            <text:p text:style-name="Table_20_Contents"><text:a xlink:type="simple" xlink:href="http://flexboxfroggy.com/" text:style-name="Internet_20_link" text:visited-style-name="Visited_20_Internet_20_Link"><text:span text:style-name="T2">Game</text:span></text:a></text:p>
          </table:table-cell>
        </table:table-row>
        <table:table-row>
          <table:table-cell table:style-name="Table22.A2" office:value-type="string">
            <text:p text:style-name="Table_20_Contents">10</text:p>
          </table:table-cell>
          <table:table-cell table:style-name="Table22.A2" office:value-type="string">
            <text:p text:style-name="Table_20_Contents">Flexbox Defense(Game)</text:p>
          </table:table-cell>
          <table:table-cell table:style-name="Table22.C11" office:value-type="string">
            <text:p text:style-name="Table_20_Contents"><text:a xlink:type="simple" xlink:href="http://www.flexboxdefense.com/" text:style-name="Internet_20_link" text:visited-style-name="Visited_20_Internet_20_Link"><text:span text:style-name="T2">Game</text:span></text:a></text:p>
          </table:table-cell>
        </table:table-row>
        <table:table-row>
          <table:table-cell table:style-name="Table22.A2" office:value-type="string">
            <text:p text:style-name="P16">11</text:p>
          </table:table-cell>
          <table:table-cell table:style-name="Table22.A2" office:value-type="string">
            <text:p text:style-name="P16">CSS Color Module Level 3</text:p>
          </table:table-cell>
          <table:table-cell table:style-name="Table22.C12" office:value-type="string">
            <text:p text:style-name="P16"><text:a xlink:type="simple" xlink:href="http://www.w3.org/TR/css3-color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12</text:p>
          </table:table-cell>
          <table:table-cell table:style-name="Table22.A2" office:value-type="string">
            <text:p text:style-name="P16">CSS Fonts Module Level 3</text:p>
          </table:table-cell>
          <table:table-cell table:style-name="Table22.C13" office:value-type="string">
            <text:p text:style-name="P16"><text:a xlink:type="simple" xlink:href="http://www.w3.org/TR/css3-font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13</text:p>
          </table:table-cell>
          <table:table-cell table:style-name="Table22.A2" office:value-type="string">
            <text:p text:style-name="P16">CSS Text Level 3</text:p>
          </table:table-cell>
          <table:table-cell table:style-name="Table22.C14" office:value-type="string">
            <text:p text:style-name="P16"><text:a xlink:type="simple" xlink:href="http://www.w3.org/TR/css3-text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14</text:p>
          </table:table-cell>
          <table:table-cell table:style-name="Table22.A2" office:value-type="string">
            <text:p text:style-name="P16">CSS Backgrounds and Borders Module Level 3</text:p>
          </table:table-cell>
          <table:table-cell table:style-name="Table22.C15" office:value-type="string">
            <text:p text:style-name="P16"><text:a xlink:type="simple" xlink:href="http://www.w3.org/TR/css3-background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15</text:p>
          </table:table-cell>
          <table:table-cell table:style-name="Table22.A2" office:value-type="string">
            <text:p text:style-name="P16">Selectors Level 3</text:p>
          </table:table-cell>
          <table:table-cell table:style-name="Table22.C16" office:value-type="string">
            <text:p text:style-name="P16"><text:a xlink:type="simple" xlink:href="http://www.w3.org/TR/css3-selectors/" text:style-name="Internet_20_link" text:visited-style-name="Visited_20_Internet_20_Link"><text:span text:style-name="T2">Website</text:span></text:a></text:p>
          </table:table-cell>
        </table:table-row>
        <text:soft-page-break/>
        <table:table-row>
          <table:table-cell table:style-name="Table22.A2" office:value-type="string">
            <text:p text:style-name="Table_20_Contents">16</text:p>
          </table:table-cell>
          <table:table-cell table:style-name="Table22.A2" office:value-type="string">
            <text:p text:style-name="Table_20_Contents">Learning Bootstrap / Aravind Shenoy, Ulrich Sossou (2014)</text:p>
          </table:table-cell>
          <table:table-cell table:style-name="Table22.C17" office:value-type="string">
            <text:p text:style-name="Table_20_Contents"><text:a xlink:type="simple" xlink:href="http://book-sdo.softservecom.com/browse/book/4961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2.A2" office:value-type="string">
            <text:p text:style-name="Table_20_Contents">17</text:p>
          </table:table-cell>
          <table:table-cell table:style-name="Table22.A2" office:value-type="string">
            <text:p text:style-name="Table_20_Contents">Bootstrap</text:p>
          </table:table-cell>
          <table:table-cell table:style-name="Table22.C18" office:value-type="string">
            <text:p text:style-name="Table_20_Contents"><text:a xlink:type="simple" xlink:href="http://getbootstrap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18</text:p>
          </table:table-cell>
          <table:table-cell table:style-name="Table22.A2" office:value-type="string">
            <text:p text:style-name="Table_20_Contents">Foundation</text:p>
          </table:table-cell>
          <table:table-cell table:style-name="Table22.C19" office:value-type="string">
            <text:p text:style-name="Table_20_Contents"><text:a xlink:type="simple" xlink:href="http://foundation.zurb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19</text:p>
          </table:table-cell>
          <table:table-cell table:style-name="Table22.A2" office:value-type="string">
            <text:p text:style-name="Table_20_Contents">CSS Diner(Game)</text:p>
          </table:table-cell>
          <table:table-cell table:style-name="Table22.C20" office:value-type="string">
            <text:p text:style-name="Table_20_Contents"><text:a xlink:type="simple" xlink:href="https://flukeout.github.io/" text:style-name="Internet_20_link" text:visited-style-name="Visited_20_Internet_20_Link"><text:span text:style-name="T2">Game</text:span></text:a></text:p>
          </table:table-cell>
        </table:table-row>
        <table:table-row>
          <table:table-cell table:style-name="Table22.A2" office:value-type="string">
            <text:p text:style-name="Table_20_Contents">20</text:p>
          </table:table-cell>
          <table:table-cell table:style-name="Table22.A2" office:value-type="string">
            <text:p text:style-name="Table_20_Contents">Google Fonts</text:p>
          </table:table-cell>
          <table:table-cell table:style-name="Table22.C21" office:value-type="string">
            <text:p text:style-name="Table_20_Contents"><text:a xlink:type="simple" xlink:href="https://fonts.google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21</text:p>
          </table:table-cell>
          <table:table-cell table:style-name="Table22.A2" office:value-type="string">
            <text:p text:style-name="Table_20_Contents">Get Started with the Google Fonts API</text:p>
          </table:table-cell>
          <table:table-cell table:style-name="Table22.C22" office:value-type="string">
            <text:p text:style-name="Table_20_Contents"><text:a xlink:type="simple" xlink:href="https://developers.google.com/fonts/docs/getting_started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22</text:p>
          </table:table-cell>
          <table:table-cell table:style-name="Table22.A2" office:value-type="string">
            <text:p text:style-name="P16">CSS Transitions</text:p>
          </table:table-cell>
          <table:table-cell table:style-name="Table22.C23" office:value-type="string">
            <text:p text:style-name="P16"><text:a xlink:type="simple" xlink:href="http://www.w3.org/TR/css3-transition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23</text:p>
          </table:table-cell>
          <table:table-cell table:style-name="Table22.A2" office:value-type="string">
            <text:p text:style-name="P16">CSS Animations</text:p>
          </table:table-cell>
          <table:table-cell table:style-name="Table22.C24" office:value-type="string">
            <text:p text:style-name="P16"><text:a xlink:type="simple" xlink:href="http://www.w3.org/TR/css3-animation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24</text:p>
          </table:table-cell>
          <table:table-cell table:style-name="Table22.A2" office:value-type="string">
            <text:p text:style-name="P16">CSS Transforms</text:p>
          </table:table-cell>
          <table:table-cell table:style-name="Table22.C25" office:value-type="string">
            <text:p text:style-name="P16"><text:a xlink:type="simple" xlink:href="http://www.w3.org/TR/css3-transform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25</text:p>
          </table:table-cell>
          <table:table-cell table:style-name="Table22.A2" office:value-type="string">
            <text:p text:style-name="Table_20_Contents">CSS 3D Solar System</text:p>
          </table:table-cell>
          <table:table-cell table:style-name="Table22.C26" office:value-type="string">
            <text:p text:style-name="Table_20_Contents"><text:a xlink:type="simple" xlink:href="http://codepen.io/juliangarnier/full/idhuG" text:style-name="Internet_20_link" text:visited-style-name="Visited_20_Internet_20_Link"><text:span text:style-name="T2">CodePen</text:span></text:a></text:p>
          </table:table-cell>
        </table:table-row>
        <table:table-row>
          <table:table-cell table:style-name="Table22.A2" office:value-type="string">
            <text:p text:style-name="Table_20_Contents">26</text:p>
          </table:table-cell>
          <table:table-cell table:style-name="Table22.A2" office:value-type="string">
            <text:p text:style-name="Table_20_Contents">Perfomant CSS animation for beginners</text:p>
          </table:table-cell>
          <table:table-cell table:style-name="Table22.C27" office:value-type="string">
            <text:p text:style-name="Table_20_Contents"><text:a xlink:type="simple" xlink:href="http://codepen.io/IanHazelton/full/GrPEaK/" text:style-name="Internet_20_link" text:visited-style-name="Visited_20_Internet_20_Link"><text:span text:style-name="T2">CodePen</text:span></text:a></text:p>
          </table:table-cell>
        </table:table-row>
        <table:table-row>
          <table:table-cell table:style-name="Table22.A2" office:value-type="string">
            <text:p text:style-name="Table_20_Contents">27</text:p>
          </table:table-cell>
          <table:table-cell table:style-name="Table22.A2" office:value-type="string">
            <text:p text:style-name="Table_20_Contents">100 Days css</text:p>
          </table:table-cell>
          <table:table-cell table:style-name="Table22.C28" office:value-type="string">
            <text:p text:style-name="Table_20_Contents"><text:a xlink:type="simple" xlink:href="http://100dayscss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28</text:p>
          </table:table-cell>
          <table:table-cell table:style-name="Table22.A2" office:value-type="string">
            <text:p text:style-name="P16">SASS vs. LESS</text:p>
          </table:table-cell>
          <table:table-cell table:style-name="Table22.C29" office:value-type="string">
            <text:p text:style-name="P16"><text:a xlink:type="simple" xlink:href="http://css-tricks.com/sass-vs-les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29</text:p>
          </table:table-cell>
          <table:table-cell table:style-name="Table22.A2" office:value-type="string">
            <text:p text:style-name="P16">An Introduction To LESS, And Comparison To Sass</text:p>
          </table:table-cell>
          <table:table-cell table:style-name="Table22.C30" office:value-type="string">
            <text:p text:style-name="P16"><text:a xlink:type="simple" xlink:href="http://coding.smashingmagazine.com/2011/09/09/an-introduction-to-less-and-comparison-to-sas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30</text:p>
          </table:table-cell>
          <table:table-cell table:style-name="Table22.A2" office:value-type="string">
            <text:p text:style-name="P16">Sass (stylesheet language)</text:p>
          </table:table-cell>
          <table:table-cell table:style-name="Table22.C31" office:value-type="string">
            <text:p text:style-name="P16"><text:a xlink:type="simple" xlink:href="http://en.wikipedia.org/wiki/Sass_(stylesheet_language)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22.A2" office:value-type="string">
            <text:p text:style-name="Table_20_Contents">31</text:p>
          </table:table-cell>
          <table:table-cell table:style-name="Table22.A2" office:value-type="string">
            <text:p text:style-name="P16">LESS (stylesheet language)</text:p>
          </table:table-cell>
          <table:table-cell table:style-name="Table22.C32" office:value-type="string">
            <text:p text:style-name="P16"><text:a xlink:type="simple" xlink:href="http://en.wikipedia.org/wiki/LESS_(stylesheet_language)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22.A2" office:value-type="string">
            <text:p text:style-name="P16">32</text:p>
          </table:table-cell>
          <table:table-cell table:style-name="Table22.A2" office:value-type="string">
            <text:p text:style-name="P16">CSS Mixins</text:p>
          </table:table-cell>
          <table:table-cell table:style-name="Table22.C33" office:value-type="string">
            <text:p text:style-name="P16"><text:a xlink:type="simple" xlink:href="http://oocss.org/spec/css-mixins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33</text:p>
          </table:table-cell>
          <table:table-cell table:style-name="Table22.A2" office:value-type="string">
            <text:p text:style-name="Table_20_Contents">CSS-methodologies "101" examples: SMACSS, Atomic, BEM and so on.</text:p>
          </table:table-cell>
          <table:table-cell table:style-name="Table22.C34" office:value-type="string">
            <text:p text:style-name="Table_20_Contents"><text:a xlink:type="simple" xlink:href="https://github.com/SoftServeLearning/holy-grail-markup" text:style-name="Internet_20_link" text:visited-style-name="Visited_20_Internet_20_Link"><text:span text:style-name="T2">Github</text:span></text:a></text:p>
          </table:table-cell>
        </table:table-row>
        <table:table-row>
          <table:table-cell table:style-name="Table22.A2" office:value-type="string">
            <text:p text:style-name="Table_20_Contents">34</text:p>
          </table:table-cell>
          <table:table-cell table:style-name="Table22.A2" office:value-type="string">
            <text:p text:style-name="Table_20_Contents">W3C DOM Compatibility - CSS</text:p>
          </table:table-cell>
          <table:table-cell table:style-name="Table22.C35" office:value-type="string">
            <text:p text:style-name="Table_20_Contents"><text:a xlink:type="simple" xlink:href="https://www.quirksmode.org/dom/w3c_css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35</text:p>
          </table:table-cell>
          <table:table-cell table:style-name="Table22.A2" office:value-type="string">
            <text:p text:style-name="Table_20_Contents">Can I Use</text:p>
          </table:table-cell>
          <table:table-cell table:style-name="Table22.C36" office:value-type="string">
            <text:p text:style-name="Table_20_Contents"><text:a xlink:type="simple" xlink:href="http://caniuse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36</text:p>
          </table:table-cell>
          <table:table-cell table:style-name="Table22.A2" office:value-type="string">
            <text:p text:style-name="Table_20_Contents">Selector Performance</text:p>
          </table:table-cell>
          <table:table-cell table:style-name="Table22.C37" office:value-type="string">
            <text:p text:style-name="Table_20_Contents"><text:a xlink:type="simple" xlink:href="https://smacss.com/book/selector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37</text:p>
          </table:table-cell>
          <table:table-cell table:style-name="Table22.A2" office:value-type="string">
            <text:p text:style-name="Table_20_Contents">Writing efficient CSS selectors</text:p>
          </table:table-cell>
          <table:table-cell table:style-name="Table22.C38" office:value-type="string">
            <text:p text:style-name="Table_20_Contents"><text:a xlink:type="simple" xlink:href="https://csswizardry.com/2011/09/writing-efficient-css-selector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38</text:p>
          </table:table-cell>
          <table:table-cell table:style-name="Table22.A2" office:value-type="string">
            <text:p text:style-name="Table_20_Contents">CSS3 @media Rule</text:p>
          </table:table-cell>
          <table:table-cell table:style-name="Table22.C39" office:value-type="string">
            <text:p text:style-name="Table_20_Contents"><text:a xlink:type="simple" xlink:href="https://www.w3schools.com/cssref/css3_pr_mediaquery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39</text:p>
          </table:table-cell>
          <table:table-cell table:style-name="Table22.A2" office:value-type="string">
            <text:p text:style-name="Table_20_Contents">@media</text:p>
          </table:table-cell>
          <table:table-cell table:style-name="Table22.C40" office:value-type="string">
            <text:p text:style-name="Table_20_Contents"><text:a xlink:type="simple" xlink:href="https://developer.mozilla.org/ru/docs/Web/CSS/@media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40</text:p>
          </table:table-cell>
          <table:table-cell table:style-name="Table22.A2" office:value-type="string">
            <text:p text:style-name="P16">CSS Values and Units Module Level 3</text:p>
          </table:table-cell>
          <table:table-cell table:style-name="Table22.C41" office:value-type="string">
            <text:p text:style-name="P16"><text:a xlink:type="simple" xlink:href="http://www.w3.org/TR/css3-value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41</text:p>
          </table:table-cell>
          <table:table-cell table:style-name="Table22.A2" office:value-type="string">
            <text:p text:style-name="Table_20_Contents">CSS Custom Properties for Cascading Variables Module Level 1</text:p>
          </table:table-cell>
          <table:table-cell table:style-name="Table22.C42" office:value-type="string">
            <text:p text:style-name="Table_20_Contents"><text:a xlink:type="simple" xlink:href="https://www.w3.org/TR/css-variables-1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42</text:p>
          </table:table-cell>
          <table:table-cell table:style-name="Table22.A2" office:value-type="string">
            <text:p text:style-name="P16">CSS Multi-column Layout Module</text:p>
          </table:table-cell>
          <table:table-cell table:style-name="Table22.C43" office:value-type="string">
            <text:p text:style-name="P16"><text:a xlink:type="simple" xlink:href="http://www.w3.org/TR/css3-multicol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P16">43</text:p>
          </table:table-cell>
          <table:table-cell table:style-name="Table22.A2" office:value-type="string">
            <text:p text:style-name="P16">CSS Speech Module</text:p>
          </table:table-cell>
          <table:table-cell table:style-name="Table22.C44" office:value-type="string">
            <text:p text:style-name="P16"><text:a xlink:type="simple" xlink:href="http://www.w3.org/TR/css3-speech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44</text:p>
          </table:table-cell>
          <table:table-cell table:style-name="Table22.A2" office:value-type="string">
            <text:p text:style-name="Table_20_Contents">Less Functions</text:p>
          </table:table-cell>
          <table:table-cell table:style-name="Table22.C45" office:value-type="string">
            <text:p text:style-name="Table_20_Contents"><text:a xlink:type="simple" xlink:href="http://lesscss.org/functions/#functions-overview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45</text:p>
          </table:table-cell>
          <table:table-cell table:style-name="Table22.A2" office:value-type="string">
            <text:p text:style-name="Table_20_Contents">SASS Functions</text:p>
          </table:table-cell>
          <table:table-cell table:style-name="Table22.C46" office:value-type="string">
            <text:p text:style-name="Table_20_Contents"><text:a xlink:type="simple" xlink:href="http://sass-lang.com/documentation/Sass/Script/Functions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46</text:p>
          </table:table-cell>
          <table:table-cell table:style-name="Table22.A2" office:value-type="string">
            <text:p text:style-name="Table_20_Contents">Customize Bootstrap</text:p>
          </table:table-cell>
          <table:table-cell table:style-name="Table22.C47" office:value-type="string">
            <text:p text:style-name="Table_20_Contents"><text:a xlink:type="simple" xlink:href="http://getbootstrap.com/customize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47</text:p>
          </table:table-cell>
          <table:table-cell table:style-name="Table22.A2" office:value-type="string">
            <text:p text:style-name="Table_20_Contents">Customize Foundation</text:p>
          </table:table-cell>
          <table:table-cell table:style-name="Table22.C48" office:value-type="string">
            <text:p text:style-name="Table_20_Contents"><text:a xlink:type="simple" xlink:href="http://foundation.zurb.com/sites/download.html/#customizeFoundatio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2.A2" office:value-type="string">
            <text:p text:style-name="Table_20_Contents">48</text:p>
          </table:table-cell>
          <table:table-cell table:style-name="Table22.A2" office:value-type="string">
            <text:p text:style-name="Table_20_Contents">10 Lightweight Alternatives To Bootstrap &amp; Foundation</text:p>
          </table:table-cell>
          <table:table-cell table:style-name="Table22.C49" office:value-type="string">
            <text:p text:style-name="Table_20_Contents"><text:a xlink:type="simple" xlink:href="http://www.hongkiat.com/blog/bootstrap-alternatives/" text:style-name="Internet_20_link" text:visited-style-name="Visited_20_Internet_20_Link"><text:span text:style-name="T2">Website</text:span></text:a></text:p>
          </table:table-cell>
        </table:table-row>
      </table:table>
      <text:p text:style-name="P22"> </text:p>
      <text:h text:style-name="Heading_20_2" text:outline-level="2"><text:bookmark-start text:name="__RefHeading___Toc1935_1565192666"/>Construction – HTML-Mobile<text:bookmark-end text:name="__RefHeading___Toc1935_1565192666"/>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2">KI Description</text:p>
          </table:table-cell>
          <table:table-cell table:style-name="Table23.B1" office:value-type="string">
            <text:p text:style-name="P12">Reference</text:p>
          </table:table-cell>
        </table:table-row>
        <table:table-row>
          <table:table-cell table:style-name="Table23.A2" office:value-type="string">
            <text:p text:style-name="P60">Basic elements (TABLE, DIV, P, FORM, A, UL, INPUT):</text:p>
            <text:p text:style-name="P60">- typical behavior</text:p>
            <text:p text:style-name="P60">- constructional differences for each of them</text:p>
          </table:table-cell>
          <table:table-cell table:style-name="Table23.B2" office:value-type="string">
            <text:p text:style-name="P60">5, 6, 7, 8, 9, 10, 11</text:p>
          </table:table-cell>
        </table:table-row>
        <table:table-row>
          <table:table-cell table:style-name="Table23.A2" office:value-type="string">
            <text:p text:style-name="P60">Page Layouts with tables and div’s:</text:p>
            <text:p text:style-name="P60"><text:soft-page-break/>- main advantages and disadvantages</text:p>
          </table:table-cell>
          <table:table-cell table:style-name="Table23.B2" office:value-type="string">
            <text:p text:style-name="P60">12</text:p>
          </table:table-cell>
        </table:table-row>
        <table:table-row>
          <table:table-cell table:style-name="Table23.A2" office:value-type="string">
            <text:p text:style-name="P60">iFrames:</text:p>
            <text:p text:style-name="P60">- advantages</text:p>
            <text:p text:style-name="P60">- restrictions</text:p>
          </table:table-cell>
          <table:table-cell table:style-name="Table23.B2" office:value-type="string">
            <text:p text:style-name="P60">13, 14, 15, 16</text:p>
          </table:table-cell>
        </table:table-row>
        <table:table-row>
          <table:table-cell table:style-name="Table23.A2" office:value-type="string">
            <text:p text:style-name="P60">Forms &amp; form elements:</text:p>
            <text:p text:style-name="P60">- typical structure of form</text:p>
            <text:p text:style-name="P60">- required elements</text:p>
            <text:p text:style-name="P60">- typical behavior</text:p>
          </table:table-cell>
          <table:table-cell table:style-name="Table23.B2" office:value-type="string">
            <text:p text:style-name="P60">17, 18</text:p>
          </table:table-cell>
        </table:table-row>
        <table:table-row>
          <table:table-cell table:style-name="Table23.A2" office:value-type="string">
            <text:p text:style-name="P60">Semantical layout:</text:p>
            <text:p text:style-name="P60">- section, footer, article, nav tags</text:p>
          </table:table-cell>
          <table:table-cell table:style-name="Table23.B2" office:value-type="string">
            <text:p text:style-name="P60">19</text:p>
          </table:table-cell>
        </table:table-row>
        <table:table-row>
          <table:table-cell table:style-name="Table23.A2" office:value-type="string">
            <text:p text:style-name="P60">Base tag</text:p>
          </table:table-cell>
          <table:table-cell table:style-name="Table23.B2" office:value-type="string">
            <text:p text:style-name="P60">4</text:p>
          </table:table-cell>
        </table:table-row>
        <table:table-row>
          <table:table-cell table:style-name="Table23.A2" office:value-type="string">
            <text:p text:style-name="P60">Video, Audio:</text:p>
            <text:p text:style-name="P60">- How to add on page</text:p>
            <text:p text:style-name="P60">- Syntax</text:p>
            <text:p text:style-name="P60">- Media Events</text:p>
          </table:table-cell>
          <table:table-cell table:style-name="Table23.B2" office:value-type="string">
            <text:p text:style-name="P60">21, 22</text:p>
          </table:table-cell>
        </table:table-row>
        <table:table-row>
          <table:table-cell table:style-name="Table23.A2" office:value-type="string">
            <text:p text:style-name="P60">HTML5 Input Types:</text:p>
            <text:p text:style-name="P60">- color</text:p>
            <text:p text:style-name="P60">- date</text:p>
            <text:p text:style-name="P60">- datetime-local</text:p>
            <text:p text:style-name="P60">- email</text:p>
            <text:p text:style-name="P60">- month</text:p>
            <text:p text:style-name="P60">- number</text:p>
            <text:p text:style-name="P60">- range</text:p>
            <text:p text:style-name="P60">- search</text:p>
            <text:p text:style-name="P60">- tel</text:p>
            <text:p text:style-name="P60">- time</text:p>
            <text:p text:style-name="P60">- url</text:p>
            <text:p text:style-name="P60">- week</text:p>
          </table:table-cell>
          <table:table-cell table:style-name="Table23.B2" office:value-type="string">
            <text:p text:style-name="P60">23</text:p>
          </table:table-cell>
        </table:table-row>
        <table:table-row>
          <table:table-cell table:style-name="Table23.A2" office:value-type="string">
            <text:p text:style-name="P60">Canvas:</text:p>
            <text:p text:style-name="P60">- What is HTML Canvas</text:p>
            <text:p text:style-name="P60">- Adding to page</text:p>
          </table:table-cell>
          <table:table-cell table:style-name="Table23.B2" office:value-type="string">
            <text:p text:style-name="P60">24, 25</text:p>
          </table:table-cell>
        </table:table-row>
      </table:table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2">KI Description</text:p>
          </table:table-cell>
          <table:table-cell table:style-name="Table24.B1" office:value-type="string">
            <text:p text:style-name="P12">Reference</text:p>
          </table:table-cell>
        </table:table-row>
        <table:table-row>
          <table:table-cell table:style-name="Table24.A2" office:value-type="string">
            <text:p text:style-name="P57">Design Patterns:</text:p>
            <text:p text:style-name="P57">- HTML Structure</text:p>
            <text:p text:style-name="P57">- XHTML</text:p>
            <text:p text:style-name="P57">- DOCTYPE</text:p>
            <text:p text:style-name="P57">- Header Elements</text:p>
            <text:p text:style-name="P57">- Conditional Stylesheet Structural Block Elements</text:p>
            <text:p text:style-name="P57">- Terminal Block Elements</text:p>
            <text:p text:style-name="P57">- Multi-purpose Block Elements Inline Elements</text:p>
            <text:p text:style-name="P57">- Class and ID Attributes </text:p>
          </table:table-cell>
          <table:table-cell table:style-name="Table24.B2" office:value-type="string">
            <text:p text:style-name="P57">1 (chapter 2)</text:p>
          </table:table-cell>
        </table:table-row>
        <table:table-row>
          <table:table-cell table:style-name="Table24.A2" office:value-type="string">
            <text:p text:style-name="P57">Page Layouts with tables and div’s:</text:p>
            <text:p text:style-name="P57">- applicability for each of them</text:p>
          </table:table-cell>
          <table:table-cell table:style-name="Table24.B2" office:value-type="string">
            <text:p text:style-name="P15">12</text:p>
          </table:table-cell>
        </table:table-row>
        <table:table-row>
          <table:table-cell table:style-name="Table24.A2" office:value-type="string">
            <text:p text:style-name="P57">Accessibility in HTML5</text:p>
          </table:table-cell>
          <table:table-cell table:style-name="Table24.B2" office:value-type="string">
            <text:p text:style-name="P57">26, 27</text:p>
          </table:table-cell>
        </table:table-row>
        <table:table-row>
          <table:table-cell table:style-name="Table24.A2" office:value-type="string">
            <text:p text:style-name="P57">Frames and iFrames: </text:p>
            <text:p text:style-name="P57"><text:soft-page-break/>- applicability</text:p>
          </table:table-cell>
          <table:table-cell table:style-name="Table24.B2" office:value-type="string">
            <text:p text:style-name="P57">13, 14, 15, 16</text:p>
          </table:table-cell>
        </table:table-row>
        <table:table-row>
          <table:table-cell table:style-name="Table24.A2" office:value-type="string">
            <text:p text:style-name="P57">Web-components: </text:p>
            <text:p text:style-name="P57">- advantages and disatvantages</text:p>
          </table:table-cell>
          <table:table-cell table:style-name="Table24.B2" office:value-type="string">
            <text:p text:style-name="P57">28, 2</text:p>
          </table:table-cell>
        </table:table-row>
        <table:table-row>
          <table:table-cell table:style-name="Table24.A2" office:value-type="string">
            <text:p text:style-name="P57">HTML Browser compatibility</text:p>
          </table:table-cell>
          <table:table-cell table:style-name="Table24.B2" office:value-type="string">
            <text:p text:style-name="P57">29</text:p>
          </table:table-cell>
        </table:table-row>
        <table:table-row>
          <table:table-cell table:style-name="Table24.A2" office:value-type="string">
            <text:p text:style-name="P57">Canvas:</text:p>
            <text:p text:style-name="P57">- Draw a Line</text:p>
            <text:p text:style-name="P57">- Draw a Circle</text:p>
            <text:p text:style-name="P57">- Draw a Text</text:p>
            <text:p text:style-name="P57">- Stroke Text</text:p>
          </table:table-cell>
          <table:table-cell table:style-name="Table24.B2" office:value-type="string">
            <text:p text:style-name="P57">30, 31</text:p>
          </table:table-cell>
        </table:table-row>
      </table:table>
      <text:p text:style-name="P56"/>
      <text:p text:style-name="Standard"><text:bookmark-start text:name="__RefHeading___Toc1937_1565192666"/><text:bookmark text:name="HTML/HTML5(webUI3.0)-References"/>References<text:bookmark-end text:name="__RefHeading___Toc1937_1565192666"/></text:p>
      <text:p text:style-name="P22"> 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25.A1" office:value-type="string">
              <text:p text:style-name="P20">ID</text:p>
            </table:table-cell>
            <table:table-cell table:style-name="Table25.A1" office:value-type="string">
              <text:p text:style-name="P20">Reference</text:p>
            </table:table-cell>
            <table:table-cell table:style-name="Table25.A1" office:value-type="string">
              <text:p text:style-name="P20">Location</text:p>
            </table:table-cell>
          </table:table-row>
        </table:table-header-rows>
        <table:table-row>
          <table:table-cell table:style-name="Table25.A2" office:value-type="string">
            <text:p text:style-name="P16">1</text:p>
          </table:table-cell>
          <table:table-cell table:style-name="Table25.A2" office:value-type="string">
            <text:p text:style-name="P16">Pro CSS and HTML Design Patterns</text:p>
          </table:table-cell>
          <table:table-cell table:style-name="Table25.C2" office:value-type="string">
            <text:p text:style-name="P16"><text:a xlink:type="simple" xlink:href="http://book-sdo.softservecom.com/browse/book/1263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5.A2" office:value-type="string">
            <text:p text:style-name="P16">2</text:p>
          </table:table-cell>
          <table:table-cell table:style-name="Table25.A2" office:value-type="string">
            <text:p text:style-name="P16">Web Components</text:p>
          </table:table-cell>
          <table:table-cell table:style-name="Table25.C3" office:value-type="string">
            <text:p text:style-name="P16"><text:a xlink:type="simple" xlink:href="http://kaytcat.github.io/web-component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3</text:p>
          </table:table-cell>
          <table:table-cell table:style-name="Table25.A2" office:value-type="string">
            <text:p text:style-name="P16">Custom scheme and content handlers</text:p>
          </table:table-cell>
          <table:table-cell table:style-name="Table25.C4" office:value-type="string">
            <text:p text:style-name="P16"><text:a xlink:type="simple" xlink:href="http://www.whatwg.org/specs/web-apps/current-work/multipage/timers.html#custom-handlers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5.A2" office:value-type="string">
            <text:p text:style-name="P16">4</text:p>
          </table:table-cell>
          <table:table-cell table:style-name="Table25.A2" office:value-type="string">
            <text:p text:style-name="P16">HTML 5 &lt;base&gt; Tag</text:p>
          </table:table-cell>
          <table:table-cell table:style-name="Table25.C5" office:value-type="string">
            <text:p text:style-name="P16"><text:a xlink:type="simple" xlink:href="http://www.quackit.com/html_5/tags/html_base_tag.cfm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5</text:p>
          </table:table-cell>
          <table:table-cell table:style-name="Table25.A2" office:value-type="string">
            <text:p text:style-name="P16">HTML &lt;div&gt; Tag</text:p>
          </table:table-cell>
          <table:table-cell table:style-name="Table25.C6" office:value-type="string">
            <text:p text:style-name="P16"><text:a xlink:type="simple" xlink:href="https://www.w3schools.com/tags/tag_div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6</text:p>
          </table:table-cell>
          <table:table-cell table:style-name="Table25.A2" office:value-type="string">
            <text:p text:style-name="P16">HTML &lt;table&gt; Tag</text:p>
          </table:table-cell>
          <table:table-cell table:style-name="Table25.C7" office:value-type="string">
            <text:p text:style-name="P16"><text:a xlink:type="simple" xlink:href="https://www.w3schools.com/tags/tag_table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7</text:p>
          </table:table-cell>
          <table:table-cell table:style-name="Table25.A2" office:value-type="string">
            <text:p text:style-name="P16">HTML &lt;p&gt; Tag</text:p>
          </table:table-cell>
          <table:table-cell table:style-name="Table25.C8" office:value-type="string">
            <text:p text:style-name="P16"><text:a xlink:type="simple" xlink:href="https://www.w3schools.com/tags/tag_p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8</text:p>
          </table:table-cell>
          <table:table-cell table:style-name="Table25.A2" office:value-type="string">
            <text:p text:style-name="P16">HTML &lt;ul&gt; Tag</text:p>
          </table:table-cell>
          <table:table-cell table:style-name="Table25.C9" office:value-type="string">
            <text:p text:style-name="P16"><text:a xlink:type="simple" xlink:href="https://www.w3schools.com/tags/tag_ul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9</text:p>
          </table:table-cell>
          <table:table-cell table:style-name="Table25.A2" office:value-type="string">
            <text:p text:style-name="P16">HTML &lt;a&gt; Tag</text:p>
          </table:table-cell>
          <table:table-cell table:style-name="Table25.C10" office:value-type="string">
            <text:p text:style-name="P16"><text:a xlink:type="simple" xlink:href="https://www.w3schools.com/tags/tag_a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10</text:p>
          </table:table-cell>
          <table:table-cell table:style-name="Table25.A2" office:value-type="string">
            <text:p text:style-name="P16">HTML &lt;input&gt; Tag</text:p>
          </table:table-cell>
          <table:table-cell table:style-name="Table25.C11" office:value-type="string">
            <text:p text:style-name="P16"><text:a xlink:type="simple" xlink:href="https://www.w3schools.com/tags/tag_input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11</text:p>
          </table:table-cell>
          <table:table-cell table:style-name="Table25.A2" office:value-type="string">
            <text:p text:style-name="P16">HTML &lt;form&gt; Tag</text:p>
          </table:table-cell>
          <table:table-cell table:style-name="Table25.C12" office:value-type="string">
            <text:p text:style-name="P16"><text:a xlink:type="simple" xlink:href="https://www.w3schools.com/tags/tag_form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12</text:p>
          </table:table-cell>
          <table:table-cell table:style-name="Table25.A2" office:value-type="string">
            <text:p text:style-name="P16">Table Layouts vs. Div Layouts: From Hell to… Hell?</text:p>
          </table:table-cell>
          <table:table-cell table:style-name="Table25.C13" office:value-type="string">
            <text:p text:style-name="P16"><text:a xlink:type="simple" xlink:href="https://www.smashingmagazine.com/2009/04/from-table-hell-to-div-hell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13</text:p>
          </table:table-cell>
          <table:table-cell table:style-name="Table25.A2" office:value-type="string">
            <text:p text:style-name="P16">HTML Iframes</text:p>
          </table:table-cell>
          <table:table-cell table:style-name="Table25.C14" office:value-type="string">
            <text:p text:style-name="P16"><text:a xlink:type="simple" xlink:href="https://www.w3schools.com/html/html_iframe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14</text:p>
          </table:table-cell>
          <table:table-cell table:style-name="Table25.A2" office:value-type="string">
            <text:p text:style-name="P16">3 Reasons You Should Avoid iFrames For Your Business Website</text:p>
          </table:table-cell>
          <table:table-cell table:style-name="Table25.C15" office:value-type="string">
            <text:p text:style-name="P16"><text:a xlink:type="simple" xlink:href="http://tweakyourbiz.com/technology/2013/10/12/3-reasons-avoid-iframes-business-website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15</text:p>
          </table:table-cell>
          <table:table-cell table:style-name="Table25.A2" office:value-type="string">
            <text:p text:style-name="P16">iframe, or not, that is the question</text:p>
          </table:table-cell>
          <table:table-cell table:style-name="Table25.C16" office:value-type="string">
            <text:p text:style-name="P16"><text:a xlink:type="simple" xlink:href="http://krasimirtsonev.com/blog/article/iframe-or-not-that-is-the-questio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16</text:p>
          </table:table-cell>
          <table:table-cell table:style-name="Table25.A2" office:value-type="string">
            <text:p text:style-name="P16">HTML &lt;iframe&gt; sandbox Attribute</text:p>
          </table:table-cell>
          <table:table-cell table:style-name="Table25.C17" office:value-type="string">
            <text:p text:style-name="P16"><text:a xlink:type="simple" xlink:href="https://www.w3schools.com/tags/att_iframe_sandbox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17</text:p>
          </table:table-cell>
          <table:table-cell table:style-name="Table25.A2" office:value-type="string">
            <text:p text:style-name="P16">Your first HTML form</text:p>
          </table:table-cell>
          <table:table-cell table:style-name="Table25.C18" office:value-type="string">
            <text:p text:style-name="P16"><text:a xlink:type="simple" xlink:href="https://developer.mozilla.org/en-US/docs/Learn/HTML/Forms/Your_first_HTML_form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18</text:p>
          </table:table-cell>
          <table:table-cell table:style-name="Table25.A2" office:value-type="string">
            <text:p text:style-name="P16">HTML Forms</text:p>
          </table:table-cell>
          <table:table-cell table:style-name="Table25.C19" office:value-type="string">
            <text:p text:style-name="P16"><text:a xlink:type="simple" xlink:href="https://www.tutorialspoint.com/html/html_forms.htm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19</text:p>
          </table:table-cell>
          <table:table-cell table:style-name="Table25.A2" office:value-type="string">
            <text:p text:style-name="P16">HTML5 Semantic Elements</text:p>
          </table:table-cell>
          <table:table-cell table:style-name="Table25.C20" office:value-type="string">
            <text:p text:style-name="P16"><text:a xlink:type="simple" xlink:href="https://www.w3schools.com/html/html5_semantic_elements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20</text:p>
          </table:table-cell>
          <table:table-cell table:style-name="Table25.A2" office:value-type="string">
            <text:p text:style-name="P16">HTML5 SVG</text:p>
          </table:table-cell>
          <table:table-cell table:style-name="Table25.C21" office:value-type="string">
            <text:p text:style-name="P16"><text:a xlink:type="simple" xlink:href="https://www.w3schools.com/html/html5_svg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21</text:p>
          </table:table-cell>
          <table:table-cell table:style-name="Table25.A2" office:value-type="string">
            <text:p text:style-name="P16">HTML5 Video</text:p>
          </table:table-cell>
          <table:table-cell table:style-name="Table25.C22" office:value-type="string">
            <text:p text:style-name="P16"><text:a xlink:type="simple" xlink:href="https://www.w3schools.com/html/html5_video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22</text:p>
          </table:table-cell>
          <table:table-cell table:style-name="Table25.A2" office:value-type="string">
            <text:p text:style-name="P16">HTML5 Audio</text:p>
          </table:table-cell>
          <table:table-cell table:style-name="Table25.C23" office:value-type="string">
            <text:p text:style-name="P16"><text:a xlink:type="simple" xlink:href="https://www.w3schools.com/html/html5_audio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23</text:p>
          </table:table-cell>
          <table:table-cell table:style-name="Table25.A2" office:value-type="string">
            <text:p text:style-name="P16">HTML Input Types</text:p>
          </table:table-cell>
          <table:table-cell table:style-name="Table25.C24" office:value-type="string">
            <text:p text:style-name="P16"><text:a xlink:type="simple" xlink:href="https://www.w3schools.com/html/html_form_input_types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24</text:p>
          </table:table-cell>
          <table:table-cell table:style-name="Table25.A2" office:value-type="string">
            <text:p text:style-name="P16">HTML5 Canvas</text:p>
          </table:table-cell>
          <table:table-cell table:style-name="Table25.C25" office:value-type="string">
            <text:p text:style-name="P16"><text:a xlink:type="simple" xlink:href="https://www.w3schools.com/html/html5_canvas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25</text:p>
          </table:table-cell>
          <table:table-cell table:style-name="Table25.A2" office:value-type="string">
            <text:p text:style-name="P16">HTML5 - Canvas</text:p>
          </table:table-cell>
          <table:table-cell table:style-name="Table25.C26" office:value-type="string">
            <text:p text:style-name="P16"><text:a xlink:type="simple" xlink:href="https://www.tutorialspoint.com/html5/html5_canvas.htm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26</text:p>
          </table:table-cell>
          <table:table-cell table:style-name="Table25.A2" office:value-type="string">
            <text:p text:style-name="P16">Accessibility in HTML5</text:p>
          </table:table-cell>
          <table:table-cell table:style-name="Table25.C27" office:value-type="string">
            <text:p text:style-name="P16"><text:a xlink:type="simple" xlink:href="http://www.clarissapeterson.com/2012/11/html5-accessibility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27</text:p>
          </table:table-cell>
          <table:table-cell table:style-name="Table25.A2" office:value-type="string">
            <text:p text:style-name="P16">HTML5 Accessibility</text:p>
          </table:table-cell>
          <table:table-cell table:style-name="Table25.C28" office:value-type="string">
            <text:p text:style-name="P16"><text:a xlink:type="simple" xlink:href="http://www.html5accessibility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28</text:p>
          </table:table-cell>
          <table:table-cell table:style-name="Table25.A2" office:value-type="string">
            <text:p text:style-name="P16">Web Components in production use – are we there yet?</text:p>
          </table:table-cell>
          <table:table-cell table:style-name="Table25.C29" office:value-type="string">
            <text:p text:style-name="P16"><text:a xlink:type="simple" xlink:href="https://vaadin.com/blog/-/blogs/web-components-in-production-use-are-we-there-yet-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29</text:p>
          </table:table-cell>
          <table:table-cell table:style-name="Table25.A2" office:value-type="string">
            <text:p text:style-name="P16">HTML5 Browser Support</text:p>
          </table:table-cell>
          <table:table-cell table:style-name="Table25.C30" office:value-type="string">
            <text:p text:style-name="P16"><text:a xlink:type="simple" xlink:href="https://www.w3schools.com/html/html5_browsers.asp" text:style-name="Internet_20_link" text:visited-style-name="Visited_20_Internet_20_Link"><text:span text:style-name="T2">Website</text:span></text:a></text:p>
          </table:table-cell>
        </table:table-row>
        <text:soft-page-break/>
        <table:table-row>
          <table:table-cell table:style-name="Table25.A2" office:value-type="string">
            <text:p text:style-name="P16">30</text:p>
          </table:table-cell>
          <table:table-cell table:style-name="Table25.A2" office:value-type="string">
            <text:p text:style-name="P16">HTML5 Canvas Tutorial: An Introduction</text:p>
          </table:table-cell>
          <table:table-cell table:style-name="Table25.C31" office:value-type="string">
            <text:p text:style-name="P16"><text:a xlink:type="simple" xlink:href="https://www.sitepoint.com/html5-canvas-tutorial-introduction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P16">31</text:p>
          </table:table-cell>
          <table:table-cell table:style-name="Table25.A2" office:value-type="string">
            <text:p text:style-name="P16">canvas - Introduction</text:p>
          </table:table-cell>
          <table:table-cell table:style-name="Table25.C32" office:value-type="string">
            <text:p text:style-name="P16"><text:a xlink:type="simple" xlink:href="https://billmill.org/static/canvastutorial/index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32</text:p>
          </table:table-cell>
          <table:table-cell table:style-name="Table25.A2" office:value-type="string">
            <text:p text:style-name="P16">web-components-concepts templates</text:p>
          </table:table-cell>
          <table:table-cell table:style-name="Table25.C33" office:value-type="string">
            <text:p text:style-name="Table_20_Contents"><text:a xlink:type="simple" xlink:href="https://toddmotto.com/web-components-concepts-shadow-dom-imports-templates-custom-elements/#template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33</text:p>
          </table:table-cell>
          <table:table-cell table:style-name="Table25.A2" office:value-type="string">
            <text:p text:style-name="P16">A Guide to Web Components</text:p>
          </table:table-cell>
          <table:table-cell table:style-name="Table25.C34" office:value-type="string">
            <text:p text:style-name="Table_20_Contents"><text:a xlink:type="simple" xlink:href="https://css-tricks.com/modular-future-web-component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34</text:p>
          </table:table-cell>
          <table:table-cell table:style-name="Table25.A2" office:value-type="string">
            <text:p text:style-name="P16">HTML spellcheck Attribute</text:p>
          </table:table-cell>
          <table:table-cell table:style-name="Table25.C35" office:value-type="string">
            <text:p text:style-name="Table_20_Contents"><text:a xlink:type="simple" xlink:href="https://www.w3schools.com/tags/att_global_spellcheck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35</text:p>
          </table:table-cell>
          <table:table-cell table:style-name="Table25.A2" office:value-type="string">
            <text:p text:style-name="P16">Navigator.registerProtocolHandler</text:p>
          </table:table-cell>
          <table:table-cell table:style-name="Table25.C36" office:value-type="string">
            <text:p text:style-name="Table_20_Contents"><text:a xlink:type="simple" xlink:href="https://developer.mozilla.org/en-US/docs/Web/API/Navigator/registerProtocolHandler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36</text:p>
          </table:table-cell>
          <table:table-cell table:style-name="Table25.A2" office:value-type="string">
            <text:p text:style-name="P16">WebGL Fundamentals</text:p>
          </table:table-cell>
          <table:table-cell table:style-name="Table25.C37" office:value-type="string">
            <text:p text:style-name="Table_20_Contents"><text:a xlink:type="simple" xlink:href="https://webglfundamentals.org/webgl/lessons/webgl-fundamentals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37</text:p>
          </table:table-cell>
          <table:table-cell table:style-name="Table25.A2" office:value-type="string">
            <text:p text:style-name="P16">WebGL How It Works</text:p>
          </table:table-cell>
          <table:table-cell table:style-name="Table25.C38" office:value-type="string">
            <text:p text:style-name="Table_20_Contents"><text:a xlink:type="simple" xlink:href="https://webglfundamentals.org/webgl/lessons/webgl-how-it-works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38</text:p>
          </table:table-cell>
          <table:table-cell table:style-name="Table25.A2" office:value-type="string">
            <text:p text:style-name="P16">WebGL Shaders and GLSL</text:p>
          </table:table-cell>
          <table:table-cell table:style-name="Table25.C39" office:value-type="string">
            <text:p text:style-name="Table_20_Contents"><text:a xlink:type="simple" xlink:href="https://webglfundamentals.org/webgl/lessons/webgl-shaders-and-glsl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39</text:p>
          </table:table-cell>
          <table:table-cell table:style-name="Table25.A2" office:value-type="string">
            <text:p text:style-name="P16">WebGL Image Processing</text:p>
          </table:table-cell>
          <table:table-cell table:style-name="Table25.C40" office:value-type="string">
            <text:p text:style-name="Table_20_Contents"><text:a xlink:type="simple" xlink:href="https://webglfundamentals.org/webgl/lessons/webgl-image-processing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40</text:p>
          </table:table-cell>
          <table:table-cell table:style-name="Table25.A2" office:value-type="string">
            <text:p text:style-name="P16">WebGL Image Processing Continued</text:p>
          </table:table-cell>
          <table:table-cell table:style-name="Table25.C41" office:value-type="string">
            <text:p text:style-name="Table_20_Contents"><text:a xlink:type="simple" xlink:href="https://webglfundamentals.org/webgl/lessons/webgl-image-processing-continued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41</text:p>
          </table:table-cell>
          <table:table-cell table:style-name="Table25.A2" office:value-type="string">
            <text:p text:style-name="P16">WebGL Anti-Patterns</text:p>
          </table:table-cell>
          <table:table-cell table:style-name="Table25.C42" office:value-type="string">
            <text:p text:style-name="Table_20_Contents"><text:a xlink:type="simple" xlink:href="https://webglfundamentals.org/webgl/lessons/webgl-anti-patterns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42</text:p>
          </table:table-cell>
          <table:table-cell table:style-name="Table25.A2" office:value-type="string">
            <text:p text:style-name="P16">High performance HTML</text:p>
          </table:table-cell>
          <table:table-cell table:style-name="Table25.C43" office:value-type="string">
            <text:p text:style-name="Table_20_Contents"><text:a xlink:type="simple" xlink:href="https://samdutton.wordpress.com/2015/04/02/high-performance-html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43</text:p>
          </table:table-cell>
          <table:table-cell table:style-name="Table25.A2" office:value-type="string">
            <text:p text:style-name="P16">10 Ways to Minimize Reflows and Improve Performance</text:p>
          </table:table-cell>
          <table:table-cell table:style-name="Table25.C44" office:value-type="string">
            <text:p text:style-name="Table_20_Contents"><text:a xlink:type="simple" xlink:href="https://www.sitepoint.com/10-ways-minimize-reflows-improve-performance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44</text:p>
          </table:table-cell>
          <table:table-cell table:style-name="Table25.A2" office:value-type="string">
            <text:p text:style-name="P16">HTML canvas createLinearGradient() Method</text:p>
          </table:table-cell>
          <table:table-cell table:style-name="Table25.C45" office:value-type="string">
            <text:p text:style-name="Table_20_Contents"><text:a xlink:type="simple" xlink:href="https://www.w3schools.com/tags/canvas_createlineargradient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45</text:p>
          </table:table-cell>
          <table:table-cell table:style-name="Table25.A2" office:value-type="string">
            <text:p text:style-name="P16">CanvasRenderingContext2D.createLinearGradient</text:p>
          </table:table-cell>
          <table:table-cell table:style-name="Table25.C46" office:value-type="string">
            <text:p text:style-name="Table_20_Contents"><text:a xlink:type="simple" xlink:href="https://developer.mozilla.org/en-US/docs/Web/API/CanvasRenderingContext2D/createLinearGradien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46</text:p>
          </table:table-cell>
          <table:table-cell table:style-name="Table25.A2" office:value-type="string">
            <text:p text:style-name="P16">HTML canvas createRadialGradient() Method</text:p>
          </table:table-cell>
          <table:table-cell table:style-name="Table25.C47" office:value-type="string">
            <text:p text:style-name="Table_20_Contents"><text:a xlink:type="simple" xlink:href="https://www.w3schools.com/tags/canvas_createradialgradient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47</text:p>
          </table:table-cell>
          <table:table-cell table:style-name="Table25.A2" office:value-type="string">
            <text:p text:style-name="P16">CanvasRenderingContext2D.createRadialGradient</text:p>
          </table:table-cell>
          <table:table-cell table:style-name="Table25.C48" office:value-type="string">
            <text:p text:style-name="Table_20_Contents"><text:a xlink:type="simple" xlink:href="https://developer.mozilla.org/en-US/docs/Web/API/CanvasRenderingContext2D/createRadialGradien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48</text:p>
          </table:table-cell>
          <table:table-cell table:style-name="Table25.A2" office:value-type="string">
            <text:p text:style-name="P16">HTML canvas drawImage() Method</text:p>
          </table:table-cell>
          <table:table-cell table:style-name="Table25.C49" office:value-type="string">
            <text:p text:style-name="Table_20_Contents"><text:a xlink:type="simple" xlink:href="https://www.w3schools.com/tags/canvas_drawimage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49</text:p>
          </table:table-cell>
          <table:table-cell table:style-name="Table25.A2" office:value-type="string">
            <text:p text:style-name="P16">CanvasRenderingContext2D.drawImage</text:p>
          </table:table-cell>
          <table:table-cell table:style-name="Table25.C50" office:value-type="string">
            <text:p text:style-name="Table_20_Contents"><text:a xlink:type="simple" xlink:href="https://developer.mozilla.org/en/docs/Web/API/CanvasRenderingContext2D/drawImag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50</text:p>
          </table:table-cell>
          <table:table-cell table:style-name="Table25.A2" office:value-type="string">
            <text:p text:style-name="P16">Search Engine Optimization Starter Guide</text:p>
          </table:table-cell>
          <table:table-cell table:style-name="Table25.C51" office:value-type="string">
            <text:p text:style-name="Table_20_Contents"><text:a xlink:type="simple" xlink:href="http://static.googleusercontent.com/media/www.google.com/en//webmasters/docs/search-engine-optimization-starter-guide.pdf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51</text:p>
          </table:table-cell>
          <table:table-cell table:style-name="Table25.A2" office:value-type="string">
            <text:p text:style-name="P16">Will Google find your React content?</text:p>
          </table:table-cell>
          <table:table-cell table:style-name="Table25.C52" office:value-type="string">
            <text:p text:style-name="Table_20_Contents"><text:a xlink:type="simple" xlink:href="http://andrewhfarmer.com/react-seo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52</text:p>
          </table:table-cell>
          <table:table-cell table:style-name="Table25.A2" office:value-type="string">
            <text:p text:style-name="P16">Google Gives Update On Crawling JavaScript Sites &amp; Progressive Web Apps</text:p>
          </table:table-cell>
          <table:table-cell table:style-name="Table25.C53" office:value-type="string">
            <text:p text:style-name="Table_20_Contents"><text:a xlink:type="simple" xlink:href="https://www.seroundtable.com/google-on-crawling-javascript-sites-progressive-web-apps-21737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53</text:p>
          </table:table-cell>
          <table:table-cell table:style-name="Table25.A2" office:value-type="string">
            <text:p text:style-name="P16">Updating our technical Webmaster Guidelines</text:p>
          </table:table-cell>
          <table:table-cell table:style-name="Table25.C54" office:value-type="string">
            <text:p text:style-name="Table_20_Contents"><text:a xlink:type="simple" xlink:href="https://webmasters.googleblog.com/2014/10/updating-our-technical-webmaster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54</text:p>
          </table:table-cell>
          <table:table-cell table:style-name="Table25.A2" office:value-type="string">
            <text:p text:style-name="P16">Understanding web pages better</text:p>
          </table:table-cell>
          <table:table-cell table:style-name="Table25.C55" office:value-type="string">
            <text:p text:style-name="Table_20_Contents"><text:a xlink:type="simple" xlink:href="https://webmasters.googleblog.com/2014/05/understanding-web-pages-better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55</text:p>
          </table:table-cell>
          <table:table-cell table:style-name="Table25.A2" office:value-type="string">
            <text:p text:style-name="P16">SEO for Single Page Applications</text:p>
          </table:table-cell>
          <table:table-cell table:style-name="Table25.C56" office:value-type="string">
            <text:p text:style-name="Table_20_Contents"><text:a xlink:type="simple" xlink:href="https://hjnilsson.com/2016/05/18/seo-for-single-page-app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5.A2" office:value-type="string">
            <text:p text:style-name="Table_20_Contents">56</text:p>
          </table:table-cell>
          <table:table-cell table:style-name="Table25.A2" office:value-type="string">
            <text:p text:style-name="P16">AngularJS SEO – Single Page App Crawling and Indexing</text:p>
          </table:table-cell>
          <table:table-cell table:style-name="Table25.C57" office:value-type="string">
            <text:p text:style-name="Table_20_Contents"><text:a xlink:type="simple" xlink:href="https://allotment.digital/learn/technical-seo/advanced-concepts/angularjs-seo/" text:style-name="Internet_20_link" text:visited-style-name="Visited_20_Internet_20_Link"><text:span text:style-name="T2">Website</text:span></text:a></text:p>
          </table:table-cell>
        </table:table-row>
      </table:table>
      <text:p text:style-name="P22"> </text:p>
      <text:h text:style-name="Heading_20_2" text:outline-level="2"><text:bookmark-start text:name="__RefHeading___Toc1939_1565192666"/>Construction - JavaScript - Core <text:bookmark-end text:name="__RefHeading___Toc1939_1565192666"/>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2">KI Description</text:p>
          </table:table-cell>
          <table:table-cell table:style-name="Table26.B1" office:value-type="string">
            <text:p text:style-name="P12">Reference</text:p>
          </table:table-cell>
        </table:table-row>
        <table:table-row>
          <table:table-cell table:style-name="Table26.A2" office:value-type="string">
            <text:p text:style-name="P61">Identifiers and Reserved Words</text:p>
          </table:table-cell>
          <table:table-cell table:style-name="Table26.B2" office:value-type="string">
            <text:p text:style-name="P61">1, 3 (page 28-29), 5 (page 104-105)</text:p>
          </table:table-cell>
        </table:table-row>
        <table:table-row>
          <table:table-cell table:style-name="Table26.A2" office:value-type="string">
            <text:p text:style-name="P61">Javascript types</text:p>
          </table:table-cell>
          <table:table-cell table:style-name="Table26.B2" office:value-type="string">
            <text:p text:style-name="P61">2 ( 3.1, 3.2, 3.3, 3.4), 3 (page 27-45)</text:p>
          </table:table-cell>
        </table:table-row>
        <table:table-row>
          <table:table-cell table:style-name="Table26.A2" office:value-type="string">
            <text:p text:style-name="P61">Reference vs value</text:p>
          </table:table-cell>
          <table:table-cell table:style-name="Table26.B2" office:value-type="string">
            <text:p text:style-name="P61">2 (3.7), 3 (page 85-89)</text:p>
          </table:table-cell>
        </table:table-row>
        <table:table-row>
          <table:table-cell table:style-name="Table26.A2" office:value-type="string">
            <text:p text:style-name="P61">Property Attributes of an object</text:p>
          </table:table-cell>
          <table:table-cell table:style-name="Table26.B2" office:value-type="string">
            <text:p text:style-name="P61">2 (6.7), 3 (page 174-180), 4 (4.4, 4.6)</text:p>
          </table:table-cell>
        </table:table-row>
        <table:table-row>
          <table:table-cell table:style-name="Table26.A2" office:value-type="string">
            <text:p text:style-name="P62">Type Conversion</text:p>
          </table:table-cell>
          <table:table-cell table:style-name="Table26.B2" office:value-type="string">
            <text:p text:style-name="P62">2 (3.8), 3 (page 34-35, 38-41, 63, 66)</text:p>
          </table:table-cell>
        </table:table-row>
        <table:table-row>
          <table:table-cell table:style-name="Table26.A2" office:value-type="string">
            <text:p text:style-name="P62">Increment and <text:s/>Decrement Operators</text:p>
          </table:table-cell>
          <table:table-cell table:style-name="Table26.B2" office:value-type="string">
            <text:p text:style-name="P62">2 (4.8.2), 3 (page 46-48)</text:p>
          </table:table-cell>
        </table:table-row>
        <table:table-row>
          <table:table-cell table:style-name="Table26.A2" office:value-type="string">
            <text:p text:style-name="P62">Variable Scoping</text:p>
          </table:table-cell>
          <table:table-cell table:style-name="Table26.B2" office:value-type="string">
            <text:p text:style-name="P62">2 (3.10), 3 (page 90-96), 5 (page 108-109)</text:p>
          </table:table-cell>
        </table:table-row>
        <table:table-row>
          <table:table-cell table:style-name="Table26.A2" office:value-type="string">
            <text:p text:style-name="P62">Context of calling (*.call(), *.apply(), *.bind())</text:p>
          </table:table-cell>
          <table:table-cell table:style-name="Table26.B2" office:value-type="string">
            <text:p text:style-name="P62">3 (page 143-146), 2 (8.2.4, 8.7.3, 8.7.4)</text:p>
          </table:table-cell>
        </table:table-row>
        <text:soft-page-break/>
        <table:table-row>
          <table:table-cell table:style-name="Table26.A2" office:value-type="string">
            <text:p text:style-name="P62">Exception Handling</text:p>
          </table:table-cell>
          <table:table-cell table:style-name="Table26.B2" office:value-type="string">
            <text:p text:style-name="P62">3 (17), 2(5.6.6, 11.6, 14.6)</text:p>
          </table:table-cell>
        </table:table-row>
        <table:table-row>
          <table:table-cell table:style-name="Table26.A2" office:value-type="string">
            <text:p text:style-name="P62">Loops</text:p>
          </table:table-cell>
          <table:table-cell table:style-name="Table26.B2" office:value-type="string">
            <text:p text:style-name="P62">5 (page 113-116), 2 (5.5, 5.6), 3 (page 70-75)</text:p>
          </table:table-cell>
        </table:table-row>
        <table:table-row>
          <table:table-cell table:style-name="Table26.A2" office:value-type="string">
            <text:p text:style-name="P62">Object - Date</text:p>
          </table:table-cell>
          <table:table-cell table:style-name="Table26.B2" office:value-type="string">
            <text:p text:style-name="P62">2 (3.1.5), 6, 7, 3 (page 122-128)</text:p>
          </table:table-cell>
        </table:table-row>
        <table:table-row>
          <table:table-cell table:style-name="Table26.A2" office:value-type="string">
            <text:p text:style-name="P62">Object - Array</text:p>
          </table:table-cell>
          <table:table-cell table:style-name="Table26.B2" office:value-type="string">
            <text:p text:style-name="P62">3 (page 106-122), 2 (7), 5 (page 85-93)</text:p>
          </table:table-cell>
        </table:table-row>
        <table:table-row>
          <table:table-cell table:style-name="Table26.A2" office:value-type="string">
            <text:p text:style-name="P62">Closures</text:p>
          </table:table-cell>
          <table:table-cell table:style-name="Table26.B2" office:value-type="string">
            <text:p text:style-name="P62">2 (8.6), 5 (page 205-208), 3 (page 221-228)</text:p>
          </table:table-cell>
        </table:table-row>
        <table:table-row>
          <table:table-cell table:style-name="Table26.A2" office:value-type="string">
            <text:p text:style-name="P62">ES6: let and scope</text:p>
          </table:table-cell>
          <table:table-cell table:style-name="Table26.B2" office:value-type="string">
            <text:p text:style-name="P62">9 (page 16-22)<text:tab/></text:p>
          </table:table-cell>
        </table:table-row>
        <table:table-row>
          <table:table-cell table:style-name="Table26.A2" office:value-type="string">
            <text:p text:style-name="P62">ES6: Arrow functions</text:p>
          </table:table-cell>
          <table:table-cell table:style-name="Table26.B2" office:value-type="string">
            <text:p text:style-name="P62">9 (page 45-53)<text:tab/></text:p>
          </table:table-cell>
        </table:table-row>
        <table:table-row>
          <table:table-cell table:style-name="Table26.A2" office:value-type="string">
            <text:p text:style-name="P62">Function hoisting</text:p>
          </table:table-cell>
          <table:table-cell table:style-name="Table26.B2" office:value-type="string">
            <text:p text:style-name="P62">8, 3 (217-219), 2 (3.10.1)</text:p>
          </table:table-cell>
        </table:table-row>
        <table:table-row>
          <table:table-cell table:style-name="Table26.A2" office:value-type="string">
            <text:p text:style-name="P62">Strict mode of javascript</text:p>
          </table:table-cell>
          <table:table-cell table:style-name="Table26.B2" office:value-type="string">
            <text:p text:style-name="P62">3 (page 27, appendix B), 2 (5.7.3), 5 (page 45)</text:p>
          </table:table-cell>
        </table:table-row>
        <table:table-row>
          <table:table-cell table:style-name="Table26.A2" office:value-type="string">
            <text:p text:style-name="P62">Enhanced Object Literals</text:p>
          </table:table-cell>
          <table:table-cell table:style-name="Table26.B2" office:value-type="string">
            <text:p text:style-name="P62">31</text:p>
          </table:table-cell>
        </table:table-row>
        <table:table-row>
          <table:table-cell table:style-name="Table26.A2" office:value-type="string">
            <text:p text:style-name="P63">Default, Rest, Spread</text:p>
          </table:table-cell>
          <table:table-cell table:style-name="Table26.B2" office:value-type="string">
            <text:p text:style-name="P63">32, 33, 34</text:p>
          </table:table-cell>
        </table:table-row>
        <table:table-row>
          <table:table-cell table:style-name="Table26.A2" office:value-type="string">
            <text:p text:style-name="P63">Map + Set</text:p>
          </table:table-cell>
          <table:table-cell table:style-name="Table26.B2" office:value-type="string">
            <text:p text:style-name="P63">27, 28</text:p>
          </table:table-cell>
        </table:table-row>
        <table:table-row>
          <table:table-cell table:style-name="Table26.A2" office:value-type="string">
            <text:p text:style-name="P63">Promises</text:p>
          </table:table-cell>
          <table:table-cell table:style-name="Table26.B2" office:value-type="string">
            <text:p text:style-name="P63">35</text:p>
          </table:table-cell>
        </table:table-row>
      </table:table>
      <text:p text:style-name="Standard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2">KI Description</text:p>
          </table:table-cell>
          <table:table-cell table:style-name="Table27.B1" office:value-type="string">
            <text:p text:style-name="P12">Reference</text:p>
          </table:table-cell>
        </table:table-row>
        <table:table-row>
          <table:table-cell table:style-name="Table27.A2" office:value-type="string">
            <text:p text:style-name="P59">Object - Object</text:p>
          </table:table-cell>
          <table:table-cell table:style-name="Table27.B2" office:value-type="string">
            <text:p text:style-name="P59">2 (6), 5 (page 93-95), 3 (chapter 6, page 104-106)</text:p>
          </table:table-cell>
        </table:table-row>
        <table:table-row>
          <table:table-cell table:style-name="Table27.A2" office:value-type="string">
            <text:p text:style-name="P59">Regular Expressions</text:p>
          </table:table-cell>
          <table:table-cell table:style-name="Table27.B2" office:value-type="string">
            <text:p text:style-name="P59">3 (page 128-136), 2 (10)</text:p>
          </table:table-cell>
        </table:table-row>
        <table:table-row>
          <table:table-cell table:style-name="Table27.A2" office:value-type="string">
            <text:p text:style-name="P59">Dependancy injection (common, AMD, namespase)</text:p>
          </table:table-cell>
          <table:table-cell table:style-name="Table27.B2" office:value-type="string">
            <text:p text:style-name="P59">11</text:p>
          </table:table-cell>
        </table:table-row>
        <table:table-row>
          <table:table-cell table:style-name="Table27.A2" office:value-type="string">
            <text:p text:style-name="P59">Inheritance</text:p>
          </table:table-cell>
          <table:table-cell table:style-name="Table27.B2" office:value-type="string">
            <text:p text:style-name="P59">2 (6.2.2), 3 (page 201-215)</text:p>
          </table:table-cell>
        </table:table-row>
        <table:table-row>
          <table:table-cell table:style-name="Table27.A2" office:value-type="string">
            <text:p text:style-name="P59">Currying and chaining</text:p>
          </table:table-cell>
          <table:table-cell table:style-name="Table27.B2" office:value-type="string">
            <text:p text:style-name="P59">3 (page 741-743), 2 (9.7.2)</text:p>
          </table:table-cell>
        </table:table-row>
        <table:table-row>
          <table:table-cell table:style-name="Table27.A2" office:value-type="string">
            <text:p text:style-name="P59">ES6: Classes</text:p>
          </table:table-cell>
          <table:table-cell table:style-name="Table27.B2" office:value-type="string">
            <text:p text:style-name="P59">15, 3 (page 871-874)</text:p>
          </table:table-cell>
        </table:table-row>
        <table:table-row>
          <table:table-cell table:style-name="Table27.A2" office:value-type="string">
            <text:p text:style-name="P59">ES6: Destructuring assignment</text:p>
          </table:table-cell>
          <table:table-cell table:style-name="Table27.B2" office:value-type="string">
            <text:p text:style-name="P59">3 (864-865), 2 (11.3)</text:p>
          </table:table-cell>
        </table:table-row>
        <table:table-row>
          <table:table-cell table:style-name="Table27.A2" office:value-type="string">
            <text:p text:style-name="P59">ES6: template strings</text:p>
          </table:table-cell>
          <table:table-cell table:style-name="Table27.B2" office:value-type="string">
            <text:p text:style-name="P59">9 (page 101-107)</text:p>
          </table:table-cell>
        </table:table-row>
        <table:table-row>
          <table:table-cell table:style-name="Table27.A2" office:value-type="string">
            <text:p text:style-name="P59">ES6: super</text:p>
          </table:table-cell>
          <table:table-cell table:style-name="Table27.B2" office:value-type="string">
            <text:p text:style-name="P59">3 (page 873-874), 9 (page 62-66)</text:p>
          </table:table-cell>
        </table:table-row>
        <table:table-row>
          <table:table-cell table:style-name="Table27.A2" office:value-type="string">
            <text:p text:style-name="P59">ES6: modules</text:p>
          </table:table-cell>
          <table:table-cell table:style-name="Table27.B2" office:value-type="string">
            <text:p text:style-name="P59">3 (page 874-875)</text:p>
          </table:table-cell>
        </table:table-row>
        <table:table-row>
          <table:table-cell table:style-name="Table27.A2" office:value-type="string">
            <text:p text:style-name="P59">Module Loaders</text:p>
          </table:table-cell>
          <table:table-cell table:style-name="Table27.B2" office:value-type="string">
            <text:p text:style-name="P59">24</text:p>
          </table:table-cell>
        </table:table-row>
        <table:table-row>
          <table:table-cell table:style-name="Table27.A2" office:value-type="string">
            <text:p text:style-name="P59">Proxies, Reflect</text:p>
          </table:table-cell>
          <table:table-cell table:style-name="Table27.B2" office:value-type="string">
            <text:p text:style-name="P59">25, 26</text:p>
          </table:table-cell>
        </table:table-row>
        <table:table-row>
          <table:table-cell table:style-name="Table27.A2" office:value-type="string">
            <text:p text:style-name="P59">WeakMap + WeakSet</text:p>
          </table:table-cell>
          <table:table-cell table:style-name="Table27.B2" office:value-type="string">
            <text:p text:style-name="P59">29, 30</text:p>
          </table:table-cell>
        </table:table-row>
        <table:table-row>
          <table:table-cell table:style-name="Table27.A2" office:value-type="string">
            <text:p text:style-name="P59">Async/await</text:p>
          </table:table-cell>
          <table:table-cell table:style-name="Table27.B2" office:value-type="string">
            <text:p text:style-name="P59">38</text:p>
          </table:table-cell>
        </table:table-row>
      </table:table>
      <text:p text:style-name="P58"/>
      <text:p text:style-name="P166">References</text:p>
      <text:p text:style-name="P22"> </text:p>
      <table:table table:name="Table28" table:style-name="Table28">
        <table:table-column table:style-name="Table28.A"/>
        <table:table-column table:style-name="Table28.B"/>
        <table:table-column table:style-name="Table28.C"/>
        <table:table-header-rows>
          <table:table-row>
            <table:table-cell table:style-name="Table28.A1" office:value-type="string">
              <text:p text:style-name="P20">ID</text:p>
            </table:table-cell>
            <table:table-cell table:style-name="Table28.A1" office:value-type="string">
              <text:p text:style-name="P20">Reference</text:p>
            </table:table-cell>
            <table:table-cell table:style-name="Table28.A1" office:value-type="string">
              <text:p text:style-name="P20">Location</text:p>
            </table:table-cell>
          </table:table-row>
        </table:table-header-rows>
        <table:table-row>
          <table:table-cell table:style-name="Table28.A2" office:value-type="string">
            <text:p text:style-name="P16">1</text:p>
          </table:table-cell>
          <table:table-cell table:style-name="Table28.A2" office:value-type="string">
            <text:p text:style-name="P16">JavaScript Reserved Words</text:p>
          </table:table-cell>
          <table:table-cell table:style-name="Table28.C2" office:value-type="string">
            <text:p text:style-name="P16"><text:a xlink:type="simple" xlink:href="http://www.w3schools.com/js/js_reserved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28.A2" office:value-type="string">
            <text:p text:style-name="P16">2</text:p>
          </table:table-cell>
          <table:table-cell table:style-name="Table28.A2" office:value-type="string">
            <text:p text:style-name="P16">JavaScript: The Definitive Guide, 6th Edition / David Flanagan (2011)</text:p>
          </table:table-cell>
          <table:table-cell table:style-name="Table28.C3" office:value-type="string">
            <text:p text:style-name="P16"><text:a xlink:type="simple" xlink:href="http://book-sdo.softservecom.com/browse/book/4985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8.A2" office:value-type="string">
            <text:p text:style-name="Table_20_Contents">3</text:p>
          </table:table-cell>
          <table:table-cell table:style-name="Table28.A2" office:value-type="string">
            <text:p text:style-name="Table_20_Contents">Professional JavaScript for Web Developers, 2rd / Nicholas C. Zakas (2012)</text:p>
          </table:table-cell>
          <table:table-cell table:style-name="Table28.C4" office:value-type="string">
            <text:p text:style-name="Table_20_Contents"><text:a xlink:type="simple" xlink:href="http://book-sdo.softservecom.com/browse/book/4973" text:style-name="Internet_20_link" text:visited-style-name="Visited_20_Internet_20_Link"><text:span text:style-name="T2">Books Portal</text:span></text:a></text:p>
          </table:table-cell>
        </table:table-row>
        <text:soft-page-break/>
        <table:table-row>
          <table:table-cell table:style-name="Table28.A2" office:value-type="string">
            <text:p text:style-name="Table_20_Contents">4</text:p>
          </table:table-cell>
          <table:table-cell table:style-name="Table28.A2" office:value-type="string">
            <text:p text:style-name="Table_20_Contents">JavaScript Cookbook, 2nd Edition / Shelley Powers (2015)</text:p>
          </table:table-cell>
          <table:table-cell table:style-name="Table28.C5" office:value-type="string">
            <text:p text:style-name="Table_20_Contents"><text:a xlink:type="simple" xlink:href="http://book-sdo.softservecom.com/browse/book/4959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8.A2" office:value-type="string">
            <text:p text:style-name="Table_20_Contents">5</text:p>
          </table:table-cell>
          <table:table-cell table:style-name="Table28.A2" office:value-type="string">
            <text:p text:style-name="Table_20_Contents">Learning Javascript / Tim Wright (2012)</text:p>
          </table:table-cell>
          <table:table-cell table:style-name="Table28.C6" office:value-type="string">
            <text:p text:style-name="Table_20_Contents"><text:a xlink:type="simple" xlink:href="http://book-sdo.softservecom.com/browse/book/4962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8.A2" office:value-type="string">
            <text:p text:style-name="Table_20_Contents">6</text:p>
          </table:table-cell>
          <table:table-cell table:style-name="Table28.A2" office:value-type="string">
            <text:p text:style-name="P16">JavaScript Dates</text:p>
          </table:table-cell>
          <table:table-cell table:style-name="Table28.C7" office:value-type="string">
            <text:p text:style-name="Table_20_Contents"><text:a xlink:type="simple" xlink:href="http://www.w3schools.com/js/js_dates.asp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7</text:p>
          </table:table-cell>
          <table:table-cell table:style-name="Table28.A2" office:value-type="string">
            <text:p text:style-name="P16">JavaScript Date Methods</text:p>
          </table:table-cell>
          <table:table-cell table:style-name="Table28.C8" office:value-type="string">
            <text:p text:style-name="Table_20_Contents"><text:a xlink:type="simple" xlink:href="http://www.w3schools.com/js/js_date_methods.asp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8</text:p>
          </table:table-cell>
          <table:table-cell table:style-name="Table28.A2" office:value-type="string">
            <text:p text:style-name="P16">JavaScript Hoisting</text:p>
          </table:table-cell>
          <table:table-cell table:style-name="Table28.C9" office:value-type="string">
            <text:p text:style-name="Table_20_Contents"><text:a xlink:type="simple" xlink:href="http://www.w3schools.com/js/js_hoisting.asp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9</text:p>
          </table:table-cell>
          <table:table-cell table:style-name="Table28.A2" office:value-type="string">
            <text:p text:style-name="Table_20_Contents">Read Understanding ECMAScript 6 by Nicholas / C. Zakas (2015)</text:p>
          </table:table-cell>
          <table:table-cell table:style-name="Table28.C10" office:value-type="string">
            <text:p text:style-name="Table_20_Contents"><text:a xlink:type="simple" xlink:href="http://book-sdo.softservecom.com/browse/book/4975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28.A2" office:value-type="string">
            <text:p text:style-name="Table_20_Contents">10</text:p>
          </table:table-cell>
          <table:table-cell table:style-name="Table28.A2" office:value-type="string">
            <text:p text:style-name="P16">JavaScript Global Reference</text:p>
          </table:table-cell>
          <table:table-cell table:style-name="Table28.C11" office:value-type="string">
            <text:p text:style-name="Table_20_Contents"><text:a xlink:type="simple" xlink:href="http://www.w3schools.com/jsref/jsref_obj_global.asp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11</text:p>
          </table:table-cell>
          <table:table-cell table:style-name="Table28.A2" office:value-type="string">
            <text:p text:style-name="P18">Writing Modular JavaScript With AMD, CommonJS &amp; ES Harmony</text:p>
          </table:table-cell>
          <table:table-cell table:style-name="Table28.C12" office:value-type="string">
            <text:p text:style-name="Table_20_Contents"><text:a xlink:type="simple" xlink:href="http://addyosmani.com/writing-modular-js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15</text:p>
          </table:table-cell>
          <table:table-cell table:style-name="Table28.A2" office:value-type="string">
            <text:p text:style-name="P16">Classes in ECMAScript 6 (final semantics)</text:p>
          </table:table-cell>
          <table:table-cell table:style-name="Table28.C13" office:value-type="string">
            <text:p text:style-name="Table_20_Contents"><text:a xlink:type="simple" xlink:href="http://www.2ality.com/2015/02/es6-classes-final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16</text:p>
          </table:table-cell>
          <table:table-cell table:style-name="Table28.A2" office:value-type="string">
            <text:p text:style-name="P16">Effectively Managing Memory at Gmail scale</text:p>
          </table:table-cell>
          <table:table-cell table:style-name="Table28.C14" office:value-type="string">
            <text:p text:style-name="Table_20_Contents"><text:a xlink:type="simple" xlink:href="http://www.html5rocks.com/en/tutorials/memory/effectivemanagement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18</text:p>
          </table:table-cell>
          <table:table-cell table:style-name="Table28.A2" office:value-type="string">
            <text:p text:style-name="P16">Memory Analysis</text:p>
          </table:table-cell>
          <table:table-cell table:style-name="Table28.C15" office:value-type="string">
            <text:p text:style-name="Table_20_Contents"><text:a xlink:type="simple" xlink:href="https://developer.chrome.com/devtools/docs/memory-analysis-101#common_terms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19</text:p>
          </table:table-cell>
          <table:table-cell table:style-name="Table28.A2" office:value-type="string">
            <text:p text:style-name="P16">Memory leak patterns in JavaScript</text:p>
          </table:table-cell>
          <table:table-cell table:style-name="Table28.C16" office:value-type="string">
            <text:p text:style-name="Table_20_Contents"><text:a xlink:type="simple" xlink:href="http://www.ibm.com/developerworks/library/wa-memleak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20</text:p>
          </table:table-cell>
          <table:table-cell table:style-name="Table28.A2" office:value-type="string">
            <text:p text:style-name="P16">Coding Best Practices</text:p>
          </table:table-cell>
          <table:table-cell table:style-name="Table28.C17" office:value-type="string">
            <text:p text:style-name="Table_20_Contents"><text:a xlink:type="simple" xlink:href="http://docs.appcelerator.com/titanium/3.0/#!/guide/Coding_Best_Practices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21</text:p>
          </table:table-cell>
          <table:table-cell table:style-name="Table28.A2" office:value-type="string">
            <text:p text:style-name="P16">Performance Tips for JavaScript in V8</text:p>
          </table:table-cell>
          <table:table-cell table:style-name="Table28.C18" office:value-type="string">
            <text:p text:style-name="Table_20_Contents"><text:a xlink:type="simple" xlink:href="http://www.html5rocks.com/en/tutorials/speed/v8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Table_20_Contents">22</text:p>
          </table:table-cell>
          <table:table-cell table:style-name="Table28.A2" office:value-type="string">
            <text:p text:style-name="P16">Writing Fast, Memory-Efficient JavaScript</text:p>
          </table:table-cell>
          <table:table-cell table:style-name="Table28.C19" office:value-type="string">
            <text:p text:style-name="Table_20_Contents"><text:a xlink:type="simple" xlink:href="http://www.smashingmagazine.com/2012/11/05/writing-fast-memory-efficient-javascript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23</text:p>
          </table:table-cell>
          <table:table-cell table:style-name="Table28.A2" office:value-type="string">
            <text:p text:style-name="P16">MDN: ECMAScript Next support in Mozilla</text:p>
          </table:table-cell>
          <table:table-cell table:style-name="Table28.C20" office:value-type="string">
            <text:p text:style-name="P16"><text:a xlink:type="simple" xlink:href="https://developer.mozilla.org/en-US/docs/Web/JavaScript/New_in_JavaScript/ECMAScript_Next_support_in_Mozilla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24</text:p>
          </table:table-cell>
          <table:table-cell table:style-name="Table28.A2" office:value-type="string">
            <text:p text:style-name="P16">MDN: Javascript - import</text:p>
          </table:table-cell>
          <table:table-cell table:style-name="Table28.C21" office:value-type="string">
            <text:p text:style-name="P16"><text:a xlink:type="simple" xlink:href="https://developer.mozilla.org/en-US/docs/Web/JavaScript/Reference/Statements/import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25</text:p>
          </table:table-cell>
          <table:table-cell table:style-name="Table28.A2" office:value-type="string">
            <text:p text:style-name="P16">MDN: Javascript - Proxy</text:p>
          </table:table-cell>
          <table:table-cell table:style-name="Table28.C22" office:value-type="string">
            <text:p text:style-name="P16"><text:a xlink:type="simple" xlink:href="https://developer.mozilla.org/en-US/docs/Web/JavaScript/Reference/Global_Objects/Proxy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26</text:p>
          </table:table-cell>
          <table:table-cell table:style-name="Table28.A2" office:value-type="string">
            <text:p text:style-name="P16">MDN: Javascript - Reflect</text:p>
          </table:table-cell>
          <table:table-cell table:style-name="Table28.C23" office:value-type="string">
            <text:p text:style-name="P16"><text:a xlink:type="simple" xlink:href="https://developer.mozilla.org/en-US/docs/Web/JavaScript/Reference/Global_Objects/Reflect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27</text:p>
          </table:table-cell>
          <table:table-cell table:style-name="Table28.A2" office:value-type="string">
            <text:p text:style-name="P16">MDN: Javascript - Map</text:p>
          </table:table-cell>
          <table:table-cell table:style-name="Table28.C24" office:value-type="string">
            <text:p text:style-name="P16"><text:a xlink:type="simple" xlink:href="https://developer.mozilla.org/en-US/docs/Web/JavaScript/Reference/Global_Objects/Map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28</text:p>
          </table:table-cell>
          <table:table-cell table:style-name="Table28.A2" office:value-type="string">
            <text:p text:style-name="P16">MDN: Javascript - Set</text:p>
          </table:table-cell>
          <table:table-cell table:style-name="Table28.C25" office:value-type="string">
            <text:p text:style-name="P16"><text:a xlink:type="simple" xlink:href="https://developer.mozilla.org/en-US/docs/Web/JavaScript/Reference/Global_Objects/Set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29</text:p>
          </table:table-cell>
          <table:table-cell table:style-name="Table28.A2" office:value-type="string">
            <text:p text:style-name="P16">MDN: Javascript - WeekMap</text:p>
          </table:table-cell>
          <table:table-cell table:style-name="Table28.C26" office:value-type="string">
            <text:p text:style-name="P16"><text:a xlink:type="simple" xlink:href="https://developer.mozilla.org/en-US/docs/Web/JavaScript/Reference/Global_Objects/WeakMap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30</text:p>
          </table:table-cell>
          <table:table-cell table:style-name="Table28.A2" office:value-type="string">
            <text:p text:style-name="P16">MDN: Javascript - WeakSet</text:p>
          </table:table-cell>
          <table:table-cell table:style-name="Table28.C27" office:value-type="string">
            <text:p text:style-name="P16"><text:a xlink:type="simple" xlink:href="https://developer.mozilla.org/en-US/docs/Web/JavaScript/Reference/Global_Objects/WeakSet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31</text:p>
          </table:table-cell>
          <table:table-cell table:style-name="Table28.A2" office:value-type="string">
            <text:p text:style-name="P16">MDN: Javascript - Object initializer</text:p>
          </table:table-cell>
          <table:table-cell table:style-name="Table28.C28" office:value-type="string">
            <text:p text:style-name="P16"><text:a xlink:type="simple" xlink:href="https://developer.mozilla.org/en/docs/Web/JavaScript/Reference/Operators/Object_initializer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32</text:p>
          </table:table-cell>
          <table:table-cell table:style-name="Table28.A2" office:value-type="string">
            <text:p text:style-name="P16">MDN: Javascript - Default parameters</text:p>
          </table:table-cell>
          <table:table-cell table:style-name="Table28.C29" office:value-type="string">
            <text:p text:style-name="P16"><text:a xlink:type="simple" xlink:href="https://developer.mozilla.org/en/docs/Web/JavaScript/Reference/Functions/Default_parameters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33</text:p>
          </table:table-cell>
          <table:table-cell table:style-name="Table28.A2" office:value-type="string">
            <text:p text:style-name="P16">MDN: Javascript - Rest parameters</text:p>
          </table:table-cell>
          <table:table-cell table:style-name="Table28.C30" office:value-type="string">
            <text:p text:style-name="P16"><text:a xlink:type="simple" xlink:href="https://developer.mozilla.org/en-US/docs/Web/JavaScript/Reference/Functions/rest_parameters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34</text:p>
          </table:table-cell>
          <table:table-cell table:style-name="Table28.A2" office:value-type="string">
            <text:p text:style-name="P16">MDN: Javascript - Spread syntax</text:p>
          </table:table-cell>
          <table:table-cell table:style-name="Table28.C31" office:value-type="string">
            <text:p text:style-name="P16"><text:a xlink:type="simple" xlink:href="https://developer.mozilla.org/en-US/docs/Web/JavaScript/Reference/Operators/Spread_operator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35</text:p>
          </table:table-cell>
          <table:table-cell table:style-name="Table28.A2" office:value-type="string">
            <text:p text:style-name="P16">MDN: Javascript - Promise</text:p>
          </table:table-cell>
          <table:table-cell table:style-name="Table28.C32" office:value-type="string">
            <text:p text:style-name="P16"><text:a xlink:type="simple" xlink:href="https://developer.mozilla.org/en-US/docs/Web/JavaScript/Reference/Global_Objects/Promise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36</text:p>
          </table:table-cell>
          <table:table-cell table:style-name="Table28.A2" office:value-type="string">
            <text:p text:style-name="P16">MDN: Javascript – Symbol</text:p>
          </table:table-cell>
          <table:table-cell table:style-name="Table28.C33" office:value-type="string">
            <text:p text:style-name="P16"><text:a xlink:type="simple" xlink:href="https://developer.mozilla.org/en-US/docs/Web/JavaScript/Reference/Global_Objects/Symbo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37</text:p>
          </table:table-cell>
          <table:table-cell table:style-name="Table28.A2" office:value-type="string">
            <text:p text:style-name="P16">MDN: Javascript - TypedArray</text:p>
          </table:table-cell>
          <table:table-cell table:style-name="Table28.C34" office:value-type="string">
            <text:p text:style-name="P16"><text:a xlink:type="simple" xlink:href="https://developer.mozilla.org/en-US/docs/Web/JavaScript/Reference/Global_Objects/TypedArray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28.A2" office:value-type="string">
            <text:p text:style-name="P16">38</text:p>
          </table:table-cell>
          <table:table-cell table:style-name="Table28.A2" office:value-type="string">
            <text:p text:style-name="P16">MDN: Javascript - async function</text:p>
          </table:table-cell>
          <table:table-cell table:style-name="Table28.C35" office:value-type="string">
            <text:p text:style-name="P16"><text:a xlink:type="simple" xlink:href="https://developer.mozilla.org/en-US/docs/Web/JavaScript/Reference/Statements/async_function" text:style-name="Internet_20_link" text:visited-style-name="Visited_20_Internet_20_Link"><text:span text:style-name="T2">Website</text:span></text:a> </text:p>
          </table:table-cell>
        </table:table-row>
      </table:table>
      <text:p text:style-name="P22"> </text:p>
      <text:p text:style-name="P171"><text:a xlink:type="simple" xlink:href="https://org.softserveinc.com/wf/Lists/SSU%20Training%20Catalog/DispForm.aspx?ID=110" text:style-name="Internet_20_link" text:visited-style-name="Visited_20_Internet_20_Link"><text:span text:style-name="T4">https://org.softserveinc.com/wf/Lists/SSU%20Training%20Catalog/DispForm.aspx?ID=110</text:span></text:a></text:p>
      <text:h text:style-name="Heading_20_2" text:outline-level="2"><text:bookmark-start text:name="__RefHeading___Toc1941_1565192666"/><text:bookmark text:name="JavaScript–Frontend(webUI3.0)-Construction-JavaScript-Frontend"/>Construction – JavaScript - Frontend<text:bookmark-end text:name="__RefHeading___Toc1941_1565192666"/>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2">KI Description</text:p>
          </table:table-cell>
          <table:table-cell table:style-name="Table29.B1" office:value-type="string">
            <text:p text:style-name="P12">Reference</text:p>
          </table:table-cell>
        </table:table-row>
        <table:table-row>
          <table:table-cell table:style-name="Table29.A2" office:value-type="string">
            <text:p text:style-name="P64">Event handling (bubbling and capturing)</text:p>
          </table:table-cell>
          <table:table-cell table:style-name="Table29.B2" office:value-type="string">
            <text:p text:style-name="P64">1(17), 2(13), 3(7)</text:p>
          </table:table-cell>
        </table:table-row>
        <table:table-row>
          <table:table-cell table:style-name="Table29.A2" office:value-type="string">
            <text:p text:style-name="P64">SPA: </text:p>
            <text:p text:style-name="P64">- main ideas </text:p>
            <text:p text:style-name="P64">- advantages and disadvantages</text:p>
          </table:table-cell>
          <table:table-cell table:style-name="Table29.B2" office:value-type="string">
            <text:p text:style-name="P64">4 (1), 5 (1, 4), 6 (1)</text:p>
          </table:table-cell>
        </table:table-row>
        <table:table-row>
          <table:table-cell table:style-name="Table29.A2" office:value-type="string">
            <text:p text:style-name="P64">Comunication with server-side: </text:p>
            <text:p text:style-name="P64"><text:soft-page-break/>- HTTP </text:p>
            <text:p text:style-name="P64">- HTTPS </text:p>
            <text:p text:style-name="P64">- WS</text:p>
          </table:table-cell>
          <table:table-cell table:style-name="Table29.B2" office:value-type="string">
            <text:p text:style-name="P64">5, 7, 8, 9</text:p>
          </table:table-cell>
        </table:table-row>
        <table:table-row>
          <table:table-cell table:style-name="Table29.A2" office:value-type="string">
            <text:p text:style-name="P64">REST concept </text:p>
            <text:p text:style-name="P64">- HTTP methods and their using </text:p>
            <text:p text:style-name="P64">- additional headers</text:p>
          </table:table-cell>
          <table:table-cell table:style-name="Table29.B2" office:value-type="string">
            <text:p text:style-name="P64">5 (page 63-64), 6 (7.3.1)</text:p>
          </table:table-cell>
        </table:table-row>
        <table:table-row>
          <table:table-cell table:style-name="Table29.A2" office:value-type="string">
            <text:p text:style-name="P64">AJAX</text:p>
          </table:table-cell>
          <table:table-cell table:style-name="Table29.B2" office:value-type="string">
            <text:p text:style-name="P64">10 (page 146-156), 11, 12</text:p>
          </table:table-cell>
        </table:table-row>
        <table:table-row>
          <table:table-cell table:style-name="Table29.A2" office:value-type="string">
            <text:p text:style-name="P64">JSON vs XML: </text:p>
            <text:p text:style-name="P64">- similarities and differences </text:p>
            <text:p text:style-name="P64">- pros and cons</text:p>
          </table:table-cell>
          <table:table-cell table:style-name="Table29.B2" office:value-type="string">
            <text:p text:style-name="P64">5 (page 30), 13</text:p>
          </table:table-cell>
        </table:table-row>
        <table:table-row>
          <table:table-cell table:style-name="Table29.A2" office:value-type="string">
            <text:p text:style-name="P64">jQuery, Zepto: </text:p>
            <text:p text:style-name="P64">- selectors </text:p>
            <text:p text:style-name="P64">- events </text:p>
            <text:p text:style-name="P64">- work with litst of elements </text:p>
            <text:p text:style-name="P64">- effects </text:p>
            <text:p text:style-name="P64">- manipulations with DOM </text:p>
            <text:p text:style-name="P64">- ajax </text:p>
            <text:p text:style-name="P64">- promises</text:p>
          </table:table-cell>
          <table:table-cell table:style-name="Table29.B2" office:value-type="string">
            <text:p text:style-name="P64">14, 15, 16, 17<text:tab/></text:p>
          </table:table-cell>
        </table:table-row>
        <table:table-row>
          <table:table-cell table:style-name="Table29.A2" office:value-type="string">
            <text:p text:style-name="P64">Using underscoreJS/lodash: </text:p>
            <text:p text:style-name="P64">- collections </text:p>
            <text:p text:style-name="P64">- arrays </text:p>
            <text:p text:style-name="P64">- functions </text:p>
            <text:p text:style-name="P64">- objects </text:p>
            <text:p text:style-name="P64">- utility</text:p>
          </table:table-cell>
          <table:table-cell table:style-name="Table29.B2" office:value-type="string">
            <text:p text:style-name="P64">18, 19, 20, 21</text:p>
          </table:table-cell>
        </table:table-row>
      </table:table>
      <text:p text:style-name="Standard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2">KI Description</text:p>
          </table:table-cell>
          <table:table-cell table:style-name="Table30.B1" office:value-type="string">
            <text:p text:style-name="P12">Reference</text:p>
          </table:table-cell>
        </table:table-row>
        <table:table-row>
          <table:table-cell table:style-name="Table30.A2" office:value-type="string">
            <text:p text:style-name="P69">URI Handling Function Properties</text:p>
          </table:table-cell>
          <table:table-cell table:style-name="Table30.B2" office:value-type="string">
            <text:p text:style-name="P69">2(page 162-163), 22</text:p>
          </table:table-cell>
        </table:table-row>
        <table:table-row>
          <table:table-cell table:style-name="Table30.A2" office:value-type="string">
            <text:p text:style-name="P69">Using underscoreJS/lodash: </text:p>
            <text:p text:style-name="P69">- native js vs provided by library methods </text:p>
            <text:p text:style-name="P69">- approach pros and cons</text:p>
          </table:table-cell>
          <table:table-cell table:style-name="Table30.B2" office:value-type="string">
            <text:p text:style-name="P69">18, 19, 20, 21, 23</text:p>
          </table:table-cell>
        </table:table-row>
        <table:table-row>
          <table:table-cell table:style-name="Table30.A2" office:value-type="string">
            <text:p text:style-name="P69">Same origin policy: </text:p>
            <text:p text:style-name="P69">- JSONP </text:p>
            <text:p text:style-name="P69">- Proxy </text:p>
            <text:p text:style-name="P69">- Custom headers</text:p>
          </table:table-cell>
          <table:table-cell table:style-name="Table30.B2" office:value-type="string">
            <text:p text:style-name="P69">10 (6), 24, 25, 26</text:p>
          </table:table-cell>
        </table:table-row>
        <table:table-row>
          <table:table-cell table:style-name="Table30.A2" office:value-type="string">
            <text:p text:style-name="P69">Dynamic UI routing</text:p>
          </table:table-cell>
          <table:table-cell table:style-name="Table30.B2" office:value-type="string">
            <text:p text:style-name="P69">5 (page 53-55), 6 (3.6), 27 (10.6)</text:p>
          </table:table-cell>
        </table:table-row>
        <table:table-row>
          <table:table-cell table:style-name="Table30.A2" office:value-type="string">
            <text:p text:style-name="P69">Dependency injection (CommonJS vs AMD)</text:p>
          </table:table-cell>
          <table:table-cell table:style-name="Table30.B2" office:value-type="string">
            <text:p text:style-name="P69">5 (page 42-48), 28, 29</text:p>
          </table:table-cell>
        </table:table-row>
        <table:table-row>
          <table:table-cell table:style-name="Table30.A2" office:value-type="string">
            <text:p text:style-name="P69">Data visualisation (highcharts.js, d3.js): </text:p>
            <text:p text:style-name="P69">- using basic graphs(lines, column and bar charts, pie, areas, 3d charts) </text:p>
            <text:p text:style-name="P69">- graph types</text:p>
          </table:table-cell>
          <table:table-cell table:style-name="Table30.B2" office:value-type="string">
            <text:p text:style-name="P69">30, 31, 32</text:p>
          </table:table-cell>
        </table:table-row>
        <table:table-row>
          <table:table-cell table:style-name="Table30.A2" office:value-type="string">
            <text:p text:style-name="P69">WebWorkers</text:p>
          </table:table-cell>
          <table:table-cell table:style-name="Table30.B2" office:value-type="string">
            <text:p text:style-name="P69">1(22.4), 2(page 852-856), 3(page 259-264)</text:p>
          </table:table-cell>
        </table:table-row>
        <table:table-row>
          <table:table-cell table:style-name="Table30.A2" office:value-type="string">
            <text:p text:style-name="P69">Service workers</text:p>
          </table:table-cell>
          <table:table-cell table:style-name="Table30.B2" office:value-type="string">
            <text:p text:style-name="P69">33, 34</text:p>
          </table:table-cell>
        </table:table-row>
        <table:table-row>
          <table:table-cell table:style-name="Table30.A2" office:value-type="string">
            <text:p text:style-name="P69">HTML5: Geolocation</text:p>
          </table:table-cell>
          <table:table-cell table:style-name="Table30.B2" office:value-type="string">
            <text:p text:style-name="P69">35</text:p>
          </table:table-cell>
        </table:table-row>
        <table:table-row>
          <table:table-cell table:style-name="Table30.A2" office:value-type="string">
            <text:p text:style-name="P69">Working with History object</text:p>
          </table:table-cell>
          <table:table-cell table:style-name="Table30.B2" office:value-type="string">
            <text:p text:style-name="P69">1(14.3, 22.2), 2(page 267-268, 605-606), 3(page 254-259)</text:p>
          </table:table-cell>
        </table:table-row>
        <text:soft-page-break/>
        <table:table-row>
          <table:table-cell table:style-name="Table30.A2" office:value-type="string">
            <text:p text:style-name="P69">LocalStorage, SessionStorage and SQLite</text:p>
          </table:table-cell>
          <table:table-cell table:style-name="Table30.B2" office:value-type="string">
            <text:p text:style-name="P69">1(20), 2(22)</text:p>
          </table:table-cell>
        </table:table-row>
      </table:table>
      <text:p text:style-name="P65"/>
      <text:p text:style-name="P167">References</text:p>
      <table:table table:name="Table31" table:style-name="Table31">
        <table:table-column table:style-name="Table31.A"/>
        <table:table-column table:style-name="Table31.B"/>
        <table:table-column table:style-name="Table31.C"/>
        <table:table-header-rows>
          <table:table-row>
            <table:table-cell table:style-name="Table31.A1" office:value-type="string">
              <text:p text:style-name="P20">ID</text:p>
            </table:table-cell>
            <table:table-cell table:style-name="Table31.A1" office:value-type="string">
              <text:p text:style-name="P20">Reference</text:p>
            </table:table-cell>
            <table:table-cell table:style-name="Table31.A1" office:value-type="string">
              <text:p text:style-name="P20">Location</text:p>
            </table:table-cell>
          </table:table-row>
        </table:table-header-rows>
        <table:table-row>
          <table:table-cell table:style-name="Table31.A2" office:value-type="string">
            <text:p text:style-name="Table_20_Contents">1</text:p>
          </table:table-cell>
          <table:table-cell table:style-name="Table31.A2" office:value-type="string">
            <text:p text:style-name="P5">JavaScript: The Definitive Guide Activate Your Web Pages 6th (Sixth) Edition</text:p>
          </table:table-cell>
          <table:table-cell table:style-name="Table31.C2" office:value-type="string">
            <text:p text:style-name="Table_20_Contents"><text:a xlink:type="simple" xlink:href="http://book-sdo.softservecom.com/browse/book/4985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Table_20_Contents">2</text:p>
          </table:table-cell>
          <table:table-cell table:style-name="Table31.A2" office:value-type="string">
            <text:p text:style-name="P5">Professional JavaScript for Web Developers</text:p>
          </table:table-cell>
          <table:table-cell table:style-name="Table31.C3" office:value-type="string">
            <text:p text:style-name="Table_20_Contents"><text:a xlink:type="simple" xlink:href="http://book-sdo.softservecom.com/browse/book/4973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Table_20_Contents">3</text:p>
          </table:table-cell>
          <table:table-cell table:style-name="Table31.A2" office:value-type="string">
            <text:p text:style-name="P5">Learning JavaScript: A Hands-On Guide to the Fundamentals of Modern JavaScript</text:p>
          </table:table-cell>
          <table:table-cell table:style-name="Table31.C4" office:value-type="string">
            <text:p text:style-name="Table_20_Contents"><text:a xlink:type="simple" xlink:href="http://book-sdo.softservecom.com/browse/book/4962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P16">4</text:p>
          </table:table-cell>
          <table:table-cell table:style-name="Table31.A2" office:value-type="string">
            <text:p text:style-name="P16">Learning Single-page Web Application Development / Fernando Monteiro (2014)</text:p>
          </table:table-cell>
          <table:table-cell table:style-name="Table31.C5" office:value-type="string">
            <text:p text:style-name="P16"><text:a xlink:type="simple" xlink:href="http://book-sdo.softservecom.com/browse/book/4965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P16">5</text:p>
          </table:table-cell>
          <table:table-cell table:style-name="Table31.A2" office:value-type="string">
            <text:p text:style-name="P16">Pro Single Page Application Development / Gil Fink, Ido Flatow (2014)</text:p>
          </table:table-cell>
          <table:table-cell table:style-name="Table31.C6" office:value-type="string">
            <text:p text:style-name="P16"><text:a xlink:type="simple" xlink:href="http://book-sdo.softservecom.com/browse/book/4972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Table_20_Contents">6</text:p>
          </table:table-cell>
          <table:table-cell table:style-name="Table31.A2" office:value-type="string">
            <text:p text:style-name="P7">Single Page Web Applications / MICHAEL S. MIKOWSKI, JOSH C. POWELL (2014)</text:p>
          </table:table-cell>
          <table:table-cell table:style-name="Table31.C7" office:value-type="string">
            <text:p text:style-name="Table_20_Contents"><text:a xlink:type="simple" xlink:href="http://book-sdo.softservecom.com/browse/book/4977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Table_20_Contents">7</text:p>
          </table:table-cell>
          <table:table-cell table:style-name="Table31.A2" office:value-type="string">
            <text:p text:style-name="P17">Hypertext Transfer Protocol</text:p>
          </table:table-cell>
          <table:table-cell table:style-name="Table31.C8" office:value-type="string">
            <text:p text:style-name="Table_20_Contents"><text:a xlink:type="simple" xlink:href="http://en.wikipedia.org/wiki/Hypertext_Transfer_Protocol" text:style-name="Internet_20_link" text:visited-style-name="Visited_20_Internet_20_Link"><text:span text:style-name="T2">Wiki</text:span></text:a></text:p>
          </table:table-cell>
        </table:table-row>
        <table:table-row>
          <table:table-cell table:style-name="Table31.A2" office:value-type="string">
            <text:p text:style-name="Table_20_Contents">8</text:p>
          </table:table-cell>
          <table:table-cell table:style-name="Table31.A2" office:value-type="string">
            <text:p text:style-name="P17">HTTPS</text:p>
          </table:table-cell>
          <table:table-cell table:style-name="Table31.C9" office:value-type="string">
            <text:p text:style-name="Table_20_Contents"><text:a xlink:type="simple" xlink:href="http://en.wikipedia.org/wiki/HTTPS" text:style-name="Internet_20_link" text:visited-style-name="Visited_20_Internet_20_Link"><text:span text:style-name="T2">Wiki</text:span></text:a></text:p>
          </table:table-cell>
        </table:table-row>
        <table:table-row>
          <table:table-cell table:style-name="Table31.A2" office:value-type="string">
            <text:p text:style-name="Table_20_Contents">9</text:p>
          </table:table-cell>
          <table:table-cell table:style-name="Table31.A2" office:value-type="string">
            <text:p text:style-name="P17">WebSocket</text:p>
          </table:table-cell>
          <table:table-cell table:style-name="Table31.C10" office:value-type="string">
            <text:p text:style-name="Table_20_Contents"><text:a xlink:type="simple" xlink:href="https://en.wikipedia.org/wiki/WebSocket" text:style-name="Internet_20_link" text:visited-style-name="Visited_20_Internet_20_Link"><text:span text:style-name="T2">Wiki</text:span></text:a></text:p>
          </table:table-cell>
        </table:table-row>
        <table:table-row>
          <table:table-cell table:style-name="Table31.A2" office:value-type="string">
            <text:p text:style-name="Table_20_Contents">10</text:p>
          </table:table-cell>
          <table:table-cell table:style-name="Table31.A2" office:value-type="string">
            <text:p text:style-name="Table_20_Contents">Pro HTML5 Programming, 2nd Edition / Peter Lubbers, Brian Albers, Frank Salim (2011)</text:p>
          </table:table-cell>
          <table:table-cell table:style-name="Table31.C11" office:value-type="string">
            <text:p text:style-name="Table_20_Contents"><text:a xlink:type="simple" xlink:href="http://book-sdo.softservecom.com/browse/book/4971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Table_20_Contents">11</text:p>
          </table:table-cell>
          <table:table-cell table:style-name="Table31.A2" office:value-type="string">
            <text:p text:style-name="Table_20_Contents">Ajax</text:p>
          </table:table-cell>
          <table:table-cell table:style-name="Table31.C12" office:value-type="string">
            <text:p text:style-name="Table_20_Contents"><text:a xlink:type="simple" xlink:href="https://en.wikipedia.org/wiki/Ajax_(programming)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31.A2" office:value-type="string">
            <text:p text:style-name="Table_20_Contents">12</text:p>
          </table:table-cell>
          <table:table-cell table:style-name="Table31.A2" office:value-type="string">
            <text:p text:style-name="Table_20_Contents">Ajax</text:p>
          </table:table-cell>
          <table:table-cell table:style-name="Table31.C13" office:value-type="string">
            <text:p text:style-name="Table_20_Contents"><text:a xlink:type="simple" xlink:href="https://www.w3schools.com/xml/ajax_intro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13</text:p>
          </table:table-cell>
          <table:table-cell table:style-name="Table31.A2" office:value-type="string">
            <text:p text:style-name="P16">JSON: The Fat-Free Alternative to XML</text:p>
          </table:table-cell>
          <table:table-cell table:style-name="Table31.C14" office:value-type="string">
            <text:p text:style-name="Table_20_Contents"><text:a xlink:type="simple" xlink:href="http://www.json.org/xml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14</text:p>
          </table:table-cell>
          <table:table-cell table:style-name="Table31.A2" office:value-type="string">
            <text:p text:style-name="Table_20_Contents">Learning jQuery, 4th Edition / Jonathan Chaffer, Karl Swedberg (2013)</text:p>
          </table:table-cell>
          <table:table-cell table:style-name="Table31.C15" office:value-type="string">
            <text:p text:style-name="Table_20_Contents"><text:a xlink:type="simple" xlink:href="http://book-sdo.softservecom.com/browse/book/4963" text:style-name="Internet_20_link" text:visited-style-name="Visited_20_Internet_20_Link">Books </text:a><text:a xlink:type="simple" xlink:href="http://book-sdo.softservecom.com/browse/book/4963" text:style-name="Internet_20_link" text:visited-style-name="Visited_20_Internet_20_Link">Portal</text:a></text:p>
          </table:table-cell>
        </table:table-row>
        <table:table-row>
          <table:table-cell table:style-name="Table31.A2" office:value-type="string">
            <text:p text:style-name="Table_20_Contents">15</text:p>
          </table:table-cell>
          <table:table-cell table:style-name="Table31.A2" office:value-type="string">
            <text:p text:style-name="Table_20_Contents">jQuery</text:p>
          </table:table-cell>
          <table:table-cell table:style-name="Table31.C16" office:value-type="string">
            <text:p text:style-name="Table_20_Contents"><text:a xlink:type="simple" xlink:href="https://jquery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16</text:p>
          </table:table-cell>
          <table:table-cell table:style-name="Table31.A2" office:value-type="string">
            <text:p text:style-name="Table_20_Contents">jQuery</text:p>
          </table:table-cell>
          <table:table-cell table:style-name="Table31.C17" office:value-type="string">
            <text:p text:style-name="Table_20_Contents"><text:a xlink:type="simple" xlink:href="https://www.w3schools.com/jquery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17</text:p>
          </table:table-cell>
          <table:table-cell table:style-name="Table31.A2" office:value-type="string">
            <text:p text:style-name="Table_20_Contents">zepto.js</text:p>
          </table:table-cell>
          <table:table-cell table:style-name="Table31.C18" office:value-type="string">
            <text:p text:style-name="Table_20_Contents"><text:a xlink:type="simple" xlink:href="http://zeptojs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18</text:p>
          </table:table-cell>
          <table:table-cell table:style-name="Table31.A2" office:value-type="string">
            <text:p text:style-name="Table_20_Contents">Functional JavaScript / Michael Fogus (2013)</text:p>
          </table:table-cell>
          <table:table-cell table:style-name="Table31.C19" office:value-type="string">
            <text:p text:style-name="Table_20_Contents"><text:a xlink:type="simple" xlink:href="http://book-sdo.softservecom.com/browse/book/4953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Table_20_Contents">19</text:p>
          </table:table-cell>
          <table:table-cell table:style-name="Table31.A2" office:value-type="string">
            <text:p text:style-name="P5">Underscore.js</text:p>
          </table:table-cell>
          <table:table-cell table:style-name="Table31.C20" office:value-type="string">
            <text:p text:style-name="Table_20_Contents"><text:a xlink:type="simple" xlink:href="http://underscorejs.org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20</text:p>
          </table:table-cell>
          <table:table-cell table:style-name="Table31.A2" office:value-type="string">
            <text:p text:style-name="Table_20_Contents">lodash</text:p>
          </table:table-cell>
          <table:table-cell table:style-name="Table31.C21" office:value-type="string">
            <text:p text:style-name="Table_20_Contents"><text:a xlink:type="simple" xlink:href="http://devdocs.io/lodash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21</text:p>
          </table:table-cell>
          <table:table-cell table:style-name="Table31.A2" office:value-type="string">
            <text:p text:style-name="Table_20_Contents">Lo-Dash Essentials / Adam Boduch (2015)</text:p>
          </table:table-cell>
          <table:table-cell table:style-name="Table31.C22" office:value-type="string">
            <text:p text:style-name="Table_20_Contents"><text:a xlink:type="simple" xlink:href="http://book-sdo.softservecom.com/browse/book/4949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Table_20_Contents">22</text:p>
          </table:table-cell>
          <table:table-cell table:style-name="Table31.A2" office:value-type="string">
            <text:p text:style-name="Table_20_Contents">JavaScript Global Functions</text:p>
          </table:table-cell>
          <table:table-cell table:style-name="Table31.C23" office:value-type="string">
            <text:p text:style-name="Table_20_Contents"><text:a xlink:type="simple" xlink:href="https://www.w3schools.com/jsref/jsref_obj_global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23</text:p>
          </table:table-cell>
          <table:table-cell table:style-name="Table31.A2" office:value-type="string">
            <text:p text:style-name="Table_20_Contents">You don't (may not) need Lodash/Underscore</text:p>
          </table:table-cell>
          <table:table-cell table:style-name="Table31.C24" office:value-type="string">
            <text:p text:style-name="Table_20_Contents"><text:a xlink:type="simple" xlink:href="https://www.npmjs.com/package/you-dont-need-lodash-underscor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24</text:p>
          </table:table-cell>
          <table:table-cell table:style-name="Table31.A2" office:value-type="string">
            <text:p text:style-name="Table_20_Contents">Using CORS</text:p>
          </table:table-cell>
          <table:table-cell table:style-name="Table31.C25" office:value-type="string">
            <text:p text:style-name="Table_20_Contents"><text:a xlink:type="simple" xlink:href="http://www.html5rocks.com/en/tutorials/cor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25</text:p>
          </table:table-cell>
          <table:table-cell table:style-name="Table31.A2" office:value-type="string">
            <text:p text:style-name="P18">JSONP</text:p>
          </table:table-cell>
          <table:table-cell table:style-name="Table31.C26" office:value-type="string">
            <text:p text:style-name="Table_20_Contents"><text:a xlink:type="simple" xlink:href="https://www.w3schools.com/js/js_json_jsonp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26</text:p>
          </table:table-cell>
          <table:table-cell table:style-name="Table31.A2" office:value-type="string">
            <text:p text:style-name="Table_20_Contents">Custom HTTP Headers</text:p>
          </table:table-cell>
          <table:table-cell table:style-name="Table31.C27" office:value-type="string">
            <text:p text:style-name="Table_20_Contents"><text:a xlink:type="simple" xlink:href="https://www.keycdn.com/support/custom-http-header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27</text:p>
          </table:table-cell>
          <table:table-cell table:style-name="Table31.A2" office:value-type="string">
            <text:p text:style-name="Table_20_Contents">HTML5 Cookbook / Christopher Schmitt, Kyle Simpson (2012)</text:p>
          </table:table-cell>
          <table:table-cell table:style-name="Table31.C28" office:value-type="string">
            <text:p text:style-name="Table_20_Contents"><text:a xlink:type="simple" xlink:href="http://book-sdo.softservecom.com/browse/book/4986" text:style-name="Internet_20_link" text:visited-style-name="Visited_20_Internet_20_Link">Books </text:a><text:a xlink:type="simple" xlink:href="http://book-sdo.softservecom.com/browse/book/4986" text:style-name="Internet_20_link" text:visited-style-name="Visited_20_Internet_20_Link">Portal</text:a></text:p>
          </table:table-cell>
        </table:table-row>
        <table:table-row>
          <table:table-cell table:style-name="Table31.A2" office:value-type="string">
            <text:p text:style-name="Table_20_Contents">28</text:p>
          </table:table-cell>
          <table:table-cell table:style-name="Table31.A2" office:value-type="string">
            <text:p text:style-name="P16">JavaScript Module Systems Showdown: CommonJS vs AMD vs ES2015</text:p>
          </table:table-cell>
          <table:table-cell table:style-name="Table31.C29" office:value-type="string">
            <text:p text:style-name="Table_20_Contents"><text:a xlink:type="simple" xlink:href="https://auth0.com/blog/javascript-module-systems-showdown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29</text:p>
          </table:table-cell>
          <table:table-cell table:style-name="Table31.A2" office:value-type="string">
            <text:p text:style-name="P16">Toward JavaScript Standards: CommonJS and AMD</text:p>
          </table:table-cell>
          <table:table-cell table:style-name="Table31.C30" office:value-type="string">
            <text:p text:style-name="Table_20_Contents"><text:a xlink:type="simple" xlink:href="http://web.archive.org/web/20120726183947id_/http://www.cubrid.org:80/blog/dev-platform/toward-javascript-standards-commonjs-and-amd" text:style-name="Internet_20_link" text:visited-style-name="Visited_20_Internet_20_Link"><text:span text:style-name="T2">Website</text:span></text:a></text:p>
          </table:table-cell>
        </table:table-row>
        <text:soft-page-break/>
        <table:table-row>
          <table:table-cell table:style-name="Table31.A2" office:value-type="string">
            <text:p text:style-name="Table_20_Contents">30</text:p>
          </table:table-cell>
          <table:table-cell table:style-name="Table31.A2" office:value-type="string">
            <text:p text:style-name="Table_20_Contents">Interactive Data Visualization for the Web / Scott Murray (2010)</text:p>
          </table:table-cell>
          <table:table-cell table:style-name="Table31.C31" office:value-type="string">
            <text:p text:style-name="Table_20_Contents"><text:a xlink:type="simple" xlink:href="http://book-sdo.softservecom.com/browse/book/4958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Table_20_Contents">31</text:p>
          </table:table-cell>
          <table:table-cell table:style-name="Table31.A2" office:value-type="string">
            <text:p text:style-name="Table_20_Contents">D3.js</text:p>
          </table:table-cell>
          <table:table-cell table:style-name="Table31.C32" office:value-type="string">
            <text:p text:style-name="Table_20_Contents"><text:a xlink:type="simple" xlink:href="https://github.com/d3/d3/wiki/Gallery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32</text:p>
          </table:table-cell>
          <table:table-cell table:style-name="Table31.A2" office:value-type="string">
            <text:p text:style-name="Table_20_Contents">Highcharts</text:p>
          </table:table-cell>
          <table:table-cell table:style-name="Table31.C33" office:value-type="string">
            <text:p text:style-name="Table_20_Contents"><text:a xlink:type="simple" xlink:href="https://www.highcharts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33</text:p>
          </table:table-cell>
          <table:table-cell table:style-name="Table31.A2" office:value-type="string">
            <text:p text:style-name="Table_20_Contents">Service Worker API</text:p>
          </table:table-cell>
          <table:table-cell table:style-name="Table31.C34" office:value-type="string">
            <text:p text:style-name="Table_20_Contents"><text:a xlink:type="simple" xlink:href="https://developer.mozilla.org/en/docs/Web/API/Service_Worker_API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34</text:p>
          </table:table-cell>
          <table:table-cell table:style-name="Table31.A2" office:value-type="string">
            <text:p text:style-name="Table_20_Contents">Service Workers: an Introduction</text:p>
          </table:table-cell>
          <table:table-cell table:style-name="Table31.C35" office:value-type="string">
            <text:p text:style-name="Table_20_Contents"><text:a xlink:type="simple" xlink:href="https://developers.google.com/web/fundamentals/getting-started/primers/service-worker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35</text:p>
          </table:table-cell>
          <table:table-cell table:style-name="Table31.A2" office:value-type="string">
            <text:p text:style-name="Table_20_Contents">HTML5 Geolocation</text:p>
          </table:table-cell>
          <table:table-cell table:style-name="Table31.C36" office:value-type="string">
            <text:p text:style-name="Table_20_Contents"><text:a xlink:type="simple" xlink:href="https://www.w3schools.com/html/html5_geolocation.asp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36</text:p>
          </table:table-cell>
          <table:table-cell table:style-name="Table31.A2" office:value-type="string">
            <text:p text:style-name="Table_20_Contents">HTML5: How to use FileSystem API&amp;File API</text:p>
          </table:table-cell>
          <table:table-cell table:style-name="Table31.C37" office:value-type="string">
            <text:p text:style-name="Table_20_Contents"><text:a xlink:type="simple" xlink:href="http://www.azoft.com/spotlight/2011/02/02/filesystem-apifile-api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37</text:p>
          </table:table-cell>
          <table:table-cell table:style-name="Table31.A2" office:value-type="string">
            <text:p text:style-name="Table_20_Contents">Exploring the FileSystem APIs</text:p>
          </table:table-cell>
          <table:table-cell table:style-name="Table31.C38" office:value-type="string">
            <text:p text:style-name="Table_20_Contents"><text:a xlink:type="simple" xlink:href="https://www.html5rocks.com/en/tutorials/file/filesyste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38</text:p>
          </table:table-cell>
          <table:table-cell table:style-name="Table31.A2" office:value-type="string">
            <text:p text:style-name="P17">Graceful degradation versus progressive enhancement</text:p>
          </table:table-cell>
          <table:table-cell table:style-name="Table31.C39" office:value-type="string">
            <text:p text:style-name="Table_20_Contents"><text:a xlink:type="simple" xlink:href="http://www.w3.org/wiki/Graceful_degradation_versus_progressive_enhancemen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39</text:p>
          </table:table-cell>
          <table:table-cell table:style-name="Table31.A2" office:value-type="string">
            <text:p text:style-name="P16">Progressive Enhancement or Graceful Degradation</text:p>
          </table:table-cell>
          <table:table-cell table:style-name="Table31.C40" office:value-type="string">
            <text:p text:style-name="Table_20_Contents"><text:a xlink:type="simple" xlink:href="http://habrahabr.ru/post/157115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40</text:p>
          </table:table-cell>
          <table:table-cell table:style-name="Table31.A2" office:value-type="string">
            <text:p text:style-name="Table_20_Contents">Mobile First</text:p>
          </table:table-cell>
          <table:table-cell table:style-name="Table31.C41" office:value-type="string">
            <text:p text:style-name="Table_20_Contents"><text:a xlink:type="simple" xlink:href="http://searchmobilecomputing.techtarget.com/definition/mobile-firs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41</text:p>
          </table:table-cell>
          <table:table-cell table:style-name="Table31.A2" office:value-type="string">
            <text:p text:style-name="Table_20_Contents">Offline First</text:p>
          </table:table-cell>
          <table:table-cell table:style-name="Table31.C42" office:value-type="string">
            <text:p text:style-name="Table_20_Contents"><text:a xlink:type="simple" xlink:href="https://blog.yld.io/2016/07/20/why-your-application-needs-to-be-offline-first/#.WQMMNdJ95hF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42</text:p>
          </table:table-cell>
          <table:table-cell table:style-name="Table31.A2" office:value-type="string">
            <text:p text:style-name="Table_20_Contents">Offline First</text:p>
          </table:table-cell>
          <table:table-cell table:style-name="Table31.C43" office:value-type="string">
            <text:p text:style-name="Table_20_Contents"><text:a xlink:type="simple" xlink:href="http://offlinefirst.org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1.A2" office:value-type="string">
            <text:p text:style-name="Table_20_Contents">43</text:p>
          </table:table-cell>
          <table:table-cell table:style-name="Table31.A2" office:value-type="string">
            <text:p text:style-name="Table_20_Contents">DATA SYNCHRONIZATION PATTERNS IN MOBILE APPLICATION DESIGN / ZACH MCCORMICK, DOUGLAS C. SCHMIDT</text:p>
          </table:table-cell>
          <table:table-cell table:style-name="Table31.C44" office:value-type="string">
            <text:p text:style-name="Table_20_Contents"><text:a xlink:type="simple" xlink:href="http://book-sdo.softservecom.com/browse/book/4951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1.A2" office:value-type="string">
            <text:p text:style-name="Table_20_Contents">44</text:p>
          </table:table-cell>
          <table:table-cell table:style-name="Table31.A2" office:value-type="string">
            <text:p text:style-name="Table_20_Contents">Progressive Web Apps</text:p>
          </table:table-cell>
          <table:table-cell table:style-name="Table31.C45" office:value-type="string">
            <text:p text:style-name="Table_20_Contents"><text:a xlink:type="simple" xlink:href="https://developers.google.com/web/progressive-web-apps/" text:style-name="Internet_20_link" text:visited-style-name="Visited_20_Internet_20_Link"><text:span text:style-name="T2">Website</text:span></text:a></text:p>
          </table:table-cell>
        </table:table-row>
      </table:table>
      <text:p text:style-name="P22"> </text:p>
      <text:h text:style-name="Heading_20_2" text:outline-level="2"><text:bookmark-start text:name="__RefHeading___Toc1943_1565192666"/>Construction - JavaScript – Frameworks<text:bookmark-end text:name="__RefHeading___Toc1943_1565192666"/></text:h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2">KI Description</text:p>
          </table:table-cell>
          <table:table-cell table:style-name="Table32.B1" office:value-type="string">
            <text:p text:style-name="P12">Reference</text:p>
          </table:table-cell>
        </table:table-row>
        <table:table-row>
          <table:table-cell table:style-name="Table32.A2" office:value-type="string">
            <text:p text:style-name="P70">React:</text:p>
            <text:p text:style-name="P70">JSX</text:p>
            <text:p text:style-name="P70">Presentation vs Container components</text:p>
            <text:p text:style-name="P70">Lifecycle</text:p>
            <text:p text:style-name="P70">State vs Props</text:p>
            <text:p text:style-name="P70">Refs</text:p>
            <text:p text:style-name="P70">Events</text:p>
            <text:p text:style-name="P70">Forms</text:p>
            <text:p text:style-name="P70">Data fetching</text:p>
          </table:table-cell>
          <table:table-cell table:style-name="Table32.B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P70">RxJs:</text:p>
            <text:p text:style-name="P70"/>
            <text:p text:style-name="P70">How to handle stream</text:p>
            <text:p text:style-name="P70">How to apply operators</text:p>
          </table:table-cell>
          <table:table-cell table:style-name="Table32.B2" office:value-type="string">
            <text:p text:style-name="P70">41</text:p>
          </table:table-cell>
        </table:table-row>
      </table:table>
      <text:p text:style-name="Standard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2">KI Description</text:p>
          </table:table-cell>
          <table:table-cell table:style-name="Table33.B1" office:value-type="string">
            <text:p text:style-name="P12">Reference</text:p>
          </table:table-cell>
        </table:table-row>
        <table:table-row>
          <table:table-cell table:style-name="Table33.A2" office:value-type="string">
            <text:p text:style-name="P67">React:</text:p>
            <text:p text:style-name="P67">HOC</text:p>
            <text:p text:style-name="P67">Composition vs Inheritance</text:p>
          </table:table-cell>
          <table:table-cell table:style-name="Table33.B2" office:value-type="string">
            <text:p text:style-name="P67">3</text:p>
          </table:table-cell>
        </table:table-row>
        <table:table-row>
          <table:table-cell table:style-name="Table33.A2" office:value-type="string">
            <text:p text:style-name="P67">React: React-redux</text:p>
            <text:list xml:id="list2473240996" text:style-name="L3">
              <text:list-item>
                <text:p text:style-name="P377">Three principles</text:p>
              </text:list-item>
              <text:list-item>
                <text:p text:style-name="P377">Actions</text:p>
              </text:list-item>
              <text:list-item>
                <text:p text:style-name="P377">Reducers</text:p>
              </text:list-item>
              <text:list-item>
                <text:p text:style-name="P377">Store</text:p>
              </text:list-item>
              <text:list-item>
                <text:p text:style-name="P377"><text:soft-page-break/>Middleware</text:p>
              </text:list-item>
              <text:list-item>
                <text:p text:style-name="P377">Provider</text:p>
              </text:list-item>
              <text:list-item>
                <text:p text:style-name="P377">Connect</text:p>
              </text:list-item>
            </text:list>
          </table:table-cell>
          <table:table-cell table:style-name="Table33.B2" office:value-type="string">
            <text:p text:style-name="P67">6, 7, 8, 9</text:p>
          </table:table-cell>
        </table:table-row>
        <table:table-row>
          <table:table-cell table:style-name="Table33.A2" office:value-type="string">
            <text:p text:style-name="P67">React: Async flow in Redux - redux-thunk</text:p>
          </table:table-cell>
          <table:table-cell table:style-name="Table33.B2" office:value-type="string">
            <text:p text:style-name="P67">10, 12</text:p>
          </table:table-cell>
        </table:table-row>
        <table:table-row>
          <table:table-cell table:style-name="Table33.A2" office:value-type="string">
            <text:p text:style-name="P67">React: Styling in React</text:p>
          </table:table-cell>
          <table:table-cell table:style-name="Table33.B2" office:value-type="string">
            <text:p text:style-name="P67">15, 16</text:p>
          </table:table-cell>
        </table:table-row>
        <table:table-row>
          <table:table-cell table:style-name="Table33.A2" office:value-type="string">
            <text:p text:style-name="P67">React: Routing in React, react-router</text:p>
          </table:table-cell>
          <table:table-cell table:style-name="Table33.B2" office:value-type="string">
            <text:p text:style-name="P67">17, 18</text:p>
          </table:table-cell>
        </table:table-row>
        <table:table-row>
          <table:table-cell table:style-name="Table33.A2" office:value-type="string">
            <text:p text:style-name="P67">RxJs:</text:p>
            <text:list xml:id="list3193933570" text:style-name="L4">
              <text:list-item>
                <text:p text:style-name="P378">- Observable</text:p>
              </text:list-item>
              <text:list-item>
                <text:p text:style-name="P378"><text:s text:c="2"/>- Observer</text:p>
              </text:list-item>
              <text:list-item>
                <text:p text:style-name="P378"><text:s text:c="2"/>- Cancel subscription</text:p>
              </text:list-item>
              <text:list-item>
                <text:p text:style-name="P378"><text:s text:c="2"/>- Basic operators(map, filter, take, scan, delay, debounceTime, mergeMap, switchMap)</text:p>
              </text:list-item>
            </text:list>
          </table:table-cell>
          <table:table-cell table:style-name="Table33.B2" office:value-type="string">
            <text:p text:style-name="P67">25, 26, 27</text:p>
          </table:table-cell>
        </table:table-row>
      </table:table>
      <text:p text:style-name="P66"/>
      <text:p text:style-name="P168"><text:span text:style-name="T5">References</text:span><text:span text:style-name="T6"> 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header-rows>
          <table:table-row>
            <table:table-cell table:style-name="Table34.A1" office:value-type="string">
              <text:p text:style-name="P20">ID</text:p>
            </table:table-cell>
            <table:table-cell table:style-name="Table34.A1" office:value-type="string">
              <text:p text:style-name="P20">Reference</text:p>
            </table:table-cell>
            <table:table-cell table:style-name="Table34.A1" office:value-type="string">
              <text:p text:style-name="P20">Location</text:p>
            </table:table-cell>
          </table:table-row>
        </table:table-header-rows>
        <table:table-row>
          <table:table-cell table:style-name="Table34.A2" office:value-type="string">
            <text:p text:style-name="P16"> </text:p>
          </table:table-cell>
          <table:table-cell table:style-name="Table34.A2" office:value-type="string">
            <text:p text:style-name="P16">// React</text:p>
          </table:table-cell>
          <table:table-cell table:style-name="Table34.C2" office:value-type="string">
            <text:p text:style-name="P16"> </text:p>
          </table:table-cell>
        </table:table-row>
        <table:table-row>
          <table:table-cell table:style-name="Table34.A2" office:value-type="string">
            <text:p text:style-name="P16"> </text:p>
          </table:table-cell>
          <table:table-cell table:style-name="Table34.A2" office:value-type="string">
            <text:p text:style-name="P16">React courses from Pluralsight</text:p>
          </table:table-cell>
          <table:table-cell table:style-name="Table34.C3" office:value-type="string">
            <text:p text:style-name="P16"><text:a xlink:type="simple" xlink:href="smb://fs/SDO%20Training%20Materials/External/WebUI/REACT/" text:style-name="Internet_20_link" text:visited-style-name="Visited_20_Internet_20_Link"><text:span text:style-name="T2">FS</text:span></text:a></text:p>
          </table:table-cell>
        </table:table-row>
        <table:table-row>
          <table:table-cell table:style-name="Table34.A2" office:value-type="string">
            <text:p text:style-name="P16">1</text:p>
          </table:table-cell>
          <table:table-cell table:style-name="Table34.A2" office:value-type="string">
            <text:p text:style-name="P16">React docs</text:p>
          </table:table-cell>
          <table:table-cell table:style-name="Table34.C4" office:value-type="string">
            <text:p text:style-name="P16"><text:a xlink:type="simple" xlink:href="https://facebook.github.io/react/docs/hello-world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2</text:p>
          </table:table-cell>
          <table:table-cell table:style-name="Table34.A2" office:value-type="string">
            <text:p text:style-name="P16">30 days of React</text:p>
          </table:table-cell>
          <table:table-cell table:style-name="Table34.C5" office:value-type="string">
            <text:p text:style-name="P16"><text:a xlink:type="simple" xlink:href="https://www.fullstackreact.com/30-days-of-react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</text:p>
          </table:table-cell>
          <table:table-cell table:style-name="Table34.A2" office:value-type="string">
            <text:p text:style-name="P16">Presentational and Container Components</text:p>
          </table:table-cell>
          <table:table-cell table:style-name="Table34.C6" office:value-type="string">
            <text:p text:style-name="P16"><text:a xlink:type="simple" xlink:href="https://medium.com/@dan_abramov/smart-and-dumb-components-7ca2f9a7c7d0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4</text:p>
          </table:table-cell>
          <table:table-cell table:style-name="Table34.A2" office:value-type="string">
            <text:p text:style-name="P16">ReactJS: Props vs. State</text:p>
          </table:table-cell>
          <table:table-cell table:style-name="Table34.C7" office:value-type="string">
            <text:p text:style-name="P16"><text:a xlink:type="simple" xlink:href="http://lucybain.com/blog/2016/react-state-vs-pros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5</text:p>
          </table:table-cell>
          <table:table-cell table:style-name="Table34.A2" office:value-type="string">
            <text:p text:style-name="P16">AJAX Requests in React</text:p>
          </table:table-cell>
          <table:table-cell table:style-name="Table34.C8" office:value-type="string">
            <text:p text:style-name="P16"><text:a xlink:type="simple" xlink:href="https://daveceddia.com/ajax-requests-in-react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6</text:p>
          </table:table-cell>
          <table:table-cell table:style-name="Table34.A2" office:value-type="string">
            <text:p text:style-name="P16">Redux docs</text:p>
          </table:table-cell>
          <table:table-cell table:style-name="Table34.C9" office:value-type="string">
            <text:p text:style-name="P16"><text:a xlink:type="simple" xlink:href="http://redux.js.org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7</text:p>
          </table:table-cell>
          <table:table-cell table:style-name="Table34.A2" office:value-type="string">
            <text:p text:style-name="P16">A cartoon guide to redux</text:p>
          </table:table-cell>
          <table:table-cell table:style-name="Table34.C10" office:value-type="string">
            <text:p text:style-name="P16"><text:a xlink:type="simple" xlink:href="https://code-cartoons.com/a-cartoon-intro-to-redux-3afb775501a6#.3k23w6m18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8</text:p>
          </table:table-cell>
          <table:table-cell table:style-name="Table34.A2" office:value-type="string">
            <text:p text:style-name="P16">You might not need redux</text:p>
          </table:table-cell>
          <table:table-cell table:style-name="Table34.C11" office:value-type="string">
            <text:p text:style-name="P16"><text:a xlink:type="simple" xlink:href="https://medium.com/@dan_abramov/you-might-not-need-redux-be46360cf367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9</text:p>
          </table:table-cell>
          <table:table-cell table:style-name="Table34.A2" office:value-type="string">
            <text:p text:style-name="P16">React-redux docs</text:p>
          </table:table-cell>
          <table:table-cell table:style-name="Table34.C12" office:value-type="string">
            <text:p text:style-name="P16"><text:a xlink:type="simple" xlink:href="https://github.com/reactjs/react-redux/blob/master/docs/api.md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10</text:p>
          </table:table-cell>
          <table:table-cell table:style-name="Table34.A2" office:value-type="string">
            <text:p text:style-name="P16">Redux docs: Async flow</text:p>
          </table:table-cell>
          <table:table-cell table:style-name="Table34.C13" office:value-type="string">
            <text:p text:style-name="P16"><text:a xlink:type="simple" xlink:href="http://redux.js.org/docs/advanced/AsyncActions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11</text:p>
          </table:table-cell>
          <table:table-cell table:style-name="Table34.A2" office:value-type="string">
            <text:p text:style-name="P16">Redux-saga</text:p>
          </table:table-cell>
          <table:table-cell table:style-name="Table34.C14" office:value-type="string">
            <text:p text:style-name="P16"><text:a xlink:type="simple" xlink:href="https://redux-saga.github.io/redux-saga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12</text:p>
          </table:table-cell>
          <table:table-cell table:style-name="Table34.A2" office:value-type="string">
            <text:p text:style-name="P16">Redux-thunk</text:p>
          </table:table-cell>
          <table:table-cell table:style-name="Table34.C15" office:value-type="string">
            <text:p text:style-name="P16"><text:a xlink:type="simple" xlink:href="https://github.com/gaearon/redux-thunk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13</text:p>
          </table:table-cell>
          <table:table-cell table:style-name="Table34.A2" office:value-type="string">
            <text:p text:style-name="P16">Redux docs: Computing derived Data</text:p>
          </table:table-cell>
          <table:table-cell table:style-name="Table34.C16" office:value-type="string">
            <text:p text:style-name="P16"><text:a xlink:type="simple" xlink:href="http://redux.js.org/docs/recipes/ComputingDerivedData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14</text:p>
          </table:table-cell>
          <table:table-cell table:style-name="Table34.A2" office:value-type="string">
            <text:p text:style-name="P16">Reselect</text:p>
          </table:table-cell>
          <table:table-cell table:style-name="Table34.C17" office:value-type="string">
            <text:p text:style-name="P16"><text:a xlink:type="simple" xlink:href="https://github.com/reactjs/reselect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15</text:p>
          </table:table-cell>
          <table:table-cell table:style-name="Table34.A2" office:value-type="string">
            <text:p text:style-name="P16">Styling in React</text:p>
          </table:table-cell>
          <table:table-cell table:style-name="Table34.C18" office:value-type="string">
            <text:p text:style-name="P16"><text:a xlink:type="simple" xlink:href="https://www.kirupa.com/react/styling_in_react.htm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16</text:p>
          </table:table-cell>
          <table:table-cell table:style-name="Table34.A2" office:value-type="string">
            <text:p text:style-name="P16">How to style React</text:p>
          </table:table-cell>
          <table:table-cell table:style-name="Table34.C19" office:value-type="string">
            <text:p text:style-name="P16"><text:a xlink:type="simple" xlink:href="http://andrewhfarmer.com/how-to-style-react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17</text:p>
          </table:table-cell>
          <table:table-cell table:style-name="Table34.A2" office:value-type="string">
            <text:p text:style-name="P16">React routing</text:p>
          </table:table-cell>
          <table:table-cell table:style-name="Table34.C20" office:value-type="string">
            <text:p text:style-name="P16"><text:a xlink:type="simple" xlink:href="http://jamesknelson.com/even-need-routing-library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18</text:p>
          </table:table-cell>
          <table:table-cell table:style-name="Table34.A2" office:value-type="string">
            <text:p text:style-name="P16">React-router</text:p>
          </table:table-cell>
          <table:table-cell table:style-name="Table34.C21" office:value-type="string">
            <text:p text:style-name="P16"><text:a xlink:type="simple" xlink:href="https://reacttraining.com/react-router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19</text:p>
          </table:table-cell>
          <table:table-cell table:style-name="Table34.A2" office:value-type="string">
            <text:p text:style-name="P16">React docs: Optimizing performance</text:p>
          </table:table-cell>
          <table:table-cell table:style-name="Table34.C22" office:value-type="string">
            <text:p text:style-name="P16"><text:a xlink:type="simple" xlink:href="https://facebook.github.io/react/docs/optimizing-performance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20</text:p>
          </table:table-cell>
          <table:table-cell table:style-name="Table34.A2" office:value-type="string">
            <text:p text:style-name="P16">Deep dive React perf debugging</text:p>
          </table:table-cell>
          <table:table-cell table:style-name="Table34.C23" office:value-type="string">
            <text:p text:style-name="P16"><text:a xlink:type="simple" xlink:href="http://benchling.engineering/deep-dive-react-perf-debugging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21</text:p>
          </table:table-cell>
          <table:table-cell table:style-name="Table34.A2" office:value-type="string">
            <text:p text:style-name="P16">Redux docs: Writing tests</text:p>
          </table:table-cell>
          <table:table-cell table:style-name="Table34.C24" office:value-type="string">
            <text:p text:style-name="P16"><text:a xlink:type="simple" xlink:href="http://redux.js.org/docs/recipes/WritingTests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22</text:p>
          </table:table-cell>
          <table:table-cell table:style-name="Table34.A2" office:value-type="string">
            <text:p text:style-name="P16">Enzyme docs</text:p>
          </table:table-cell>
          <table:table-cell table:style-name="Table34.C25" office:value-type="string">
            <text:p text:style-name="P16"><text:a xlink:type="simple" xlink:href="https://github.com/airbnb/enzyme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23</text:p>
          </table:table-cell>
          <table:table-cell table:style-name="Table34.A2" office:value-type="string">
            <text:p text:style-name="P16">Jest docs</text:p>
          </table:table-cell>
          <table:table-cell table:style-name="Table34.C26" office:value-type="string">
            <text:p text:style-name="P16"><text:a xlink:type="simple" xlink:href="https://facebook.github.io/jest/docs/tutorial-react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24</text:p>
          </table:table-cell>
          <table:table-cell table:style-name="Table34.A2" office:value-type="string">
            <text:p text:style-name="P16">React fiber architecture</text:p>
          </table:table-cell>
          <table:table-cell table:style-name="Table34.C27" office:value-type="string">
            <text:p text:style-name="P16"><text:a xlink:type="simple" xlink:href="https://github.com/acdlite/react-fiber-architecture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 </text:p>
          </table:table-cell>
          <table:table-cell table:style-name="Table34.A2" office:value-type="string">
            <text:p text:style-name="P16">// Angular</text:p>
          </table:table-cell>
          <table:table-cell table:style-name="Table34.C28" office:value-type="string">
            <text:p text:style-name="P16"> </text:p>
          </table:table-cell>
        </table:table-row>
        <text:soft-page-break/>
        <table:table-row>
          <table:table-cell table:style-name="Table34.A2" office:value-type="string">
            <text:p text:style-name="P16"> </text:p>
          </table:table-cell>
          <table:table-cell table:style-name="Table34.A2" office:value-type="string">
            <text:p text:style-name="P16">Angular courses from Pluralsight</text:p>
          </table:table-cell>
          <table:table-cell table:style-name="Table34.C29" office:value-type="string">
            <text:p text:style-name="P16"><text:a xlink:type="simple" xlink:href="smb://fs/SDO%20Training%20Materials/External/WebUI/ANGULAR%202/" text:style-name="Internet_20_link" text:visited-style-name="Visited_20_Internet_20_Link"><text:span text:style-name="T2">FS</text:span></text:a></text:p>
          </table:table-cell>
        </table:table-row>
        <table:table-row>
          <table:table-cell table:style-name="Table34.A2" office:value-type="string">
            <text:p text:style-name="P16">25</text:p>
          </table:table-cell>
          <table:table-cell table:style-name="Table34.A2" office:value-type="string">
            <text:p text:style-name="P16">RxJs 5 ultimate</text:p>
          </table:table-cell>
          <table:table-cell table:style-name="Table34.C30" office:value-type="string">
            <text:p text:style-name="P16"><text:a xlink:type="simple" xlink:href="https://chrisnoring.gitbooks.io/rxjs-5-ultimate/content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26</text:p>
          </table:table-cell>
          <table:table-cell table:style-name="Table34.A2" office:value-type="string">
            <text:p text:style-name="P16">RxJs</text:p>
          </table:table-cell>
          <table:table-cell table:style-name="Table34.C31" office:value-type="string">
            <text:p text:style-name="P16"><text:a xlink:type="simple" xlink:href="http://reactivex.io/rxjs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27</text:p>
          </table:table-cell>
          <table:table-cell table:style-name="Table34.A2" office:value-type="string">
            <text:p text:style-name="P16">GitHub: RxJs</text:p>
          </table:table-cell>
          <table:table-cell table:style-name="Table34.C32" office:value-type="string">
            <text:p text:style-name="P16"><text:a xlink:type="simple" xlink:href="https://github.com/Reactive-Extensions/RxJ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4.A2" office:value-type="string">
            <text:p text:style-name="P16">28</text:p>
          </table:table-cell>
          <table:table-cell table:style-name="Table34.A2" office:value-type="string">
            <text:p text:style-name="P16">GitHub: Angular CLI</text:p>
          </table:table-cell>
          <table:table-cell table:style-name="Table34.C33" office:value-type="string">
            <text:p text:style-name="P16"><text:a xlink:type="simple" xlink:href="https://github.com/angular/angular-cli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29</text:p>
          </table:table-cell>
          <table:table-cell table:style-name="Table34.A2" office:value-type="string">
            <text:p text:style-name="P16">GitHub: Material Design components for Angular</text:p>
          </table:table-cell>
          <table:table-cell table:style-name="Table34.C34" office:value-type="string">
            <text:p text:style-name="P16"><text:a xlink:type="simple" xlink:href="https://github.com/angular/material2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0</text:p>
          </table:table-cell>
          <table:table-cell table:style-name="Table34.A2" office:value-type="string">
            <text:p text:style-name="P16">Angular Material</text:p>
          </table:table-cell>
          <table:table-cell table:style-name="Table34.C35" office:value-type="string">
            <text:p text:style-name="P16"><text:a xlink:type="simple" xlink:href="https://material.angular.io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1</text:p>
          </table:table-cell>
          <table:table-cell table:style-name="Table34.A2" office:value-type="string">
            <text:p text:style-name="P16">Augury</text:p>
          </table:table-cell>
          <table:table-cell table:style-name="Table34.C36" office:value-type="string">
            <text:p text:style-name="P16"><text:a xlink:type="simple" xlink:href="https://augury.angular.io/pages/guides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2</text:p>
          </table:table-cell>
          <table:table-cell table:style-name="Table34.A2" office:value-type="string">
            <text:p text:style-name="P16">Debugging Angular 2 Apps with Augury</text:p>
          </table:table-cell>
          <table:table-cell table:style-name="Table34.C37" office:value-type="string">
            <text:p text:style-name="P16"><text:a xlink:type="simple" xlink:href="https://scotch.io/tutorials/debugging-angular-2-apps-with-augury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3</text:p>
          </table:table-cell>
          <table:table-cell table:style-name="Table34.A2" office:value-type="string">
            <text:p text:style-name="P16">Angular</text:p>
          </table:table-cell>
          <table:table-cell table:style-name="Table34.C38" office:value-type="string">
            <text:p text:style-name="P16"><text:a xlink:type="simple" xlink:href="https://angular.io/docs/ts/latest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4</text:p>
          </table:table-cell>
          <table:table-cell table:style-name="Table34.A2" office:value-type="string">
            <text:p text:style-name="P16">Angular: Lifecycle Hooks</text:p>
          </table:table-cell>
          <table:table-cell table:style-name="Table34.C39" office:value-type="string">
            <text:p text:style-name="P16"><text:a xlink:type="simple" xlink:href="https://angular.io/docs/ts/latest/guide/lifecycle-hooks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5</text:p>
          </table:table-cell>
          <table:table-cell table:style-name="Table34.A2" office:value-type="string">
            <text:p text:style-name="P16">Angular: Routing &amp; Navigation</text:p>
          </table:table-cell>
          <table:table-cell table:style-name="Table34.C40" office:value-type="string">
            <text:p text:style-name="P16"><text:a xlink:type="simple" xlink:href="https://angular.io/docs/ts/latest/guide/router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6</text:p>
          </table:table-cell>
          <table:table-cell table:style-name="Table34.A2" office:value-type="string">
            <text:p text:style-name="P16">Angular: Structural Directives</text:p>
          </table:table-cell>
          <table:table-cell table:style-name="Table34.C41" office:value-type="string">
            <text:p text:style-name="P16"><text:a xlink:type="simple" xlink:href="https://angular.io/docs/ts/latest/guide/structural-directives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7</text:p>
          </table:table-cell>
          <table:table-cell table:style-name="Table34.A2" office:value-type="string">
            <text:p text:style-name="P16">Angular: Attribute Directives</text:p>
          </table:table-cell>
          <table:table-cell table:style-name="Table34.C42" office:value-type="string">
            <text:p text:style-name="P16"><text:a xlink:type="simple" xlink:href="https://angular.io/docs/ts/latest/guide/attribute-directives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8</text:p>
          </table:table-cell>
          <table:table-cell table:style-name="Table34.A2" office:value-type="string">
            <text:p text:style-name="P16">Angular: Animations</text:p>
          </table:table-cell>
          <table:table-cell table:style-name="Table34.C43" office:value-type="string">
            <text:p text:style-name="P16"><text:a xlink:type="simple" xlink:href="https://angular.io/docs/ts/latest/guide/animations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39</text:p>
          </table:table-cell>
          <table:table-cell table:style-name="Table34.A2" office:value-type="string">
            <text:p text:style-name="P16">Angular: internationalization (i18n)</text:p>
          </table:table-cell>
          <table:table-cell table:style-name="Table34.C44" office:value-type="string">
            <text:p text:style-name="P16"><text:a xlink:type="simple" xlink:href="https://angular.io/docs/ts/latest/cookbook/i18n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40</text:p>
          </table:table-cell>
          <table:table-cell table:style-name="Table34.A2" office:value-type="string">
            <text:p text:style-name="P16">Angular: NgModules</text:p>
          </table:table-cell>
          <table:table-cell table:style-name="Table34.C45" office:value-type="string">
            <text:p text:style-name="P16"><text:a xlink:type="simple" xlink:href="https://angular.io/docs/ts/latest/guide/ngmodule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41</text:p>
          </table:table-cell>
          <table:table-cell table:style-name="Table34.A2" office:value-type="string">
            <text:p text:style-name="P16">RxJs: Tutorial: basics</text:p>
          </table:table-cell>
          <table:table-cell table:style-name="Table34.C46" office:value-type="string">
            <text:p text:style-name="P16"><text:a xlink:type="simple" xlink:href="http://reactivex.io/rxjs/manual/tutorial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42</text:p>
          </table:table-cell>
          <table:table-cell table:style-name="Table34.A2" office:value-type="string">
            <text:p text:style-name="P16">Angular: Component interaction</text:p>
          </table:table-cell>
          <table:table-cell table:style-name="Table34.C47" office:value-type="string">
            <text:p text:style-name="P16"><text:a xlink:type="simple" xlink:href="https://angular.io/docs/ts/latest/cookbook/component-communication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43</text:p>
          </table:table-cell>
          <table:table-cell table:style-name="Table34.A2" office:value-type="string">
            <text:p text:style-name="P16">Angular: Reactive Forms</text:p>
          </table:table-cell>
          <table:table-cell table:style-name="Table34.C48" office:value-type="string">
            <text:p text:style-name="P16"><text:a xlink:type="simple" xlink:href="https://angular.io/docs/ts/latest/guide/reactive-forms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44</text:p>
          </table:table-cell>
          <table:table-cell table:style-name="Table34.A2" office:value-type="string">
            <text:p text:style-name="P16">Angular: Dependency Injection</text:p>
          </table:table-cell>
          <table:table-cell table:style-name="Table34.C49" office:value-type="string">
            <text:p text:style-name="P16"><text:a xlink:type="simple" xlink:href="https://angular.io/docs/ts/latest/cookbook/dependency-injection.html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4.A2" office:value-type="string">
            <text:p text:style-name="P16">45</text:p>
          </table:table-cell>
          <table:table-cell table:style-name="Table34.A2" office:value-type="string">
            <text:p text:style-name="P16">Angular: Ahead-Of-Time Compilation</text:p>
          </table:table-cell>
          <table:table-cell table:style-name="Table34.C50" office:value-type="string">
            <text:p text:style-name="P16"><text:a xlink:type="simple" xlink:href="https://angular.io/docs/ts/latest/cookbook/aot-compiler.html" text:style-name="Internet_20_link" text:visited-style-name="Visited_20_Internet_20_Link"><text:span text:style-name="T2">Website</text:span></text:a> </text:p>
          </table:table-cell>
        </table:table-row>
      </table:table>
      <text:p text:style-name="P22"> </text:p>
      <text:h text:style-name="Heading_20_2" text:outline-level="2"><text:bookmark-start text:name="__RefHeading___Toc1945_1565192666"/>Construction - JavaScript – Backend<text:bookmark-end text:name="__RefHeading___Toc1945_1565192666"/></text:h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12">KI Description</text:p>
          </table:table-cell>
          <table:table-cell table:style-name="Table35.B1" office:value-type="string">
            <text:p text:style-name="P12">Reference</text:p>
          </table:table-cell>
        </table:table-row>
        <table:table-row>
          <table:table-cell table:style-name="Table35.A2" office:value-type="string">
            <text:p text:style-name="P70">Node.js fundamental concepts</text:p>
          </table:table-cell>
          <table:table-cell table:style-name="Table35.B2" office:value-type="string">
            <text:p text:style-name="P70">1 (1, 2), 2 (1, 2, 3), 3 (1)</text:p>
          </table:table-cell>
        </table:table-row>
        <table:table-row>
          <table:table-cell table:style-name="Table35.A2" office:value-type="string">
            <text:p text:style-name="P70">Modules:</text:p>
            <text:p text:style-name="P70">- importing built-in modules</text:p>
          </table:table-cell>
          <table:table-cell table:style-name="Table35.B2" office:value-type="string">
            <text:p text:style-name="P70">46</text:p>
          </table:table-cell>
        </table:table-row>
        <table:table-row>
          <table:table-cell table:style-name="Table35.A2" office:value-type="string">
            <text:p text:style-name="P70">Control flow (Async tasks, Callbacks):</text:p>
            <text:p text:style-name="P70">- Async lib</text:p>
            <text:p text:style-name="P70">- Promices</text:p>
          </table:table-cell>
          <table:table-cell table:style-name="Table35.B2" office:value-type="string">
            <text:p text:style-name="P70">7</text:p>
            <text:p text:style-name="P70">9</text:p>
          </table:table-cell>
        </table:table-row>
        <table:table-row>
          <table:table-cell table:style-name="Table35.A2" office:value-type="string">
            <text:p text:style-name="P70">Package.json:</text:p>
            <text:p text:style-name="P70">- structure</text:p>
            <text:p text:style-name="P70">- required fields</text:p>
            <text:p text:style-name="P70">- dependencies vs devDependencies</text:p>
          </table:table-cell>
          <table:table-cell table:style-name="Table35.B2" office:value-type="string">
            <text:p text:style-name="P71">10, 11</text:p>
          </table:table-cell>
        </table:table-row>
        <table:table-row>
          <table:table-cell table:style-name="Table35.A2" office:value-type="string">
            <text:p text:style-name="P71">GLOBAL:</text:p>
            <text:p text:style-name="P71">- __dirname</text:p>
            <text:p text:style-name="P71">- __filename</text:p>
          </table:table-cell>
          <table:table-cell table:style-name="Table35.B2" office:value-type="string">
            <text:p text:style-name="P71">12, 13</text:p>
          </table:table-cell>
        </table:table-row>
        <table:table-row>
          <table:table-cell table:style-name="Table35.A2" office:value-type="string">
            <text:p text:style-name="P71">HTTP create server:</text:p>
            <text:p text:style-name="P71">- how to create simple server</text:p>
          </table:table-cell>
          <table:table-cell table:style-name="Table35.B2" office:value-type="string">
            <text:p text:style-name="P71">1 (page 95-96), 2 (page 65-66), 14, 4 (4-1)</text:p>
          </table:table-cell>
        </table:table-row>
        <table:table-row>
          <table:table-cell table:style-name="Table35.A2" office:value-type="string">
            <text:p text:style-name="P71">Reading and Writing Files:</text:p>
            <text:p text:style-name="P71"><text:soft-page-break/>- fs.open</text:p>
          </table:table-cell>
          <table:table-cell table:style-name="Table35.B2" office:value-type="string">
            <text:p text:style-name="P71">1 (page 57- 58), 15</text:p>
          </table:table-cell>
        </table:table-row>
        <table:table-row>
          <table:table-cell table:style-name="Table35.A2" office:value-type="string">
            <text:p text:style-name="P71">Process: </text:p>
            <text:p text:style-name="P71">- process.cwd</text:p>
          </table:table-cell>
          <table:table-cell table:style-name="Table35.B2" office:value-type="string">
            <text:p text:style-name="P71">16, 17</text:p>
          </table:table-cell>
        </table:table-row>
        <table:table-row>
          <table:table-cell table:style-name="Table35.A2" office:value-type="string">
            <text:p text:style-name="P71">Express js:</text:p>
            <text:p text:style-name="P71">- serving Static Content</text:p>
            <text:p text:style-name="P71">- app.engine</text:p>
            <text:p text:style-name="P71">- midleware</text:p>
            <text:p text:style-name="P71">- request and response</text:p>
            <text:p text:style-name="P71">- routing</text:p>
            <text:p text:style-name="P71">- working with view</text:p>
          </table:table-cell>
          <table:table-cell table:style-name="Table35.B2" office:value-type="string">
            <text:p text:style-name="P71">18 ( chapter 1-8)</text:p>
          </table:table-cell>
        </table:table-row>
      </table:table>
      <text:p text:style-name="Standard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2">KI Description</text:p>
          </table:table-cell>
          <table:table-cell table:style-name="Table36.B1" office:value-type="string">
            <text:p text:style-name="P12">Reference</text:p>
          </table:table-cell>
        </table:table-row>
        <table:table-row>
          <table:table-cell table:style-name="Table36.A2" office:value-type="string">
            <text:p text:style-name="P68">Modules:</text:p>
            <text:p text:style-name="P68">- importing own written modules</text:p>
            <text:p text:style-name="P68">- algorhytm for modules searching (node_modules in the different levels)</text:p>
          </table:table-cell>
          <table:table-cell table:style-name="Table36.B2" office:value-type="string">
            <text:p text:style-name="P68">1 (chapter 3), 2 (chapter 5)</text:p>
          </table:table-cell>
        </table:table-row>
        <table:table-row>
          <table:table-cell table:style-name="Table36.A2" office:value-type="string">
            <text:p text:style-name="P68">Events</text:p>
          </table:table-cell>
          <table:table-cell table:style-name="Table36.B2" office:value-type="string">
            <text:p text:style-name="P68">1 (chapter 5), 20</text:p>
          </table:table-cell>
        </table:table-row>
        <table:table-row>
          <table:table-cell table:style-name="Table36.A2" office:value-type="string">
            <text:p text:style-name="P68">Control flow (Async tasks, Callbacks):</text:p>
            <text:p text:style-name="P68">- Async await</text:p>
          </table:table-cell>
          <table:table-cell table:style-name="Table36.B2" office:value-type="string">
            <text:p text:style-name="P68">21</text:p>
          </table:table-cell>
        </table:table-row>
        <table:table-row>
          <table:table-cell table:style-name="Table36.A2" office:value-type="string">
            <text:p text:style-name="P68">Package.json:</text:p>
            <text:p text:style-name="P68">- npm scripts</text:p>
          </table:table-cell>
          <table:table-cell table:style-name="Table36.B2" office:value-type="string">
            <text:p text:style-name="P68">22, 23</text:p>
          </table:table-cell>
        </table:table-row>
        <table:table-row>
          <table:table-cell table:style-name="Table36.A2" office:value-type="string">
            <text:p text:style-name="P68">Manipulating file paths </text:p>
          </table:table-cell>
          <table:table-cell table:style-name="Table36.B2" office:value-type="string">
            <text:p text:style-name="P68">1 (page 54-57)</text:p>
          </table:table-cell>
        </table:table-row>
        <table:table-row>
          <table:table-cell table:style-name="Table36.A2" office:value-type="string">
            <text:p text:style-name="P68">Reading and Writing Files:</text:p>
            <text:p text:style-name="P68">- fs.write vs fs.writeFile</text:p>
            <text:p text:style-name="P68">- fs.read vs fs.readFile</text:p>
          </table:table-cell>
          <table:table-cell table:style-name="Table36.B2" office:value-type="string">
            <text:p text:style-name="P68">1 (page 57-62), 4 (3-5, 3-6), 24, 25, 26, 27</text:p>
          </table:table-cell>
        </table:table-row>
        <table:table-row>
          <table:table-cell table:style-name="Table36.A2" office:value-type="string">
            <text:p text:style-name="P68">HTTP create server:</text:p>
            <text:p text:style-name="P68">- incomingMessage class methods</text:p>
            <text:p text:style-name="P68">- serverResponse class methods</text:p>
            <text:p text:style-name="P68">- handling URL Parameters</text:p>
          </table:table-cell>
          <table:table-cell table:style-name="Table36.B2" office:value-type="string">
            <text:p text:style-name="P68">4 (4-3, 4-4, 4-5), 28, 29</text:p>
          </table:table-cell>
        </table:table-row>
        <table:table-row>
          <table:table-cell table:style-name="Table36.A2" office:value-type="string">
            <text:p text:style-name="P68">Process:</text:p>
            <text:p text:style-name="P68">- reading Command-Line Arguments</text:p>
          </table:table-cell>
          <table:table-cell table:style-name="Table36.B2" office:value-type="string">
            <text:p text:style-name="P68">30, 31</text:p>
          </table:table-cell>
        </table:table-row>
        <table:table-row>
          <table:table-cell table:style-name="Table36.A2" office:value-type="string">
            <text:p text:style-name="P68">Spawning a Child Process:</text:p>
            <text:p text:style-name="P68">- spawn</text:p>
            <text:p text:style-name="P68">- fork</text:p>
            <text:p text:style-name="P68">- exec</text:p>
          </table:table-cell>
          <table:table-cell table:style-name="Table36.B2" office:value-type="string">
            <text:p text:style-name="P68">5 (page 13-15), 1 (page 69-74), 32</text:p>
          </table:table-cell>
        </table:table-row>
        <table:table-row>
          <table:table-cell table:style-name="Table36.A2" office:value-type="string">
            <text:p text:style-name="P68">socket.io basic operations:</text:p>
            <text:p text:style-name="P68">- include in application</text:p>
            <text:p text:style-name="P68">- create connection</text:p>
            <text:p text:style-name="P68">- using chanels</text:p>
          </table:table-cell>
          <table:table-cell table:style-name="Table36.B2" office:value-type="string">
            <text:p text:style-name="P68">6 (chapter 3, 5)</text:p>
          </table:table-cell>
        </table:table-row>
        <table:table-row>
          <table:table-cell table:style-name="Table36.A2" office:value-type="string">
            <text:p text:style-name="P68">Express:</text:p>
            <text:p text:style-name="P68">- authenticating with Passport</text:p>
          </table:table-cell>
          <table:table-cell table:style-name="Table36.B2" office:value-type="string">
            <text:p text:style-name="P68">33</text:p>
          </table:table-cell>
        </table:table-row>
        <table:table-row>
          <table:table-cell table:style-name="Table36.A2" office:value-type="string">
            <text:p text:style-name="P68">Debugging modules and applications</text:p>
          </table:table-cell>
          <table:table-cell table:style-name="Table36.B2" office:value-type="string">
            <text:p text:style-name="P68">4 (12.1, 12.2, 12.3), 1 (18), 2 (page 19-22)</text:p>
          </table:table-cell>
        </table:table-row>
        <table:table-row>
          <table:table-cell table:style-name="Table36.A2" office:value-type="string">
            <text:p text:style-name="P68">Understanding the boomerang effect or callback hell</text:p>
          </table:table-cell>
          <table:table-cell table:style-name="Table36.B2" office:value-type="string">
            <text:p text:style-name="P68">1 (page 177-183)</text:p>
          </table:table-cell>
        </table:table-row>
        <table:table-row>
          <table:table-cell table:style-name="Table36.A2" office:value-type="string">
            <text:p text:style-name="P68">Meteor.js:</text:p>
            <text:p text:style-name="P68"><text:soft-page-break/>- main concept</text:p>
          </table:table-cell>
          <table:table-cell table:style-name="Table36.B2" office:value-type="string">
            <text:p text:style-name="P68">8 (chapter 3)</text:p>
          </table:table-cell>
        </table:table-row>
      </table:table>
      <text:p text:style-name="P66"/>
      <text:p text:style-name="P168"><text:span text:style-name="T5">References</text:span><text:span text:style-name="T6"> 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header-rows>
          <table:table-row>
            <table:table-cell table:style-name="Table37.A1" office:value-type="string">
              <text:p text:style-name="P20">ID</text:p>
            </table:table-cell>
            <table:table-cell table:style-name="Table37.A1" office:value-type="string">
              <text:p text:style-name="P20">Reference</text:p>
            </table:table-cell>
            <table:table-cell table:style-name="Table37.A1" office:value-type="string">
              <text:p text:style-name="P20">Location</text:p>
            </table:table-cell>
          </table:table-row>
        </table:table-header-rows>
        <table:table-row>
          <table:table-cell table:style-name="Table37.A2" office:value-type="string">
            <text:p text:style-name="P16">1</text:p>
          </table:table-cell>
          <table:table-cell table:style-name="Table37.A2" office:value-type="string">
            <text:p text:style-name="P16">Professional Node.js / Pedro Teixeira (2013)</text:p>
          </table:table-cell>
          <table:table-cell table:style-name="Table37.C2" office:value-type="string">
            <text:p text:style-name="P16"><text:a xlink:type="simple" xlink:href="http://book-sdo.softservecom.com/browse/book/4974" text:style-name="Internet_20_link" text:visited-style-name="Visited_20_Internet_20_Link">Books </text:a><text:a xlink:type="simple" xlink:href="http://book-sdo.softservecom.com/browse/book/4974" text:style-name="Internet_20_link" text:visited-style-name="Visited_20_Internet_20_Link">Portal</text:a></text:p>
          </table:table-cell>
        </table:table-row>
        <table:table-row>
          <table:table-cell table:style-name="Table37.A2" office:value-type="string">
            <text:p text:style-name="P16">2</text:p>
          </table:table-cell>
          <table:table-cell table:style-name="Table37.A2" office:value-type="string">
            <text:p text:style-name="P16">Learning Node.js / Marc Wandschneider (2013)</text:p>
          </table:table-cell>
          <table:table-cell table:style-name="Table37.C3" office:value-type="string">
            <text:p text:style-name="P16"><text:a xlink:type="simple" xlink:href="http://book-sdo.softservecom.com/browse/book/496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7.A2" office:value-type="string">
            <text:p text:style-name="Table_20_Contents">3</text:p>
          </table:table-cell>
          <table:table-cell table:style-name="Table37.A2" office:value-type="string">
            <text:p text:style-name="Table_20_Contents">Jump Start Node.js / DON NGUYEN (2012)</text:p>
          </table:table-cell>
          <table:table-cell table:style-name="Table37.C4" office:value-type="string">
            <text:p text:style-name="Table_20_Contents"><text:a xlink:type="simple" xlink:href="http://book-sdo.softservecom.com/browse/book/4960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7.A2" office:value-type="string">
            <text:p text:style-name="Table_20_Contents">4</text:p>
          </table:table-cell>
          <table:table-cell table:style-name="Table37.A2" office:value-type="string">
            <text:p text:style-name="Table_20_Contents">Node.js Recipes / Cory Gackenheimer (2013)</text:p>
          </table:table-cell>
          <table:table-cell table:style-name="Table37.C5" office:value-type="string">
            <text:p text:style-name="Table_20_Contents"><text:a xlink:type="simple" xlink:href="http://book-sdo.softservecom.com/browse/book/4969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7.A2" office:value-type="string">
            <text:p text:style-name="Table_20_Contents">5</text:p>
          </table:table-cell>
          <table:table-cell table:style-name="Table37.A2" office:value-type="string">
            <text:p text:style-name="Table_20_Contents">Node.js the Right Way / Jim R. Wilson (2013)</text:p>
          </table:table-cell>
          <table:table-cell table:style-name="Table37.C6" office:value-type="string">
            <text:p text:style-name="Table_20_Contents"><text:a xlink:type="simple" xlink:href="http://book-sdo.softservecom.com/browse/book/4970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7.A2" office:value-type="string">
            <text:p text:style-name="Table_20_Contents">6</text:p>
          </table:table-cell>
          <table:table-cell table:style-name="Table37.A2" office:value-type="string">
            <text:p text:style-name="Table_20_Contents">Socket.IO Real-time Web Application Development / Rohit Rai (2013)</text:p>
          </table:table-cell>
          <table:table-cell table:style-name="Table37.C7" office:value-type="string">
            <text:p text:style-name="Table_20_Contents"><text:a xlink:type="simple" xlink:href="http://book-sdo.softservecom.com/browse/book/4978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7.A2" office:value-type="string">
            <text:p text:style-name="Table_20_Contents">7</text:p>
          </table:table-cell>
          <table:table-cell table:style-name="Table37.A2" office:value-type="string">
            <text:p text:style-name="P16">Async.js</text:p>
          </table:table-cell>
          <table:table-cell table:style-name="Table37.C8" office:value-type="string">
            <text:p text:style-name="Table_20_Contents"><text:a xlink:type="simple" xlink:href="https://github.com/caolan/async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8</text:p>
          </table:table-cell>
          <table:table-cell table:style-name="Table37.A2" office:value-type="string">
            <text:p text:style-name="Table_20_Contents">Getting Started with Meteor.js JavaScript Framework / Isaac Strack (2012)</text:p>
          </table:table-cell>
          <table:table-cell table:style-name="Table37.C9" office:value-type="string">
            <text:p text:style-name="Table_20_Contents"><text:a xlink:type="simple" xlink:href="http://book-sdo.softservecom.com/browse/book/4955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7.A2" office:value-type="string">
            <text:p text:style-name="Table_20_Contents">9</text:p>
          </table:table-cell>
          <table:table-cell table:style-name="Table37.A2" office:value-type="string">
            <text:p text:style-name="P16">Promises in Node.js – An Alternative to Callbacks</text:p>
          </table:table-cell>
          <table:table-cell table:style-name="Table37.C10" office:value-type="string">
            <text:p text:style-name="Table_20_Contents"><text:a xlink:type="simple" xlink:href="https://strongloop.com/strongblog/promises-in-node-js-an-alternative-to-callback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10</text:p>
          </table:table-cell>
          <table:table-cell table:style-name="Table37.A2" office:value-type="string">
            <text:p text:style-name="P16">Specifics of npm's package.json handling</text:p>
          </table:table-cell>
          <table:table-cell table:style-name="Table37.C11" office:value-type="string">
            <text:p text:style-name="Table_20_Contents"><text:a xlink:type="simple" xlink:href="https://docs.npmjs.com/files/package.jso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11</text:p>
          </table:table-cell>
          <table:table-cell table:style-name="Table37.A2" office:value-type="string">
            <text:p text:style-name="P16">Using a package.json</text:p>
          </table:table-cell>
          <table:table-cell table:style-name="Table37.C12" office:value-type="string">
            <text:p text:style-name="Table_20_Contents"><text:a xlink:type="simple" xlink:href="https://docs.npmjs.com/getting-started/using-a-package.jso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12</text:p>
          </table:table-cell>
          <table:table-cell table:style-name="Table37.A2" office:value-type="string">
            <text:p text:style-name="P16">__dirname</text:p>
          </table:table-cell>
          <table:table-cell table:style-name="Table37.C13" office:value-type="string">
            <text:p text:style-name="Table_20_Contents"><text:a xlink:type="simple" xlink:href="https://nodejs.org/docs/latest/api/globals.html#globals_dirnam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13</text:p>
          </table:table-cell>
          <table:table-cell table:style-name="Table37.A2" office:value-type="string">
            <text:p text:style-name="P16">__filename</text:p>
          </table:table-cell>
          <table:table-cell table:style-name="Table37.C14" office:value-type="string">
            <text:p text:style-name="Table_20_Contents"><text:a xlink:type="simple" xlink:href="https://nodejs.org/docs/latest/api/globals.html#globals_filenam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14</text:p>
          </table:table-cell>
          <table:table-cell table:style-name="Table37.A2" office:value-type="string">
            <text:p text:style-name="P16">http.createServer</text:p>
          </table:table-cell>
          <table:table-cell table:style-name="Table37.C15" office:value-type="string">
            <text:p text:style-name="Table_20_Contents"><text:a xlink:type="simple" xlink:href="https://nodejs.org/docs/latest/api/http.html#http_http_createserver_requestlistener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15</text:p>
          </table:table-cell>
          <table:table-cell table:style-name="Table37.A2" office:value-type="string">
            <text:p text:style-name="P16">fs.open</text:p>
          </table:table-cell>
          <table:table-cell table:style-name="Table37.C16" office:value-type="string">
            <text:p text:style-name="Table_20_Contents"><text:a xlink:type="simple" xlink:href="https://nodejs.org/docs/latest/api/fs.html#fs_fs_open_path_flags_mode_callback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16</text:p>
          </table:table-cell>
          <table:table-cell table:style-name="Table37.A2" office:value-type="string">
            <text:p text:style-name="P16">process.cwd</text:p>
          </table:table-cell>
          <table:table-cell table:style-name="Table37.C17" office:value-type="string">
            <text:p text:style-name="Table_20_Contents"><text:a xlink:type="simple" xlink:href="https://nodejs.org/docs/latest/api/process.html#process_process_cwd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17</text:p>
          </table:table-cell>
          <table:table-cell table:style-name="Table37.A2" office:value-type="string">
            <text:p text:style-name="P16">Understanding directory references in Node.js</text:p>
          </table:table-cell>
          <table:table-cell table:style-name="Table37.C18" office:value-type="string">
            <text:p text:style-name="Table_20_Contents"><text:a xlink:type="simple" xlink:href="https://www.hacksparrow.com/understanding-directory-references-in-node-js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18</text:p>
          </table:table-cell>
          <table:table-cell table:style-name="Table37.A2" office:value-type="string">
            <text:p text:style-name="P16">Pro Express.js.pdf</text:p>
          </table:table-cell>
          <table:table-cell table:style-name="Table37.C19" office:value-type="string">
            <text:p text:style-name="Table_20_Contents"><text:a xlink:type="simple" xlink:href="http://book-sdo.softservecom.com/browse/book/5226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37.A2" office:value-type="string">
            <text:p text:style-name="Table_20_Contents">19</text:p>
          </table:table-cell>
          <table:table-cell table:style-name="Table37.A2" office:value-type="string">
            <text:p text:style-name="P16">Core Modules</text:p>
          </table:table-cell>
          <table:table-cell table:style-name="Table37.C20" office:value-type="string">
            <text:p text:style-name="Table_20_Contents"><text:a xlink:type="simple" xlink:href="https://nodejs.org/dist/latest-v6.x/docs/api/modules.html#modules_core_module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20</text:p>
          </table:table-cell>
          <table:table-cell table:style-name="Table37.A2" office:value-type="string">
            <text:p text:style-name="P16">Node.js Events and EventEmitter</text:p>
          </table:table-cell>
          <table:table-cell table:style-name="Table37.C21" office:value-type="string">
            <text:p text:style-name="Table_20_Contents"><text:a xlink:type="simple" xlink:href="https://www.sitepoint.com/nodejs-events-and-eventemitter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21</text:p>
          </table:table-cell>
          <table:table-cell table:style-name="Table37.A2" office:value-type="string">
            <text:p text:style-name="P16">Node.js Async Await in ES7</text:p>
          </table:table-cell>
          <table:table-cell table:style-name="Table37.C22" office:value-type="string">
            <text:p text:style-name="Table_20_Contents"><text:a xlink:type="simple" xlink:href="http://stackabuse.com/node-js-async-await-in-es7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22</text:p>
          </table:table-cell>
          <table:table-cell table:style-name="Table37.A2" office:value-type="string">
            <text:p text:style-name="P16">Running scripts with npm</text:p>
          </table:table-cell>
          <table:table-cell table:style-name="Table37.C23" office:value-type="string">
            <text:p text:style-name="Table_20_Contents"><text:a xlink:type="simple" xlink:href="https://blog.jayway.com/2014/03/28/running-scripts-with-npm/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37.A2" office:value-type="string">
            <text:p text:style-name="Table_20_Contents">23</text:p>
          </table:table-cell>
          <table:table-cell table:style-name="Table37.A2" office:value-type="string">
            <text:p text:style-name="P16">How to Use npm as a Build Tool</text:p>
          </table:table-cell>
          <table:table-cell table:style-name="Table37.C24" office:value-type="string">
            <text:p text:style-name="Table_20_Contents"><text:a xlink:type="simple" xlink:href="https://www.keithcirkel.co.uk/how-to-use-npm-as-a-build-tool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24</text:p>
          </table:table-cell>
          <table:table-cell table:style-name="Table37.A2" office:value-type="string">
            <text:p text:style-name="P16">fs.read</text:p>
          </table:table-cell>
          <table:table-cell table:style-name="Table37.C25" office:value-type="string">
            <text:p text:style-name="Table_20_Contents"><text:a xlink:type="simple" xlink:href="https://nodejs.org/dist/latest-v6.x/docs/api/fs.html#fs_fs_read_fd_buffer_offset_length_position_callback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25</text:p>
          </table:table-cell>
          <table:table-cell table:style-name="Table37.A2" office:value-type="string">
            <text:p text:style-name="P16">fs.readFile</text:p>
          </table:table-cell>
          <table:table-cell table:style-name="Table37.C26" office:value-type="string">
            <text:p text:style-name="Table_20_Contents"><text:a xlink:type="simple" xlink:href="https://nodejs.org/dist/latest-v6.x/docs/api/fs.html#fs_fs_readfile_file_options_callback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26</text:p>
          </table:table-cell>
          <table:table-cell table:style-name="Table37.A2" office:value-type="string">
            <text:p text:style-name="P16">fs.write</text:p>
          </table:table-cell>
          <table:table-cell table:style-name="Table37.C27" office:value-type="string">
            <text:p text:style-name="Table_20_Contents"><text:a xlink:type="simple" xlink:href="https://nodejs.org/dist/latest-v6.x/docs/api/fs.html#fs_fs_write_fd_buffer_offset_length_position_callback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27</text:p>
          </table:table-cell>
          <table:table-cell table:style-name="Table37.A2" office:value-type="string">
            <text:p text:style-name="P16">fs.writeFile</text:p>
          </table:table-cell>
          <table:table-cell table:style-name="Table37.C28" office:value-type="string">
            <text:p text:style-name="Table_20_Contents"><text:a xlink:type="simple" xlink:href="https://nodejs.org/dist/latest-v6.x/docs/api/fs.html#fs_fs_writefile_file_data_options_callback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28</text:p>
          </table:table-cell>
          <table:table-cell table:style-name="Table37.A2" office:value-type="string">
            <text:p text:style-name="P16">Class: http.IncomingMessage</text:p>
          </table:table-cell>
          <table:table-cell table:style-name="Table37.C29" office:value-type="string">
            <text:p text:style-name="Table_20_Contents"><text:a xlink:type="simple" xlink:href="https://nodejs.org/dist/latest-v6.x/docs/api/http.html#http_class_http_incomingmessag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29</text:p>
          </table:table-cell>
          <table:table-cell table:style-name="Table37.A2" office:value-type="string">
            <text:p text:style-name="P16">Class: http.ServerResponse</text:p>
          </table:table-cell>
          <table:table-cell table:style-name="Table37.C30" office:value-type="string">
            <text:p text:style-name="Table_20_Contents"><text:a xlink:type="simple" xlink:href="https://nodejs.org/dist/latest-v6.x/docs/api/http.html#http_class_http_serverrespons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30</text:p>
          </table:table-cell>
          <table:table-cell table:style-name="Table37.A2" office:value-type="string">
            <text:p text:style-name="P16">How to parse command line arguments</text:p>
          </table:table-cell>
          <table:table-cell table:style-name="Table37.C31" office:value-type="string">
            <text:p text:style-name="Table_20_Contents"><text:a xlink:type="simple" xlink:href="https://docs.nodejitsu.com/articles/command-line/how-to-parse-command-line-argument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31</text:p>
          </table:table-cell>
          <table:table-cell table:style-name="Table37.A2" office:value-type="string">
            <text:p text:style-name="P16">Using Command Line Arguments in a Node Script</text:p>
          </table:table-cell>
          <table:table-cell table:style-name="Table37.C32" office:value-type="string">
            <text:p text:style-name="Table_20_Contents"><text:a xlink:type="simple" xlink:href="http://justindavis.co/2014/11/24/using-command-line-arguments-in-a-node-script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32</text:p>
          </table:table-cell>
          <table:table-cell table:style-name="Table37.A2" office:value-type="string">
            <text:p text:style-name="P16">Understanding execFile, spawn, exec, and fork in Node.js</text:p>
          </table:table-cell>
          <table:table-cell table:style-name="Table37.C33" office:value-type="string">
            <text:p text:style-name="Table_20_Contents"><text:a xlink:type="simple" xlink:href="https://dzone.com/articles/understanding-execfile-spawn-exec-and-fork-in-node" text:style-name="Internet_20_link" text:visited-style-name="Visited_20_Internet_20_Link"><text:span text:style-name="T2">Website</text:span></text:a></text:p>
          </table:table-cell>
        </table:table-row>
        <text:soft-page-break/>
        <table:table-row>
          <table:table-cell table:style-name="Table37.A2" office:value-type="string">
            <text:p text:style-name="Table_20_Contents">33</text:p>
          </table:table-cell>
          <table:table-cell table:style-name="Table37.A2" office:value-type="string">
            <text:p text:style-name="P16">Tutorial for Passport.js authentication in a Node.js Express application</text:p>
          </table:table-cell>
          <table:table-cell table:style-name="Table37.C34" office:value-type="string">
            <text:p text:style-name="Table_20_Contents"><text:a xlink:type="simple" xlink:href="https://www.jokecamp.com/tutorial-passportjs-authentication-in-nodej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35</text:p>
          </table:table-cell>
          <table:table-cell table:style-name="Table37.A2" office:value-type="string">
            <text:p text:style-name="P16">What is the use of fd (file descriptor) in node js</text:p>
          </table:table-cell>
          <table:table-cell table:style-name="Table37.C35" office:value-type="string">
            <text:p text:style-name="Table_20_Contents"><text:a xlink:type="simple" xlink:href="http://stackoverflow.com/questions/36771266/what-is-the-use-of-fd-file-descriptor-in-node-j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36</text:p>
          </table:table-cell>
          <table:table-cell table:style-name="Table37.A2" office:value-type="string">
            <text:p text:style-name="P16">How to Create a Node.js Cluster for Speeding Up Your Apps</text:p>
          </table:table-cell>
          <table:table-cell table:style-name="Table37.C36" office:value-type="string">
            <text:p text:style-name="Table_20_Contents"><text:a xlink:type="simple" xlink:href="https://www.sitepoint.com/how-to-create-a-node-js-cluster-for-speeding-up-your-app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 37</text:p>
          </table:table-cell>
          <table:table-cell table:style-name="Table37.A2" office:value-type="string">
            <text:p text:style-name="P16">Node Hero - Monitoring Node.js Applications</text:p>
          </table:table-cell>
          <table:table-cell table:style-name="Table37.C37" office:value-type="string">
            <text:p text:style-name="Table_20_Contents"><text:a xlink:type="simple" xlink:href="https://blog.risingstack.com/node-hero-monitoring-node-js-application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 38</text:p>
          </table:table-cell>
          <table:table-cell table:style-name="Table37.A2" office:value-type="string">
            <text:p text:style-name="P16">newrelic offical site</text:p>
          </table:table-cell>
          <table:table-cell table:style-name="Table37.C38" office:value-type="string">
            <text:p text:style-name="Table_20_Contents"><text:a xlink:type="simple" xlink:href="https://newrelic.com/nodej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 39</text:p>
          </table:table-cell>
          <table:table-cell table:style-name="Table37.A2" office:value-type="string">
            <text:p text:style-name="P16">rabbit.js</text:p>
          </table:table-cell>
          <table:table-cell table:style-name="Table37.C39" office:value-type="string">
            <text:p text:style-name="Table_20_Contents"><text:a xlink:type="simple" xlink:href="http://www.squaremobius.net/rabbit.j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 40</text:p>
          </table:table-cell>
          <table:table-cell table:style-name="Table37.A2" office:value-type="string">
            <text:p text:style-name="P16">hapijs offical site</text:p>
          </table:table-cell>
          <table:table-cell table:style-name="Table37.C40" office:value-type="string">
            <text:p text:style-name="Table_20_Contents"><text:a xlink:type="simple" xlink:href="https://hapijs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 41</text:p>
          </table:table-cell>
          <table:table-cell table:style-name="Table37.A2" office:value-type="string">
            <text:p text:style-name="P16">KOA offical site</text:p>
          </table:table-cell>
          <table:table-cell table:style-name="Table37.C41" office:value-type="string">
            <text:p text:style-name="Table_20_Contents"><text:a xlink:type="simple" xlink:href="http://koajs.com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 42</text:p>
          </table:table-cell>
          <table:table-cell table:style-name="Table37.A2" office:value-type="string">
            <text:p text:style-name="P16">Node Hero - Node.js Unit Testing Tutorial</text:p>
          </table:table-cell>
          <table:table-cell table:style-name="Table37.C42" office:value-type="string">
            <text:p text:style-name="Table_20_Contents"><text:a xlink:type="simple" xlink:href="https://blog.risingstack.com/node-hero-node-js-unit-testing-tutorial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 43</text:p>
          </table:table-cell>
          <table:table-cell table:style-name="Table37.A2" office:value-type="string">
            <text:p text:style-name="P16">Mocha</text:p>
          </table:table-cell>
          <table:table-cell table:style-name="Table37.C43" office:value-type="string">
            <text:p text:style-name="Table_20_Contents"><text:a xlink:type="simple" xlink:href="http://unitjs.com/guide/mocha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 44</text:p>
          </table:table-cell>
          <table:table-cell table:style-name="Table37.A2" office:value-type="string">
            <text:p text:style-name="P16">How to spawn a child process - the basics</text:p>
          </table:table-cell>
          <table:table-cell table:style-name="Table37.C44" office:value-type="string">
            <text:p text:style-name="Table_20_Contents"><text:a xlink:type="simple" xlink:href="https://docs.nodejitsu.com/articles/child-processes/how-to-spawn-a-child-proces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 45</text:p>
          </table:table-cell>
          <table:table-cell table:style-name="Table37.A2" office:value-type="string">
            <text:p text:style-name="P16">node_child_processes</text:p>
          </table:table-cell>
          <table:table-cell table:style-name="Table37.C45" office:value-type="string">
            <text:p text:style-name="Table_20_Contents"><text:a xlink:type="simple" xlink:href="https://gist.github.com/leommoore/4484379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 46</text:p>
          </table:table-cell>
          <table:table-cell table:style-name="Table37.A2" office:value-type="string">
            <text:p text:style-name="P16">Node.js - Process</text:p>
          </table:table-cell>
          <table:table-cell table:style-name="Table37.C46" office:value-type="string">
            <text:p text:style-name="Table_20_Contents"><text:a xlink:type="simple" xlink:href="https://www.tutorialspoint.com/nodejs/nodejs_process.htm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47</text:p>
          </table:table-cell>
          <table:table-cell table:style-name="Table37.A2" office:value-type="string">
            <text:p text:style-name="P16">Event: 'exit'</text:p>
          </table:table-cell>
          <table:table-cell table:style-name="Table37.C47" office:value-type="string">
            <text:p text:style-name="Table_20_Contents"><text:a xlink:type="simple" xlink:href="https://nodejs.org/api/process.html#process_event_exi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48</text:p>
          </table:table-cell>
          <table:table-cell table:style-name="Table37.A2" office:value-type="string">
            <text:p text:style-name="P16">Exit Codes</text:p>
          </table:table-cell>
          <table:table-cell table:style-name="Table37.C48" office:value-type="string">
            <text:p text:style-name="Table_20_Contents"><text:a xlink:type="simple" xlink:href="https://nodejs.org/api/process.html#process_exit_code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49</text:p>
          </table:table-cell>
          <table:table-cell table:style-name="Table37.A2" office:value-type="string">
            <text:p text:style-name="P16">process.stderr</text:p>
          </table:table-cell>
          <table:table-cell table:style-name="Table37.C49" office:value-type="string">
            <text:p text:style-name="Table_20_Contents"><text:a xlink:type="simple" xlink:href="https://nodejs.org/api/process.html#process_process_stderr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50</text:p>
          </table:table-cell>
          <table:table-cell table:style-name="Table37.A2" office:value-type="string">
            <text:p text:style-name="P16">process.stdin</text:p>
          </table:table-cell>
          <table:table-cell table:style-name="Table37.C50" office:value-type="string">
            <text:p text:style-name="Table_20_Contents"><text:a xlink:type="simple" xlink:href="https://nodejs.org/api/process.html#process_process_stdi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37.A2" office:value-type="string">
            <text:p text:style-name="Table_20_Contents">51</text:p>
          </table:table-cell>
          <table:table-cell table:style-name="Table37.A2" office:value-type="string">
            <text:p text:style-name="P16">process.stdout</text:p>
          </table:table-cell>
          <table:table-cell table:style-name="Table37.C51" office:value-type="string">
            <text:p text:style-name="Table_20_Contents"><text:a xlink:type="simple" xlink:href="https://nodejs.org/api/process.html#process_process_stdout" text:style-name="Internet_20_link" text:visited-style-name="Visited_20_Internet_20_Link"><text:span text:style-name="T2">Website</text:span></text:a></text:p>
          </table:table-cell>
        </table:table-row>
      </table:table>
      <text:p text:style-name="Text_20_body"/>
      <text:h text:style-name="Heading_20_2" text:outline-level="2"><text:bookmark-start text:name="__RefHeading___Toc8657_917994512"/><text:bookmark text:name="JavaScript–Mobile(webUI3.0)-Construction-JavaScript–Mobile"/>Construction - JavaScript – Mobile<text:bookmark-end text:name="__RefHeading___Toc8657_917994512"/></text:h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12">KI Description</text:p>
          </table:table-cell>
          <table:table-cell table:style-name="Table39.B1" office:value-type="string">
            <text:p text:style-name="P12">Reference</text:p>
          </table:table-cell>
        </table:table-row>
        <table:table-row>
          <table:table-cell table:style-name="Table39.A2" office:value-type="string">
            <text:p text:style-name="P72">Mobile apps types</text:p>
          </table:table-cell>
          <table:table-cell table:style-name="Table39.B2" office:value-type="string">
            <text:p text:style-name="P72">1</text:p>
          </table:table-cell>
        </table:table-row>
        <table:table-row>
          <table:table-cell table:style-name="Table39.A2" office:value-type="string">
            <text:p text:style-name="P72">WebView concept</text:p>
          </table:table-cell>
          <table:table-cell table:style-name="Table39.B2" office:value-type="string">
            <text:p text:style-name="P72">2, 3, 4</text:p>
          </table:table-cell>
        </table:table-row>
        <table:table-row>
          <table:table-cell table:style-name="Table39.A2" office:value-type="string">
            <text:p text:style-name="P72">Main concept of hybrid applications</text:p>
          </table:table-cell>
          <table:table-cell table:style-name="Table39.B2" office:value-type="string">
            <text:p text:style-name="P72">5(1), 6, 7, 8</text:p>
          </table:table-cell>
        </table:table-row>
        <table:table-row>
          <table:table-cell table:style-name="Table39.A2" office:value-type="string">
            <text:p text:style-name="P72">Mobile app development tools</text:p>
          </table:table-cell>
          <table:table-cell table:style-name="Table39.B2" office:value-type="string">
            <text:p text:style-name="P72">1, 8 - 14</text:p>
          </table:table-cell>
        </table:table-row>
      </table:table>
      <text:p text:style-name="Standard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12">KI Description</text:p>
          </table:table-cell>
          <table:table-cell table:style-name="Table40.B1" office:value-type="string">
            <text:p text:style-name="P12">Reference</text:p>
          </table:table-cell>
        </table:table-row>
        <table:table-row>
          <table:table-cell table:style-name="Table40.A2" office:value-type="string">
            <text:p text:style-name="P72">Using of geolocation</text:p>
          </table:table-cell>
          <table:table-cell table:style-name="Table40.B2" office:value-type="string">
            <text:p text:style-name="P72">25-28</text:p>
          </table:table-cell>
        </table:table-row>
        <table:table-row>
          <table:table-cell table:style-name="Table40.A2" office:value-type="string">
            <text:p text:style-name="P72">Using of camera</text:p>
          </table:table-cell>
          <table:table-cell table:style-name="Table40.B2" office:value-type="string">
            <text:p text:style-name="P72">21-24</text:p>
          </table:table-cell>
        </table:table-row>
        <table:table-row>
          <table:table-cell table:style-name="Table40.A2" office:value-type="string">
            <text:p text:style-name="P72">Native, Web, Hybrid Apps: advantages and disadvantages</text:p>
          </table:table-cell>
          <table:table-cell table:style-name="Table40.B2" office:value-type="string">
            <text:p text:style-name="P72">2(1), 29-32</text:p>
          </table:table-cell>
        </table:table-row>
        <table:table-row>
          <table:table-cell table:style-name="Table40.A2" office:value-type="string">
            <text:p text:style-name="P72">Mobile development: app debugging</text:p>
          </table:table-cell>
          <table:table-cell table:style-name="Table40.B2" office:value-type="string">
            <text:p text:style-name="P72">5 (page 435-451), 18, 19, 20</text:p>
          </table:table-cell>
        </table:table-row>
        <table:table-row>
          <table:table-cell table:style-name="Table40.A2" office:value-type="string">
            <text:p text:style-name="P72">Mobile development flow:</text:p>
            <text:p text:style-name="P72">- create new application </text:p>
            <text:p text:style-name="P72">- build </text:p>
            <text:p text:style-name="P72">- install to device(iPhone, android, winPhone)</text:p>
          </table:table-cell>
          <table:table-cell table:style-name="Table40.B2" office:value-type="string">
            <text:p text:style-name="P72">8, 10, 15, 16, 17</text:p>
          </table:table-cell>
        </table:table-row>
      </table:table>
      <text:p text:style-name="Standard"/>
      <text:p text:style-name="Standard">References</text:p>
      <text:p text:style-name="Standard"> </text:p>
      <table:table table:name="Table41" table:style-name="Table41">
        <table:table-column table:style-name="Table41.A"/>
        <table:table-column table:style-name="Table41.B"/>
        <table:table-column table:style-name="Table41.C"/>
        <table:table-header-rows>
          <table:table-row>
            <table:table-cell table:style-name="Table41.A1" office:value-type="string">
              <text:p text:style-name="P20">ID</text:p>
            </table:table-cell>
            <table:table-cell table:style-name="Table41.A1" office:value-type="string">
              <text:p text:style-name="P20">Reference</text:p>
            </table:table-cell>
            <table:table-cell table:style-name="Table41.A1" office:value-type="string">
              <text:p text:style-name="P20">Location</text:p>
            </table:table-cell>
          </table:table-row>
        </table:table-header-rows>
        <table:table-row>
          <table:table-cell table:style-name="Table41.A2" office:value-type="string">
            <text:p text:style-name="Table_20_Contents">1</text:p>
          </table:table-cell>
          <table:table-cell table:style-name="Table41.A2" office:value-type="string">
            <text:p text:style-name="Table_20_Contents">Mobile: Native Apps, Web Apps, and Hybrid Apps</text:p>
          </table:table-cell>
          <table:table-cell table:style-name="Table41.C2" office:value-type="string">
            <text:p text:style-name="Table_20_Contents"><text:a xlink:type="simple" xlink:href="https://www.nngroup.com/articles/mobile-native-apps/" text:style-name="Internet_20_link" text:visited-style-name="Visited_20_Internet_20_Link"><text:span text:style-name="T2">Website</text:span></text:a></text:p>
          </table:table-cell>
        </table:table-row>
        <text:soft-page-break/>
        <table:table-row>
          <table:table-cell table:style-name="Table41.A2" office:value-type="string">
            <text:p text:style-name="Table_20_Contents">2</text:p>
          </table:table-cell>
          <table:table-cell table:style-name="Table41.A2" office:value-type="string">
            <text:p text:style-name="Table_20_Contents">Building Hybrid Android Apps with Java and JavaScript / Nizamettin Gok, Nitin Khanna (2013)</text:p>
          </table:table-cell>
          <table:table-cell table:style-name="Table41.C3" office:value-type="string">
            <text:p text:style-name="Table_20_Contents"><text:a xlink:type="simple" xlink:href="http://book-sdo.softservecom.com/browse/book/4950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41.A2" office:value-type="string">
            <text:p text:style-name="Table_20_Contents">3</text:p>
          </table:table-cell>
          <table:table-cell table:style-name="Table41.A2" office:value-type="string">
            <text:p text:style-name="Table_20_Contents">WebView</text:p>
          </table:table-cell>
          <table:table-cell table:style-name="Table41.C4" office:value-type="string">
            <text:p text:style-name="Table_20_Contents"><text:a xlink:type="simple" xlink:href="http://www.stevesouders.com/blog/2014/10/09/do-u-webview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4</text:p>
          </table:table-cell>
          <table:table-cell table:style-name="Table41.A2" office:value-type="string">
            <text:p text:style-name="Table_20_Contents">Webview (Github.com)</text:p>
          </table:table-cell>
          <table:table-cell table:style-name="Table41.C5" office:value-type="string">
            <text:p text:style-name="Table_20_Contents"><text:a xlink:type="simple" xlink:href="https://github.com/SoftServeLearning/top-phonegap-mistakes#webview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5</text:p>
          </table:table-cell>
          <table:table-cell table:style-name="Table41.A2" office:value-type="string">
            <text:p text:style-name="Table_20_Contents">Programming the Mobile Web / Maximiliano Firtman (2010)</text:p>
          </table:table-cell>
          <table:table-cell table:style-name="Table41.C6" office:value-type="string">
            <text:p text:style-name="Table_20_Contents"><text:a xlink:type="simple" xlink:href="http://book-sdo.softservecom.com/browse/book/4982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41.A2" office:value-type="string">
            <text:p text:style-name="Table_20_Contents">6</text:p>
          </table:table-cell>
          <table:table-cell table:style-name="Table41.A2" office:value-type="string">
            <text:p text:style-name="Table_20_Contents">How to build a hybrid app that performs like native — yes, it can be done</text:p>
          </table:table-cell>
          <table:table-cell table:style-name="Table41.C7" office:value-type="string">
            <text:p text:style-name="Table_20_Contents"><text:a xlink:type="simple" xlink:href="http://venturebeat.com/2013/11/07/how-to-build-a-hybrid-app-that-performs-like-native-yes-it-can-be-done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7</text:p>
          </table:table-cell>
          <table:table-cell table:style-name="Table41.A2" office:value-type="string">
            <text:p text:style-name="Table_20_Contents">Hybrid or NativeScript—Choosing the Path for You</text:p>
          </table:table-cell>
          <table:table-cell table:style-name="Table41.C8" office:value-type="string">
            <text:p text:style-name="Table_20_Contents"><text:a xlink:type="simple" xlink:href="http://docs.telerik.com/platform/help/getting-started/hybrid-or-nativ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8</text:p>
          </table:table-cell>
          <table:table-cell table:style-name="Table41.A2" office:value-type="string">
            <text:p text:style-name="Table_20_Contents">Hybrid Mobile Apps Part 1: Ionic Framework Basics</text:p>
          </table:table-cell>
          <table:table-cell table:style-name="Table41.C9" office:value-type="string">
            <text:p text:style-name="Table_20_Contents"><text:a xlink:type="simple" xlink:href="http://www.jbssolutions.com/hybrid-mobile-apps-part-1-ionic-framework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9</text:p>
          </table:table-cell>
          <table:table-cell table:style-name="Table41.A2" office:value-type="string">
            <text:p text:style-name="Table_20_Contents">Hybrid Frameworks</text:p>
          </table:table-cell>
          <table:table-cell table:style-name="Table41.C10" office:value-type="string">
            <text:p text:style-name="Table_20_Contents"><text:a xlink:type="simple" xlink:href="https://github.com/SoftServeLearning/top-phonegap-mistakes/blob/master/hybrid-frameworks.md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10</text:p>
          </table:table-cell>
          <table:table-cell table:style-name="Table41.A2" office:value-type="string">
            <text:p text:style-name="Table_20_Contents">React Native. Getting Started</text:p>
          </table:table-cell>
          <table:table-cell table:style-name="Table41.C11" office:value-type="string">
            <text:p text:style-name="Table_20_Contents"><text:a xlink:type="simple" xlink:href="https://facebook.github.io/react-native/docs/getting-started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11</text:p>
          </table:table-cell>
          <table:table-cell table:style-name="Table41.A2" office:value-type="string">
            <text:p text:style-name="Table_20_Contents">Tutorial: Developing a PhoneGap Application</text:p>
          </table:table-cell>
          <table:table-cell table:style-name="Table41.C12" office:value-type="string">
            <text:p text:style-name="Table_20_Contents"><text:a xlink:type="simple" xlink:href="http://coenraets.org/blog/phonegap-tutorial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12</text:p>
          </table:table-cell>
          <table:table-cell table:style-name="Table41.A2" office:value-type="string">
            <text:p text:style-name="Table_20_Contents">PhoneGap Build documentation</text:p>
          </table:table-cell>
          <table:table-cell table:style-name="Table41.C13" office:value-type="string">
            <text:p text:style-name="Table_20_Contents"><text:a xlink:type="simple" xlink:href="http://docs.build.phonegap.com/en_US/index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13</text:p>
          </table:table-cell>
          <table:table-cell table:style-name="Table41.A2" office:value-type="string">
            <text:p text:style-name="Table_20_Contents">AppBuilder documentation</text:p>
          </table:table-cell>
          <table:table-cell table:style-name="Table41.C14" office:value-type="string">
            <text:p text:style-name="Table_20_Contents"><text:a xlink:type="simple" xlink:href="http://docs.telerik.com/platform/appbuilder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14</text:p>
          </table:table-cell>
          <table:table-cell table:style-name="Table41.A2" office:value-type="string">
            <text:p text:style-name="Table_20_Contents">APPGYVER tooling guides</text:p>
          </table:table-cell>
          <table:table-cell table:style-name="Table41.C15" office:value-type="string">
            <text:p text:style-name="Table_20_Contents"><text:a xlink:type="simple" xlink:href="http://docs.appgyver.com/tooling/build-service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15</text:p>
          </table:table-cell>
          <table:table-cell table:style-name="Table41.A2" office:value-type="string">
            <text:p text:style-name="Table_20_Contents">PhoneGap Documentation</text:p>
          </table:table-cell>
          <table:table-cell table:style-name="Table41.C16" office:value-type="string">
            <text:p text:style-name="Table_20_Contents"><text:a xlink:type="simple" xlink:href="http://docs.phonegap.com/en/4.0.0/index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16</text:p>
          </table:table-cell>
          <table:table-cell table:style-name="Table41.A2" office:value-type="string">
            <text:p text:style-name="P16">Titanium SDK and Studio</text:p>
          </table:table-cell>
          <table:table-cell table:style-name="Table41.C17" office:value-type="string">
            <text:p text:style-name="Table_20_Contents"><text:a xlink:type="simple" xlink:href="http://docs.appcelerator.com/titanium/latest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17</text:p>
          </table:table-cell>
          <table:table-cell table:style-name="Table41.A2" office:value-type="string">
            <text:p text:style-name="Table_20_Contents">How to build a hybrid mobile app using Yarn, React Native, MobX and Firebase, 0 to 100 (Real Quick)</text:p>
          </table:table-cell>
          <table:table-cell table:style-name="Table41.C18" office:value-type="string">
            <text:p text:style-name="Table_20_Contents"><text:a xlink:type="simple" xlink:href="https://jsapp.me/react-native-firebase-starter-ebe24d2765d6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18</text:p>
          </table:table-cell>
          <table:table-cell table:style-name="Table41.A2" office:value-type="string">
            <text:p text:style-name="P16">Best Practices for Debugging Cross-platform HTML5 Applications</text:p>
          </table:table-cell>
          <table:table-cell table:style-name="Table41.C19" office:value-type="string">
            <text:p text:style-name="Table_20_Contents"><text:a xlink:type="simple" xlink:href="https://software.intel.com/en-us/articles/best-practices-for-debugging-cross-platform-html5-application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19</text:p>
          </table:table-cell>
          <table:table-cell table:style-name="Table41.A2" office:value-type="string">
            <text:p text:style-name="P16">Six ways to debug a hybrid Worklight application</text:p>
          </table:table-cell>
          <table:table-cell table:style-name="Table41.C20" office:value-type="string">
            <text:p text:style-name="Table_20_Contents"><text:a xlink:type="simple" xlink:href="https://www.ibm.com/developerworks/community/blogs/mobileblog/entry/six_ways_to_debug_a_hybrid_worklight_application?lang=ru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20</text:p>
          </table:table-cell>
          <table:table-cell table:style-name="Table41.A2" office:value-type="string">
            <text:p text:style-name="Table_20_Contents">The State of Hybrid Mobile Development</text:p>
          </table:table-cell>
          <table:table-cell table:style-name="Table41.C21" office:value-type="string">
            <text:p text:style-name="Table_20_Contents"><text:a xlink:type="simple" xlink:href="http://developer.telerik.com/featured/the-state-of-hybrid-mobile-development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21</text:p>
          </table:table-cell>
          <table:table-cell table:style-name="Table41.A2" office:value-type="string">
            <text:p text:style-name="Table_20_Contents">PhoneGap - Camera</text:p>
          </table:table-cell>
          <table:table-cell table:style-name="Table41.C22" office:value-type="string">
            <text:p text:style-name="Table_20_Contents"><text:a xlink:type="simple" xlink:href="http://docs.phonegap.com/en/edge/cordova_camera_camera.md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22</text:p>
          </table:table-cell>
          <table:table-cell table:style-name="Table41.A2" office:value-type="string">
            <text:p text:style-name="P16">Camera and Photo Gallery APIs</text:p>
          </table:table-cell>
          <table:table-cell table:style-name="Table41.C23" office:value-type="string">
            <text:p text:style-name="Table_20_Contents"><text:a xlink:type="simple" xlink:href="http://docs.appcelerator.com/titanium/3.0/#!/guide/Camera_and_Photo_Gallery_API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23</text:p>
          </table:table-cell>
          <table:table-cell table:style-name="Table41.A2" office:value-type="string">
            <text:p text:style-name="Table_20_Contents">Camera (Ionic)</text:p>
          </table:table-cell>
          <table:table-cell table:style-name="Table41.C24" office:value-type="string">
            <text:p text:style-name="Table_20_Contents"><text:a xlink:type="simple" xlink:href="https://ionicframework.com/docs/native/camera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24</text:p>
          </table:table-cell>
          <table:table-cell table:style-name="Table41.A2" office:value-type="string">
            <text:p text:style-name="Table_20_Contents">CameraRoll (React Native)</text:p>
          </table:table-cell>
          <table:table-cell table:style-name="Table41.C25" office:value-type="string">
            <text:p text:style-name="Table_20_Contents"><text:a xlink:type="simple" xlink:href="https://facebook.github.io/react-native/docs/cameraroll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25</text:p>
          </table:table-cell>
          <table:table-cell table:style-name="Table41.A2" office:value-type="string">
            <text:p text:style-name="Table_20_Contents">Geolocation (PhoneGap)</text:p>
          </table:table-cell>
          <table:table-cell table:style-name="Table41.C26" office:value-type="string">
            <text:p text:style-name="Table_20_Contents"><text:a xlink:type="simple" xlink:href="http://docs.phonegap.com/en/edge/cordova_geolocation_geolocation.md.html#Geolocatio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26</text:p>
          </table:table-cell>
          <table:table-cell table:style-name="Table41.A2" office:value-type="string">
            <text:p text:style-name="Table_20_Contents">Titanium.Geolocation</text:p>
          </table:table-cell>
          <table:table-cell table:style-name="Table41.C27" office:value-type="string">
            <text:p text:style-name="Table_20_Contents"><text:a xlink:type="simple" xlink:href="http://docs.appcelerator.com/platform/latest/#!/api/Titanium.Geolocatio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27</text:p>
          </table:table-cell>
          <table:table-cell table:style-name="Table41.A2" office:value-type="string">
            <text:p text:style-name="Table_20_Contents">Geolocation (Ionic)</text:p>
          </table:table-cell>
          <table:table-cell table:style-name="Table41.C28" office:value-type="string">
            <text:p text:style-name="Table_20_Contents"><text:a xlink:type="simple" xlink:href="https://ionicframework.com/docs/native/geolocation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28</text:p>
          </table:table-cell>
          <table:table-cell table:style-name="Table41.A2" office:value-type="string">
            <text:p text:style-name="Table_20_Contents">Geolocation (React Native)</text:p>
          </table:table-cell>
          <table:table-cell table:style-name="Table41.C29" office:value-type="string">
            <text:p text:style-name="Table_20_Contents"><text:a xlink:type="simple" xlink:href="https://facebook.github.io/react-native/docs/geolocation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P16">29</text:p>
          </table:table-cell>
          <table:table-cell table:style-name="Table41.A2" office:value-type="string">
            <text:p text:style-name="P16">Native, HTML5, or Hybrid: Understanding Your Mobile Application Development Options</text:p>
          </table:table-cell>
          <table:table-cell table:style-name="Table41.C30" office:value-type="string">
            <text:p text:style-name="P16"><text:a xlink:type="simple" xlink:href="https://developer.salesforce.com/page/Native,_HTML5,_or_Hybrid:_Understanding_Your_Mobile_Application_Development_Option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30</text:p>
          </table:table-cell>
          <table:table-cell table:style-name="Table41.A2" office:value-type="string">
            <text:p text:style-name="Table_20_Contents">Mobile Web Sites vs. Native Apps vs. Hybrid Apps</text:p>
          </table:table-cell>
          <table:table-cell table:style-name="Table41.C31" office:value-type="string">
            <text:p text:style-name="Table_20_Contents"><text:a xlink:type="simple" xlink:href="https://msdn.microsoft.com/en-us/magazine/dn818502.aspx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31</text:p>
          </table:table-cell>
          <table:table-cell table:style-name="Table41.A2" office:value-type="string">
            <text:p text:style-name="Table_20_Contents">Accelerometer (PhoneGap)</text:p>
          </table:table-cell>
          <table:table-cell table:style-name="Table41.C32" office:value-type="string">
            <text:p text:style-name="Table_20_Contents"><text:a xlink:type="simple" xlink:href="http://docs.phonegap.com/en/edge/cordova_accelerometer_accelerometer.md.html#Accelerometer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32</text:p>
          </table:table-cell>
          <table:table-cell table:style-name="Table41.A2" office:value-type="string">
            <text:p text:style-name="Table_20_Contents">Titanium.Accelerometer</text:p>
          </table:table-cell>
          <table:table-cell table:style-name="Table41.C33" office:value-type="string">
            <text:p text:style-name="Table_20_Contents"><text:a xlink:type="simple" xlink:href="http://docs.appcelerator.com/platform/latest/#!/api/Titanium.Accelerometer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33</text:p>
          </table:table-cell>
          <table:table-cell table:style-name="Table41.A2" office:value-type="string">
            <text:p text:style-name="Table_20_Contents">How to read device Sensor data, like Gyroscope, Accelerometer</text:p>
          </table:table-cell>
          <table:table-cell table:style-name="Table41.C34" office:value-type="string">
            <text:p text:style-name="Table_20_Contents"><text:a xlink:type="simple" xlink:href="https://forum.ionicframework.com/t/how-to-read-device-sensor-data-like-gyroscope-accelerometer/25885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34</text:p>
          </table:table-cell>
          <table:table-cell table:style-name="Table41.A2" office:value-type="string">
            <text:p text:style-name="Table_20_Contents">React native motion manager</text:p>
          </table:table-cell>
          <table:table-cell table:style-name="Table41.C35" office:value-type="string">
            <text:p text:style-name="Table_20_Contents"><text:a xlink:type="simple" xlink:href="https://github.com/SoftServeLearning/react-native-motion-manager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35</text:p>
          </table:table-cell>
          <table:table-cell table:style-name="Table41.A2" office:value-type="string">
            <text:p text:style-name="Table_20_Contents">Managing Memory and Finding Leaks</text:p>
          </table:table-cell>
          <table:table-cell table:style-name="Table41.C36" office:value-type="string">
            <text:p text:style-name="Table_20_Contents"><text:a xlink:type="simple" xlink:href="https://wiki.appcelerator.org/display/guides2/Managing+Memory+and+Finding+Leak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36</text:p>
          </table:table-cell>
          <table:table-cell table:style-name="Table41.A2" office:value-type="string">
            <text:p text:style-name="Table_20_Contents">PhoneGap/Apache Cordova Lifecycle Events</text:p>
          </table:table-cell>
          <table:table-cell table:style-name="Table41.C37" office:value-type="string">
            <text:p text:style-name="Table_20_Contents"><text:a xlink:type="simple" xlink:href="http://www.telerik.com/blogs/phonegap-apache-cordova-lifecycle-event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37</text:p>
          </table:table-cell>
          <table:table-cell table:style-name="Table41.A2" office:value-type="string">
            <text:p text:style-name="P16">Automate crash reporting for your mobile apps</text:p>
          </table:table-cell>
          <table:table-cell table:style-name="Table41.C38" office:value-type="string">
            <text:p text:style-name="Table_20_Contents"><text:a xlink:type="simple" xlink:href="http://www.ibm.com/developerworks/library/mo-mqa-crashreport-app/index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38</text:p>
          </table:table-cell>
          <table:table-cell table:style-name="Table41.A2" office:value-type="string">
            <text:p text:style-name="Table_20_Contents">Native Apps vs. Web Apps: What is the Better Choice?</text:p>
          </table:table-cell>
          <table:table-cell table:style-name="Table41.C39" office:value-type="string">
            <text:p text:style-name="Table_20_Contents"><text:a xlink:type="simple" xlink:href="https://www.lifewire.com/native-apps-vs-web-apps-2373133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39</text:p>
          </table:table-cell>
          <table:table-cell table:style-name="Table41.A2" office:value-type="string">
            <text:p text:style-name="P16">How To Submit an iOS App to the App Store</text:p>
          </table:table-cell>
          <table:table-cell table:style-name="Table41.C40" office:value-type="string">
            <text:p text:style-name="Table_20_Contents"><text:a xlink:type="simple" xlink:href="http://code.tutsplus.com/tutorials/how-to-submit-an-ios-app-to-the-app-store--mobile-16812" text:style-name="Internet_20_link" text:visited-style-name="Visited_20_Internet_20_Link"><text:span text:style-name="T2">Website</text:span></text:a></text:p>
          </table:table-cell>
        </table:table-row>
        <text:soft-page-break/>
        <table:table-row>
          <table:table-cell table:style-name="Table41.A2" office:value-type="string">
            <text:p text:style-name="Table_20_Contents">40</text:p>
          </table:table-cell>
          <table:table-cell table:style-name="Table41.A2" office:value-type="string">
            <text:p text:style-name="Table_20_Contents">Google Play</text:p>
          </table:table-cell>
          <table:table-cell table:style-name="Table41.C41" office:value-type="string">
            <text:p text:style-name="Table_20_Contents"><text:a xlink:type="simple" xlink:href="https://support.google.com/googleplay/android-developer/answer/113469?hl=e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1.A2" office:value-type="string">
            <text:p text:style-name="Table_20_Contents">41</text:p>
          </table:table-cell>
          <table:table-cell table:style-name="Table41.A2" office:value-type="string">
            <text:p text:style-name="Table_20_Contents">Publish Windows apps</text:p>
          </table:table-cell>
          <table:table-cell table:style-name="Table41.C42" office:value-type="string">
            <text:p text:style-name="Table_20_Contents"><text:a xlink:type="simple" xlink:href="https://developer.microsoft.com/en-us/store/publish-apps" text:style-name="Internet_20_link" text:visited-style-name="Visited_20_Internet_20_Link"><text:span text:style-name="T2">Website</text:span></text:a></text:p>
          </table:table-cell>
        </table:table-row>
      </table:table>
      <text:p text:style-name="P22"> </text:p>
      <text:h text:style-name="Heading_20_2" text:outline-level="2"><text:bookmark-start text:name="__RefHeading___Toc8675_917994512"/><text:bookmark text:name="JavaScript–Tools(WebUI3.0)-Construction-JavaScript–Tools"/>Construction - JavaScript – Tools<text:bookmark-end text:name="__RefHeading___Toc8675_917994512"/></text:h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Standard">KI Description</text:p>
          </table:table-cell>
          <table:table-cell table:style-name="Table42.B1" office:value-type="string">
            <text:p text:style-name="Standard">Reference</text:p>
          </table:table-cell>
        </table:table-row>
        <table:table-row>
          <table:table-cell table:style-name="Table42.A2" office:value-type="string">
            <text:p text:style-name="Standard">npm</text:p>
            <text:p text:style-name="Standard">installing node package manager</text:p>
            <text:p text:style-name="Standard">instaling required npm</text:p>
            <text:p text:style-name="Standard">global vs local instalation</text:p>
          </table:table-cell>
          <table:table-cell table:style-name="Table42.B2" office:value-type="string">
            <text:p text:style-name="P72">1 (page 8-12), 2</text:p>
          </table:table-cell>
        </table:table-row>
        <table:table-row>
          <table:table-cell table:style-name="Table42.A2" office:value-type="string">
            <text:p text:style-name="P72">grunt/gulp</text:p>
            <text:p text:style-name="P72">advantages and disadavantages</text:p>
            <text:p text:style-name="P72">run grunt or gulp</text:p>
          </table:table-cell>
          <table:table-cell table:style-name="Table42.B2" office:value-type="string">
            <text:p text:style-name="P72">3, 4</text:p>
          </table:table-cell>
        </table:table-row>
        <table:table-row>
          <table:table-cell table:style-name="Table42.A2" office:value-type="string">
            <text:p text:style-name="P72">bower/jspm</text:p>
            <text:p text:style-name="P72">advantages and disadavantages</text:p>
            <text:p text:style-name="P72">instalation of bower</text:p>
            <text:p text:style-name="P72">get needed dependencies</text:p>
          </table:table-cell>
          <table:table-cell table:style-name="Table42.B2" office:value-type="string">
            <text:p text:style-name="P72">5, 6 (page 97-98), 7</text:p>
          </table:table-cell>
        </table:table-row>
        <table:table-row>
          <table:table-cell table:style-name="Table42.A2" office:value-type="string">
            <text:p text:style-name="P72">Karma</text:p>
            <text:p text:style-name="P72">how it works</text:p>
            <text:p text:style-name="P72">structure of config file</text:p>
          </table:table-cell>
          <table:table-cell table:style-name="Table42.B2" office:value-type="string">
            <text:p text:style-name="P72"><text:s/>8</text:p>
          </table:table-cell>
        </table:table-row>
        <table:table-row>
          <table:table-cell table:style-name="Table42.A2" office:value-type="string">
            <text:p text:style-name="P72">Casper.js/Nightwatch.js</text:p>
            <text:p text:style-name="P72">what is</text:p>
            <text:p text:style-name="P72">creating of simple tests</text:p>
          </table:table-cell>
          <table:table-cell table:style-name="Table42.B2" office:value-type="string">
            <text:p text:style-name="P72">9, 10</text:p>
          </table:table-cell>
        </table:table-row>
        <table:table-row>
          <table:table-cell table:style-name="Table42.A2" office:value-type="string">
            <text:p text:style-name="P72">Chrome developers tools</text:p>
            <text:p text:style-name="P72">async flag</text:p>
            <text:p text:style-name="P72">catch all exeptions and unhandled exeptions</text:p>
            <text:p text:style-name="P72">debugging of JS</text:p>
            <text:p text:style-name="P72">live editing of styles</text:p>
          </table:table-cell>
          <table:table-cell table:style-name="Table42.B2" office:value-type="string">
            <text:p text:style-name="P72">11, 12</text:p>
          </table:table-cell>
        </table:table-row>
        <table:table-row>
          <table:table-cell table:style-name="Table42.A2" office:value-type="string">
            <text:p text:style-name="P72">jslint/jshint</text:p>
            <text:p text:style-name="P72">reasons for using it</text:p>
            <text:p text:style-name="P72">how to configure</text:p>
          </table:table-cell>
          <table:table-cell table:style-name="Table42.B2" office:value-type="string">
            <text:p text:style-name="P72">13, 14<text:tab/></text:p>
          </table:table-cell>
        </table:table-row>
        <table:table-row>
          <table:table-cell table:style-name="Table42.A2" office:value-type="string">
            <text:p text:style-name="P73">Webpack</text:p>
            <text:p text:style-name="P73">Entry</text:p>
            <text:p text:style-name="P73">Output</text:p>
            <text:p text:style-name="P73">Loaders</text:p>
            <text:p text:style-name="P73">Plugins</text:p>
          </table:table-cell>
          <table:table-cell table:style-name="Table42.B2" office:value-type="string">
            <text:p text:style-name="P73">25, 26</text:p>
          </table:table-cell>
        </table:table-row>
        <table:table-row>
          <table:table-cell table:style-name="Table42.A2" office:value-type="string">
            <text:p text:style-name="P73">Typescript</text:p>
            <text:p text:style-name="P73">Basic Types</text:p>
            <text:p text:style-name="P73">Interfaces</text:p>
            <text:p text:style-name="P73">Generics</text:p>
            <text:p text:style-name="P73">strictNullChecks</text:p>
          </table:table-cell>
          <table:table-cell table:style-name="Table42.B2" office:value-type="string">
            <text:p text:style-name="P73">29</text:p>
          </table:table-cell>
        </table:table-row>
        <table:table-row>
          <table:table-cell table:style-name="Table42.A2" office:value-type="string">
            <text:p text:style-name="P73">Babel</text:p>
            <text:p text:style-name="P73">Main purpose</text:p>
            <text:p text:style-name="P73">.babelrc and its options</text:p>
            <text:p text:style-name="P73">CLI</text:p>
            <text:p text:style-name="P73"><text:soft-page-break/>presets and plugins</text:p>
          </table:table-cell>
          <table:table-cell table:style-name="Table42.B2" office:value-type="string">
            <text:p text:style-name="P73">30</text:p>
          </table:table-cell>
        </table:table-row>
      </table:table>
      <text:p text:style-name="Standard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Standard">KI Description</text:p>
          </table:table-cell>
          <table:table-cell table:style-name="Table43.B1" office:value-type="string">
            <text:p text:style-name="Standard">Reference</text:p>
          </table:table-cell>
        </table:table-row>
        <table:table-row>
          <table:table-cell table:style-name="Table43.A2" office:value-type="string">
            <text:p text:style-name="P73">npm:</text:p>
            <text:p text:style-name="P73">structure of package.json</text:p>
            <text:p text:style-name="P73">careate own npm</text:p>
            <text:p text:style-name="P73">publish own npm</text:p>
            <text:p text:style-name="P73">Running scripts</text:p>
            <text:p text:style-name="P73">Scripts structure</text:p>
          </table:table-cell>
          <table:table-cell table:style-name="Table43.B2" office:value-type="string">
            <text:p text:style-name="P73">1 (page 12-13), 2</text:p>
          </table:table-cell>
        </table:table-row>
        <table:table-row>
          <table:table-cell table:style-name="Table43.A2" office:value-type="string">
            <text:p text:style-name="P73">grunt/gulp</text:p>
            <text:p text:style-name="P73">structure of Gruntfile.js</text:p>
            <text:p text:style-name="P73">structure of gulpfile.js</text:p>
          </table:table-cell>
          <table:table-cell table:style-name="Table43.B2" office:value-type="string">
            <text:p text:style-name="P73">3, 4</text:p>
          </table:table-cell>
        </table:table-row>
        <table:table-row>
          <table:table-cell table:style-name="Table43.A2" office:value-type="string">
            <text:p text:style-name="P73">bower/jspm</text:p>
            <text:p text:style-name="P73">structrure of bower.json</text:p>
            <text:p text:style-name="P73">structure of .bowerrrc</text:p>
            <text:p text:style-name="P73">create own package</text:p>
            <text:p text:style-name="P73">publish own package</text:p>
          </table:table-cell>
          <table:table-cell table:style-name="Table43.B2" office:value-type="string">
            <text:p text:style-name="P73">5, 6 (page 97-98), 7</text:p>
          </table:table-cell>
        </table:table-row>
        <table:table-row>
          <table:table-cell table:style-name="Table43.A2" office:value-type="string">
            <text:p text:style-name="P73">karma</text:p>
            <text:p text:style-name="P73">collect code coverage</text:p>
          </table:table-cell>
          <table:table-cell table:style-name="Table43.B2" office:value-type="string">
            <text:p text:style-name="P73">15, 16</text:p>
          </table:table-cell>
        </table:table-row>
        <table:table-row>
          <table:table-cell table:style-name="Table43.A2" office:value-type="string">
            <text:p text:style-name="P73">Chrome developers tools</text:p>
            <text:p text:style-name="P73">emulation of different devices</text:p>
            <text:p text:style-name="P73">using timeline</text:p>
            <text:p text:style-name="P73">CPU profiling</text:p>
            <text:p text:style-name="P73">getting infrmation about networking</text:p>
          </table:table-cell>
          <table:table-cell table:style-name="Table43.B2" office:value-type="string">
            <text:p text:style-name="P73">17, 18, 19, 20<text:tab/></text:p>
          </table:table-cell>
        </table:table-row>
        <table:table-row>
          <table:table-cell table:style-name="Table43.A2" office:value-type="string">
            <text:p text:style-name="P73">CI (teamcity/hudson/jenkins/strider)</text:p>
            <text:p text:style-name="P73">why do we need to use CI</text:p>
            <text:p text:style-name="P73">run bulds</text:p>
          </table:table-cell>
          <table:table-cell table:style-name="Table43.B2" office:value-type="string">
            <text:p text:style-name="P73">21</text:p>
          </table:table-cell>
        </table:table-row>
        <table:table-row>
          <table:table-cell table:style-name="Table43.A2" office:value-type="string">
            <text:p text:style-name="P73">Webpack</text:p>
            <text:p text:style-name="P73">Performance</text:p>
            <text:p text:style-name="P73">Resolve</text:p>
            <text:p text:style-name="P73">Externals</text:p>
            <text:p text:style-name="P73">Chunks</text:p>
            <text:p text:style-name="P73">Hot Module Replacement – React</text:p>
            <text:p text:style-name="P73">Caching</text:p>
            <text:p text:style-name="P73">Shimming</text:p>
          </table:table-cell>
          <table:table-cell table:style-name="Table43.B2" office:value-type="string">
            <text:p text:style-name="P73">25, 26</text:p>
          </table:table-cell>
        </table:table-row>
        <table:table-row>
          <table:table-cell table:style-name="Table43.A2" office:value-type="string">
            <text:p text:style-name="P73">Typescript</text:p>
            <text:p text:style-name="P73">Advanced Types</text:p>
            <text:p text:style-name="P73">Project Configuration</text:p>
            <text:p text:style-name="P73">Declaration Files</text:p>
          </table:table-cell>
          <table:table-cell table:style-name="Table43.B2" office:value-type="string">
            <text:p text:style-name="P73">29</text:p>
          </table:table-cell>
        </table:table-row>
        <table:table-row>
          <table:table-cell table:style-name="Table43.A2" office:value-type="string">
            <text:p text:style-name="P73">Eslint</text:p>
            <text:p text:style-name="P73">using cli</text:p>
            <text:p text:style-name="P73">configuring eslint and .eslintrc. structure</text:p>
            <text:p text:style-name="P73">formatters</text:p>
          </table:table-cell>
          <table:table-cell table:style-name="Table43.B2" office:value-type="string">
            <text:p text:style-name="P73">31</text:p>
          </table:table-cell>
        </table:table-row>
        <table:table-row>
          <table:table-cell table:style-name="Table43.A2" office:value-type="string">
            <text:p text:style-name="P73">Yarn</text:p>
            <text:p text:style-name="P73">Installation(macOS/Windows/Linux)</text:p>
            <text:p text:style-name="P73">Configuration (yarn.lock and package.json)</text:p>
            <text:p text:style-name="P73">Managing dependencies(add/update/remove)</text:p>
            <text:p text:style-name="P73"><text:soft-page-break/>Offline mirror</text:p>
          </table:table-cell>
          <table:table-cell table:style-name="Table43.B2" office:value-type="string">
            <text:p text:style-name="P73">32</text:p>
          </table:table-cell>
        </table:table-row>
      </table:table>
      <text:p text:style-name="Standard"/>
      <text:p text:style-name="Standard">References</text:p>
      <text:p text:style-name="Standard"> </text:p>
      <table:table table:name="Table44" table:style-name="Table44">
        <table:table-column table:style-name="Table44.A"/>
        <table:table-column table:style-name="Table44.B"/>
        <table:table-column table:style-name="Table44.C"/>
        <table:table-header-rows>
          <table:table-row>
            <table:table-cell table:style-name="Table44.A1" office:value-type="string">
              <text:p text:style-name="P20">ID</text:p>
            </table:table-cell>
            <table:table-cell table:style-name="Table44.A1" office:value-type="string">
              <text:p text:style-name="P20">Reference</text:p>
            </table:table-cell>
            <table:table-cell table:style-name="Table44.A1" office:value-type="string">
              <text:p text:style-name="P20">Location</text:p>
            </table:table-cell>
          </table:table-row>
        </table:table-header-rows>
        <table:table-row>
          <table:table-cell table:style-name="Table44.A2" office:value-type="string">
            <text:p text:style-name="P16">1</text:p>
          </table:table-cell>
          <table:table-cell table:style-name="Table44.A2" office:value-type="string">
            <text:p text:style-name="P16">Professional Node.js</text:p>
          </table:table-cell>
          <table:table-cell table:style-name="Table44.C2" office:value-type="string">
            <text:p text:style-name="P16"><text:a xlink:type="simple" xlink:href="http://book-sdo.softservecom.com/browse/book/497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44.A2" office:value-type="string">
            <text:p text:style-name="P16">2</text:p>
          </table:table-cell>
          <table:table-cell table:style-name="Table44.A2" office:value-type="string">
            <text:p text:style-name="P16">What is npm</text:p>
          </table:table-cell>
          <table:table-cell table:style-name="Table44.C3" office:value-type="string">
            <text:p text:style-name="P16"><text:a xlink:type="simple" xlink:href="https://docs.npmjs.com/getting-started/what-is-npm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3</text:p>
          </table:table-cell>
          <table:table-cell table:style-name="Table44.A2" office:value-type="string">
            <text:p text:style-name="Table_20_Contents">Getting Started with Grunt_ The JavaScript Task Runner</text:p>
          </table:table-cell>
          <table:table-cell table:style-name="Table44.C4" office:value-type="string">
            <text:p text:style-name="Table_20_Contents"><text:a xlink:type="simple" xlink:href="http://book-sdo.softservecom.com/browse/book/495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44.A2" office:value-type="string">
            <text:p text:style-name="Table_20_Contents">4</text:p>
          </table:table-cell>
          <table:table-cell table:style-name="Table44.A2" office:value-type="string">
            <text:p text:style-name="Table_20_Contents">Getting started with gulp</text:p>
          </table:table-cell>
          <table:table-cell table:style-name="Table44.C5" office:value-type="string">
            <text:p text:style-name="Table_20_Contents"><text:a xlink:type="simple" xlink:href="http://markgoodyear.com/2014/01/getting-started-with-gulp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5</text:p>
          </table:table-cell>
          <table:table-cell table:style-name="Table44.A2" office:value-type="string">
            <text:p text:style-name="Table_20_Contents">Meet Bower: A Package Manager For The Web</text:p>
          </table:table-cell>
          <table:table-cell table:style-name="Table44.C6" office:value-type="string">
            <text:p text:style-name="Table_20_Contents"><text:a xlink:type="simple" xlink:href="http://code.tutsplus.com/tutorials/meet-bower-a-package-manager-for-the-web--net-27774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6</text:p>
          </table:table-cell>
          <table:table-cell table:style-name="Table44.A2" office:value-type="string">
            <text:p text:style-name="Table_20_Contents">Learning Single-page Web Application Development</text:p>
          </table:table-cell>
          <table:table-cell table:style-name="Table44.C7" office:value-type="string">
            <text:p text:style-name="Table_20_Contents"><text:a xlink:type="simple" xlink:href="http://book-sdo.softservecom.com/browse/book/4965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44.A2" office:value-type="string">
            <text:p text:style-name="Table_20_Contents">8</text:p>
          </table:table-cell>
          <table:table-cell table:style-name="Table44.A2" office:value-type="string">
            <text:p text:style-name="Table_20_Contents">Karma</text:p>
          </table:table-cell>
          <table:table-cell table:style-name="Table44.C8" office:value-type="string">
            <text:p text:style-name="Table_20_Contents"><text:a xlink:type="simple" xlink:href="http://karma-runner.github.io/0.12/config/configuration-file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9</text:p>
          </table:table-cell>
          <table:table-cell table:style-name="Table44.A2" office:value-type="string">
            <text:p text:style-name="Table_20_Contents">CasperJS</text:p>
          </table:table-cell>
          <table:table-cell table:style-name="Table44.C9" office:value-type="string">
            <text:p text:style-name="Table_20_Contents"><text:a xlink:type="simple" xlink:href="http://casperjs.readthedocs.org/en/latest/quickstart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10</text:p>
          </table:table-cell>
          <table:table-cell table:style-name="Table44.A2" office:value-type="string">
            <text:p text:style-name="Table_20_Contents">Nightwatch.js</text:p>
          </table:table-cell>
          <table:table-cell table:style-name="Table44.C10" office:value-type="string">
            <text:p text:style-name="Table_20_Contents"><text:a xlink:type="simple" xlink:href="http://juristr.com/blog/2014/02/nightwatch-test-automation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11</text:p>
          </table:table-cell>
          <table:table-cell table:style-name="Table44.A2" office:value-type="string">
            <text:p text:style-name="P16">Debugging JavaScript</text:p>
          </table:table-cell>
          <table:table-cell table:style-name="Table44.C11" office:value-type="string">
            <text:p text:style-name="Table_20_Contents"><text:a xlink:type="simple" xlink:href="https://developer.chrome.com/devtools/docs/javascript-debugging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12</text:p>
          </table:table-cell>
          <table:table-cell table:style-name="Table44.A2" office:value-type="string">
            <text:p text:style-name="P16">Editing Styles And The DOM</text:p>
          </table:table-cell>
          <table:table-cell table:style-name="Table44.C12" office:value-type="string">
            <text:p text:style-name="Table_20_Contents"><text:a xlink:type="simple" xlink:href="https://developer.chrome.com/devtools/docs/dom-and-style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13</text:p>
          </table:table-cell>
          <table:table-cell table:style-name="Table44.A2" office:value-type="string">
            <text:p text:style-name="Table_20_Contents">JSLint</text:p>
          </table:table-cell>
          <table:table-cell table:style-name="Table44.C13" office:value-type="string">
            <text:p text:style-name="Table_20_Contents"><text:a xlink:type="simple" xlink:href="http://www.jslint.com/help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14</text:p>
          </table:table-cell>
          <table:table-cell table:style-name="Table44.A2" office:value-type="string">
            <text:p text:style-name="Table_20_Contents">JSHint</text:p>
          </table:table-cell>
          <table:table-cell table:style-name="Table44.C14" office:value-type="string">
            <text:p text:style-name="Table_20_Contents"><text:a xlink:type="simple" xlink:href="http://jshint.com/doc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15</text:p>
          </table:table-cell>
          <table:table-cell table:style-name="Table44.A2" office:value-type="string">
            <text:p text:style-name="Table_20_Contents">Karma - coverage</text:p>
          </table:table-cell>
          <table:table-cell table:style-name="Table44.C15" office:value-type="string">
            <text:p text:style-name="Table_20_Contents"><text:a xlink:type="simple" xlink:href="http://karma-runner.github.io/0.8/config/coverage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16</text:p>
          </table:table-cell>
          <table:table-cell table:style-name="Table44.A2" office:value-type="string">
            <text:p text:style-name="P16">JavaScript Code Coverage using Karma-Coverage w/ Grunt</text:p>
          </table:table-cell>
          <table:table-cell table:style-name="Table44.C16" office:value-type="string">
            <text:p text:style-name="Table_20_Contents"><text:a xlink:type="simple" xlink:href="http://codebetter.com/derikwhittaker/2015/01/06/javascript-code-coverage-using-karma-coverage-w-grunt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17</text:p>
          </table:table-cell>
          <table:table-cell table:style-name="Table44.A2" office:value-type="string">
            <text:p text:style-name="P16">Device Mode &amp; Mobile Emulation</text:p>
          </table:table-cell>
          <table:table-cell table:style-name="Table44.C17" office:value-type="string">
            <text:p text:style-name="Table_20_Contents"><text:a xlink:type="simple" xlink:href="https://developer.chrome.com/devtools/docs/device-mod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18</text:p>
          </table:table-cell>
          <table:table-cell table:style-name="Table44.A2" office:value-type="string">
            <text:p text:style-name="P16">Performance profiling with the Timeline</text:p>
          </table:table-cell>
          <table:table-cell table:style-name="Table44.C18" office:value-type="string">
            <text:p text:style-name="Table_20_Contents"><text:a xlink:type="simple" xlink:href="https://developer.chrome.com/devtools/docs/timeline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19</text:p>
          </table:table-cell>
          <table:table-cell table:style-name="Table44.A2" office:value-type="string">
            <text:p text:style-name="P16">Profiling JavaScript Performance</text:p>
          </table:table-cell>
          <table:table-cell table:style-name="Table44.C19" office:value-type="string">
            <text:p text:style-name="Table_20_Contents"><text:a xlink:type="simple" xlink:href="https://developer.chrome.com/devtools/docs/cpu-profiling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20</text:p>
          </table:table-cell>
          <table:table-cell table:style-name="Table44.A2" office:value-type="string">
            <text:p text:style-name="P16">Evaluating network performance</text:p>
          </table:table-cell>
          <table:table-cell table:style-name="Table44.C20" office:value-type="string">
            <text:p text:style-name="Table_20_Contents"><text:a xlink:type="simple" xlink:href="https://developer.chrome.com/devtools/docs/network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21</text:p>
          </table:table-cell>
          <table:table-cell table:style-name="Table44.A2" office:value-type="string">
            <text:p text:style-name="P17">Continuous integration</text:p>
          </table:table-cell>
          <table:table-cell table:style-name="Table44.C21" office:value-type="string">
            <text:p text:style-name="Table_20_Contents"><text:a xlink:type="simple" xlink:href="http://en.wikipedia.org/wiki/Continuous_integration" text:style-name="Internet_20_link" text:visited-style-name="Visited_20_Internet_20_Link"><text:span text:style-name="T2">Wiki</text:span></text:a></text:p>
          </table:table-cell>
        </table:table-row>
        <table:table-row>
          <table:table-cell table:style-name="Table44.A2" office:value-type="string">
            <text:p text:style-name="Table_20_Contents">22</text:p>
          </table:table-cell>
          <table:table-cell table:style-name="Table44.A2" office:value-type="string">
            <text:p text:style-name="P16">Profiling memory performance</text:p>
          </table:table-cell>
          <table:table-cell table:style-name="Table44.C22" office:value-type="string">
            <text:p text:style-name="Table_20_Contents"><text:a xlink:type="simple" xlink:href="https://developer.chrome.com/devtools/docs/heap-profiling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23</text:p>
          </table:table-cell>
          <table:table-cell table:style-name="Table44.A2" office:value-type="string">
            <text:p text:style-name="P16">Audits</text:p>
          </table:table-cell>
          <table:table-cell table:style-name="Table44.C23" office:value-type="string">
            <text:p text:style-name="Table_20_Contents"><text:a xlink:type="simple" xlink:href="https://developer.chrome.com/devtools#audit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Table_20_Contents">24</text:p>
          </table:table-cell>
          <table:table-cell table:style-name="Table44.A2" office:value-type="string">
            <text:p text:style-name="P16">Get Started with the PageSpeed Insights API</text:p>
          </table:table-cell>
          <table:table-cell table:style-name="Table44.C24" office:value-type="string">
            <text:p text:style-name="Table_20_Contents"><text:a xlink:type="simple" xlink:href="https://developers.google.com/speed/docs/insights/v2/getting-started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P16">25</text:p>
          </table:table-cell>
          <table:table-cell table:style-name="Table44.A2" office:value-type="string">
            <text:p text:style-name="P16">Webpack 1</text:p>
          </table:table-cell>
          <table:table-cell table:style-name="Table44.C25" office:value-type="string">
            <text:p text:style-name="P16"><text:a xlink:type="simple" xlink:href="https://webpack.github.io/doc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P16">26</text:p>
          </table:table-cell>
          <table:table-cell table:style-name="Table44.A2" office:value-type="string">
            <text:p text:style-name="P16">Webpack 2</text:p>
          </table:table-cell>
          <table:table-cell table:style-name="Table44.C26" office:value-type="string">
            <text:p text:style-name="P16"><text:a xlink:type="simple" xlink:href="https://webpack.js.org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P16">27</text:p>
          </table:table-cell>
          <table:table-cell table:style-name="Table44.A2" office:value-type="string">
            <text:p text:style-name="P16">scripts | npm Documentation</text:p>
          </table:table-cell>
          <table:table-cell table:style-name="Table44.C27" office:value-type="string">
            <text:p text:style-name="P16"><text:a xlink:type="simple" xlink:href="https://docs.npmjs.com/misc/script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P16">28</text:p>
          </table:table-cell>
          <table:table-cell table:style-name="Table44.A2" office:value-type="string">
            <text:p text:style-name="P16">run-script | npm Documentation</text:p>
          </table:table-cell>
          <table:table-cell table:style-name="Table44.C28" office:value-type="string">
            <text:p text:style-name="P16"><text:a xlink:type="simple" xlink:href="https://docs.npmjs.com/cli/run-script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P16">29</text:p>
          </table:table-cell>
          <table:table-cell table:style-name="Table44.A2" office:value-type="string">
            <text:p text:style-name="P16">TypeScript</text:p>
          </table:table-cell>
          <table:table-cell table:style-name="Table44.C29" office:value-type="string">
            <text:p text:style-name="P16"><text:a xlink:type="simple" xlink:href="https://www.typescriptlang.org/docs/tutorial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P16">30</text:p>
          </table:table-cell>
          <table:table-cell table:style-name="Table44.A2" office:value-type="string">
            <text:p text:style-name="P16">Babel</text:p>
          </table:table-cell>
          <table:table-cell table:style-name="Table44.C30" office:value-type="string">
            <text:p text:style-name="P16"><text:a xlink:type="simple" xlink:href="https://babeljs.io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P16">31</text:p>
          </table:table-cell>
          <table:table-cell table:style-name="Table44.A2" office:value-type="string">
            <text:p text:style-name="P16">ESLint</text:p>
          </table:table-cell>
          <table:table-cell table:style-name="Table44.C31" office:value-type="string">
            <text:p text:style-name="P16"><text:a xlink:type="simple" xlink:href="http://eslint.org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4.A2" office:value-type="string">
            <text:p text:style-name="P16">32</text:p>
          </table:table-cell>
          <table:table-cell table:style-name="Table44.A2" office:value-type="string">
            <text:p text:style-name="P16">Yarn</text:p>
          </table:table-cell>
          <table:table-cell table:style-name="Table44.C32" office:value-type="string">
            <text:p text:style-name="P16"><text:a xlink:type="simple" xlink:href="https://yarnpkg.com/lang/en/" text:style-name="Internet_20_link" text:visited-style-name="Visited_20_Internet_20_Link"><text:span text:style-name="T2">Website</text:span></text:a></text:p>
          </table:table-cell>
        </table:table-row>
      </table:table>
      <text:p text:style-name="P22">  </text:p>
      <text:h text:style-name="P341" text:outline-level="2"><text:bookmark-start text:name="__RefHeading___Toc8659_917994512"/><text:span text:style-name="T259">Cloud Computing</text:span> - <text:span text:style-name="T259">Cloud fundamentals</text:span><text:bookmark-end text:name="__RefHeading___Toc8659_917994512"/></text:h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Standard">KI Description</text:p>
          </table:table-cell>
          <table:table-cell table:style-name="Table45.B1" office:value-type="string">
            <text:p text:style-name="Standard">Reference</text:p>
          </table:table-cell>
        </table:table-row>
        <table:table-row>
          <table:table-cell table:style-name="Table45.A2" office:value-type="string">
            <text:p text:style-name="Standard">Cloud types:</text:p>
            <text:p text:style-name="Standard">- IaaS</text:p>
            <text:p text:style-name="Standard">- PaaS</text:p>
            <text:p text:style-name="Standard"><text:soft-page-break/>- SaaS</text:p>
          </table:table-cell>
          <table:table-cell table:style-name="Table45.B2" office:value-type="string">
            <text:p text:style-name="Standard">1, 2</text:p>
          </table:table-cell>
        </table:table-row>
        <table:table-row>
          <table:table-cell table:style-name="Table45.A2" office:value-type="string">
            <text:p text:style-name="Standard">Service models</text:p>
            <text:p text:style-name="Standard">- private cloud</text:p>
            <text:p text:style-name="Standard">- public cloud</text:p>
            <text:p text:style-name="Standard">- hybrid cloud</text:p>
          </table:table-cell>
          <table:table-cell table:style-name="Table45.B2" office:value-type="string">
            <text:p text:style-name="Standard">1, 2</text:p>
          </table:table-cell>
        </table:table-row>
        <table:table-row>
          <table:table-cell table:style-name="Table45.A2" office:value-type="string">
            <text:p text:style-name="Standard">Cloud computing patterns</text:p>
            <text:p text:style-name="Standard">- Cloud Computing Fundamentals</text:p>
            <text:p text:style-name="Standard">- Cloud Offerings</text:p>
          </table:table-cell>
          <table:table-cell table:style-name="Table45.B2" office:value-type="string">
            <text:p text:style-name="Standard">3, 4</text:p>
          </table:table-cell>
        </table:table-row>
        <table:table-row>
          <table:table-cell table:style-name="Table45.A2" office:value-type="string">
            <text:p text:style-name="Standard">CDN</text:p>
            <text:p text:style-name="Standard">- what is it</text:p>
            <text:p text:style-name="Standard">- applicability </text:p>
          </table:table-cell>
          <table:table-cell table:style-name="Table45.B2" office:value-type="string">
            <text:p text:style-name="Standard">5, 6</text:p>
          </table:table-cell>
        </table:table-row>
        <table:table-row>
          <table:table-cell table:style-name="Table45.A2" office:value-type="string">
            <text:p text:style-name="Standard">Virtualization and Virtual machines:</text:p>
            <text:p text:style-name="Standard">- what is virtualization</text:p>
            <text:p text:style-name="Standard">- advantages of using virtualization instead of separated PCs</text:p>
            <text:p text:style-name="Standard">- virtual machine</text:p>
          </table:table-cell>
          <table:table-cell table:style-name="Table45.B2" office:value-type="string">
            <text:p text:style-name="Standard">8, 9</text:p>
          </table:table-cell>
        </table:table-row>
        <table:table-row>
          <table:table-cell table:style-name="Table45.A2" office:value-type="string">
            <text:p text:style-name="Standard">DNS:</text:p>
            <text:p text:style-name="Standard">- advantages</text:p>
            <text:p text:style-name="Standard">- applicability</text:p>
          </table:table-cell>
          <table:table-cell table:style-name="Table45.B2" office:value-type="string">
            <text:p text:style-name="Standard">10, 11</text:p>
          </table:table-cell>
        </table:table-row>
        <table:table-row>
          <table:table-cell table:style-name="Table45.A2" office:value-type="string">
            <text:p text:style-name="Standard">Making Front end built artifact as separated part of application</text:p>
            <text:p text:style-name="Standard">- npm using</text:p>
            <text:p text:style-name="Standard">- publishing of packages</text:p>
          </table:table-cell>
          <table:table-cell table:style-name="Table45.B2" office:value-type="string">
            <text:p text:style-name="P74">12, 13, 14</text:p>
          </table:table-cell>
        </table:table-row>
        <table:table-row>
          <table:table-cell table:style-name="Table45.A2" office:value-type="string">
            <text:p text:style-name="P74">AWS/Azure/google cloud platform/digital ocean/rack space:</text:p>
            <text:p text:style-name="P74">- virtual machines (what is it in context of specified cloud provider, types of VMs, how to run it, restrictions)</text:p>
          </table:table-cell>
          <table:table-cell table:style-name="Table45.B2" office:value-type="string">
            <text:p text:style-name="P74">16, 17, 18, 19</text:p>
          </table:table-cell>
        </table:table-row>
      </table:table>
      <text:p text:style-name="Standard"/>
      <text:p text:style-name="Standard">References</text:p>
      <text:p text:style-name="Standard"> </text:p>
      <table:table table:name="Table46" table:style-name="Table46">
        <table:table-column table:style-name="Table46.A"/>
        <table:table-column table:style-name="Table46.B"/>
        <table:table-column table:style-name="Table46.C"/>
        <table:table-header-rows>
          <table:table-row>
            <table:table-cell table:style-name="Table46.A1" office:value-type="string">
              <text:p text:style-name="Standard">ID</text:p>
            </table:table-cell>
            <table:table-cell table:style-name="Table46.A1" office:value-type="string">
              <text:p text:style-name="Standard">Reference</text:p>
            </table:table-cell>
            <table:table-cell table:style-name="Table46.A1" office:value-type="string">
              <text:p text:style-name="Standard">Location</text:p>
            </table:table-cell>
          </table:table-row>
        </table:table-header-rows>
        <table:table-row>
          <table:table-cell table:style-name="Table46.A2" office:value-type="string">
            <text:p text:style-name="Standard">1</text:p>
          </table:table-cell>
          <table:table-cell table:style-name="Table46.A2" office:value-type="string">
            <text:p text:style-name="Standard">Cloud Computing – Types of Cloud</text:p>
          </table:table-cell>
          <table:table-cell table:style-name="Table46.C2" office:value-type="string">
            <text:p text:style-name="Standard"><text:a xlink:type="simple" xlink:href="http://www.globaldots.com/cloud-computing-types-of-cloud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2</text:p>
          </table:table-cell>
          <table:table-cell table:style-name="Table46.A2" office:value-type="string">
            <text:p text:style-name="Standard">Cloud computing</text:p>
          </table:table-cell>
          <table:table-cell table:style-name="Table46.C3" office:value-type="string">
            <text:p text:style-name="Standard"><text:a xlink:type="simple" xlink:href="https://en.wikipedia.org/wiki/Cloud_computing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3</text:p>
          </table:table-cell>
          <table:table-cell table:style-name="Table46.A2" office:value-type="string">
            <text:p text:style-name="Standard">Cloud Computing Fundamentals</text:p>
          </table:table-cell>
          <table:table-cell table:style-name="Table46.C4" office:value-type="string">
            <text:p text:style-name="Standard"><text:a xlink:type="simple" xlink:href="http://www.cloudcomputingpatterns.org/#cloud_computing_fundamentals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4</text:p>
          </table:table-cell>
          <table:table-cell table:style-name="Table46.A2" office:value-type="string">
            <text:p text:style-name="Standard">Cloud Offerings</text:p>
          </table:table-cell>
          <table:table-cell table:style-name="Table46.C5" office:value-type="string">
            <text:p text:style-name="Standard"><text:a xlink:type="simple" xlink:href="http://www.cloudcomputingpatterns.org/#cloud_offerings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5</text:p>
          </table:table-cell>
          <table:table-cell table:style-name="Table46.A2" office:value-type="string">
            <text:p text:style-name="Standard">What is a CDN (Content Delivery Network)?</text:p>
          </table:table-cell>
          <table:table-cell table:style-name="Table46.C6" office:value-type="string">
            <text:p text:style-name="Standard"><text:a xlink:type="simple" xlink:href="https://www.thoughtco.com/content-delivery-network-3469509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6</text:p>
          </table:table-cell>
          <table:table-cell table:style-name="Table46.A2" office:value-type="string">
            <text:p text:style-name="Standard">7 Reasons to use a Content Delivery Network</text:p>
          </table:table-cell>
          <table:table-cell table:style-name="Table46.C7" office:value-type="string">
            <text:p text:style-name="Standard"><text:a xlink:type="simple" xlink:href="https://www.sitepoint.com/7-reasons-to-use-a-cdn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7</text:p>
          </table:table-cell>
          <table:table-cell table:style-name="Table46.A2" office:value-type="string">
            <text:p text:style-name="Standard">virtualization</text:p>
          </table:table-cell>
          <table:table-cell table:style-name="Table46.C8" office:value-type="string">
            <text:p text:style-name="Standard"><text:a xlink:type="simple" xlink:href="http://searchservervirtualization.techtarget.com/definition/virtualization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8</text:p>
          </table:table-cell>
          <table:table-cell table:style-name="Table46.A2" office:value-type="string">
            <text:p text:style-name="Standard">The Advantages and Disadvantages of Virtualization</text:p>
          </table:table-cell>
          <table:table-cell table:style-name="Table46.C9" office:value-type="string">
            <text:p text:style-name="Standard"><text:a xlink:type="simple" xlink:href="http://milner.com/company/blog/technology/2015/07/14/the-advantages-and-disadvantages-of-virtualization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9</text:p>
          </table:table-cell>
          <table:table-cell table:style-name="Table46.A2" office:value-type="string">
            <text:p text:style-name="Standard">Advantages and Disadvantages of Virtualization</text:p>
          </table:table-cell>
          <table:table-cell table:style-name="Table46.C10" office:value-type="string">
            <text:p text:style-name="Standard"><text:a xlink:type="simple" xlink:href="https://occupytheory.org/advantages-and-disadvantages-of-virtualization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10</text:p>
          </table:table-cell>
          <table:table-cell table:style-name="Table46.A2" office:value-type="string">
            <text:p text:style-name="Standard">The Advantages of DNS</text:p>
          </table:table-cell>
          <table:table-cell table:style-name="Table46.C11" office:value-type="string">
            <text:p text:style-name="Standard"><text:a xlink:type="simple" xlink:href="https://www.techwalla.com/articles/the-advantages-of-dns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11</text:p>
          </table:table-cell>
          <table:table-cell table:style-name="Table46.A2" office:value-type="string">
            <text:p text:style-name="Standard">Domain Name System</text:p>
          </table:table-cell>
          <table:table-cell table:style-name="Table46.C12" office:value-type="string">
            <text:p text:style-name="Standard"><text:a xlink:type="simple" xlink:href="https://en.wikipedia.org/wiki/Domain_Name_System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12</text:p>
          </table:table-cell>
          <table:table-cell table:style-name="Table46.A2" office:value-type="string">
            <text:p text:style-name="Standard">How to Create and Publish Your First Node.js Module</text:p>
          </table:table-cell>
          <table:table-cell table:style-name="Table46.C13" office:value-type="string">
            <text:p text:style-name="Standard"><text:a xlink:type="simple" xlink:href="https://medium.com/@jdaudier/how-to-create-and-publish-your-first-node-js-module-444e7585b738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13</text:p>
          </table:table-cell>
          <table:table-cell table:style-name="Table46.A2" office:value-type="string">
            <text:p text:style-name="Standard">Creating Node.js modules</text:p>
          </table:table-cell>
          <table:table-cell table:style-name="Table46.C14" office:value-type="string">
            <text:p text:style-name="Standard"><text:a xlink:type="simple" xlink:href="https://docs.npmjs.com/getting-started/creating-node-modules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14</text:p>
          </table:table-cell>
          <table:table-cell table:style-name="Table46.A2" office:value-type="string">
            <text:p text:style-name="Standard">Publishing npm packages</text:p>
          </table:table-cell>
          <table:table-cell table:style-name="Table46.C15" office:value-type="string">
            <text:p text:style-name="Standard"><text:a xlink:type="simple" xlink:href="https://docs.npmjs.com/getting-started/publishing-npm-packages" text:style-name="Internet_20_link" text:visited-style-name="Visited_20_Internet_20_Link">Website</text:a></text:p>
          </table:table-cell>
        </table:table-row>
        <text:soft-page-break/>
        <table:table-row>
          <table:table-cell table:style-name="Table46.A2" office:value-type="string">
            <text:p text:style-name="Standard">15</text:p>
          </table:table-cell>
          <table:table-cell table:style-name="Table46.A2" office:value-type="string">
            <text:p text:style-name="Standard">Semantic versioning and npm</text:p>
          </table:table-cell>
          <table:table-cell table:style-name="Table46.C16" office:value-type="string">
            <text:p text:style-name="Standard"><text:a xlink:type="simple" xlink:href="https://docs.npmjs.com/getting-started/semantic-versioning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16</text:p>
          </table:table-cell>
          <table:table-cell table:style-name="Table46.A2" office:value-type="string">
            <text:p text:style-name="Standard">Amazon EC2 Product Details</text:p>
          </table:table-cell>
          <table:table-cell table:style-name="Table46.C17" office:value-type="string">
            <text:p text:style-name="Standard"><text:a xlink:type="simple" xlink:href="https://aws.amazon.com/ec2/details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17</text:p>
          </table:table-cell>
          <table:table-cell table:style-name="Table46.A2" office:value-type="string">
            <text:p text:style-name="Standard">Create a Windows virtual machine with the Azure portal</text:p>
          </table:table-cell>
          <table:table-cell table:style-name="Table46.C18" office:value-type="string">
            <text:p text:style-name="Standard"><text:a xlink:type="simple" xlink:href="https://docs.microsoft.com/en-us/azure/virtual-machines/windows/quick-create-portal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18</text:p>
          </table:table-cell>
          <table:table-cell table:style-name="Table46.A2" office:value-type="string">
            <text:p text:style-name="Standard">COMPUTE ENGINE</text:p>
          </table:table-cell>
          <table:table-cell table:style-name="Table46.C19" office:value-type="string">
            <text:p text:style-name="Standard"><text:a xlink:type="simple" xlink:href="https://cloud.google.com/compute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19</text:p>
          </table:table-cell>
          <table:table-cell table:style-name="Table46.A2" office:value-type="string">
            <text:p text:style-name="Standard">Droplets</text:p>
          </table:table-cell>
          <table:table-cell table:style-name="Table46.C20" office:value-type="string">
            <text:p text:style-name="Standard"><text:a xlink:type="simple" xlink:href="https://www.digitalocean.com/products/compute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20</text:p>
          </table:table-cell>
          <table:table-cell table:style-name="Table46.A2" office:value-type="string">
            <text:p text:style-name="Standard">Cloud Application Architectures</text:p>
          </table:table-cell>
          <table:table-cell table:style-name="Table46.C21" office:value-type="string">
            <text:p text:style-name="Standard"><text:a xlink:type="simple" xlink:href="http://www.cloudcomputingpatterns.org/#cloud_application_architectures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21</text:p>
          </table:table-cell>
          <table:table-cell table:style-name="Table46.A2" office:value-type="string">
            <text:p text:style-name="Standard">Cloud Application Management</text:p>
          </table:table-cell>
          <table:table-cell table:style-name="Table46.C22" office:value-type="string">
            <text:p text:style-name="Standard"><text:a xlink:type="simple" xlink:href="http://www.cloudcomputingpatterns.org/#cloud_application_management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22</text:p>
          </table:table-cell>
          <table:table-cell table:style-name="Table46.A2" office:value-type="string">
            <text:p text:style-name="Standard">Composite Cloud Applications</text:p>
          </table:table-cell>
          <table:table-cell table:style-name="Table46.C23" office:value-type="string">
            <text:p text:style-name="Standard"><text:a xlink:type="simple" xlink:href="http://www.cloudcomputingpatterns.org/#composite_cloud_applications" text:style-name="Internet_20_link" text:visited-style-name="Visited_20_Internet_20_Link"><text:span text:style-name="T2">Website</text:span></text:a> </text:p>
          </table:table-cell>
        </table:table-row>
        <table:table-row>
          <table:table-cell table:style-name="Table46.A2" office:value-type="string">
            <text:p text:style-name="Standard">23</text:p>
          </table:table-cell>
          <table:table-cell table:style-name="Table46.A2" office:value-type="string">
            <text:p text:style-name="Standard">Amazon CloudFront – Content Delivery Network (CDN)</text:p>
          </table:table-cell>
          <table:table-cell table:style-name="Table46.C24" office:value-type="string">
            <text:p text:style-name="Standard"><text:a xlink:type="simple" xlink:href="https://aws.amazon.com/cloudfront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24</text:p>
          </table:table-cell>
          <table:table-cell table:style-name="Table46.A2" office:value-type="string">
            <text:p text:style-name="Standard">Cloudflare</text:p>
          </table:table-cell>
          <table:table-cell table:style-name="Table46.C25" office:value-type="string">
            <text:p text:style-name="Standard"><text:a xlink:type="simple" xlink:href="https://www.cloudflare.com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25</text:p>
          </table:table-cell>
          <table:table-cell table:style-name="Table46.A2" office:value-type="string">
            <text:p text:style-name="Standard">CLOUD CDN</text:p>
          </table:table-cell>
          <table:table-cell table:style-name="Table46.C26" office:value-type="string">
            <text:p text:style-name="Standard"><text:a xlink:type="simple" xlink:href="https://cloud.google.com/cdn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26</text:p>
          </table:table-cell>
          <table:table-cell table:style-name="Table46.A2" office:value-type="string">
            <text:p text:style-name="Standard">CONNECTING VIA SSH TO YOUR SERVER</text:p>
          </table:table-cell>
          <table:table-cell table:style-name="Table46.C27" office:value-type="string">
            <text:p text:style-name="Standard"><text:a xlink:type="simple" xlink:href="https://mediatemple.net/community/products/dv/204403684/connecting-via-ssh-to-your-server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27</text:p>
          </table:table-cell>
          <table:table-cell table:style-name="Table46.A2" office:value-type="string">
            <text:p text:style-name="Standard">How To Use SSH to Connect to a Remote Server in Ubuntu</text:p>
          </table:table-cell>
          <table:table-cell table:style-name="Table46.C28" office:value-type="string">
            <text:p text:style-name="Standard"><text:a xlink:type="simple" xlink:href="https://www.digitalocean.com/community/tutorials/how-to-use-ssh-to-connect-to-a-remote-server-in-ubuntu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28</text:p>
          </table:table-cell>
          <table:table-cell table:style-name="Table46.A2" office:value-type="string">
            <text:p text:style-name="Standard">GNU nano</text:p>
          </table:table-cell>
          <table:table-cell table:style-name="Table46.C29" office:value-type="string">
            <text:p text:style-name="Standard"><text:a xlink:type="simple" xlink:href="https://en.wikipedia.org/wiki/GNU_nano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29</text:p>
          </table:table-cell>
          <table:table-cell table:style-name="Table46.A2" office:value-type="string">
            <text:p text:style-name="Standard">Vim (text editor)</text:p>
          </table:table-cell>
          <table:table-cell table:style-name="Table46.C30" office:value-type="string">
            <text:p text:style-name="Standard"><text:a xlink:type="simple" xlink:href="https://en.wikipedia.org/wiki/Vim_(text_editor)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30</text:p>
          </table:table-cell>
          <table:table-cell table:style-name="Table46.A2" office:value-type="string">
            <text:p text:style-name="Standard">Midnight Commander</text:p>
          </table:table-cell>
          <table:table-cell table:style-name="Table46.C31" office:value-type="string">
            <text:p text:style-name="Standard"><text:a xlink:type="simple" xlink:href="https://en.wikipedia.org/wiki/Midnight_Commander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31</text:p>
          </table:table-cell>
          <table:table-cell table:style-name="Table46.A2" office:value-type="string">
            <text:p text:style-name="Standard">What is the difference between a public and private IP address?</text:p>
          </table:table-cell>
          <table:table-cell table:style-name="Table46.C32" office:value-type="string">
            <text:p text:style-name="Standard"><text:a xlink:type="simple" xlink:href="http://support.slingbox.com/KB/KB-2000143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32</text:p>
          </table:table-cell>
          <table:table-cell table:style-name="Table46.A2" office:value-type="string">
            <text:p text:style-name="Standard">Private and Public IP Addresses: What’s the Difference?</text:p>
          </table:table-cell>
          <table:table-cell table:style-name="Table46.C33" office:value-type="string">
            <text:p text:style-name="Standard"><text:a xlink:type="simple" xlink:href="https://www.gohacking.com/private-and-public-ip-addresses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33</text:p>
          </table:table-cell>
          <table:table-cell table:style-name="Table46.A2" office:value-type="string">
            <text:p text:style-name="Standard">How to Find Your Private and Public IP Addresses</text:p>
          </table:table-cell>
          <table:table-cell table:style-name="Table46.C34" office:value-type="string">
            <text:p text:style-name="Standard"><text:a xlink:type="simple" xlink:href="https://www.howtogeek.com/117371/how-to-find-your-computers-private-public-ip-addresses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34</text:p>
          </table:table-cell>
          <table:table-cell table:style-name="Table46.A2" office:value-type="string">
            <text:p text:style-name="Standard">Amazon S3 Product Details</text:p>
          </table:table-cell>
          <table:table-cell table:style-name="Table46.C35" office:value-type="string">
            <text:p text:style-name="Standard"><text:a xlink:type="simple" xlink:href="https://aws.amazon.com/s3/details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35</text:p>
          </table:table-cell>
          <table:table-cell table:style-name="Table46.A2" office:value-type="string">
            <text:p text:style-name="Standard">Storage</text:p>
          </table:table-cell>
          <table:table-cell table:style-name="Table46.C36" office:value-type="string">
            <text:p text:style-name="Standard"><text:a xlink:type="simple" xlink:href="https://azure.microsoft.com/en-us/services/storage/?&amp;wt.mc_id=AID_SEM_&amp;product_id=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 36</text:p>
          </table:table-cell>
          <table:table-cell table:style-name="Table46.A2" office:value-type="string">
            <text:p text:style-name="Standard">Highly available Block Storage</text:p>
          </table:table-cell>
          <table:table-cell table:style-name="Table46.C37" office:value-type="string">
            <text:p text:style-name="Standard"><text:a xlink:type="simple" xlink:href="https://www.digitalocean.com/products/storage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 37</text:p>
          </table:table-cell>
          <table:table-cell table:style-name="Table46.A2" office:value-type="string">
            <text:p text:style-name="Standard">CLOUD STORAGE</text:p>
          </table:table-cell>
          <table:table-cell table:style-name="Table46.C38" office:value-type="string">
            <text:p text:style-name="Standard"><text:a xlink:type="simple" xlink:href="https://cloud.google.com/storage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 38</text:p>
          </table:table-cell>
          <table:table-cell table:style-name="Table46.A2" office:value-type="string">
            <text:p text:style-name="Standard">availability zones</text:p>
          </table:table-cell>
          <table:table-cell table:style-name="Table46.C39" office:value-type="string">
            <text:p text:style-name="Standard"><text:a xlink:type="simple" xlink:href="http://searchaws.techtarget.com/definition/availability-zones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 39</text:p>
          </table:table-cell>
          <table:table-cell table:style-name="Table46.A2" office:value-type="string">
            <text:p text:style-name="Standard">Using an SSH Bastion Host</text:p>
          </table:table-cell>
          <table:table-cell table:style-name="Table46.C40" office:value-type="string">
            <text:p text:style-name="Standard"><text:a xlink:type="simple" xlink:href="http://blog.scottlowe.org/2015/11/21/using-ssh-bastion-host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 40</text:p>
          </table:table-cell>
          <table:table-cell table:style-name="Table46.A2" office:value-type="string">
            <text:p text:style-name="Standard">Using SSH Through A Bastion Host Transparently</text:p>
          </table:table-cell>
          <table:table-cell table:style-name="Table46.C41" office:value-type="string">
            <text:p text:style-name="Standard"><text:a xlink:type="simple" xlink:href="https://10mi2.wordpress.com/2015/01/14/using-ssh-through-a-bastion-host-transparently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 41</text:p>
          </table:table-cell>
          <table:table-cell table:style-name="Table46.A2" office:value-type="string">
            <text:p text:style-name="Standard">Why use a Content Delivery Network (CDN)?</text:p>
          </table:table-cell>
          <table:table-cell table:style-name="Table46.C42" office:value-type="string">
            <text:p text:style-name="Standard"><text:a xlink:type="simple" xlink:href="https://gtmetrix.com/why-use-a-cdn.html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 42</text:p>
          </table:table-cell>
          <table:table-cell table:style-name="Table46.A2" office:value-type="string">
            <text:p text:style-name="Standard">Measuring a Commercial Content Delivery Network</text:p>
          </table:table-cell>
          <table:table-cell table:style-name="Table46.C43" office:value-type="string">
            <text:p text:style-name="Standard"><text:a xlink:type="simple" xlink:href="http://wwwconference.org/proceedings/www2011/proceedings/p467.pdf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 43</text:p>
          </table:table-cell>
          <table:table-cell table:style-name="Table46.A2" office:value-type="string">
            <text:p text:style-name="Standard">Amazon Virtual Private Cloud (VPC)</text:p>
          </table:table-cell>
          <table:table-cell table:style-name="Table46.C44" office:value-type="string">
            <text:p text:style-name="Standard"><text:a xlink:type="simple" xlink:href="https://aws.amazon.com/vpc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 44</text:p>
          </table:table-cell>
          <table:table-cell table:style-name="Table46.A2" office:value-type="string">
            <text:p text:style-name="Standard">heroku</text:p>
          </table:table-cell>
          <table:table-cell table:style-name="Table46.C45" office:value-type="string">
            <text:p text:style-name="Standard"><text:a xlink:type="simple" xlink:href="https://www.heroku.com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 45</text:p>
          </table:table-cell>
          <table:table-cell table:style-name="Table46.A2" office:value-type="string">
            <text:p text:style-name="Standard">nodejitsu</text:p>
          </table:table-cell>
          <table:table-cell table:style-name="Table46.C46" office:value-type="string">
            <text:p text:style-name="Standard"><text:a xlink:type="simple" xlink:href="https://www.nodejitsu.com/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46</text:p>
          </table:table-cell>
          <table:table-cell table:style-name="Table46.A2" office:value-type="string">
            <text:p text:style-name="Standard">Galaxy</text:p>
          </table:table-cell>
          <table:table-cell table:style-name="Table46.C47" office:value-type="string">
            <text:p text:style-name="Standard"><text:a xlink:type="simple" xlink:href="https://www.meteor.com/hosting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47</text:p>
          </table:table-cell>
          <table:table-cell table:style-name="Table46.A2" office:value-type="string">
            <text:p text:style-name="Standard">Operating-system-level virtualization</text:p>
          </table:table-cell>
          <table:table-cell table:style-name="Table46.C48" office:value-type="string">
            <text:p text:style-name="Standard"><text:a xlink:type="simple" xlink:href="https://en.wikipedia.org/wiki/Operating-system-level_virtualization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48</text:p>
          </table:table-cell>
          <table:table-cell table:style-name="Table46.A2" office:value-type="string">
            <text:p text:style-name="Standard">What is containers</text:p>
          </table:table-cell>
          <table:table-cell table:style-name="Table46.C49" office:value-type="string">
            <text:p text:style-name="Standard"><text:a xlink:type="simple" xlink:href="https://www.docker.com/what-container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49</text:p>
          </table:table-cell>
          <table:table-cell table:style-name="Table46.A2" office:value-type="string">
            <text:p text:style-name="Standard">Advantages and Drawbacks of Containerization</text:p>
          </table:table-cell>
          <table:table-cell table:style-name="Table46.C50" office:value-type="string">
            <text:p text:style-name="Standard"><text:a xlink:type="simple" xlink:href="https://people.hofstra.edu/geotrans/eng/ch3en/conc3en/table_advantageschallengescont.html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50</text:p>
          </table:table-cell>
          <table:table-cell table:style-name="Table46.A2" office:value-type="string">
            <text:p text:style-name="Standard">Introduction to Containers: Concept, Pros and Cons, Orchestration, Docker, and Other Alternatives</text:p>
          </table:table-cell>
          <table:table-cell table:style-name="Table46.C51" office:value-type="string">
            <text:p text:style-name="Standard"><text:a xlink:type="simple" xlink:href="https://medium.com/flow-ci/introduction-to-containers-concept-pros-and-cons-orchestration-docker-and-other-alternatives-9a2f1b61132c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51</text:p>
          </table:table-cell>
          <table:table-cell table:style-name="Table46.A2" office:value-type="string">
            <text:p text:style-name="Standard">Regions and Availability Zones</text:p>
          </table:table-cell>
          <table:table-cell table:style-name="Table46.C52" office:value-type="string">
            <text:p text:style-name="Standard"><text:a xlink:type="simple" xlink:href="http://docs.aws.amazon.com/AWSEC2/latest/UserGuide/using-regions-availability-zones.html" text:style-name="Internet_20_link" text:visited-style-name="Visited_20_Internet_20_Link">Website</text:a></text:p>
          </table:table-cell>
        </table:table-row>
        <table:table-row>
          <table:table-cell table:style-name="Table46.A2" office:value-type="string">
            <text:p text:style-name="Standard">52</text:p>
          </table:table-cell>
          <table:table-cell table:style-name="Table46.A2" office:value-type="string">
            <text:p text:style-name="Standard">What’s better: Amazon’s Availability Zones vs. Microsoft Azure’s regions</text:p>
          </table:table-cell>
          <table:table-cell table:style-name="Table46.C53" office:value-type="string">
            <text:p text:style-name="Standard"><text:a xlink:type="simple" xlink:href="http://www.networkworld.com/article/3133524/cloud-computing/what-s-better-amazon-s-availability-zones-vs-microsoft-azure-s-regions.html" text:style-name="Internet_20_link" text:visited-style-name="Visited_20_Internet_20_Link">Website</text:a></text:p>
          </table:table-cell>
        </table:table-row>
      </table:table>
      <text:p text:style-name="Standard"> </text:p>
      <text:h text:style-name="Heading_20_2" text:outline-level="2"><text:bookmark-start text:name="__RefHeading___Toc8677_917994512"/><text:bookmark text:name="Verification-CodeQuality-WebUI-Verification-CodeQuality-WebUI"/><text:soft-page-break/>Verification - Code Quality - WebUI<text:bookmark-end text:name="__RefHeading___Toc8677_917994512"/></text:h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Standard">KI Description</text:p>
          </table:table-cell>
          <table:table-cell table:style-name="Table47.B1" office:value-type="string">
            <text:p text:style-name="Standard">Reference</text:p>
          </table:table-cell>
        </table:table-row>
        <table:table-row>
          <table:table-cell table:style-name="Table47.A2" office:value-type="string">
            <text:p text:style-name="P74">Naming conventions</text:p>
          </table:table-cell>
          <table:table-cell table:style-name="Table47.B2" office:value-type="string">
            <text:p text:style-name="P74">5, 6, 7</text:p>
          </table:table-cell>
        </table:table-row>
        <table:table-row>
          <table:table-cell table:style-name="Table47.A2" office:value-type="string">
            <text:p text:style-name="P74">Validating CSS</text:p>
          </table:table-cell>
          <table:table-cell table:style-name="Table47.B2" office:value-type="string">
            <text:p text:style-name="P74">1</text:p>
          </table:table-cell>
        </table:table-row>
        <table:table-row>
          <table:table-cell table:style-name="Table47.A2" office:value-type="string">
            <text:p text:style-name="P74">Validating HTML</text:p>
          </table:table-cell>
          <table:table-cell table:style-name="Table47.B2" office:value-type="string">
            <text:p text:style-name="P74">1</text:p>
          </table:table-cell>
        </table:table-row>
      </table:table>
      <text:p text:style-name="Standard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Standard">KI Description</text:p>
          </table:table-cell>
          <table:table-cell table:style-name="Table48.B1" office:value-type="string">
            <text:p text:style-name="Standard">Reference</text:p>
          </table:table-cell>
        </table:table-row>
        <table:table-row>
          <table:table-cell table:style-name="Table48.A2" office:value-type="string">
            <text:p text:style-name="P74">Writing maintainable CSS</text:p>
          </table:table-cell>
          <table:table-cell table:style-name="Table48.B2" office:value-type="string">
            <text:p text:style-name="P74">6</text:p>
          </table:table-cell>
        </table:table-row>
        <table:table-row>
          <table:table-cell table:style-name="Table48.A2" office:value-type="string">
            <text:p text:style-name="P74">Code review process</text:p>
          </table:table-cell>
          <table:table-cell table:style-name="Table48.B2" office:value-type="string">
            <text:p text:style-name="P74">4</text:p>
          </table:table-cell>
        </table:table-row>
        <table:table-row>
          <table:table-cell table:style-name="Table48.A2" office:value-type="string">
            <text:p text:style-name="P74">Code review theory and toolset</text:p>
          </table:table-cell>
          <table:table-cell table:style-name="Table48.B2" office:value-type="string">
            <text:p text:style-name="P74">8-10</text:p>
          </table:table-cell>
        </table:table-row>
        <table:table-row>
          <table:table-cell table:style-name="Table48.A2" office:value-type="string">
            <text:p text:style-name="P74">Software metric conception</text:p>
          </table:table-cell>
          <table:table-cell table:style-name="Table48.B2" office:value-type="string">
            <text:p text:style-name="P74">11</text:p>
          </table:table-cell>
        </table:table-row>
        <table:table-row>
          <table:table-cell table:style-name="Table48.A2" office:value-type="string">
            <text:p text:style-name="P75">Source lines of code metric</text:p>
          </table:table-cell>
          <table:table-cell table:style-name="Table48.B2" office:value-type="string">
            <text:p text:style-name="P75">12</text:p>
          </table:table-cell>
        </table:table-row>
        <table:table-row>
          <table:table-cell table:style-name="Table48.A2" office:value-type="string">
            <text:p text:style-name="P75">Code coverage metric</text:p>
          </table:table-cell>
          <table:table-cell table:style-name="Table48.B2" office:value-type="string">
            <text:p text:style-name="P75">13</text:p>
          </table:table-cell>
        </table:table-row>
      </table:table>
      <text:p text:style-name="Standard"/>
      <text:p text:style-name="Standard"><text:bookmark-start text:name="__RefHeading___Toc8661_917994512"/><text:bookmark text:name="Verification-CodeQuality-WebUI-References"/>References<text:bookmark-end text:name="__RefHeading___Toc8661_917994512"/></text:p>
      <table:table table:name="Table49" table:style-name="Table49">
        <table:table-column table:style-name="Table49.A"/>
        <table:table-column table:style-name="Table49.B"/>
        <table:table-column table:style-name="Table49.C"/>
        <table:table-header-rows>
          <table:table-row>
            <table:table-cell table:style-name="Table49.A1" office:value-type="string">
              <text:p text:style-name="P20">ID</text:p>
            </table:table-cell>
            <table:table-cell table:style-name="Table49.A1" office:value-type="string">
              <text:p text:style-name="P20">Reference</text:p>
            </table:table-cell>
            <table:table-cell table:style-name="Table49.A1" office:value-type="string">
              <text:p text:style-name="P20">Location</text:p>
            </table:table-cell>
          </table:table-row>
        </table:table-header-rows>
        <table:table-row>
          <table:table-cell table:style-name="Table49.A2" office:value-type="string">
            <text:p text:style-name="P16">1</text:p>
          </table:table-cell>
          <table:table-cell table:style-name="Table49.A2" office:value-type="string">
            <text:p text:style-name="P16">CSS &amp; HTML validation tools &amp; services</text:p>
          </table:table-cell>
          <table:table-cell table:style-name="Table49.C2" office:value-type="string">
            <text:p text:style-name="P16"><text:a xlink:type="simple" xlink:href="http://en.wikipedia.org/wiki/W3C_Markup_Validation_Service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49.A2" office:value-type="string">
            <text:p text:style-name="P16">2</text:p>
          </table:table-cell>
          <table:table-cell table:style-name="Table49.A2" office:value-type="string">
            <text:p text:style-name="P16">OO Design Quality Metrics by Robert Martin</text:p>
          </table:table-cell>
          <table:table-cell table:style-name="Table49.C3" office:value-type="string">
            <text:p text:style-name="P16"><text:a xlink:type="simple" xlink:href="https://linux.ime.usp.br/~joaomm/mac499/arquivos/referencias/oodmetrics.pdf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9.A2" office:value-type="string">
            <text:p text:style-name="P16">3</text:p>
          </table:table-cell>
          <table:table-cell table:style-name="Table49.A2" office:value-type="string">
            <text:p text:style-name="P16">Chidamber &amp; Kemerer object-oriented metrics suite</text:p>
          </table:table-cell>
          <table:table-cell table:style-name="Table49.C4" office:value-type="string">
            <text:p text:style-name="P16"><text:a xlink:type="simple" xlink:href="http://www.aivosto.com/project/help/pm-oo-ck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9.A2" office:value-type="string">
            <text:p text:style-name="P16">4</text:p>
          </table:table-cell>
          <table:table-cell table:style-name="Table49.A2" office:value-type="string">
            <text:p text:style-name="P16">Code Reviews: Write Better Code Overnight</text:p>
          </table:table-cell>
          <table:table-cell table:style-name="Table49.C5" office:value-type="string">
            <text:p text:style-name="P16"><text:a xlink:type="simple" xlink:href="http://www.digital-web.com/articles/code_reviews_write_better_code_overnight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9.A2" office:value-type="string">
            <text:p text:style-name="P16">5</text:p>
          </table:table-cell>
          <table:table-cell table:style-name="Table49.A2" office:value-type="string">
            <text:p text:style-name="P16">Clean Code. Robert C. Martin</text:p>
          </table:table-cell>
          <table:table-cell table:style-name="Table49.C6" office:value-type="string">
            <text:p text:style-name="P16"><text:a xlink:type="simple" xlink:href="http://books.softserveinc.com/browse/book/671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49.A2" office:value-type="string">
            <text:p text:style-name="P16">6</text:p>
          </table:table-cell>
          <table:table-cell table:style-name="Table49.A2" office:value-type="string">
            <text:p text:style-name="P16">Writing maintainable CSS</text:p>
          </table:table-cell>
          <table:table-cell table:style-name="Table49.C7" office:value-type="string">
            <text:p text:style-name="P16"><text:a xlink:type="simple" xlink:href="http://www.slideshare.net/nataliedowne/css-systems-presentatio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9.A2" office:value-type="string">
            <text:p text:style-name="P16">7</text:p>
          </table:table-cell>
          <table:table-cell table:style-name="Table49.A2" office:value-type="string">
            <text:p text:style-name="P16">Structural Naming Convention in CSS</text:p>
          </table:table-cell>
          <table:table-cell table:style-name="Table49.C8" office:value-type="string">
            <text:p text:style-name="P16"><text:a xlink:type="simple" xlink:href="http://sixrevisions.com/css/css-tips/css-tip-2-structural-naming-convention-in-cs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9.A2" office:value-type="string">
            <text:p text:style-name="P16">8</text:p>
          </table:table-cell>
          <table:table-cell table:style-name="Table49.A2" office:value-type="string">
            <text:p text:style-name="P16">Code Review</text:p>
          </table:table-cell>
          <table:table-cell table:style-name="Table49.C9" office:value-type="string">
            <text:p text:style-name="P16"><text:a xlink:type="simple" xlink:href="http://en.wikipedia.org/wiki/Code_review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49.A2" office:value-type="string">
            <text:p text:style-name="P16">9</text:p>
          </table:table-cell>
          <table:table-cell table:style-name="Table49.A2" office:value-type="string">
            <text:p text:style-name="P16">Five Types of Review</text:p>
          </table:table-cell>
          <table:table-cell table:style-name="Table49.C10" office:value-type="string">
            <text:p text:style-name="P16"><text:a xlink:type="simple" xlink:href="http://www.google.com/url?sa=t&amp;source=web&amp;ct=res&amp;cd=1&amp;url=http%3A%2F%2Fsmartbear.com%2Fdocs%2Fbook%2Fcode-review-types.pdf&amp;ei=rm7CScCeA8iHsAbAivXlCw&amp;usg=AFQjCNFgQNV31xAyUmAqVON5WWbi_5CYUA&amp;sig2=6JPhyQjOvDpD_2E5DMvrvg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9.A2" office:value-type="string">
            <text:p text:style-name="P16">10</text:p>
          </table:table-cell>
          <table:table-cell table:style-name="Table49.A2" office:value-type="string">
            <text:p text:style-name="P16">Review Board</text:p>
          </table:table-cell>
          <table:table-cell table:style-name="Table49.C11" office:value-type="string">
            <text:p text:style-name="P16"><text:a xlink:type="simple" xlink:href="https://www.reviewboard.org/docs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9.A2" office:value-type="string">
            <text:p text:style-name="P16">11</text:p>
          </table:table-cell>
          <table:table-cell table:style-name="Table49.A2" office:value-type="string">
            <text:p text:style-name="P16">Software metric</text:p>
          </table:table-cell>
          <table:table-cell table:style-name="Table49.C12" office:value-type="string">
            <text:p text:style-name="P16"><text:a xlink:type="simple" xlink:href="http://en.wikipedia.org/wiki/Software_metric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49.A2" office:value-type="string">
            <text:p text:style-name="P16">12</text:p>
          </table:table-cell>
          <table:table-cell table:style-name="Table49.A2" office:value-type="string">
            <text:p text:style-name="P16">Source lines of code</text:p>
          </table:table-cell>
          <table:table-cell table:style-name="Table49.C13" office:value-type="string">
            <text:p text:style-name="P16"><text:a xlink:type="simple" xlink:href="http://en.wikipedia.org/wiki/Source_lines_of_code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49.A2" office:value-type="string">
            <text:p text:style-name="P16">13</text:p>
          </table:table-cell>
          <table:table-cell table:style-name="Table49.A2" office:value-type="string">
            <text:p text:style-name="P16">Code coverage</text:p>
          </table:table-cell>
          <table:table-cell table:style-name="Table49.C14" office:value-type="string">
            <text:p text:style-name="P16"><text:a xlink:type="simple" xlink:href="http://en.wikipedia.org/wiki/Code_coverage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49.A2" office:value-type="string">
            <text:p text:style-name="P16">14</text:p>
          </table:table-cell>
          <table:table-cell table:style-name="Table49.A2" office:value-type="string">
            <text:p text:style-name="P16">Software Metrics by levels</text:p>
          </table:table-cell>
          <table:table-cell table:style-name="Table49.C15" office:value-type="string">
            <text:p text:style-name="P16"><text:a xlink:type="simple" xlink:href="https://web.archive.org/web/20090126071522/http://sebastian-bergmann.de/archives/689-PHPUnit-and-Software-Metrics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9.A2" office:value-type="string">
            <text:p text:style-name="P16">15</text:p>
          </table:table-cell>
          <table:table-cell table:style-name="Table49.A2" office:value-type="string">
            <text:p text:style-name="P16">Cyclomatic complexity</text:p>
          </table:table-cell>
          <table:table-cell table:style-name="Table49.C16" office:value-type="string">
            <text:p text:style-name="P16"><text:a xlink:type="simple" xlink:href="http://en.wikipedia.org/wiki/Cyclomatic_complexity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49.A2" office:value-type="string">
            <text:p text:style-name="P16">16</text:p>
          </table:table-cell>
          <table:table-cell table:style-name="Table49.A2" office:value-type="string">
            <text:p text:style-name="P16">Code Metrics Overview</text:p>
          </table:table-cell>
          <table:table-cell table:style-name="Table49.C17" office:value-type="string">
            <text:p text:style-name="P16"><text:a xlink:type="simple" xlink:href="http://msdn.microsoft.com/en-us/library/bb385914.aspx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9.A2" office:value-type="string">
            <text:p text:style-name="P16">17</text:p>
          </table:table-cell>
          <table:table-cell table:style-name="Table49.A2" office:value-type="string">
            <text:p text:style-name="P16">Software inspection</text:p>
          </table:table-cell>
          <table:table-cell table:style-name="Table49.C18" office:value-type="string">
            <text:p text:style-name="P16"><text:a xlink:type="simple" xlink:href="http://en.wikipedia.org/wiki/Software_inspection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49.A2" office:value-type="string">
            <text:p text:style-name="P16">18</text:p>
          </table:table-cell>
          <table:table-cell table:style-name="Table49.A2" office:value-type="string">
            <text:p text:style-name="P16">Software Inspection</text:p>
          </table:table-cell>
          <table:table-cell table:style-name="Table49.C19" office:value-type="string">
            <text:p text:style-name="P16"><text:a xlink:type="simple" xlink:href="http://www.the-software-experts.de/e_dta-sw-test-inspection.htm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49.A2" office:value-type="string">
            <text:p text:style-name="P16">19</text:p>
          </table:table-cell>
          <table:table-cell table:style-name="Table49.A2" office:value-type="string">
            <text:p text:style-name="P16">Fagan inspection</text:p>
          </table:table-cell>
          <table:table-cell table:style-name="Table49.C20" office:value-type="string">
            <text:p text:style-name="P16"><text:a xlink:type="simple" xlink:href="http://en.wikipedia.org/wiki/Fagan_inspection" text:style-name="Internet_20_link" text:visited-style-name="Visited_20_Internet_20_Link"><text:span text:style-name="T2">Wikipedia</text:span></text:a></text:p>
          </table:table-cell>
        </table:table-row>
      </table:table>
      <text:p text:style-name="Standard"> </text:p>
      <text:p text:style-name="Standard"><text:a xlink:type="simple" xlink:href="https://org.softserveinc.com/wf/Lists/SSU%20Training%20Catalog/DispForm.aspx?ID=98" text:style-name="Internet_20_link" text:visited-style-name="Visited_20_Internet_20_Link">https://org.softserveinc.com/wf/Lists/SSU%20Training%20Catalog/DispForm.aspx?ID=98</text:a><text:line-break/></text:p>
      <text:p text:style-name="Standard"><text:a xlink:type="simple" xlink:href="https://org.softserveinc.com/wf/Lists/SSU%20Training%20Catalog/DispForm.aspx?ID=102" text:style-name="Internet_20_link" text:visited-style-name="Visited_20_Internet_20_Link">https://org.softserveinc.com/wf/Lists/SSU%20Training%20Catalog/DispForm.aspx?ID=102</text:a></text:p>
      <text:p text:style-name="Standard"/>
      <text:h text:style-name="Heading_20_2" text:outline-level="2"><text:bookmark-start text:name="__RefHeading___Toc8663_917994512"/><text:bookmark text:name="Verification-AutoTesting(webUI2.0)-Verification-AutomatedTesting"/><text:soft-page-break/>Verification - Automated Testing<text:bookmark-end text:name="__RefHeading___Toc8663_917994512"/></text:h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Standard">KI Description</text:p>
          </table:table-cell>
          <table:table-cell table:style-name="Table50.B1" office:value-type="string">
            <text:p text:style-name="Standard">Reference</text:p>
          </table:table-cell>
        </table:table-row>
        <table:table-row>
          <table:table-cell table:style-name="Table50.A2" office:value-type="string">
            <text:p text:style-name="P75">Unit testing concept</text:p>
          </table:table-cell>
          <table:table-cell table:style-name="Table50.B2" office:value-type="string">
            <text:p text:style-name="P75">1</text:p>
          </table:table-cell>
        </table:table-row>
        <table:table-row>
          <table:table-cell table:style-name="Table50.A2" office:value-type="string">
            <text:p text:style-name="P75">F.I.R.S.T. principles:</text:p>
            <text:p text:style-name="P75">- fast</text:p>
            <text:p text:style-name="P75">- isolates</text:p>
            <text:p text:style-name="P75">- repeatable</text:p>
            <text:p text:style-name="P75">- self-validating</text:p>
            <text:p text:style-name="P75">- timely</text:p>
          </table:table-cell>
          <table:table-cell table:style-name="Table50.B2" office:value-type="string">
            <text:p text:style-name="P75">2</text:p>
          </table:table-cell>
        </table:table-row>
      </table:table>
      <text:p text:style-name="Standard"/>
      <text:p text:style-name="Standard"><text:bookmark-start text:name="__RefHeading___Toc8665_917994512"/><text:bookmark text:name="Verification-AutoTesting(webUI2.0)-References"/>References<text:bookmark-end text:name="__RefHeading___Toc8665_917994512"/></text:p>
      <text:p text:style-name="Standard"/>
      <table:table table:name="Table51" table:style-name="Table51">
        <table:table-column table:style-name="Table51.A"/>
        <table:table-column table:style-name="Table51.B"/>
        <table:table-column table:style-name="Table51.C"/>
        <table:table-header-rows>
          <table:table-row>
            <table:table-cell table:style-name="Table51.A1" office:value-type="string">
              <text:p text:style-name="P20">ID</text:p>
            </table:table-cell>
            <table:table-cell table:style-name="Table51.A1" office:value-type="string">
              <text:p text:style-name="P20">Reference</text:p>
            </table:table-cell>
            <table:table-cell table:style-name="Table51.A1" office:value-type="string">
              <text:p text:style-name="P20">Location</text:p>
            </table:table-cell>
          </table:table-row>
        </table:table-header-rows>
        <table:table-row>
          <table:table-cell table:style-name="Table51.A2" office:value-type="string">
            <text:p text:style-name="P16">1</text:p>
          </table:table-cell>
          <table:table-cell table:style-name="Table51.A2" office:value-type="string">
            <text:p text:style-name="P16">Unit testing</text:p>
          </table:table-cell>
          <table:table-cell table:style-name="Table51.C2" office:value-type="string">
            <text:p text:style-name="P16"><text:a xlink:type="simple" xlink:href="http://en.wikipedia.org/wiki/Unit_testing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1.A2" office:value-type="string">
            <text:p text:style-name="Table_20_Contents">2</text:p>
          </table:table-cell>
          <table:table-cell table:style-name="Table51.A2" office:value-type="string">
            <text:p text:style-name="P16">Agile in a Flash</text:p>
          </table:table-cell>
          <table:table-cell table:style-name="Table51.C3" office:value-type="string">
            <text:p text:style-name="Table_20_Contents"><text:a xlink:type="simple" xlink:href="http://agileinaflash.blogspot.com/2009/02/first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1.A2" office:value-type="string">
            <text:p text:style-name="P16">3</text:p>
          </table:table-cell>
          <table:table-cell table:style-name="Table51.A2" office:value-type="string">
            <text:p text:style-name="P16">Automated testing</text:p>
          </table:table-cell>
          <table:table-cell table:style-name="Table51.C4" office:value-type="string">
            <text:p text:style-name="P16"><text:a xlink:type="simple" xlink:href="http://en.wikipedia.org/wiki/Automated_testing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1.A2" office:value-type="string">
            <text:p text:style-name="P16">4</text:p>
          </table:table-cell>
          <table:table-cell table:style-name="Table51.A2" office:value-type="string">
            <text:p text:style-name="P16">Functional testing</text:p>
          </table:table-cell>
          <table:table-cell table:style-name="Table51.C5" office:value-type="string">
            <text:p text:style-name="P16"><text:a xlink:type="simple" xlink:href="http://en.wikipedia.org/w/index.php?title=Functional_testing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1.A2" office:value-type="string">
            <text:p text:style-name="P16">5</text:p>
          </table:table-cell>
          <table:table-cell table:style-name="Table51.A2" office:value-type="string">
            <text:p text:style-name="P16">Integration testing</text:p>
          </table:table-cell>
          <table:table-cell table:style-name="Table51.C6" office:value-type="string">
            <text:p text:style-name="P16"><text:a xlink:type="simple" xlink:href="http://en.wikipedia.org/wiki/Integration_testing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1.A2" office:value-type="string">
            <text:p text:style-name="P16">6</text:p>
          </table:table-cell>
          <table:table-cell table:style-name="Table51.A2" office:value-type="string">
            <text:p text:style-name="P16">End-to-end testing</text:p>
          </table:table-cell>
          <table:table-cell table:style-name="Table51.C7" office:value-type="string">
            <text:p text:style-name="P16"><text:a xlink:type="simple" xlink:href="https://msdn.microsoft.com/en-us/library/cc194885.aspx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1.A2" office:value-type="string">
            <text:p text:style-name="P16">7</text:p>
          </table:table-cell>
          <table:table-cell table:style-name="Table51.A2" office:value-type="string">
            <text:p text:style-name="P16">Test driven development</text:p>
          </table:table-cell>
          <table:table-cell table:style-name="Table51.C8" office:value-type="string">
            <text:p text:style-name="P16"><text:a xlink:type="simple" xlink:href="http://en.wikipedia.org/wiki/Test-driven_development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1.A2" office:value-type="string">
            <text:p text:style-name="P16">8</text:p>
          </table:table-cell>
          <table:table-cell table:style-name="Table51.A2" office:value-type="string">
            <text:p text:style-name="P16">Performance testing</text:p>
          </table:table-cell>
          <table:table-cell table:style-name="Table51.C9" office:value-type="string">
            <text:p text:style-name="P16"><text:a xlink:type="simple" xlink:href="http://en.wikipedia.org/wiki/Performance_testing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1.A2" office:value-type="string">
            <text:p text:style-name="P16">9</text:p>
          </table:table-cell>
          <table:table-cell table:style-name="Table51.A2" office:value-type="string">
            <text:p text:style-name="P16">Test automation framework</text:p>
          </table:table-cell>
          <table:table-cell table:style-name="Table51.C10" office:value-type="string">
            <text:p text:style-name="P16"><text:a xlink:type="simple" xlink:href="http://en.wikipedia.org/wiki/Test_automation_framework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1.A2" office:value-type="string">
            <text:p text:style-name="P16">10</text:p>
          </table:table-cell>
          <table:table-cell table:style-name="Table51.A2" office:value-type="string">
            <text:p text:style-name="P17">Behavior-driven development</text:p>
          </table:table-cell>
          <table:table-cell table:style-name="Table51.C11" office:value-type="string">
            <text:p text:style-name="P16"><text:a xlink:type="simple" xlink:href="http://en.wikipedia.org/wiki/Behavior-driven_development" text:style-name="Internet_20_link" text:visited-style-name="Visited_20_Internet_20_Link"><text:span text:style-name="T2">Wiki</text:span></text:a></text:p>
          </table:table-cell>
        </table:table-row>
        <table:table-row>
          <table:table-cell table:style-name="Table51.A2" office:value-type="string">
            <text:p text:style-name="P16">11</text:p>
          </table:table-cell>
          <table:table-cell table:style-name="Table51.A2" office:value-type="string">
            <text:p text:style-name="P16">Selenium</text:p>
          </table:table-cell>
          <table:table-cell table:style-name="Table51.C12" office:value-type="string">
            <text:p text:style-name="P16"><text:a xlink:type="simple" xlink:href="http://seleniumhq.org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1.A2" office:value-type="string">
            <text:p text:style-name="P16">12</text:p>
          </table:table-cell>
          <table:table-cell table:style-name="Table51.A2" office:value-type="string">
            <text:p text:style-name="P16">WebUnit</text:p>
          </table:table-cell>
          <table:table-cell table:style-name="Table51.C13" office:value-type="string">
            <text:p text:style-name="P16"><text:a xlink:type="simple" xlink:href="http://mechanicalcat.net/tech/webunit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1.A2" office:value-type="string">
            <text:p text:style-name="P16">13</text:p>
          </table:table-cell>
          <table:table-cell table:style-name="Table51.A2" office:value-type="string">
            <text:p text:style-name="P16">Siege </text:p>
          </table:table-cell>
          <table:table-cell table:style-name="Table51.C14" office:value-type="string">
            <text:p text:style-name="P16"><text:a xlink:type="simple" xlink:href="http://www.joedog.org/index/siege-manua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1.A2" office:value-type="string">
            <text:p text:style-name="P16">14</text:p>
          </table:table-cell>
          <table:table-cell table:style-name="Table51.A2" office:value-type="string">
            <text:p text:style-name="P16">Phantomjs</text:p>
          </table:table-cell>
          <table:table-cell table:style-name="Table51.C15" office:value-type="string">
            <text:p text:style-name="P16"><text:a xlink:type="simple" xlink:href="http://phantomjs.org/documentation/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1.A2" office:value-type="string">
            <text:p text:style-name="P16">15</text:p>
          </table:table-cell>
          <table:table-cell table:style-name="Table51.A2" office:value-type="string">
            <text:p text:style-name="P17">Build automation</text:p>
          </table:table-cell>
          <table:table-cell table:style-name="Table51.C16" office:value-type="string">
            <text:p text:style-name="P16"><text:a xlink:type="simple" xlink:href="http://en.wikipedia.org/wiki/Build_automation" text:style-name="Internet_20_link" text:visited-style-name="Visited_20_Internet_20_Link"><text:span text:style-name="T2">Wiki</text:span></text:a></text:p>
          </table:table-cell>
        </table:table-row>
        <table:table-row>
          <table:table-cell table:style-name="Table51.A2" office:value-type="string">
            <text:p text:style-name="P16">16</text:p>
          </table:table-cell>
          <table:table-cell table:style-name="Table51.A2" office:value-type="string">
            <text:p text:style-name="P17">Continuous integration</text:p>
          </table:table-cell>
          <table:table-cell table:style-name="Table51.C17" office:value-type="string">
            <text:p text:style-name="P16"><text:a xlink:type="simple" xlink:href="http://en.wikipedia.org/wiki/Continuous_integration" text:style-name="Internet_20_link" text:visited-style-name="Visited_20_Internet_20_Link"><text:span text:style-name="T2">Wiki</text:span></text:a></text:p>
          </table:table-cell>
        </table:table-row>
      </table:table>
      <text:p text:style-name="Standard"> </text:p>
      <text:p text:style-name="Standard"><text:a xlink:type="simple" xlink:href="https://org.softserveinc.com/wf/Lists/SSU%20Training%20Catalog/DispForm.aspx?ID=98" text:style-name="Internet_20_link" text:visited-style-name="Visited_20_Internet_20_Link">https://org.softserveinc.com/wf/Lists/SSU%20Training%20Catalog/DispForm.aspx?ID=98</text:a></text:p>
      <text:p text:style-name="Standard"><text:a xlink:type="simple" xlink:href="https://org.softserveinc.com/wf/Lists/SSU%20Training%20Catalog/DispForm.aspx?ID=99" text:style-name="Internet_20_link" text:visited-style-name="Visited_20_Internet_20_Link">https://org.softserveinc.com/wf/Lists/SSU%20Training%20Catalog/DispForm.aspx?ID=99</text:a></text:p>
      <text:p text:style-name="Standard"><text:a xlink:type="simple" xlink:href="https://org.softserveinc.com/wf/Lists/SSU%20Training%20Catalog/DispForm.aspx?ID=100" text:style-name="Internet_20_link" text:visited-style-name="Visited_20_Internet_20_Link">https://org.softserveinc.com/wf/Lists/SSU%20Training%20Catalog/DispForm.aspx?ID=100</text:a></text:p>
      <text:p text:style-name="Standard"><text:a xlink:type="simple" xlink:href="https://org.softserveinc.com/wf/Lists/SSU%20Training%20Catalog/DispForm.aspx?ID=101" text:style-name="Internet_20_link" text:visited-style-name="Visited_20_Internet_20_Link">https://org.softserveinc.com/wf/Lists/SSU%20Training%20Catalog/DispForm.aspx?ID=101</text:a></text:p>
      <text:h text:style-name="Heading_20_1" text:outline-level="1"><text:bookmark-start text:name="__RefHeading___Toc8667_917994512"/><text:bookmark text:name="Construction-Security-Construction-Security"/>Construction - Security<text:bookmark-end text:name="__RefHeading___Toc8667_917994512"/></text:h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Standard">KI Description</text:p>
          </table:table-cell>
          <table:table-cell table:style-name="Table52.B1" office:value-type="string">
            <text:p text:style-name="Standard">Reference</text:p>
          </table:table-cell>
        </table:table-row>
        <table:table-row>
          <table:table-cell table:style-name="Table52.A2" office:value-type="string">
            <text:p text:style-name="P75">Accountability</text:p>
          </table:table-cell>
          <table:table-cell table:style-name="Table52.B2" office:value-type="string">
            <text:p text:style-name="P75">4(Ch. 1.6)</text:p>
          </table:table-cell>
        </table:table-row>
        <table:table-row>
          <table:table-cell table:style-name="Table52.A2" office:value-type="string">
            <text:p text:style-name="P75">Authentication &amp; Authorization</text:p>
          </table:table-cell>
          <table:table-cell table:style-name="Table52.B2" office:value-type="string">
            <text:p text:style-name="P75">1, 2, 4(Ch. 1.2, 1.3)</text:p>
          </table:table-cell>
        </table:table-row>
        <table:table-row>
          <table:table-cell table:style-name="Table52.A2" office:value-type="string">
            <text:p text:style-name="P75">Availability</text:p>
          </table:table-cell>
          <table:table-cell table:style-name="Table52.B2" office:value-type="string">
            <text:p text:style-name="P75">4(Ch. 1.7)</text:p>
          </table:table-cell>
        </table:table-row>
        <table:table-row>
          <table:table-cell table:style-name="Table52.A2" office:value-type="string">
            <text:p text:style-name="P75">Basic Concepts:</text:p>
            <text:p text:style-name="P75">Basic HTTP Authentication</text:p>
          </table:table-cell>
          <table:table-cell table:style-name="Table52.B2" office:value-type="string">
            <text:p text:style-name="P75">3(Ch. 3), 5</text:p>
          </table:table-cell>
        </table:table-row>
        <table:table-row>
          <table:table-cell table:style-name="Table52.A2" office:value-type="string">
            <text:p text:style-name="P75">Confidentiality</text:p>
          </table:table-cell>
          <table:table-cell table:style-name="Table52.B2" office:value-type="string">
            <text:p text:style-name="P75">4(Ch. 1.4)</text:p>
          </table:table-cell>
        </table:table-row>
        <text:soft-page-break/>
        <table:table-row>
          <table:table-cell table:style-name="Table52.A2" office:value-type="string">
            <text:p text:style-name="P75">Core Defense Mechanisms</text:p>
          </table:table-cell>
          <table:table-cell table:style-name="Table52.B2" office:value-type="string">
            <text:p text:style-name="P75">3(Ch. 2)</text:p>
          </table:table-cell>
        </table:table-row>
        <table:table-row>
          <table:table-cell table:style-name="Table52.A2" office:value-type="string">
            <text:p text:style-name="P75">Data Integrity</text:p>
          </table:table-cell>
          <table:table-cell table:style-name="Table52.B2" office:value-type="string">
            <text:p text:style-name="P75">4(Ch. 1.5)</text:p>
          </table:table-cell>
        </table:table-row>
        <table:table-row>
          <table:table-cell table:style-name="Table52.A2" office:value-type="string">
            <text:p text:style-name="P75">HTTP &amp; HTTPS protocols. Differences and Similarities</text:p>
          </table:table-cell>
          <table:table-cell table:style-name="Table52.B2" office:value-type="string">
            <text:p text:style-name="P75">3(Ch. 3)</text:p>
          </table:table-cell>
        </table:table-row>
        <table:table-row>
          <table:table-cell table:style-name="Table52.A2" office:value-type="string">
            <text:p text:style-name="P75">Non-repudiation</text:p>
          </table:table-cell>
          <table:table-cell table:style-name="Table52.B2" office:value-type="string">
            <text:p text:style-name="P75">4(Ch. 1.8)</text:p>
          </table:table-cell>
        </table:table-row>
        <table:table-row>
          <table:table-cell table:style-name="Table52.A2" office:value-type="string">
            <text:p text:style-name="P75">Password Security</text:p>
          </table:table-cell>
          <table:table-cell table:style-name="Table52.B2" office:value-type="string">
            <text:p text:style-name="P75">4(CH. 9)</text:p>
          </table:table-cell>
        </table:table-row>
        <table:table-row>
          <table:table-cell table:style-name="Table52.A2" office:value-type="string">
            <text:p text:style-name="P75">Understanding Threats: Defacement, Infiltration, Phishing, Pharming, DoS</text:p>
          </table:table-cell>
          <table:table-cell table:style-name="Table52.B2" office:value-type="string">
            <text:p text:style-name="P75">4(Ch. 2.1)</text:p>
          </table:table-cell>
        </table:table-row>
      </table:table>
      <text:p text:style-name="Standard"/>
      <text:p text:style-name="Standard"><text:bookmark-start text:name="__RefHeading___Toc8669_917994512"/>References<text:bookmark-end text:name="__RefHeading___Toc8669_917994512"/></text:p>
      <table:table table:name="Table53" table:style-name="Table53">
        <table:table-column table:style-name="Table53.A"/>
        <table:table-column table:style-name="Table53.B"/>
        <table:table-column table:style-name="Table53.C"/>
        <table:table-header-rows>
          <table:table-row>
            <table:table-cell table:style-name="Table53.A1" office:value-type="string">
              <text:p text:style-name="P20">ID</text:p>
            </table:table-cell>
            <table:table-cell table:style-name="Table53.A1" office:value-type="string">
              <text:p text:style-name="P20">Reference</text:p>
            </table:table-cell>
            <table:table-cell table:style-name="Table53.A1" office:value-type="string">
              <text:p text:style-name="P20">Location</text:p>
            </table:table-cell>
          </table:table-row>
        </table:table-header-rows>
        <table:table-row>
          <table:table-cell table:style-name="Table53.A2" office:value-type="string">
            <text:p text:style-name="P16">1</text:p>
          </table:table-cell>
          <table:table-cell table:style-name="Table53.A2" office:value-type="string">
            <text:p text:style-name="P16">Authentication Concept</text:p>
          </table:table-cell>
          <table:table-cell table:style-name="Table53.C2" office:value-type="string">
            <text:p text:style-name="P16"><text:a xlink:type="simple" xlink:href="http://en.wikipedia.org/wiki/Authentication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3.A2" office:value-type="string">
            <text:p text:style-name="P16">2</text:p>
          </table:table-cell>
          <table:table-cell table:style-name="Table53.A2" office:value-type="string">
            <text:p text:style-name="P16">Authorization Concept</text:p>
          </table:table-cell>
          <table:table-cell table:style-name="Table53.C3" office:value-type="string">
            <text:p text:style-name="P16"><text:a xlink:type="simple" xlink:href="http://en.wikipedia.org/wiki/Authorization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3.A2" office:value-type="string">
            <text:p text:style-name="P16">3</text:p>
          </table:table-cell>
          <table:table-cell table:style-name="Table53.A2" office:value-type="string">
            <text:p text:style-name="P16">The Web Application Hackers Handbook.</text:p>
          </table:table-cell>
          <table:table-cell table:style-name="Table53.C4" office:value-type="string">
            <text:p text:style-name="P16"><text:a xlink:type="simple" xlink:href="http://books.softserveinc.com/browse/book/1284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53.A2" office:value-type="string">
            <text:p text:style-name="P16">4</text:p>
          </table:table-cell>
          <table:table-cell table:style-name="Table53.A2" office:value-type="string">
            <text:p text:style-name="P16">Apress Foundations of Security (Feb. 2007)</text:p>
          </table:table-cell>
          <table:table-cell table:style-name="Table53.C5" office:value-type="string">
            <text:p text:style-name="P16"><text:a xlink:type="simple" xlink:href="http://books.softserveinc.com/browse/book/643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53.A2" office:value-type="string">
            <text:p text:style-name="P16">5</text:p>
          </table:table-cell>
          <table:table-cell table:style-name="Table53.A2" office:value-type="string">
            <text:p text:style-name="P16">Basic HTTP Authentication</text:p>
          </table:table-cell>
          <table:table-cell table:style-name="Table53.C6" office:value-type="string">
            <text:p text:style-name="P16"><text:a xlink:type="simple" xlink:href="http://en.wikipedia.org/wiki/Basic_access_authentication" text:style-name="Internet_20_link" text:visited-style-name="Visited_20_Internet_20_Link"><text:span text:style-name="T2">Wikipedia</text:span></text:a></text:p>
          </table:table-cell>
        </table:table-row>
        <table:table-row>
          <table:table-cell table:style-name="Table53.A2" office:value-type="string">
            <text:p text:style-name="P16">6</text:p>
          </table:table-cell>
          <table:table-cell table:style-name="Table53.A2" office:value-type="string">
            <text:p text:style-name="P16">Transport Layer Security</text:p>
          </table:table-cell>
          <table:table-cell table:style-name="Table53.C7" office:value-type="string">
            <text:p text:style-name="P16"><text:a xlink:type="simple" xlink:href="http://en.wikipedia.org/wiki/Transport_Layer_Security" text:style-name="Internet_20_link" text:visited-style-name="Visited_20_Internet_20_Link"><text:span text:style-name="T2">Wikipedia</text:span></text:a></text:p>
          </table:table-cell>
        </table:table-row>
      </table:table>
      <text:p text:style-name="Standard"> </text:p>
      <text:h text:style-name="Heading_20_1" text:outline-level="1"><text:bookmark-start text:name="__RefHeading___Toc8679_917994512"/><text:bookmark text:name="ConfigurationManagement:VCS-ConfigurationManagement:VCS(VersionControlSystems)"/>Configuration Management: VCS (Version Control Systems)<text:bookmark-end text:name="__RefHeading___Toc8679_917994512"/></text:h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Standard">KI Description</text:p>
          </table:table-cell>
          <table:table-cell table:style-name="Table54.B1" office:value-type="string">
            <text:p text:style-name="Standard">Reference</text:p>
          </table:table-cell>
        </table:table-row>
        <table:table-row>
          <table:table-cell table:style-name="Table54.A2" office:value-type="string">
            <text:p text:style-name="P76">Fundamental concepts: revisions, working copy, repository</text:p>
          </table:table-cell>
          <table:table-cell table:style-name="Table54.B2" office:value-type="string">
            <text:p text:style-name="P76">1 (chapter 1), 2 (chapter 2, 6), 7 (chapter 5)</text:p>
          </table:table-cell>
        </table:table-row>
        <table:table-row>
          <table:table-cell table:style-name="Table54.A2" office:value-type="string">
            <text:p text:style-name="P76">Getting (checking out) data from repository</text:p>
          </table:table-cell>
          <table:table-cell table:style-name="Table54.B2" office:value-type="string">
            <text:p text:style-name="P76">1 (chapter 2), 2 (chapter 2), 7 (chapter 6)</text:p>
          </table:table-cell>
        </table:table-row>
        <table:table-row>
          <table:table-cell table:style-name="Table54.A2" office:value-type="string">
            <text:p text:style-name="P76">Examining local changes, comparing working copy to repository</text:p>
          </table:table-cell>
          <table:table-cell table:style-name="Table54.B2" office:value-type="string">
            <text:p text:style-name="P76">1 (chapter 2), 2 (chapter 2), 7 (chapter 6)</text:p>
          </table:table-cell>
        </table:table-row>
        <table:table-row>
          <table:table-cell table:style-name="Table54.A2" office:value-type="string">
            <text:p text:style-name="P76">Updating working copy, merging changes</text:p>
          </table:table-cell>
          <table:table-cell table:style-name="Table54.B2" office:value-type="string">
            <text:p text:style-name="P76">1 (chapter 2), 2 (chapter 2, 3), 7 (chapter 6)</text:p>
          </table:table-cell>
        </table:table-row>
        <table:table-row>
          <table:table-cell table:style-name="Table54.A2" office:value-type="string">
            <text:p text:style-name="P76">Updating to specific version</text:p>
          </table:table-cell>
          <table:table-cell table:style-name="Table54.B2" office:value-type="string">
            <text:p text:style-name="P76">1 (chapter 2), 2 (chapter 6.6.4), 7 (chapter 6)</text:p>
          </table:table-cell>
        </table:table-row>
        <table:table-row>
          <table:table-cell table:style-name="Table54.A2" office:value-type="string">
            <text:p text:style-name="P76">Examining change history</text:p>
          </table:table-cell>
          <table:table-cell table:style-name="Table54.B2" office:value-type="string">
            <text:p text:style-name="P76">1 (chapter 2), 2 (chapter 2.3), 7 (chapter 6)</text:p>
          </table:table-cell>
        </table:table-row>
        <table:table-row>
          <table:table-cell table:style-name="Table54.A2" office:value-type="string">
            <text:p text:style-name="P76">Discarding changes</text:p>
          </table:table-cell>
          <table:table-cell table:style-name="Table54.B2" office:value-type="string">
            <text:p text:style-name="P76">1 (chapter 2), 2 (chapter 2.4), 7 (chapter 6)</text:p>
          </table:table-cell>
        </table:table-row>
        <table:table-row>
          <table:table-cell table:style-name="Table54.A2" office:value-type="string">
            <text:p text:style-name="P76">Resolving conflicts in code</text:p>
          </table:table-cell>
          <table:table-cell table:style-name="Table54.B2" office:value-type="string">
            <text:p text:style-name="P76">1 (chapter 2), 2 (chapter 3.2.3), 7 (chapter 9)</text:p>
          </table:table-cell>
        </table:table-row>
        <table:table-row>
          <table:table-cell table:style-name="Table54.A2" office:value-type="string">
            <text:p text:style-name="P76">Copying, moving files, folders in repository</text:p>
          </table:table-cell>
          <table:table-cell table:style-name="Table54.B2" office:value-type="string">
            <text:p text:style-name="P76">1 (chapter 2), 2 (chapter 2.2.9), 7 (chapter 6)</text:p>
          </table:table-cell>
        </table:table-row>
        <table:table-row>
          <table:table-cell table:style-name="Table54.A2" office:value-type="string">
            <text:p text:style-name="P76">Committing changes</text:p>
          </table:table-cell>
          <table:table-cell table:style-name="Table54.B2" office:value-type="string">
            <text:p text:style-name="P76">1 (chapter 2), 2 (chapter 2.2.6), 7 (chapter 6)</text:p>
          </table:table-cell>
        </table:table-row>
        <table:table-row>
          <table:table-cell table:style-name="Table54.A2" office:value-type="string">
            <text:p text:style-name="P76">Creating, discovering and breaking locks (if supported)</text:p>
          </table:table-cell>
          <table:table-cell table:style-name="Table54.B2" office:value-type="string">
            <text:p text:style-name="P76">1 (chapter 3), 7 (chapter 6)</text:p>
          </table:table-cell>
        </table:table-row>
      </table:table>
      <text:p text:style-name="Standard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Standard">KI Description</text:p>
          </table:table-cell>
          <table:table-cell table:style-name="Table55.B1" office:value-type="string">
            <text:p text:style-name="Standard">Reference</text:p>
          </table:table-cell>
        </table:table-row>
        <table:table-row>
          <table:table-cell table:style-name="Table55.A2" office:value-type="string">
            <text:p text:style-name="P76">Importing sources into repository</text:p>
          </table:table-cell>
          <table:table-cell table:style-name="Table55.B2" office:value-type="string">
            <text:p text:style-name="P76">1 (chapter 2), 2 (chapter 2.1.1), 7 (chapter 6)</text:p>
          </table:table-cell>
        </table:table-row>
        <table:table-row>
          <table:table-cell table:style-name="Table55.A2" office:value-type="string">
            <text:p text:style-name="P76">Exporting sources from repository</text:p>
          </table:table-cell>
          <table:table-cell table:style-name="Table55.B2" office:value-type="string">
            <text:p text:style-name="P76">1 (chapter 9), 2 (chapter 7.2.3), 7 (chapter 6)</text:p>
          </table:table-cell>
        </table:table-row>
        <table:table-row>
          <table:table-cell table:style-name="Table55.A2" office:value-type="string">
            <text:p text:style-name="P76">Comparing repository revisions</text:p>
          </table:table-cell>
          <table:table-cell table:style-name="Table55.B2" office:value-type="string">
            <text:p text:style-name="P76">1 (chapter 2), 2 (chapter 5.3.4), 7 (chapter 6)</text:p>
          </table:table-cell>
        </table:table-row>
        <text:soft-page-break/>
        <table:table-row>
          <table:table-cell table:style-name="Table55.A2" office:value-type="string">
            <text:p text:style-name="P76">Creating a branch</text:p>
          </table:table-cell>
          <table:table-cell table:style-name="Table55.B2" office:value-type="string">
            <text:p text:style-name="P76">1 (chapter 4), 2 (chapter 3), 7 (chapter 9)</text:p>
          </table:table-cell>
        </table:table-row>
        <table:table-row>
          <table:table-cell table:style-name="Table55.A2" office:value-type="string">
            <text:p text:style-name="P76">Working with branch</text:p>
          </table:table-cell>
          <table:table-cell table:style-name="Table55.B2" office:value-type="string">
            <text:p text:style-name="P76">1 (chapter 4), 2 (chapter 3), 7 (chapter 9)</text:p>
          </table:table-cell>
        </table:table-row>
        <table:table-row>
          <table:table-cell table:style-name="Table55.A2" office:value-type="string">
            <text:p text:style-name="P76">Traversing branches</text:p>
          </table:table-cell>
          <table:table-cell table:style-name="Table55.B2" office:value-type="string">
            <text:p text:style-name="P76">1 (chapter 4), 2 (chapter 3.4.2), 7 (chapter 9)</text:p>
          </table:table-cell>
        </table:table-row>
        <table:table-row>
          <table:table-cell table:style-name="Table55.A2" office:value-type="string">
            <text:p text:style-name="P76">Common branching patterns (rebasing in Git)</text:p>
          </table:table-cell>
          <table:table-cell table:style-name="Table55.B2" office:value-type="string">
            <text:p text:style-name="P76">1 (chapter 4), 2 (chapter 3.6), 7 (chapter 9)</text:p>
          </table:table-cell>
        </table:table-row>
        <table:table-row>
          <table:table-cell table:style-name="Table55.A2" office:value-type="string">
            <text:p text:style-name="P76">Merging branches</text:p>
          </table:table-cell>
          <table:table-cell table:style-name="Table55.B2" office:value-type="string">
            <text:p text:style-name="P76">1 (chapter 4), 2 (chapter 3.2.2), 7 (chapter 9)</text:p>
          </table:table-cell>
        </table:table-row>
        <table:table-row>
          <table:table-cell table:style-name="Table55.A2" office:value-type="string">
            <text:p text:style-name="P76">Tagging (labeling in TFS)</text:p>
          </table:table-cell>
          <table:table-cell table:style-name="Table55.B2" office:value-type="string">
            <text:p text:style-name="P76">1 (chapter 4), 2 (chapter 5.3.6), 7 (chapter 6)</text:p>
          </table:table-cell>
        </table:table-row>
        <table:table-row>
          <table:table-cell table:style-name="Table55.A2" office:value-type="string">
            <text:p text:style-name="P76">Creating and applying patches (shelvesets in TFS)</text:p>
          </table:table-cell>
          <table:table-cell table:style-name="Table55.B2" office:value-type="string">
            <text:p text:style-name="P76">3, 2 (chapter 6.2.2), 7 (chapter 6)</text:p>
          </table:table-cell>
        </table:table-row>
        <table:table-row>
          <table:table-cell table:style-name="Table55.A2" office:value-type="string">
            <text:p text:style-name="P76">Revision specifiers</text:p>
          </table:table-cell>
          <table:table-cell table:style-name="Table55.B2" office:value-type="string">
            <text:p text:style-name="P76">1 (chapter 3), 4, 7 (chapter 6)</text:p>
          </table:table-cell>
        </table:table-row>
        <table:table-row>
          <table:table-cell table:style-name="Table55.A2" office:value-type="string">
            <text:p text:style-name="P76">Data recovery</text:p>
          </table:table-cell>
          <table:table-cell table:style-name="Table55.B2" office:value-type="string">
            <text:p text:style-name="P76">1 (chapter 2), 2 (chapter 9.7.2), 7 (chapter 21)</text:p>
          </table:table-cell>
        </table:table-row>
        <table:table-row>
          <table:table-cell table:style-name="Table55.A2" office:value-type="string">
            <text:p text:style-name="P76">Using external editors and merge tools</text:p>
          </table:table-cell>
          <table:table-cell table:style-name="Table55.B2" office:value-type="string">
            <text:p text:style-name="P76">1 (chapter 7), 2 (chapter 7.1.3), 8</text:p>
          </table:table-cell>
        </table:table-row>
        <table:table-row>
          <table:table-cell table:style-name="Table55.A2" office:value-type="string">
            <text:p text:style-name="P76">Distributed VCS (if supported)</text:p>
          </table:table-cell>
          <table:table-cell table:style-name="Table55.B2" office:value-type="string">
            <text:p text:style-name="P76">2 (chapter 5)</text:p>
          </table:table-cell>
        </table:table-row>
        <table:table-row>
          <table:table-cell table:style-name="Table55.A2" office:value-type="string">
            <text:p text:style-name="P76">Workflows</text:p>
          </table:table-cell>
          <table:table-cell table:style-name="Table55.B2" office:value-type="string">
            <text:p text:style-name="P76">2 (chapter 5.1)</text:p>
          </table:table-cell>
        </table:table-row>
        <table:table-row>
          <table:table-cell table:style-name="Table55.A2" office:value-type="string">
            <text:p text:style-name="P76">Checking out remote branches</text:p>
          </table:table-cell>
          <table:table-cell table:style-name="Table55.B2" office:value-type="string">
            <text:p text:style-name="P76">2 (chapter 5.3)</text:p>
          </table:table-cell>
        </table:table-row>
        <table:table-row>
          <table:table-cell table:style-name="Table55.A2" office:value-type="string">
            <text:p text:style-name="P76">Integrating contributed work</text:p>
          </table:table-cell>
          <table:table-cell table:style-name="Table55.B2" office:value-type="string">
            <text:p text:style-name="P76">2 (chapter 5.3)</text:p>
          </table:table-cell>
        </table:table-row>
      </table:table>
      <text:p text:style-name="Standard"/>
      <text:p text:style-name="Standard"><text:bookmark-start text:name="__RefHeading___Toc8671_917994512"/><text:bookmark text:name="ConfigurationManagement:VCS-References"/>References<text:bookmark-end text:name="__RefHeading___Toc8671_917994512"/></text:p>
      <text:p text:style-name="Standard"/>
      <table:table table:name="Table56" table:style-name="Table56">
        <table:table-column table:style-name="Table56.A"/>
        <table:table-column table:style-name="Table56.B"/>
        <table:table-column table:style-name="Table56.C"/>
        <table:table-header-rows>
          <table:table-row>
            <table:table-cell table:style-name="Table56.A1" office:value-type="string">
              <text:p text:style-name="P20">ID</text:p>
            </table:table-cell>
            <table:table-cell table:style-name="Table56.A1" office:value-type="string">
              <text:p text:style-name="P20">Reference</text:p>
            </table:table-cell>
            <table:table-cell table:style-name="Table56.A1" office:value-type="string">
              <text:p text:style-name="P20">Location</text:p>
            </table:table-cell>
          </table:table-row>
        </table:table-header-rows>
        <table:table-row>
          <table:table-cell table:style-name="Table56.A2" office:value-type="string">
            <text:p text:style-name="P16">1</text:p>
          </table:table-cell>
          <table:table-cell table:style-name="Table56.A2" office:value-type="string">
            <text:p text:style-name="P16">Version Control with Subversion</text:p>
          </table:table-cell>
          <table:table-cell table:style-name="Table56.C2" office:value-type="string">
            <text:p text:style-name="P16"><text:a xlink:type="simple" xlink:href="http://svnbook.red-bean.com/en/1.5/index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6.A2" office:value-type="string">
            <text:p text:style-name="P16">2</text:p>
          </table:table-cell>
          <table:table-cell table:style-name="Table56.A2" office:value-type="string">
            <text:p text:style-name="P16">Version Control with Pro Git</text:p>
          </table:table-cell>
          <table:table-cell table:style-name="Table56.C3" office:value-type="string">
            <text:p text:style-name="P16"><text:a xlink:type="simple" xlink:href="http://books.softserveinc.com/browse/book/4155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56.A2" office:value-type="string">
            <text:p text:style-name="P16">3</text:p>
          </table:table-cell>
          <table:table-cell table:style-name="Table56.A2" office:value-type="string">
            <text:p text:style-name="P16">How to create and apply a patch with Subversion</text:p>
          </table:table-cell>
          <table:table-cell table:style-name="Table56.C4" office:value-type="string">
            <text:p text:style-name="P16"><text:a xlink:type="simple" xlink:href="https://ariejan.net/2007/07/03/how-to-create-and-apply-a-patch-with-subversion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6.A2" office:value-type="string">
            <text:p text:style-name="P16">4</text:p>
          </table:table-cell>
          <table:table-cell table:style-name="Table56.A2" office:value-type="string">
            <text:p text:style-name="P16">Specifying revisions in Git</text:p>
          </table:table-cell>
          <table:table-cell table:style-name="Table56.C5" office:value-type="string">
            <text:p text:style-name="P16"><text:a xlink:type="simple" xlink:href="http://schacon.github.com/git/git-rev-parse.html#_specifying_revisions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6.A2" office:value-type="string">
            <text:p text:style-name="P16">5</text:p>
          </table:table-cell>
          <table:table-cell table:style-name="Table56.A2" office:value-type="string">
            <text:p text:style-name="P16">Using Git command with proxy network settings</text:p>
          </table:table-cell>
          <table:table-cell table:style-name="Table56.C6" office:value-type="string">
            <text:p text:style-name="P16"><text:a xlink:type="simple" xlink:href="http://xinyustudio.wordpress.com/2012/02/03/using-git-command-with-proxy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6.A2" office:value-type="string">
            <text:p text:style-name="P16">6</text:p>
          </table:table-cell>
          <table:table-cell table:style-name="Table56.A2" office:value-type="string">
            <text:p text:style-name="P16">Moving files from one Git repository to another, preserving history</text:p>
          </table:table-cell>
          <table:table-cell table:style-name="Table56.C7" office:value-type="string">
            <text:p text:style-name="P16"><text:a xlink:type="simple" xlink:href="http://gbayer.com/development/moving-files-from-one-git-repository-to-another-preserving-history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6.A2" office:value-type="string">
            <text:p text:style-name="P16">7</text:p>
          </table:table-cell>
          <table:table-cell table:style-name="Table56.A2" office:value-type="string">
            <text:p text:style-name="P16">Professional Team Foundation Server 2012</text:p>
          </table:table-cell>
          <table:table-cell table:style-name="Table56.C8" office:value-type="string">
            <text:p text:style-name="P16"><text:a xlink:type="simple" xlink:href="http://books.softserveinc.com/get/pdf/Professional%20Team%20Foundation%20Server%202012%20-%20Ed%20Blankenship%20%26amp%3B%20Martin%20Woodward%20%26amp%3B%20Grant%20Holliday%20%26amp%3B%20Brian%20Keller_4306.pdf" text:style-name="Internet_20_link" text:visited-style-name="Visited_20_Internet_20_Link"><text:span text:style-name="T2">Books Portal</text:span></text:a></text:p>
          </table:table-cell>
        </table:table-row>
        <table:table-row>
          <table:table-cell table:style-name="Table56.A2" office:value-type="string">
            <text:p text:style-name="P16">8</text:p>
          </table:table-cell>
          <table:table-cell table:style-name="Table56.A2" office:value-type="string">
            <text:p text:style-name="P16">Configuring diff/merge tools in TFS</text:p>
          </table:table-cell>
          <table:table-cell table:style-name="Table56.C9" office:value-type="string">
            <text:p text:style-name="P16"><text:a xlink:type="simple" xlink:href="http://blog.paulbouwer.com/2010/01/31/replace-diffmerge-tool-in-visual-studio-team-system-with-winmerge/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6.A2" office:value-type="string">
            <text:p text:style-name="P16">9</text:p>
          </table:table-cell>
          <table:table-cell table:style-name="Table56.A2" office:value-type="string">
            <text:p text:style-name="P16">Team Foundation Server Properties Spec</text:p>
          </table:table-cell>
          <table:table-cell table:style-name="Table56.C10" office:value-type="string">
            <text:p text:style-name="P16"><text:a xlink:type="simple" xlink:href="http://blogs.msdn.com/b/mrod/archive/2008/05/09/team-foundation-server-properties.aspx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6.A2" office:value-type="string">
            <text:p text:style-name="P16">10</text:p>
          </table:table-cell>
          <table:table-cell table:style-name="Table56.A2" office:value-type="string">
            <text:p text:style-name="P16">Adding Properties to Artifacts within TFS 2010</text:p>
          </table:table-cell>
          <table:table-cell table:style-name="Table56.C11" office:value-type="string">
            <text:p text:style-name="P16"><text:a xlink:type="simple" xlink:href="http://devmatter.blogspot.com/2010/03/adding-properties-to-artifacts-within.html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6.A2" office:value-type="string">
            <text:p text:style-name="P16">11</text:p>
          </table:table-cell>
          <table:table-cell table:style-name="Table56.A2" office:value-type="string">
            <text:p text:style-name="P16">Managing File Types in TFS</text:p>
          </table:table-cell>
          <table:table-cell table:style-name="Table56.C12" office:value-type="string">
            <text:p text:style-name="P16"><text:a xlink:type="simple" xlink:href="http://msdn.microsoft.com/en-us/library/ms181457(v=vs.100).aspx" text:style-name="Internet_20_link" text:visited-style-name="Visited_20_Internet_20_Link"><text:span text:style-name="T2">Website</text:span></text:a></text:p>
          </table:table-cell>
        </table:table-row>
        <table:table-row>
          <table:table-cell table:style-name="Table56.A2" office:value-type="string">
            <text:p text:style-name="P16">12</text:p>
          </table:table-cell>
          <table:table-cell table:style-name="Table56.A2" office:value-type="string">
            <text:p text:style-name="P16">Team Foundation Server Event Service</text:p>
          </table:table-cell>
          <table:table-cell table:style-name="Table56.C13" office:value-type="string">
            <text:p text:style-name="P16"><text:a xlink:type="simple" xlink:href="http://msdn.microsoft.com/en-us/magazine/cc507647.aspx" text:style-name="Internet_20_link" text:visited-style-name="Visited_20_Internet_20_Link"><text:span text:style-name="T2">Website</text:span></text:a></text:p>
          </table:table-cell>
        </table:table-row>
      </table:table>
      <text:p text:style-name="Standard"><text:a xlink:type="simple" xlink:href="https://lms.softserveinc.com/moco/index.php/tnd/trainingProposal/view/id/126" text:style-name="Internet_20_link" text:visited-style-name="Visited_20_Internet_20_Link"/></text:p>
      <text:p text:style-name="Standard"><text:a xlink:type="simple" xlink:href="https://lms.softserveinc.com/moco/index.php/tnd/trainingProposal/view/id/126" text:style-name="Internet_20_link" text:visited-style-name="Visited_20_Internet_20_Link">https://lms.softserveinc.com/moco/index.php/tnd/trainingProposal/view/id/126</text:a></text:p>
      <text:p text:style-name="Standard"><text:a xlink:type="simple" xlink:href="https://lms.softserveinc.com/moco/index.php/tnd/trainingProposal/view/id/249" text:style-name="Internet_20_link" text:visited-style-name="Visited_20_Internet_20_Link">https://lms.softserveinc.com/moco/index.php/tnd/trainingProposal/view/id/249</text:a></text:p>
      <text:p text:style-name="Standard"><text:a xlink:type="simple" xlink:href="https://lms.softserveinc.com/moco/index.php/tnd/trainingProposal/view/id/273" text:style-name="Internet_20_link" text:visited-style-name="Visited_20_Internet_20_Link">https://lms.softserveinc.com/moco/index.php/tnd/trainingProposal/view/id/273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, sans-serif"/>
    <style:font-face style:name="Calibri" svg:font-family="Calibri, sans-serif"/>
    <style:font-face style:name="Consolas1" svg:font-family="Consolas, Monaco, 'Andale Mono', 'Ubuntu Mono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S Mincho" svg:font-family="'MS Mincho'" style:font-family-generic="roman" style:font-pitch="variable"/>
    <style:font-face style:name="Menlo" svg:font-family="Menlo" style:font-family-generic="roman" style:font-pitch="variable"/>
    <style:font-face style:name="Monaco" svg:font-family="Monaco" style:font-family-generic="roman" style:font-pitch="variable"/>
    <style:font-face style:name="OpenSans" svg:font-family="OpenSans" style:font-family-generic="roman" style:font-pitch="variable"/>
    <style:font-face style:name="PT Serif" svg:font-family="'PT Serif'" style:font-family-generic="roman" style:font-pitch="variable"/>
    <style:font-face style:name="Palatino" svg:font-family="Palatino" style:font-family-generic="roman" style:font-pitch="variable"/>
    <style:font-face style:name="Segoe UI Symbol" svg:font-family="'Segoe UI Symbol'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MS Mincho1" svg:font-family="'MS Mincho'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>
        <style:tab-stops/>
      </style:paragraph-properties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-asian="Times New Roman" style:font-family-asian="'Times New Roman'" style:font-family-generic-asian="system" style:font-pitch-asian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summary" style:family="paragraph" style:parent-style-name="Standard" style:default-outline-level="">
      <style:paragraph-properties fo:margin-top="0.1945in" fo:margin-bottom="0.1945in" loext:contextual-spacing="false"/>
    </style:style>
    <style:style style:name="graf" style:family="paragraph" style:parent-style-name="Standard" style:default-outline-level="">
      <style:paragraph-properties fo:margin-top="0.1945in" fo:margin-bottom="0.1945in" loext:contextual-spacing="false"/>
    </style:style>
    <style:style style:name="meta" style:family="paragraph" style:parent-style-name="Standard" style:default-outline-level="">
      <style:paragraph-properties fo:margin-top="0.1945in" fo:margin-bottom="0.1945in" loext:contextual-spacing="false"/>
    </style:style>
    <style:style style:name="comments-section" style:family="paragraph" style:parent-style-name="Standard" style:default-outline-level="">
      <style:paragraph-properties fo:margin-top="0.1945in" fo:margin-bottom="0.1945in" loext:contextual-spacing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section-content" style:family="paragraph" style:parent-style-name="Standard" style:default-outline-level="">
      <style:paragraph-properties fo:margin-top="0.1945in" fo:margin-bottom="0.1945in" loext:contextual-spacing="fals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seosummary" style:family="text" style:parent-style-name="Default_20_Paragraph_20_Font"/>
    <style:style style:name="hljs-keyword" style:family="text" style:parent-style-name="Default_20_Paragraph_20_Font"/>
    <style:style style:name="hljs-function" style:family="text" style:parent-style-name="Default_20_Paragraph_20_Font"/>
    <style:style style:name="hljs-params" style:family="text" style:parent-style-name="Default_20_Paragraph_20_Font"/>
    <style:style style:name="hljs-string" style:family="text" style:parent-style-name="Default_20_Paragraph_20_Font"/>
    <style:style style:name="highlight-span" style:family="text" style:parent-style-name="Default_20_Paragraph_20_Font"/>
    <style:style style:name="ListLabel_20_127" style:display-name="ListLabel 127" style:family="text">
      <style:text-properties style:font-name="Verdana" fo:font-family="Verdana" style:font-family-generic="roman" style:font-pitch="variable" fo:font-size="11.5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nx" style:family="text" style:parent-style-name="Default_20_Paragraph_20_Font"/>
    <style:style style:name="o" style:family="text" style:parent-style-name="Default_20_Paragraph_20_Font"/>
    <style:style style:name="kd" style:family="text" style:parent-style-name="Default_20_Paragraph_20_Font"/>
    <style:style style:name="p" style:family="text" style:parent-style-name="Default_20_Paragraph_20_Font"/>
    <style:style style:name="k" style:family="text" style:parent-style-name="Default_20_Paragraph_20_Font"/>
    <style:style style:name="cm" style:family="text" style:parent-style-name="Default_20_Paragraph_20_Font"/>
    <style:style style:name="c1" style:family="text" style:parent-style-name="Default_20_Paragraph_20_Font"/>
    <style:style style:name="kc" style:family="text" style:parent-style-name="Default_20_Paragraph_20_Font"/>
    <style:style style:name="ListLabel_20_28" style:display-name="ListLabel 28" style:family="text">
      <style:text-properties style:font-name="Helvetica Neue" fo:font-family="'Helvetica Neue'" style:font-family-generic="roman" style:font-pitch="variable" fo:font-size="13.5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kr" style:family="text" style:parent-style-name="Default_20_Paragraph_20_Font"/>
    <style:style style:name="hll" style:family="text" style:parent-style-name="Default_20_Paragraph_20_Font"/>
    <style:style style:name="s2" style:family="text" style:parent-style-name="Default_20_Paragraph_20_Font"/>
    <style:style style:name="err" style:family="text" style:parent-style-name="Default_20_Paragraph_20_Font"/>
    <style:style style:name="ListLabel_20_37" style:display-name="ListLabel 37" style:family="text">
      <style:text-properties style:font-name="Helvetica Neue" fo:font-family="'Helvetica Neue'" style:font-family-generic="roman" style:font-pitch="variable" fo:font-size="13.5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nt" style:family="text" style:parent-style-name="Default_20_Paragraph_20_Font"/>
    <style:style style:name="na" style:family="text" style:parent-style-name="Default_20_Paragraph_20_Font"/>
    <style:style style:name="s" style:family="text" style:parent-style-name="Default_20_Paragraph_20_Font"/>
    <style:style style:name="s1" style:family="text" style:parent-style-name="Default_20_Paragraph_20_Font"/>
    <style:style style:name="nb" style:family="text" style:parent-style-name="Default_20_Paragraph_20_Font"/>
    <style:style style:name="mi" style:family="text" style:parent-style-name="Default_20_Paragraph_20_Font"/>
    <style:style style:name="token" style:family="text" style:parent-style-name="Default_20_Paragraph_20_Font"/>
    <style:style style:name="ListLabel_20_46" style:display-name="ListLabel 46" style:family="text">
      <style:text-properties style:font-name="PT Serif" fo:font-family="'PT Serif'" style:font-family-generic="roman" style:font-pitch="variable" fo:font-size="13.5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Helvetica Neue" fo:font-family="'Helvetica Neue'" style:font-family-generic="roman" style:font-pitch="variable" fo:font-size="13.5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Helvetica Neue" fo:font-family="'Helvetica Neue'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Helvetica Neue" fo:font-family="'Helvetica Neue'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Helvetica Neue" fo:font-family="'Helvetica Neue'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Helvetica Neue" fo:font-family="'Helvetica Neue'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Georgia" fo:font-family="Georgia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kwd" style:family="text" style:parent-style-name="Default_20_Paragraph_20_Font"/>
    <style:style style:name="pln" style:family="text" style:parent-style-name="Default_20_Paragraph_20_Font"/>
    <style:style style:name="str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typ" style:family="text" style:parent-style-name="Default_20_Paragraph_20_Font"/>
    <style:style style:name="ListLabel_20_109" style:display-name="ListLabel 109" style:family="text">
      <style:text-properties style:font-name="Georgia" fo:font-family="Georgia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Georgia" fo:font-family="Georgia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sh_5f_keyword" style:display-name="sh_keyword" style:family="text" style:parent-style-name="Default_20_Paragraph_20_Font"/>
    <style:style style:name="sh_5f_symbol" style:display-name="sh_symbol" style:family="text" style:parent-style-name="Default_20_Paragraph_20_Font"/>
    <style:style style:name="sh_5f_function" style:display-name="sh_function" style:family="text" style:parent-style-name="Default_20_Paragraph_20_Font"/>
    <style:style style:name="sh_5f_string" style:display-name="sh_string" style:family="text" style:parent-style-name="Default_20_Paragraph_20_Font"/>
    <style:style style:name="sh_5f_cbracket" style:display-name="sh_cbracket" style:family="text" style:parent-style-name="Default_20_Paragraph_20_Font"/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hljs-comment" style:family="text" style:parent-style-name="Default_20_Paragraph_20_Font"/>
    <style:style style:name="hljs-built_5f_in" style:display-name="hljs-built_in" style:family="text" style:parent-style-name="Default_20_Paragraph_20_Font"/>
    <style:style style:name="hljs-regexp" style:family="text" style:parent-style-name="Default_20_Paragraph_20_Font"/>
    <style:style style:name="ListLabel_20_136" style:display-name="ListLabel 136" style:family="text">
      <style:text-properties style:font-name="Arial" fo:font-family="Arial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keyword" style:family="text" style:parent-style-name="Default_20_Paragraph_20_Font"/>
    <style:style style:name="ListLabel_20_145" style:display-name="ListLabel 145" style:family="text">
      <style:text-properties style:font-name="inherit" fo:font-family="inherit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number" style:family="text" style:parent-style-name="Default_20_Paragraph_20_Font"/>
    <style:style style:name="hljs-literal" style:family="text" style:parent-style-name="Default_20_Paragraph_20_Font"/>
    <style:style style:name="hljs-number" style:family="text" style:parent-style-name="Default_20_Paragraph_20_Font"/>
    <style:style style:name="hljs-title" style:family="text" style:parent-style-name="Default_20_Paragraph_20_Font"/>
    <style:style style:name="hljs-interface" style:family="text" style:parent-style-name="Default_20_Paragraph_20_Font"/>
    <style:style style:name="ListLabel_20_154" style:display-name="ListLabel 154" style:family="text">
      <style:text-properties style:font-name="Helvetica Neue" fo:font-family="'Helvetica Neue'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Helvetica Neue" fo:font-family="'Helvetica Neue'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7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7">
      <text:list-level-style-bullet text:level="1" text:style-name="ListLabel_20_46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family-generic="modern" style:font-pitch="fixed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4" text:style-name="ListLabel_20_49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 style:font-family-generic="modern" style:font-pitch="fixed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7" text:style-name="ListLabel_20_52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 style:font-family-generic="modern" style:font-pitch="fixed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4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2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3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4">
      <text:list-level-style-bullet text:level="1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5">
      <text:list-level-style-bullet text:level="1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6">
      <text:list-level-style-bullet text:level="1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8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9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1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6T09:24:27.427697390</meta:creation-date>
    <dc:date>2021-03-31T09:02:32.350036409</dc:date>
    <meta:editing-duration>P4DT3H1M12S</meta:editing-duration>
    <meta:editing-cycles>113</meta:editing-cycles>
    <meta:generator>LibreOffice/6.4.6.2$Linux_X86_64 LibreOffice_project/40$Build-2</meta:generator>
    <meta:document-statistic meta:table-count="56" meta:image-count="0" meta:object-count="0" meta:page-count="37" meta:paragraph-count="2915" meta:word-count="7281" meta:character-count="45686" meta:non-whitespace-character-count="41063"/>
  </office:meta>
</office:document-meta>
</file>